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2.70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2in" svg:height="7in" svg:x="1.0811in" svg:y="3.8583in">
            <draw:object draw:notify-on-update-of-ranges="data.F1:data.F1 data.F2:data.F301 data.B1:data.B1 data.B2:data.B301 data.C1:data.C1 data.C2:data.C301 data.G1:data.G1 data.G2:data.G301 data.D1:data.D1 data.D2:data.D301 data.E1:data.E1 data.E2:data.E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1031in" svg:height="7.0587in" svg:x="13.3106in" svg:y="4.0157in">
            <draw:object draw:notify-on-update-of-ranges="data.I1:data.I1 data.I2:data.I2 data.J1:data.J1 data.J2:data.J2 data.K1:data.K1 data.K2:data.K2 data.L1:data.L1 data.L2:data.L2 data.M1:data.M1 data.M2:data.M2 data.N1:data.N1 data.N2:data.N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ck_number</text:p>
          </table:table-cell>
          <table:table-cell office:value-type="string" calcext:value-type="string">
            <text:p><text:s/>1_network</text:p>
          </table:table-cell>
          <table:table-cell office:value-type="string" calcext:value-type="string">
            <text:p>2_network</text:p>
          </table:table-cell>
          <table:table-cell office:value-type="string" calcext:value-type="string">
            <text:p>4_network</text:p>
          </table:table-cell>
          <table:table-cell office:value-type="string" calcext:value-type="string">
            <text:p>8_network</text:p>
          </table:table-cell>
          <table:table-cell office:value-type="string" calcext:value-type="string">
            <text:p>16_network</text:p>
          </table:table-cell>
          <table:table-cell office:value-type="string" calcext:value-type="string">
            <text:p>32_network</text:p>
          </table:table-cell>
          <table:table-cell/>
          <table:table-cell table:formula="of:=[.B1]" office:value-type="string" office:string-value=" 1_network" calcext:value-type="string">
            <text:p><text:s/>1_network</text:p>
          </table:table-cell>
          <table:table-cell table:formula="of:=[.C1]" office:value-type="string" office:string-value="2_network" calcext:value-type="string">
            <text:p>2_network</text:p>
          </table:table-cell>
          <table:table-cell table:formula="of:=[.D1]" office:value-type="string" office:string-value="4_network" calcext:value-type="string">
            <text:p>4_network</text:p>
          </table:table-cell>
          <table:table-cell table:formula="of:=[.E1]" office:value-type="string" office:string-value="8_network" calcext:value-type="string">
            <text:p>8_network</text:p>
          </table:table-cell>
          <table:table-cell table:formula="of:=[.F1]" office:value-type="string" office:string-value="16_network" calcext:value-type="string">
            <text:p>16_network</text:p>
          </table:table-cell>
          <table:table-cell table:formula="of:=[.G1]" office:value-type="string" office:string-value="32_network" calcext:value-type="string">
            <text:p>32_networ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5" calcext:value-type="float">
            <text:p>7.445</text:p>
          </table:table-cell>
          <table:table-cell office:value-type="float" office:value="7.519" calcext:value-type="float">
            <text:p>7.519</text:p>
          </table:table-cell>
          <table:table-cell office:value-type="float" office:value="7.496" calcext:value-type="float">
            <text:p>7.496</text:p>
          </table:table-cell>
          <table:table-cell office:value-type="float" office:value="7.508" calcext:value-type="float">
            <text:p>7.508</text:p>
          </table:table-cell>
          <table:table-cell office:value-type="float" office:value="7.57" calcext:value-type="float">
            <text:p>7.57</text:p>
          </table:table-cell>
          <table:table-cell office:value-type="float" office:value="7.717" calcext:value-type="float">
            <text:p>7.717</text:p>
          </table:table-cell>
          <table:table-cell/>
          <table:table-cell table:style-name="ce1" table:formula="of:=AVERAGE([.B$1:.B$1048576])" office:value-type="float" office:value="4.58681666666667" calcext:value-type="float">
            <text:p>4.59</text:p>
          </table:table-cell>
          <table:table-cell table:style-name="ce1" table:formula="of:=AVERAGE([.C$1:.C$1048576])" office:value-type="float" office:value="4.60832" calcext:value-type="float">
            <text:p>4.61</text:p>
          </table:table-cell>
          <table:table-cell table:style-name="ce1" table:formula="of:=AVERAGE([.D$1:.D$1048576])" office:value-type="float" office:value="4.62205666666667" calcext:value-type="float">
            <text:p>4.62</text:p>
          </table:table-cell>
          <table:table-cell table:style-name="ce1" table:formula="of:=AVERAGE([.E$1:.E$1048576])" office:value-type="float" office:value="4.59930333333334" calcext:value-type="float">
            <text:p>4.60</text:p>
          </table:table-cell>
          <table:table-cell table:style-name="ce1" table:formula="of:=AVERAGE([.F$1:.F$1048576])" office:value-type="float" office:value="4.63306" calcext:value-type="float">
            <text:p>4.63</text:p>
          </table:table-cell>
          <table:table-cell table:style-name="ce1" table:formula="of:=AVERAGE([.G$1:.G$1048576])" office:value-type="float" office:value="4.69729333333333" calcext:value-type="float">
            <text:p>4.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9" calcext:value-type="float">
            <text:p>4.569</text:p>
          </table:table-cell>
          <table:table-cell office:value-type="float" office:value="4.563" calcext:value-type="float">
            <text:p>4.563</text:p>
          </table:table-cell>
          <table:table-cell office:value-type="float" office:value="4.609" calcext:value-type="float">
            <text:p>4.609</text:p>
          </table:table-cell>
          <table:table-cell office:value-type="float" office:value="4.61" calcext:value-type="float">
            <text:p>4.61</text:p>
          </table:table-cell>
          <table:table-cell office:value-type="float" office:value="4.629" calcext:value-type="float">
            <text:p>4.629</text:p>
          </table:table-cell>
          <table:table-cell office:value-type="float" office:value="4.721" calcext:value-type="float">
            <text:p>4.721</text:p>
          </table:table-cell>
          <table:table-cell/>
          <table:table-cell table:style-name="ce2" table:formula="of:=[.I2]/[.$I2]" office:value-type="percentage" office:value="1" calcext:value-type="percentage">
            <text:p>100.00%</text:p>
          </table:table-cell>
          <table:table-cell table:style-name="ce2" table:formula="of:=[.J2]/[.$I2]" office:value-type="percentage" office:value="1.00468807342783" calcext:value-type="percentage">
            <text:p>100.47%</text:p>
          </table:table-cell>
          <table:table-cell table:style-name="ce2" table:formula="of:=[.K2]/[.$I2]" office:value-type="percentage" office:value="1.00768288827764" calcext:value-type="percentage">
            <text:p>100.77%</text:p>
          </table:table-cell>
          <table:table-cell table:style-name="ce2" table:formula="of:=[.L2]/[.$I2]" office:value-type="percentage" office:value="1.0027222946924" calcext:value-type="percentage">
            <text:p>100.27%</text:p>
          </table:table-cell>
          <table:table-cell table:style-name="ce2" table:formula="of:=[.M2]/[.$I2]" office:value-type="percentage" office:value="1.01008179238324" calcext:value-type="percentage">
            <text:p>101.01%</text:p>
          </table:table-cell>
          <table:table-cell table:style-name="ce2" table:formula="of:=[.N2]/[.$I2]" office:value-type="percentage" office:value="1.0240856948719" calcext:value-type="percentage">
            <text:p>102.4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51" calcext:value-type="float">
            <text:p>4.551</text:p>
          </table:table-cell>
          <table:table-cell office:value-type="float" office:value="4.578" calcext:value-type="float">
            <text:p>4.578</text:p>
          </table:table-cell>
          <table:table-cell office:value-type="float" office:value="4.577" calcext:value-type="float">
            <text:p>4.577</text:p>
          </table:table-cell>
          <table:table-cell office:value-type="float" office:value="4.578" calcext:value-type="float">
            <text:p>4.578</text:p>
          </table:table-cell>
          <table:table-cell office:value-type="float" office:value="4.59" calcext:value-type="float">
            <text:p>4.59</text:p>
          </table:table-cell>
          <table:table-cell office:value-type="float" office:value="4.654" calcext:value-type="float">
            <text:p>4.65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76" calcext:value-type="float">
            <text:p>4.576</text:p>
          </table:table-cell>
          <table:table-cell office:value-type="float" office:value="4.599" calcext:value-type="float">
            <text:p>4.599</text:p>
          </table:table-cell>
          <table:table-cell office:value-type="float" office:value="4.662" calcext:value-type="float">
            <text:p>4.662</text:p>
          </table:table-cell>
          <table:table-cell office:value-type="float" office:value="4.657" calcext:value-type="float">
            <text:p>4.657</text:p>
          </table:table-cell>
          <table:table-cell office:value-type="float" office:value="4.664" calcext:value-type="float">
            <text:p>4.664</text:p>
          </table:table-cell>
          <table:table-cell office:value-type="float" office:value="4.657" calcext:value-type="float">
            <text:p>4.6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99" calcext:value-type="float">
            <text:p>4.599</text:p>
          </table:table-cell>
          <table:table-cell office:value-type="float" office:value="4.604" calcext:value-type="float">
            <text:p>4.604</text:p>
          </table:table-cell>
          <table:table-cell office:value-type="float" office:value="4.647" calcext:value-type="float">
            <text:p>4.647</text:p>
          </table:table-cell>
          <table:table-cell office:value-type="float" office:value="4.655" calcext:value-type="float">
            <text:p>4.655</text:p>
          </table:table-cell>
          <table:table-cell office:value-type="float" office:value="4.667" calcext:value-type="float">
            <text:p>4.667</text:p>
          </table:table-cell>
          <table:table-cell office:value-type="float" office:value="4.735" calcext:value-type="float">
            <text:p>4.73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78" calcext:value-type="float">
            <text:p>4.378</text:p>
          </table:table-cell>
          <table:table-cell office:value-type="float" office:value="4.402" calcext:value-type="float">
            <text:p>4.402</text:p>
          </table:table-cell>
          <table:table-cell office:value-type="float" office:value="4.396" calcext:value-type="float">
            <text:p>4.396</text:p>
          </table:table-cell>
          <table:table-cell office:value-type="float" office:value="4.386" calcext:value-type="float">
            <text:p>4.386</text:p>
          </table:table-cell>
          <table:table-cell office:value-type="float" office:value="4.451" calcext:value-type="float">
            <text:p>4.451</text:p>
          </table:table-cell>
          <table:table-cell office:value-type="float" office:value="4.395" calcext:value-type="float">
            <text:p>4.39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03" calcext:value-type="float">
            <text:p>4.403</text:p>
          </table:table-cell>
          <table:table-cell office:value-type="float" office:value="4.399" calcext:value-type="float">
            <text:p>4.399</text:p>
          </table:table-cell>
          <table:table-cell office:value-type="float" office:value="4.435" calcext:value-type="float">
            <text:p>4.435</text:p>
          </table:table-cell>
          <table:table-cell office:value-type="float" office:value="4.446" calcext:value-type="float">
            <text:p>4.446</text:p>
          </table:table-cell>
          <table:table-cell office:value-type="float" office:value="4.524" calcext:value-type="float">
            <text:p>4.524</text:p>
          </table:table-cell>
          <table:table-cell office:value-type="float" office:value="4.667" calcext:value-type="float">
            <text:p>4.66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84" calcext:value-type="float">
            <text:p>4.384</text:p>
          </table:table-cell>
          <table:table-cell office:value-type="float" office:value="4.4" calcext:value-type="float">
            <text:p>4.4</text:p>
          </table:table-cell>
          <table:table-cell office:value-type="float" office:value="4.427" calcext:value-type="float">
            <text:p>4.427</text:p>
          </table:table-cell>
          <table:table-cell office:value-type="float" office:value="4.362" calcext:value-type="float">
            <text:p>4.362</text:p>
          </table:table-cell>
          <table:table-cell office:value-type="float" office:value="4.437" calcext:value-type="float">
            <text:p>4.437</text:p>
          </table:table-cell>
          <table:table-cell office:value-type="float" office:value="4.41" calcext:value-type="float">
            <text:p>4.4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5" calcext:value-type="float">
            <text:p>4.455</text:p>
          </table:table-cell>
          <table:table-cell office:value-type="float" office:value="4.489" calcext:value-type="float">
            <text:p>4.489</text:p>
          </table:table-cell>
          <table:table-cell office:value-type="float" office:value="4.492" calcext:value-type="float">
            <text:p>4.492</text:p>
          </table:table-cell>
          <table:table-cell office:value-type="float" office:value="4.513" calcext:value-type="float">
            <text:p>4.51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85" calcext:value-type="float">
            <text:p>4.58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33" calcext:value-type="float">
            <text:p>4.433</text:p>
          </table:table-cell>
          <table:table-cell office:value-type="float" office:value="4.466" calcext:value-type="float">
            <text:p>4.466</text:p>
          </table:table-cell>
          <table:table-cell office:value-type="float" office:value="4.409" calcext:value-type="float">
            <text:p>4.409</text:p>
          </table:table-cell>
          <table:table-cell office:value-type="float" office:value="4.487" calcext:value-type="float">
            <text:p>4.487</text:p>
          </table:table-cell>
          <table:table-cell office:value-type="float" office:value="4.51" calcext:value-type="float">
            <text:p>4.51</text:p>
          </table:table-cell>
          <table:table-cell office:value-type="float" office:value="4.606" calcext:value-type="float">
            <text:p>4.60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08" calcext:value-type="float">
            <text:p>4.508</text:p>
          </table:table-cell>
          <table:table-cell office:value-type="float" office:value="4.539" calcext:value-type="float">
            <text:p>4.539</text:p>
          </table:table-cell>
          <table:table-cell office:value-type="float" office:value="4.573" calcext:value-type="float">
            <text:p>4.573</text:p>
          </table:table-cell>
          <table:table-cell office:value-type="float" office:value="4.575" calcext:value-type="float">
            <text:p>4.575</text:p>
          </table:table-cell>
          <table:table-cell office:value-type="float" office:value="4.616" calcext:value-type="float">
            <text:p>4.616</text:p>
          </table:table-cell>
          <table:table-cell office:value-type="float" office:value="4.696" calcext:value-type="float">
            <text:p>4.69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96" calcext:value-type="float">
            <text:p>4.496</text:p>
          </table:table-cell>
          <table:table-cell office:value-type="float" office:value="4.513" calcext:value-type="float">
            <text:p>4.513</text:p>
          </table:table-cell>
          <table:table-cell office:value-type="float" office:value="4.543" calcext:value-type="float">
            <text:p>4.543</text:p>
          </table:table-cell>
          <table:table-cell office:value-type="float" office:value="4.466" calcext:value-type="float">
            <text:p>4.466</text:p>
          </table:table-cell>
          <table:table-cell office:value-type="float" office:value="4.553" calcext:value-type="float">
            <text:p>4.553</text:p>
          </table:table-cell>
          <table:table-cell office:value-type="float" office:value="4.526" calcext:value-type="float">
            <text:p>4.52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" calcext:value-type="float">
            <text:p>4.6</text:p>
          </table:table-cell>
          <table:table-cell office:value-type="float" office:value="4.588" calcext:value-type="float">
            <text:p>4.588</text:p>
          </table:table-cell>
          <table:table-cell office:value-type="float" office:value="4.646" calcext:value-type="float">
            <text:p>4.646</text:p>
          </table:table-cell>
          <table:table-cell office:value-type="float" office:value="4.618" calcext:value-type="float">
            <text:p>4.618</text:p>
          </table:table-cell>
          <table:table-cell office:value-type="float" office:value="4.645" calcext:value-type="float">
            <text:p>4.645</text:p>
          </table:table-cell>
          <table:table-cell office:value-type="float" office:value="4.738" calcext:value-type="float">
            <text:p>4.73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65" calcext:value-type="float">
            <text:p>4.365</text:p>
          </table:table-cell>
          <table:table-cell office:value-type="float" office:value="4.387" calcext:value-type="float">
            <text:p>4.387</text:p>
          </table:table-cell>
          <table:table-cell office:value-type="float" office:value="4.378" calcext:value-type="float">
            <text:p>4.378</text:p>
          </table:table-cell>
          <table:table-cell office:value-type="float" office:value="4.388" calcext:value-type="float">
            <text:p>4.388</text:p>
          </table:table-cell>
          <table:table-cell office:value-type="float" office:value="4.42" calcext:value-type="float">
            <text:p>4.42</text:p>
          </table:table-cell>
          <table:table-cell office:value-type="float" office:value="4.401" calcext:value-type="float">
            <text:p>4.4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92" calcext:value-type="float">
            <text:p>4.392</text:p>
          </table:table-cell>
          <table:table-cell office:value-type="float" office:value="4.395" calcext:value-type="float">
            <text:p>4.395</text:p>
          </table:table-cell>
          <table:table-cell office:value-type="float" office:value="4.421" calcext:value-type="float">
            <text:p>4.421</text:p>
          </table:table-cell>
          <table:table-cell office:value-type="float" office:value="4.436" calcext:value-type="float">
            <text:p>4.436</text:p>
          </table:table-cell>
          <table:table-cell office:value-type="float" office:value="4.457" calcext:value-type="float">
            <text:p>4.457</text:p>
          </table:table-cell>
          <table:table-cell office:value-type="float" office:value="4.529" calcext:value-type="float">
            <text:p>4.52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7" calcext:value-type="float">
            <text:p>4.47</text:p>
          </table:table-cell>
          <table:table-cell office:value-type="float" office:value="4.456" calcext:value-type="float">
            <text:p>4.456</text:p>
          </table:table-cell>
          <table:table-cell office:value-type="float" office:value="4.482" calcext:value-type="float">
            <text:p>4.482</text:p>
          </table:table-cell>
          <table:table-cell office:value-type="float" office:value="4.488" calcext:value-type="float">
            <text:p>4.488</text:p>
          </table:table-cell>
          <table:table-cell office:value-type="float" office:value="4.509" calcext:value-type="float">
            <text:p>4.509</text:p>
          </table:table-cell>
          <table:table-cell office:value-type="float" office:value="4.57" calcext:value-type="float">
            <text:p>4.5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12" calcext:value-type="float">
            <text:p>4.512</text:p>
          </table:table-cell>
          <table:table-cell office:value-type="float" office:value="4.508" calcext:value-type="float">
            <text:p>4.508</text:p>
          </table:table-cell>
          <table:table-cell office:value-type="float" office:value="4.571" calcext:value-type="float">
            <text:p>4.571</text:p>
          </table:table-cell>
          <table:table-cell office:value-type="float" office:value="4.519" calcext:value-type="float">
            <text:p>4.519</text:p>
          </table:table-cell>
          <table:table-cell office:value-type="float" office:value="4.57" calcext:value-type="float">
            <text:p>4.57</text:p>
          </table:table-cell>
          <table:table-cell office:value-type="float" office:value="4.523" calcext:value-type="float">
            <text:p>4.52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49" calcext:value-type="float">
            <text:p>4.449</text:p>
          </table:table-cell>
          <table:table-cell office:value-type="float" office:value="4.472" calcext:value-type="float">
            <text:p>4.472</text:p>
          </table:table-cell>
          <table:table-cell office:value-type="float" office:value="4.492" calcext:value-type="float">
            <text:p>4.492</text:p>
          </table:table-cell>
          <table:table-cell office:value-type="float" office:value="4.496" calcext:value-type="float">
            <text:p>4.496</text:p>
          </table:table-cell>
          <table:table-cell office:value-type="float" office:value="4.536" calcext:value-type="float">
            <text:p>4.536</text:p>
          </table:table-cell>
          <table:table-cell office:value-type="float" office:value="4.613" calcext:value-type="float">
            <text:p>4.61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06" calcext:value-type="float">
            <text:p>4.406</text:p>
          </table:table-cell>
          <table:table-cell office:value-type="float" office:value="4.425" calcext:value-type="float">
            <text:p>4.425</text:p>
          </table:table-cell>
          <table:table-cell office:value-type="float" office:value="4.464" calcext:value-type="float">
            <text:p>4.464</text:p>
          </table:table-cell>
          <table:table-cell office:value-type="float" office:value="4.46" calcext:value-type="float">
            <text:p>4.46</text:p>
          </table:table-cell>
          <table:table-cell office:value-type="float" office:value="4.494" calcext:value-type="float">
            <text:p>4.494</text:p>
          </table:table-cell>
          <table:table-cell office:value-type="float" office:value="4.57" calcext:value-type="float">
            <text:p>4.5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327" calcext:value-type="float">
            <text:p>4.327</text:p>
          </table:table-cell>
          <table:table-cell office:value-type="float" office:value="4.321" calcext:value-type="float">
            <text:p>4.321</text:p>
          </table:table-cell>
          <table:table-cell office:value-type="float" office:value="4.34" calcext:value-type="float">
            <text:p>4.34</text:p>
          </table:table-cell>
          <table:table-cell office:value-type="float" office:value="4.372" calcext:value-type="float">
            <text:p>4.372</text:p>
          </table:table-cell>
          <table:table-cell office:value-type="float" office:value="4.4" calcext:value-type="float">
            <text:p>4.4</text:p>
          </table:table-cell>
          <table:table-cell office:value-type="float" office:value="4.463" calcext:value-type="float">
            <text:p>4.46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31" calcext:value-type="float">
            <text:p>4.431</text:p>
          </table:table-cell>
          <table:table-cell office:value-type="float" office:value="4.425" calcext:value-type="float">
            <text:p>4.425</text:p>
          </table:table-cell>
          <table:table-cell office:value-type="float" office:value="4.412" calcext:value-type="float">
            <text:p>4.412</text:p>
          </table:table-cell>
          <table:table-cell office:value-type="float" office:value="4.431" calcext:value-type="float">
            <text:p>4.431</text:p>
          </table:table-cell>
          <table:table-cell office:value-type="float" office:value="4.452" calcext:value-type="float">
            <text:p>4.452</text:p>
          </table:table-cell>
          <table:table-cell office:value-type="float" office:value="4.552" calcext:value-type="float">
            <text:p>4.55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24" calcext:value-type="float">
            <text:p>4.424</text:p>
          </table:table-cell>
          <table:table-cell office:value-type="float" office:value="4.403" calcext:value-type="float">
            <text:p>4.403</text:p>
          </table:table-cell>
          <table:table-cell office:value-type="float" office:value="4.433" calcext:value-type="float">
            <text:p>4.433</text:p>
          </table:table-cell>
          <table:table-cell office:value-type="float" office:value="4.45" calcext:value-type="float">
            <text:p>4.45</text:p>
          </table:table-cell>
          <table:table-cell office:value-type="float" office:value="4.469" calcext:value-type="float">
            <text:p>4.469</text:p>
          </table:table-cell>
          <table:table-cell office:value-type="float" office:value="4.546" calcext:value-type="float">
            <text:p>4.54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02" calcext:value-type="float">
            <text:p>4.502</text:p>
          </table:table-cell>
          <table:table-cell office:value-type="float" office:value="4.506" calcext:value-type="float">
            <text:p>4.506</text:p>
          </table:table-cell>
          <table:table-cell office:value-type="float" office:value="4.511" calcext:value-type="float">
            <text:p>4.511</text:p>
          </table:table-cell>
          <table:table-cell office:value-type="float" office:value="4.542" calcext:value-type="float">
            <text:p>4.542</text:p>
          </table:table-cell>
          <table:table-cell office:value-type="float" office:value="4.53" calcext:value-type="float">
            <text:p>4.53</text:p>
          </table:table-cell>
          <table:table-cell office:value-type="float" office:value="4.649" calcext:value-type="float">
            <text:p>4.64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22" calcext:value-type="float">
            <text:p>4.522</text:p>
          </table:table-cell>
          <table:table-cell office:value-type="float" office:value="4.523" calcext:value-type="float">
            <text:p>4.523</text:p>
          </table:table-cell>
          <table:table-cell office:value-type="float" office:value="4.533" calcext:value-type="float">
            <text:p>4.533</text:p>
          </table:table-cell>
          <table:table-cell office:value-type="float" office:value="4.559" calcext:value-type="float">
            <text:p>4.559</text:p>
          </table:table-cell>
          <table:table-cell office:value-type="float" office:value="4.571" calcext:value-type="float">
            <text:p>4.571</text:p>
          </table:table-cell>
          <table:table-cell office:value-type="float" office:value="4.663" calcext:value-type="float">
            <text:p>4.66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65" calcext:value-type="float">
            <text:p>4.465</text:p>
          </table:table-cell>
          <table:table-cell office:value-type="float" office:value="4.493" calcext:value-type="float">
            <text:p>4.493</text:p>
          </table:table-cell>
          <table:table-cell office:value-type="float" office:value="4.499" calcext:value-type="float">
            <text:p>4.499</text:p>
          </table:table-cell>
          <table:table-cell office:value-type="float" office:value="4.512" calcext:value-type="float">
            <text:p>4.512</text:p>
          </table:table-cell>
          <table:table-cell office:value-type="float" office:value="4.53" calcext:value-type="float">
            <text:p>4.53</text:p>
          </table:table-cell>
          <table:table-cell office:value-type="float" office:value="4.628" calcext:value-type="float">
            <text:p>4.62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482" calcext:value-type="float">
            <text:p>4.482</text:p>
          </table:table-cell>
          <table:table-cell office:value-type="float" office:value="4.535" calcext:value-type="float">
            <text:p>4.535</text:p>
          </table:table-cell>
          <table:table-cell office:value-type="float" office:value="4.483" calcext:value-type="float">
            <text:p>4.483</text:p>
          </table:table-cell>
          <table:table-cell office:value-type="float" office:value="4.568" calcext:value-type="float">
            <text:p>4.568</text:p>
          </table:table-cell>
          <table:table-cell office:value-type="float" office:value="4.562" calcext:value-type="float">
            <text:p>4.562</text:p>
          </table:table-cell>
          <table:table-cell office:value-type="float" office:value="4.641" calcext:value-type="float">
            <text:p>4.64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367" calcext:value-type="float">
            <text:p>4.367</text:p>
          </table:table-cell>
          <table:table-cell office:value-type="float" office:value="4.373" calcext:value-type="float">
            <text:p>4.373</text:p>
          </table:table-cell>
          <table:table-cell office:value-type="float" office:value="4.409" calcext:value-type="float">
            <text:p>4.409</text:p>
          </table:table-cell>
          <table:table-cell office:value-type="float" office:value="4.403" calcext:value-type="float">
            <text:p>4.403</text:p>
          </table:table-cell>
          <table:table-cell office:value-type="float" office:value="4.439" calcext:value-type="float">
            <text:p>4.439</text:p>
          </table:table-cell>
          <table:table-cell office:value-type="float" office:value="4.508" calcext:value-type="float">
            <text:p>4.50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452" calcext:value-type="float">
            <text:p>4.452</text:p>
          </table:table-cell>
          <table:table-cell office:value-type="float" office:value="4.437" calcext:value-type="float">
            <text:p>4.437</text:p>
          </table:table-cell>
          <table:table-cell office:value-type="float" office:value="4.472" calcext:value-type="float">
            <text:p>4.472</text:p>
          </table:table-cell>
          <table:table-cell office:value-type="float" office:value="4.476" calcext:value-type="float">
            <text:p>4.476</text:p>
          </table:table-cell>
          <table:table-cell office:value-type="float" office:value="4.508" calcext:value-type="float">
            <text:p>4.508</text:p>
          </table:table-cell>
          <table:table-cell office:value-type="float" office:value="4.525" calcext:value-type="float">
            <text:p>4.52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03" calcext:value-type="float">
            <text:p>4.503</text:p>
          </table:table-cell>
          <table:table-cell office:value-type="float" office:value="4.535" calcext:value-type="float">
            <text:p>4.535</text:p>
          </table:table-cell>
          <table:table-cell office:value-type="float" office:value="4.546" calcext:value-type="float">
            <text:p>4.546</text:p>
          </table:table-cell>
          <table:table-cell office:value-type="float" office:value="4.479" calcext:value-type="float">
            <text:p>4.479</text:p>
          </table:table-cell>
          <table:table-cell office:value-type="float" office:value="4.566" calcext:value-type="float">
            <text:p>4.566</text:p>
          </table:table-cell>
          <table:table-cell office:value-type="float" office:value="4.592" calcext:value-type="float">
            <text:p>4.59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393" calcext:value-type="float">
            <text:p>4.393</text:p>
          </table:table-cell>
          <table:table-cell office:value-type="float" office:value="4.435" calcext:value-type="float">
            <text:p>4.435</text:p>
          </table:table-cell>
          <table:table-cell office:value-type="float" office:value="4.447" calcext:value-type="float">
            <text:p>4.447</text:p>
          </table:table-cell>
          <table:table-cell office:value-type="float" office:value="4.363" calcext:value-type="float">
            <text:p>4.363</text:p>
          </table:table-cell>
          <table:table-cell office:value-type="float" office:value="4.433" calcext:value-type="float">
            <text:p>4.433</text:p>
          </table:table-cell>
          <table:table-cell office:value-type="float" office:value="4.562" calcext:value-type="float">
            <text:p>4.56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01" calcext:value-type="float">
            <text:p>4.501</text:p>
          </table:table-cell>
          <table:table-cell office:value-type="float" office:value="4.53" calcext:value-type="float">
            <text:p>4.53</text:p>
          </table:table-cell>
          <table:table-cell office:value-type="float" office:value="4.549" calcext:value-type="float">
            <text:p>4.549</text:p>
          </table:table-cell>
          <table:table-cell office:value-type="float" office:value="4.476" calcext:value-type="float">
            <text:p>4.476</text:p>
          </table:table-cell>
          <table:table-cell office:value-type="float" office:value="4.509" calcext:value-type="float">
            <text:p>4.509</text:p>
          </table:table-cell>
          <table:table-cell office:value-type="float" office:value="4.669" calcext:value-type="float">
            <text:p>4.66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472" calcext:value-type="float">
            <text:p>4.472</text:p>
          </table:table-cell>
          <table:table-cell office:value-type="float" office:value="4.497" calcext:value-type="float">
            <text:p>4.497</text:p>
          </table:table-cell>
          <table:table-cell office:value-type="float" office:value="4.502" calcext:value-type="float">
            <text:p>4.502</text:p>
          </table:table-cell>
          <table:table-cell office:value-type="float" office:value="4.425" calcext:value-type="float">
            <text:p>4.425</text:p>
          </table:table-cell>
          <table:table-cell office:value-type="float" office:value="4.506" calcext:value-type="float">
            <text:p>4.506</text:p>
          </table:table-cell>
          <table:table-cell office:value-type="float" office:value="4.631" calcext:value-type="float">
            <text:p>4.6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49" calcext:value-type="float">
            <text:p>4.349</text:p>
          </table:table-cell>
          <table:table-cell office:value-type="float" office:value="4.397" calcext:value-type="float">
            <text:p>4.397</text:p>
          </table:table-cell>
          <table:table-cell office:value-type="float" office:value="4.413" calcext:value-type="float">
            <text:p>4.413</text:p>
          </table:table-cell>
          <table:table-cell office:value-type="float" office:value="4.421" calcext:value-type="float">
            <text:p>4.421</text:p>
          </table:table-cell>
          <table:table-cell office:value-type="float" office:value="4.409" calcext:value-type="float">
            <text:p>4.409</text:p>
          </table:table-cell>
          <table:table-cell office:value-type="float" office:value="4.535" calcext:value-type="float">
            <text:p>4.53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422" calcext:value-type="float">
            <text:p>4.422</text:p>
          </table:table-cell>
          <table:table-cell office:value-type="float" office:value="4.438" calcext:value-type="float">
            <text:p>4.438</text:p>
          </table:table-cell>
          <table:table-cell office:value-type="float" office:value="4.443" calcext:value-type="float">
            <text:p>4.443</text:p>
          </table:table-cell>
          <table:table-cell office:value-type="float" office:value="4.417" calcext:value-type="float">
            <text:p>4.417</text:p>
          </table:table-cell>
          <table:table-cell office:value-type="float" office:value="4.446" calcext:value-type="float">
            <text:p>4.446</text:p>
          </table:table-cell>
          <table:table-cell office:value-type="float" office:value="4.577" calcext:value-type="float">
            <text:p>4.577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29" calcext:value-type="float">
            <text:p>4.329</text:p>
          </table:table-cell>
          <table:table-cell office:value-type="float" office:value="4.294" calcext:value-type="float">
            <text:p>4.294</text:p>
          </table:table-cell>
          <table:table-cell office:value-type="float" office:value="4.339" calcext:value-type="float">
            <text:p>4.339</text:p>
          </table:table-cell>
          <table:table-cell office:value-type="float" office:value="4.319" calcext:value-type="float">
            <text:p>4.319</text:p>
          </table:table-cell>
          <table:table-cell office:value-type="float" office:value="4.37" calcext:value-type="float">
            <text:p>4.37</text:p>
          </table:table-cell>
          <table:table-cell office:value-type="float" office:value="4.456" calcext:value-type="float">
            <text:p>4.45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  <table:table-cell office:value-type="float" office:value="4.378" calcext:value-type="float">
            <text:p>4.378</text:p>
          </table:table-cell>
          <table:table-cell office:value-type="float" office:value="4.363" calcext:value-type="float">
            <text:p>4.363</text:p>
          </table:table-cell>
          <table:table-cell office:value-type="float" office:value="4.395" calcext:value-type="float">
            <text:p>4.395</text:p>
          </table:table-cell>
          <table:table-cell office:value-type="float" office:value="4.393" calcext:value-type="float">
            <text:p>4.393</text:p>
          </table:table-cell>
          <table:table-cell office:value-type="float" office:value="4.492" calcext:value-type="float">
            <text:p>4.49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509" calcext:value-type="float">
            <text:p>4.509</text:p>
          </table:table-cell>
          <table:table-cell office:value-type="float" office:value="4.528" calcext:value-type="float">
            <text:p>4.528</text:p>
          </table:table-cell>
          <table:table-cell office:value-type="float" office:value="4.563" calcext:value-type="float">
            <text:p>4.563</text:p>
          </table:table-cell>
          <table:table-cell office:value-type="float" office:value="4.56" calcext:value-type="float">
            <text:p>4.56</text:p>
          </table:table-cell>
          <table:table-cell office:value-type="float" office:value="4.606" calcext:value-type="float">
            <text:p>4.606</text:p>
          </table:table-cell>
          <table:table-cell office:value-type="float" office:value="4.637" calcext:value-type="float">
            <text:p>4.6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496" calcext:value-type="float">
            <text:p>4.496</text:p>
          </table:table-cell>
          <table:table-cell office:value-type="float" office:value="4.487" calcext:value-type="float">
            <text:p>4.487</text:p>
          </table:table-cell>
          <table:table-cell office:value-type="float" office:value="4.504" calcext:value-type="float">
            <text:p>4.504</text:p>
          </table:table-cell>
          <table:table-cell office:value-type="float" office:value="4.439" calcext:value-type="float">
            <text:p>4.439</text:p>
          </table:table-cell>
          <table:table-cell office:value-type="float" office:value="4.535" calcext:value-type="float">
            <text:p>4.535</text:p>
          </table:table-cell>
          <table:table-cell office:value-type="float" office:value="4.505" calcext:value-type="float">
            <text:p>4.50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529" calcext:value-type="float">
            <text:p>4.529</text:p>
          </table:table-cell>
          <table:table-cell office:value-type="float" office:value="4.555" calcext:value-type="float">
            <text:p>4.555</text:p>
          </table:table-cell>
          <table:table-cell office:value-type="float" office:value="4.572" calcext:value-type="float">
            <text:p>4.572</text:p>
          </table:table-cell>
          <table:table-cell office:value-type="float" office:value="4.525" calcext:value-type="float">
            <text:p>4.525</text:p>
          </table:table-cell>
          <table:table-cell office:value-type="float" office:value="4.587" calcext:value-type="float">
            <text:p>4.587</text:p>
          </table:table-cell>
          <table:table-cell office:value-type="float" office:value="4.579" calcext:value-type="float">
            <text:p>4.57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445" calcext:value-type="float">
            <text:p>4.445</text:p>
          </table:table-cell>
          <table:table-cell office:value-type="float" office:value="4.416" calcext:value-type="float">
            <text:p>4.416</text:p>
          </table:table-cell>
          <table:table-cell office:value-type="float" office:value="4.391" calcext:value-type="float">
            <text:p>4.391</text:p>
          </table:table-cell>
          <table:table-cell office:value-type="float" office:value="4.453" calcext:value-type="float">
            <text:p>4.453</text:p>
          </table:table-cell>
          <table:table-cell office:value-type="float" office:value="4.458" calcext:value-type="float">
            <text:p>4.458</text:p>
          </table:table-cell>
          <table:table-cell office:value-type="float" office:value="4.471" calcext:value-type="float">
            <text:p>4.47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39" calcext:value-type="float">
            <text:p>4.339</text:p>
          </table:table-cell>
          <table:table-cell office:value-type="float" office:value="4.367" calcext:value-type="float">
            <text:p>4.367</text:p>
          </table:table-cell>
          <table:table-cell office:value-type="float" office:value="4.405" calcext:value-type="float">
            <text:p>4.405</text:p>
          </table:table-cell>
          <table:table-cell office:value-type="float" office:value="4.387" calcext:value-type="float">
            <text:p>4.387</text:p>
          </table:table-cell>
          <table:table-cell office:value-type="float" office:value="4.382" calcext:value-type="float">
            <text:p>4.382</text:p>
          </table:table-cell>
          <table:table-cell office:value-type="float" office:value="4.494" calcext:value-type="float">
            <text:p>4.49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62" calcext:value-type="float">
            <text:p>4.62</text:p>
          </table:table-cell>
          <table:table-cell office:value-type="float" office:value="4.631" calcext:value-type="float">
            <text:p>4.631</text:p>
          </table:table-cell>
          <table:table-cell office:value-type="float" office:value="4.667" calcext:value-type="float">
            <text:p>4.667</text:p>
          </table:table-cell>
          <table:table-cell office:value-type="float" office:value="4.636" calcext:value-type="float">
            <text:p>4.636</text:p>
          </table:table-cell>
          <table:table-cell office:value-type="float" office:value="4.685" calcext:value-type="float">
            <text:p>4.685</text:p>
          </table:table-cell>
          <table:table-cell office:value-type="float" office:value="4.782" calcext:value-type="float">
            <text:p>4.78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11" calcext:value-type="float">
            <text:p>4.611</text:p>
          </table:table-cell>
          <table:table-cell office:value-type="float" office:value="4.627" calcext:value-type="float">
            <text:p>4.627</text:p>
          </table:table-cell>
          <table:table-cell office:value-type="float" office:value="4.643" calcext:value-type="float">
            <text:p>4.643</text:p>
          </table:table-cell>
          <table:table-cell office:value-type="float" office:value="4.671" calcext:value-type="float">
            <text:p>4.671</text:p>
          </table:table-cell>
          <table:table-cell office:value-type="float" office:value="4.654" calcext:value-type="float">
            <text:p>4.654</text:p>
          </table:table-cell>
          <table:table-cell office:value-type="float" office:value="4.785" calcext:value-type="float">
            <text:p>4.78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85" calcext:value-type="float">
            <text:p>4.585</text:p>
          </table:table-cell>
          <table:table-cell office:value-type="float" office:value="4.536" calcext:value-type="float">
            <text:p>4.536</text:p>
          </table:table-cell>
          <table:table-cell office:value-type="float" office:value="4.594" calcext:value-type="float">
            <text:p>4.594</text:p>
          </table:table-cell>
          <table:table-cell office:value-type="float" office:value="4.542" calcext:value-type="float">
            <text:p>4.542</text:p>
          </table:table-cell>
          <table:table-cell office:value-type="float" office:value="4.628" calcext:value-type="float">
            <text:p>4.628</text:p>
          </table:table-cell>
          <table:table-cell office:value-type="float" office:value="4.722" calcext:value-type="float">
            <text:p>4.72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21" calcext:value-type="float">
            <text:p>4.521</text:p>
          </table:table-cell>
          <table:table-cell office:value-type="float" office:value="4.546" calcext:value-type="float">
            <text:p>4.546</text:p>
          </table:table-cell>
          <table:table-cell office:value-type="float" office:value="4.564" calcext:value-type="float">
            <text:p>4.564</text:p>
          </table:table-cell>
          <table:table-cell office:value-type="float" office:value="4.562" calcext:value-type="float">
            <text:p>4.562</text:p>
          </table:table-cell>
          <table:table-cell office:value-type="float" office:value="4.56" calcext:value-type="float">
            <text:p>4.56</text:p>
          </table:table-cell>
          <table:table-cell office:value-type="float" office:value="4.684" calcext:value-type="float">
            <text:p>4.68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81" calcext:value-type="float">
            <text:p>4.581</text:p>
          </table:table-cell>
          <table:table-cell office:value-type="float" office:value="4.619" calcext:value-type="float">
            <text:p>4.619</text:p>
          </table:table-cell>
          <table:table-cell office:value-type="float" office:value="4.633" calcext:value-type="float">
            <text:p>4.633</text:p>
          </table:table-cell>
          <table:table-cell office:value-type="float" office:value="4.602" calcext:value-type="float">
            <text:p>4.602</text:p>
          </table:table-cell>
          <table:table-cell office:value-type="float" office:value="4.645" calcext:value-type="float">
            <text:p>4.645</text:p>
          </table:table-cell>
          <table:table-cell office:value-type="float" office:value="4.739" calcext:value-type="float">
            <text:p>4.73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549" calcext:value-type="float">
            <text:p>4.549</text:p>
          </table:table-cell>
          <table:table-cell office:value-type="float" office:value="4.572" calcext:value-type="float">
            <text:p>4.572</text:p>
          </table:table-cell>
          <table:table-cell office:value-type="float" office:value="4.594" calcext:value-type="float">
            <text:p>4.594</text:p>
          </table:table-cell>
          <table:table-cell office:value-type="float" office:value="4.621" calcext:value-type="float">
            <text:p>4.621</text:p>
          </table:table-cell>
          <table:table-cell office:value-type="float" office:value="4.607" calcext:value-type="float">
            <text:p>4.607</text:p>
          </table:table-cell>
          <table:table-cell office:value-type="float" office:value="4.723" calcext:value-type="float">
            <text:p>4.72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7" calcext:value-type="float">
            <text:p>4.67</text:p>
          </table:table-cell>
          <table:table-cell office:value-type="float" office:value="4.738" calcext:value-type="float">
            <text:p>4.738</text:p>
          </table:table-cell>
          <table:table-cell office:value-type="float" office:value="4.718" calcext:value-type="float">
            <text:p>4.718</text:p>
          </table:table-cell>
          <table:table-cell office:value-type="float" office:value="4.804" calcext:value-type="float">
            <text:p>4.804</text:p>
          </table:table-cell>
          <table:table-cell office:value-type="float" office:value="4.796" calcext:value-type="float">
            <text:p>4.796</text:p>
          </table:table-cell>
          <table:table-cell office:value-type="float" office:value="4.789" calcext:value-type="float">
            <text:p>4.78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642" calcext:value-type="float">
            <text:p>4.642</text:p>
          </table:table-cell>
          <table:table-cell office:value-type="float" office:value="4.713" calcext:value-type="float">
            <text:p>4.713</text:p>
          </table:table-cell>
          <table:table-cell office:value-type="float" office:value="4.715" calcext:value-type="float">
            <text:p>4.715</text:p>
          </table:table-cell>
          <table:table-cell office:value-type="float" office:value="4.642" calcext:value-type="float">
            <text:p>4.642</text:p>
          </table:table-cell>
          <table:table-cell office:value-type="float" office:value="4.703" calcext:value-type="float">
            <text:p>4.703</text:p>
          </table:table-cell>
          <table:table-cell office:value-type="float" office:value="4.85" calcext:value-type="float">
            <text:p>4.8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546" calcext:value-type="float">
            <text:p>4.546</text:p>
          </table:table-cell>
          <table:table-cell office:value-type="float" office:value="4.599" calcext:value-type="float">
            <text:p>4.599</text:p>
          </table:table-cell>
          <table:table-cell office:value-type="float" office:value="4.622" calcext:value-type="float">
            <text:p>4.622</text:p>
          </table:table-cell>
          <table:table-cell office:value-type="float" office:value="4.598" calcext:value-type="float">
            <text:p>4.598</text:p>
          </table:table-cell>
          <table:table-cell office:value-type="float" office:value="4.629" calcext:value-type="float">
            <text:p>4.629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5" calcext:value-type="float">
            <text:p>4.515</text:p>
          </table:table-cell>
          <table:table-cell office:value-type="float" office:value="4.584" calcext:value-type="float">
            <text:p>4.584</text:p>
          </table:table-cell>
          <table:table-cell office:value-type="float" office:value="4.605" calcext:value-type="float">
            <text:p>4.605</text:p>
          </table:table-cell>
          <table:table-cell office:value-type="float" office:value="4.609" calcext:value-type="float">
            <text:p>4.609</text:p>
          </table:table-cell>
          <table:table-cell office:value-type="float" office:value="4.643" calcext:value-type="float">
            <text:p>4.643</text:p>
          </table:table-cell>
          <table:table-cell office:value-type="float" office:value="4.74" calcext:value-type="float">
            <text:p>4.7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624" calcext:value-type="float">
            <text:p>4.624</text:p>
          </table:table-cell>
          <table:table-cell office:value-type="float" office:value="4.635" calcext:value-type="float">
            <text:p>4.635</text:p>
          </table:table-cell>
          <table:table-cell office:value-type="float" office:value="4.576" calcext:value-type="float">
            <text:p>4.576</text:p>
          </table:table-cell>
          <table:table-cell office:value-type="float" office:value="4.561" calcext:value-type="float">
            <text:p>4.561</text:p>
          </table:table-cell>
          <table:table-cell office:value-type="float" office:value="4.609" calcext:value-type="float">
            <text:p>4.609</text:p>
          </table:table-cell>
          <table:table-cell office:value-type="float" office:value="4.777" calcext:value-type="float">
            <text:p>4.77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45" calcext:value-type="float">
            <text:p>4.545</text:p>
          </table:table-cell>
          <table:table-cell office:value-type="float" office:value="4.561" calcext:value-type="float">
            <text:p>4.561</text:p>
          </table:table-cell>
          <table:table-cell office:value-type="float" office:value="4.557" calcext:value-type="float">
            <text:p>4.557</text:p>
          </table:table-cell>
          <table:table-cell office:value-type="float" office:value="4.563" calcext:value-type="float">
            <text:p>4.563</text:p>
          </table:table-cell>
          <table:table-cell office:value-type="float" office:value="4.561" calcext:value-type="float">
            <text:p>4.561</text:p>
          </table:table-cell>
          <table:table-cell office:value-type="float" office:value="4.669" calcext:value-type="float">
            <text:p>4.66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693" calcext:value-type="float">
            <text:p>4.693</text:p>
          </table:table-cell>
          <table:table-cell office:value-type="float" office:value="4.688" calcext:value-type="float">
            <text:p>4.688</text:p>
          </table:table-cell>
          <table:table-cell office:value-type="float" office:value="4.71" calcext:value-type="float">
            <text:p>4.71</text:p>
          </table:table-cell>
          <table:table-cell office:value-type="float" office:value="4.76" calcext:value-type="float">
            <text:p>4.76</text:p>
          </table:table-cell>
          <table:table-cell office:value-type="float" office:value="4.768" calcext:value-type="float">
            <text:p>4.768</text:p>
          </table:table-cell>
          <table:table-cell office:value-type="float" office:value="4.88" calcext:value-type="float">
            <text:p>4.8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628" calcext:value-type="float">
            <text:p>4.628</text:p>
          </table:table-cell>
          <table:table-cell office:value-type="float" office:value="4.64" calcext:value-type="float">
            <text:p>4.64</text:p>
          </table:table-cell>
          <table:table-cell office:value-type="float" office:value="4.619" calcext:value-type="float">
            <text:p>4.619</text:p>
          </table:table-cell>
          <table:table-cell office:value-type="float" office:value="4.674" calcext:value-type="float">
            <text:p>4.674</text:p>
          </table:table-cell>
          <table:table-cell office:value-type="float" office:value="4.658" calcext:value-type="float">
            <text:p>4.658</text:p>
          </table:table-cell>
          <table:table-cell office:value-type="float" office:value="4.805" calcext:value-type="float">
            <text:p>4.80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499" calcext:value-type="float">
            <text:p>4.499</text:p>
          </table:table-cell>
          <table:table-cell office:value-type="float" office:value="4.491" calcext:value-type="float">
            <text:p>4.491</text:p>
          </table:table-cell>
          <table:table-cell office:value-type="float" office:value="4.556" calcext:value-type="float">
            <text:p>4.556</text:p>
          </table:table-cell>
          <table:table-cell office:value-type="float" office:value="4.539" calcext:value-type="float">
            <text:p>4.539</text:p>
          </table:table-cell>
          <table:table-cell office:value-type="float" office:value="4.495" calcext:value-type="float">
            <text:p>4.495</text:p>
          </table:table-cell>
          <table:table-cell office:value-type="float" office:value="4.646" calcext:value-type="float">
            <text:p>4.64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511" calcext:value-type="float">
            <text:p>4.511</text:p>
          </table:table-cell>
          <table:table-cell office:value-type="float" office:value="4.535" calcext:value-type="float">
            <text:p>4.535</text:p>
          </table:table-cell>
          <table:table-cell office:value-type="float" office:value="4.561" calcext:value-type="float">
            <text:p>4.561</text:p>
          </table:table-cell>
          <table:table-cell office:value-type="float" office:value="4.494" calcext:value-type="float">
            <text:p>4.494</text:p>
          </table:table-cell>
          <table:table-cell office:value-type="float" office:value="4.584" calcext:value-type="float">
            <text:p>4.584</text:p>
          </table:table-cell>
          <table:table-cell office:value-type="float" office:value="4.669" calcext:value-type="float">
            <text:p>4.669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72" calcext:value-type="float">
            <text:p>4.372</text:p>
          </table:table-cell>
          <table:table-cell office:value-type="float" office:value="4.444" calcext:value-type="float">
            <text:p>4.444</text:p>
          </table:table-cell>
          <table:table-cell office:value-type="float" office:value="4.474" calcext:value-type="float">
            <text:p>4.474</text:p>
          </table:table-cell>
          <table:table-cell office:value-type="float" office:value="4.46" calcext:value-type="float">
            <text:p>4.46</text:p>
          </table:table-cell>
          <table:table-cell office:value-type="float" office:value="4.501" calcext:value-type="float">
            <text:p>4.501</text:p>
          </table:table-cell>
          <table:table-cell office:value-type="float" office:value="4.459" calcext:value-type="float">
            <text:p>4.45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49" calcext:value-type="float">
            <text:p>4.349</text:p>
          </table:table-cell>
          <table:table-cell office:value-type="float" office:value="4.347" calcext:value-type="float">
            <text:p>4.347</text:p>
          </table:table-cell>
          <table:table-cell office:value-type="float" office:value="4.297" calcext:value-type="float">
            <text:p>4.297</text:p>
          </table:table-cell>
          <table:table-cell office:value-type="float" office:value="4.374" calcext:value-type="float">
            <text:p>4.374</text:p>
          </table:table-cell>
          <table:table-cell office:value-type="float" office:value="4.362" calcext:value-type="float">
            <text:p>4.362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396" calcext:value-type="float">
            <text:p>4.396</text:p>
          </table:table-cell>
          <table:table-cell office:value-type="float" office:value="4.395" calcext:value-type="float">
            <text:p>4.395</text:p>
          </table:table-cell>
          <table:table-cell office:value-type="float" office:value="4.44" calcext:value-type="float">
            <text:p>4.44</text:p>
          </table:table-cell>
          <table:table-cell office:value-type="float" office:value="4.424" calcext:value-type="float">
            <text:p>4.424</text:p>
          </table:table-cell>
          <table:table-cell office:value-type="float" office:value="4.448" calcext:value-type="float">
            <text:p>4.448</text:p>
          </table:table-cell>
          <table:table-cell office:value-type="float" office:value="4.433" calcext:value-type="float">
            <text:p>4.43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268" calcext:value-type="float">
            <text:p>4.268</text:p>
          </table:table-cell>
          <table:table-cell office:value-type="float" office:value="4.287" calcext:value-type="float">
            <text:p>4.287</text:p>
          </table:table-cell>
          <table:table-cell office:value-type="float" office:value="4.336" calcext:value-type="float">
            <text:p>4.336</text:p>
          </table:table-cell>
          <table:table-cell office:value-type="float" office:value="4.318" calcext:value-type="float">
            <text:p>4.318</text:p>
          </table:table-cell>
          <table:table-cell office:value-type="float" office:value="4.319" calcext:value-type="float">
            <text:p>4.319</text:p>
          </table:table-cell>
          <table:table-cell office:value-type="float" office:value="4.411" calcext:value-type="float">
            <text:p>4.41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55" calcext:value-type="float">
            <text:p>4.55</text:p>
          </table:table-cell>
          <table:table-cell office:value-type="float" office:value="4.584" calcext:value-type="float">
            <text:p>4.584</text:p>
          </table:table-cell>
          <table:table-cell office:value-type="float" office:value="4.597" calcext:value-type="float">
            <text:p>4.597</text:p>
          </table:table-cell>
          <table:table-cell office:value-type="float" office:value="4.585" calcext:value-type="float">
            <text:p>4.585</text:p>
          </table:table-cell>
          <table:table-cell office:value-type="float" office:value="4.612" calcext:value-type="float">
            <text:p>4.612</text:p>
          </table:table-cell>
          <table:table-cell office:value-type="float" office:value="4.708" calcext:value-type="float">
            <text:p>4.70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543" calcext:value-type="float">
            <text:p>4.5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627" calcext:value-type="float">
            <text:p>4.627</text:p>
          </table:table-cell>
          <table:table-cell office:value-type="float" office:value="4.606" calcext:value-type="float">
            <text:p>4.606</text:p>
          </table:table-cell>
          <table:table-cell office:value-type="float" office:value="4.599" calcext:value-type="float">
            <text:p>4.599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468" calcext:value-type="float">
            <text:p>4.468</text:p>
          </table:table-cell>
          <table:table-cell office:value-type="float" office:value="4.48" calcext:value-type="float">
            <text:p>4.48</text:p>
          </table:table-cell>
          <table:table-cell office:value-type="float" office:value="4.522" calcext:value-type="float">
            <text:p>4.522</text:p>
          </table:table-cell>
          <table:table-cell office:value-type="float" office:value="4.502" calcext:value-type="float">
            <text:p>4.502</text:p>
          </table:table-cell>
          <table:table-cell office:value-type="float" office:value="4.489" calcext:value-type="float">
            <text:p>4.489</text:p>
          </table:table-cell>
          <table:table-cell office:value-type="float" office:value="4.644" calcext:value-type="float">
            <text:p>4.64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43" calcext:value-type="float">
            <text:p>4.443</text:p>
          </table:table-cell>
          <table:table-cell office:value-type="float" office:value="4.523" calcext:value-type="float">
            <text:p>4.523</text:p>
          </table:table-cell>
          <table:table-cell office:value-type="float" office:value="4.527" calcext:value-type="float">
            <text:p>4.527</text:p>
          </table:table-cell>
          <table:table-cell office:value-type="float" office:value="4.491" calcext:value-type="float">
            <text:p>4.491</text:p>
          </table:table-cell>
          <table:table-cell office:value-type="float" office:value="4.533" calcext:value-type="float">
            <text:p>4.533</text:p>
          </table:table-cell>
          <table:table-cell office:value-type="float" office:value="4.629" calcext:value-type="float">
            <text:p>4.62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432" calcext:value-type="float">
            <text:p>4.432</text:p>
          </table:table-cell>
          <table:table-cell office:value-type="float" office:value="4.461" calcext:value-type="float">
            <text:p>4.461</text:p>
          </table:table-cell>
          <table:table-cell office:value-type="float" office:value="4.497" calcext:value-type="float">
            <text:p>4.497</text:p>
          </table:table-cell>
          <table:table-cell office:value-type="float" office:value="4.438" calcext:value-type="float">
            <text:p>4.438</text:p>
          </table:table-cell>
          <table:table-cell office:value-type="float" office:value="4.473" calcext:value-type="float">
            <text:p>4.473</text:p>
          </table:table-cell>
          <table:table-cell office:value-type="float" office:value="4.567" calcext:value-type="float">
            <text:p>4.56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15" calcext:value-type="float">
            <text:p>4.315</text:p>
          </table:table-cell>
          <table:table-cell office:value-type="float" office:value="4.354" calcext:value-type="float">
            <text:p>4.354</text:p>
          </table:table-cell>
          <table:table-cell office:value-type="float" office:value="4.361" calcext:value-type="float">
            <text:p>4.361</text:p>
          </table:table-cell>
          <table:table-cell office:value-type="float" office:value="4.358" calcext:value-type="float">
            <text:p>4.358</text:p>
          </table:table-cell>
          <table:table-cell office:value-type="float" office:value="4.396" calcext:value-type="float">
            <text:p>4.396</text:p>
          </table:table-cell>
          <table:table-cell office:value-type="float" office:value="4.436" calcext:value-type="float">
            <text:p>4.43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249" calcext:value-type="float">
            <text:p>4.249</text:p>
          </table:table-cell>
          <table:table-cell office:value-type="float" office:value="4.286" calcext:value-type="float">
            <text:p>4.286</text:p>
          </table:table-cell>
          <table:table-cell office:value-type="float" office:value="4.3" calcext:value-type="float">
            <text:p>4.3</text:p>
          </table:table-cell>
          <table:table-cell office:value-type="float" office:value="4.249" calcext:value-type="float">
            <text:p>4.249</text:p>
          </table:table-cell>
          <table:table-cell office:value-type="float" office:value="4.326" calcext:value-type="float">
            <text:p>4.326</text:p>
          </table:table-cell>
          <table:table-cell office:value-type="float" office:value="4.409" calcext:value-type="float">
            <text:p>4.40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269" calcext:value-type="float">
            <text:p>4.269</text:p>
          </table:table-cell>
          <table:table-cell office:value-type="float" office:value="4.239" calcext:value-type="float">
            <text:p>4.239</text:p>
          </table:table-cell>
          <table:table-cell office:value-type="float" office:value="4.311" calcext:value-type="float">
            <text:p>4.311</text:p>
          </table:table-cell>
          <table:table-cell office:value-type="float" office:value="4.319" calcext:value-type="float">
            <text:p>4.319</text:p>
          </table:table-cell>
          <table:table-cell office:value-type="float" office:value="4.297" calcext:value-type="float">
            <text:p>4.297</text:p>
          </table:table-cell>
          <table:table-cell office:value-type="float" office:value="4.432" calcext:value-type="float">
            <text:p>4.43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286" calcext:value-type="float">
            <text:p>4.286</text:p>
          </table:table-cell>
          <table:table-cell office:value-type="float" office:value="4.328" calcext:value-type="float">
            <text:p>4.328</text:p>
          </table:table-cell>
          <table:table-cell office:value-type="float" office:value="4.32" calcext:value-type="float">
            <text:p>4.32</text:p>
          </table:table-cell>
          <table:table-cell office:value-type="float" office:value="4.387" calcext:value-type="float">
            <text:p>4.387</text:p>
          </table:table-cell>
          <table:table-cell office:value-type="float" office:value="4.392" calcext:value-type="float">
            <text:p>4.392</text:p>
          </table:table-cell>
          <table:table-cell office:value-type="float" office:value="4.499" calcext:value-type="float">
            <text:p>4.49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71" calcext:value-type="float">
            <text:p>4.471</text:p>
          </table:table-cell>
          <table:table-cell office:value-type="float" office:value="4.479" calcext:value-type="float">
            <text:p>4.479</text:p>
          </table:table-cell>
          <table:table-cell office:value-type="float" office:value="4.502" calcext:value-type="float">
            <text:p>4.502</text:p>
          </table:table-cell>
          <table:table-cell table:number-columns-repeated="2" office:value-type="float" office:value="4.461" calcext:value-type="float">
            <text:p>4.461</text:p>
          </table:table-cell>
          <table:table-cell office:value-type="float" office:value="4.567" calcext:value-type="float">
            <text:p>4.56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448" calcext:value-type="float">
            <text:p>4.448</text:p>
          </table:table-cell>
          <table:table-cell office:value-type="float" office:value="4.433" calcext:value-type="float">
            <text:p>4.433</text:p>
          </table:table-cell>
          <table:table-cell office:value-type="float" office:value="4.465" calcext:value-type="float">
            <text:p>4.465</text:p>
          </table:table-cell>
          <table:table-cell office:value-type="float" office:value="4.493" calcext:value-type="float">
            <text:p>4.493</text:p>
          </table:table-cell>
          <table:table-cell office:value-type="float" office:value="4.444" calcext:value-type="float">
            <text:p>4.444</text:p>
          </table:table-cell>
          <table:table-cell office:value-type="float" office:value="4.463" calcext:value-type="float">
            <text:p>4.46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472" calcext:value-type="float">
            <text:p>4.472</text:p>
          </table:table-cell>
          <table:table-cell office:value-type="float" office:value="4.567" calcext:value-type="float">
            <text:p>4.567</text:p>
          </table:table-cell>
          <table:table-cell office:value-type="float" office:value="4.578" calcext:value-type="float">
            <text:p>4.578</text:p>
          </table:table-cell>
          <table:table-cell office:value-type="float" office:value="4.603" calcext:value-type="float">
            <text:p>4.603</text:p>
          </table:table-cell>
          <table:table-cell office:value-type="float" office:value="4.588" calcext:value-type="float">
            <text:p>4.588</text:p>
          </table:table-cell>
          <table:table-cell office:value-type="float" office:value="4.704" calcext:value-type="float">
            <text:p>4.70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582" calcext:value-type="float">
            <text:p>4.582</text:p>
          </table:table-cell>
          <table:table-cell office:value-type="float" office:value="4.612" calcext:value-type="float">
            <text:p>4.612</text:p>
          </table:table-cell>
          <table:table-cell office:value-type="float" office:value="4.644" calcext:value-type="float">
            <text:p>4.644</text:p>
          </table:table-cell>
          <table:table-cell office:value-type="float" office:value="4.659" calcext:value-type="float">
            <text:p>4.659</text:p>
          </table:table-cell>
          <table:table-cell office:value-type="float" office:value="4.62" calcext:value-type="float">
            <text:p>4.62</text:p>
          </table:table-cell>
          <table:table-cell office:value-type="float" office:value="4.772" calcext:value-type="float">
            <text:p>4.77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749" calcext:value-type="float">
            <text:p>4.749</text:p>
          </table:table-cell>
          <table:table-cell office:value-type="float" office:value="4.793" calcext:value-type="float">
            <text:p>4.793</text:p>
          </table:table-cell>
          <table:table-cell office:value-type="float" office:value="4.818" calcext:value-type="float">
            <text:p>4.818</text:p>
          </table:table-cell>
          <table:table-cell office:value-type="float" office:value="4.806" calcext:value-type="float">
            <text:p>4.806</text:p>
          </table:table-cell>
          <table:table-cell office:value-type="float" office:value="4.819" calcext:value-type="float">
            <text:p>4.819</text:p>
          </table:table-cell>
          <table:table-cell office:value-type="float" office:value="4.936" calcext:value-type="float">
            <text:p>4.9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741" calcext:value-type="float">
            <text:p>4.741</text:p>
          </table:table-cell>
          <table:table-cell office:value-type="float" office:value="4.771" calcext:value-type="float">
            <text:p>4.771</text:p>
          </table:table-cell>
          <table:table-cell office:value-type="float" office:value="4.702" calcext:value-type="float">
            <text:p>4.702</text:p>
          </table:table-cell>
          <table:table-cell office:value-type="float" office:value="4.785" calcext:value-type="float">
            <text:p>4.785</text:p>
          </table:table-cell>
          <table:table-cell office:value-type="float" office:value="4.757" calcext:value-type="float">
            <text:p>4.757</text:p>
          </table:table-cell>
          <table:table-cell office:value-type="float" office:value="4.873" calcext:value-type="float">
            <text:p>4.87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07" calcext:value-type="float">
            <text:p>4.407</text:p>
          </table:table-cell>
          <table:table-cell office:value-type="float" office:value="4.448" calcext:value-type="float">
            <text:p>4.448</text:p>
          </table:table-cell>
          <table:table-cell office:value-type="float" office:value="4.386" calcext:value-type="float">
            <text:p>4.386</text:p>
          </table:table-cell>
          <table:table-cell office:value-type="float" office:value="4.381" calcext:value-type="float">
            <text:p>4.381</text:p>
          </table:table-cell>
          <table:table-cell office:value-type="float" office:value="4.491" calcext:value-type="float">
            <text:p>4.491</text:p>
          </table:table-cell>
          <table:table-cell office:value-type="float" office:value="4.569" calcext:value-type="float">
            <text:p>4.56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484" calcext:value-type="float">
            <text:p>4.484</text:p>
          </table:table-cell>
          <table:table-cell office:value-type="float" office:value="4.493" calcext:value-type="float">
            <text:p>4.493</text:p>
          </table:table-cell>
          <table:table-cell office:value-type="float" office:value="4.527" calcext:value-type="float">
            <text:p>4.527</text:p>
          </table:table-cell>
          <table:table-cell office:value-type="float" office:value="4.436" calcext:value-type="float">
            <text:p>4.436</text:p>
          </table:table-cell>
          <table:table-cell office:value-type="float" office:value="4.457" calcext:value-type="float">
            <text:p>4.457</text:p>
          </table:table-cell>
          <table:table-cell office:value-type="float" office:value="4.532" calcext:value-type="float">
            <text:p>4.53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458" calcext:value-type="float">
            <text:p>4.458</text:p>
          </table:table-cell>
          <table:table-cell office:value-type="float" office:value="4.471" calcext:value-type="float">
            <text:p>4.471</text:p>
          </table:table-cell>
          <table:table-cell office:value-type="float" office:value="4.527" calcext:value-type="float">
            <text:p>4.527</text:p>
          </table:table-cell>
          <table:table-cell office:value-type="float" office:value="4.533" calcext:value-type="float">
            <text:p>4.533</text:p>
          </table:table-cell>
          <table:table-cell office:value-type="float" office:value="4.506" calcext:value-type="float">
            <text:p>4.506</text:p>
          </table:table-cell>
          <table:table-cell office:value-type="float" office:value="4.511" calcext:value-type="float">
            <text:p>4.51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312" calcext:value-type="float">
            <text:p>4.312</text:p>
          </table:table-cell>
          <table:table-cell office:value-type="float" office:value="4.365" calcext:value-type="float">
            <text:p>4.365</text:p>
          </table:table-cell>
          <table:table-cell office:value-type="float" office:value="4.294" calcext:value-type="float">
            <text:p>4.294</text:p>
          </table:table-cell>
          <table:table-cell office:value-type="float" office:value="4.283" calcext:value-type="float">
            <text:p>4.283</text:p>
          </table:table-cell>
          <table:table-cell office:value-type="float" office:value="4.281" calcext:value-type="float">
            <text:p>4.281</text:p>
          </table:table-cell>
          <table:table-cell office:value-type="float" office:value="4.433" calcext:value-type="float">
            <text:p>4.43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51" calcext:value-type="float">
            <text:p>4.251</text:p>
          </table:table-cell>
          <table:table-cell office:value-type="float" office:value="4.236" calcext:value-type="float">
            <text:p>4.236</text:p>
          </table:table-cell>
          <table:table-cell office:value-type="float" office:value="4.331" calcext:value-type="float">
            <text:p>4.331</text:p>
          </table:table-cell>
          <table:table-cell office:value-type="float" office:value="4.262" calcext:value-type="float">
            <text:p>4.262</text:p>
          </table:table-cell>
          <table:table-cell office:value-type="float" office:value="4.265" calcext:value-type="float">
            <text:p>4.265</text:p>
          </table:table-cell>
          <table:table-cell office:value-type="float" office:value="4.472" calcext:value-type="float">
            <text:p>4.47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33" calcext:value-type="float">
            <text:p>4.33</text:p>
          </table:table-cell>
          <table:table-cell office:value-type="float" office:value="4.434" calcext:value-type="float">
            <text:p>4.434</text:p>
          </table:table-cell>
          <table:table-cell office:value-type="float" office:value="4.455" calcext:value-type="float">
            <text:p>4.455</text:p>
          </table:table-cell>
          <table:table-cell office:value-type="float" office:value="4.377" calcext:value-type="float">
            <text:p>4.377</text:p>
          </table:table-cell>
          <table:table-cell office:value-type="float" office:value="4.491" calcext:value-type="float">
            <text:p>4.491</text:p>
          </table:table-cell>
          <table:table-cell office:value-type="float" office:value="4.567" calcext:value-type="float">
            <text:p>4.567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04" calcext:value-type="float">
            <text:p>4.604</text:p>
          </table:table-cell>
          <table:table-cell office:value-type="float" office:value="4.635" calcext:value-type="float">
            <text:p>4.635</text:p>
          </table:table-cell>
          <table:table-cell office:value-type="float" office:value="4.588" calcext:value-type="float">
            <text:p>4.588</text:p>
          </table:table-cell>
          <table:table-cell office:value-type="float" office:value="4.688" calcext:value-type="float">
            <text:p>4.688</text:p>
          </table:table-cell>
          <table:table-cell office:value-type="float" office:value="4.667" calcext:value-type="float">
            <text:p>4.667</text:p>
          </table:table-cell>
          <table:table-cell office:value-type="float" office:value="4.68" calcext:value-type="float">
            <text:p>4.6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686" calcext:value-type="float">
            <text:p>4.686</text:p>
          </table:table-cell>
          <table:table-cell office:value-type="float" office:value="4.649" calcext:value-type="float">
            <text:p>4.649</text:p>
          </table:table-cell>
          <table:table-cell office:value-type="float" office:value="4.734" calcext:value-type="float">
            <text:p>4.734</text:p>
          </table:table-cell>
          <table:table-cell office:value-type="float" office:value="4.666" calcext:value-type="float">
            <text:p>4.666</text:p>
          </table:table-cell>
          <table:table-cell office:value-type="float" office:value="4.646" calcext:value-type="float">
            <text:p>4.646</text:p>
          </table:table-cell>
          <table:table-cell office:value-type="float" office:value="4.856" calcext:value-type="float">
            <text:p>4.85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55" calcext:value-type="float">
            <text:p>4.55</text:p>
          </table:table-cell>
          <table:table-cell office:value-type="float" office:value="4.608" calcext:value-type="float">
            <text:p>4.608</text:p>
          </table:table-cell>
          <table:table-cell office:value-type="float" office:value="4.514" calcext:value-type="float">
            <text:p>4.514</text:p>
          </table:table-cell>
          <table:table-cell office:value-type="float" office:value="4.533" calcext:value-type="float">
            <text:p>4.533</text:p>
          </table:table-cell>
          <table:table-cell office:value-type="float" office:value="4.581" calcext:value-type="float">
            <text:p>4.581</text:p>
          </table:table-cell>
          <table:table-cell office:value-type="float" office:value="4.704" calcext:value-type="float">
            <text:p>4.70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18" calcext:value-type="float">
            <text:p>4.318</text:p>
          </table:table-cell>
          <table:table-cell office:value-type="float" office:value="4.304" calcext:value-type="float">
            <text:p>4.304</text:p>
          </table:table-cell>
          <table:table-cell office:value-type="float" office:value="4.335" calcext:value-type="float">
            <text:p>4.335</text:p>
          </table:table-cell>
          <table:table-cell office:value-type="float" office:value="4.264" calcext:value-type="float">
            <text:p>4.264</text:p>
          </table:table-cell>
          <table:table-cell office:value-type="float" office:value="4.379" calcext:value-type="float">
            <text:p>4.379</text:p>
          </table:table-cell>
          <table:table-cell office:value-type="float" office:value="4.46" calcext:value-type="float">
            <text:p>4.4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99" calcext:value-type="float">
            <text:p>6.899</text:p>
          </table:table-cell>
          <table:table-cell table:number-columns-repeated="2" office:value-type="float" office:value="6.943" calcext:value-type="float">
            <text:p>6.943</text:p>
          </table:table-cell>
          <table:table-cell office:value-type="float" office:value="6.938" calcext:value-type="float">
            <text:p>6.938</text:p>
          </table:table-cell>
          <table:table-cell office:value-type="float" office:value="6.942" calcext:value-type="float">
            <text:p>6.942</text:p>
          </table:table-cell>
          <table:table-cell office:value-type="float" office:value="7.042" calcext:value-type="float">
            <text:p>7.0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571" calcext:value-type="float">
            <text:p>4.571</text:p>
          </table:table-cell>
          <table:table-cell office:value-type="float" office:value="4.518" calcext:value-type="float">
            <text:p>4.518</text:p>
          </table:table-cell>
          <table:table-cell office:value-type="float" office:value="4.583" calcext:value-type="float">
            <text:p>4.583</text:p>
          </table:table-cell>
          <table:table-cell office:value-type="float" office:value="4.471" calcext:value-type="float">
            <text:p>4.471</text:p>
          </table:table-cell>
          <table:table-cell office:value-type="float" office:value="4.592" calcext:value-type="float">
            <text:p>4.592</text:p>
          </table:table-cell>
          <table:table-cell office:value-type="float" office:value="4.692" calcext:value-type="float">
            <text:p>4.69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94" calcext:value-type="float">
            <text:p>4.594</text:p>
          </table:table-cell>
          <table:table-cell office:value-type="float" office:value="4.592" calcext:value-type="float">
            <text:p>4.592</text:p>
          </table:table-cell>
          <table:table-cell office:value-type="float" office:value="4.665" calcext:value-type="float">
            <text:p>4.665</text:p>
          </table:table-cell>
          <table:table-cell office:value-type="float" office:value="4.584" calcext:value-type="float">
            <text:p>4.584</text:p>
          </table:table-cell>
          <table:table-cell office:value-type="float" office:value="4.662" calcext:value-type="float">
            <text:p>4.662</text:p>
          </table:table-cell>
          <table:table-cell office:value-type="float" office:value="4.781" calcext:value-type="float">
            <text:p>4.78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67" calcext:value-type="float">
            <text:p>4.467</text:p>
          </table:table-cell>
          <table:table-cell office:value-type="float" office:value="4.454" calcext:value-type="float">
            <text:p>4.454</text:p>
          </table:table-cell>
          <table:table-cell office:value-type="float" office:value="4.434" calcext:value-type="float">
            <text:p>4.434</text:p>
          </table:table-cell>
          <table:table-cell office:value-type="float" office:value="4.402" calcext:value-type="float">
            <text:p>4.402</text:p>
          </table:table-cell>
          <table:table-cell office:value-type="float" office:value="4.555" calcext:value-type="float">
            <text:p>4.555</text:p>
          </table:table-cell>
          <table:table-cell office:value-type="float" office:value="4.52" calcext:value-type="float">
            <text:p>4.5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03" calcext:value-type="float">
            <text:p>4.503</text:p>
          </table:table-cell>
          <table:table-cell office:value-type="float" office:value="4.568" calcext:value-type="float">
            <text:p>4.568</text:p>
          </table:table-cell>
          <table:table-cell office:value-type="float" office:value="4.563" calcext:value-type="float">
            <text:p>4.563</text:p>
          </table:table-cell>
          <table:table-cell office:value-type="float" office:value="4.59" calcext:value-type="float">
            <text:p>4.59</text:p>
          </table:table-cell>
          <table:table-cell office:value-type="float" office:value="4.47" calcext:value-type="float">
            <text:p>4.47</text:p>
          </table:table-cell>
          <table:table-cell office:value-type="float" office:value="4.659" calcext:value-type="float">
            <text:p>4.65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432" calcext:value-type="float">
            <text:p>4.432</text:p>
          </table:table-cell>
          <table:table-cell office:value-type="float" office:value="4.437" calcext:value-type="float">
            <text:p>4.437</text:p>
          </table:table-cell>
          <table:table-cell office:value-type="float" office:value="4.461" calcext:value-type="float">
            <text:p>4.461</text:p>
          </table:table-cell>
          <table:table-cell office:value-type="float" office:value="4.489" calcext:value-type="float">
            <text:p>4.489</text:p>
          </table:table-cell>
          <table:table-cell office:value-type="float" office:value="4.438" calcext:value-type="float">
            <text:p>4.438</text:p>
          </table:table-cell>
          <table:table-cell office:value-type="float" office:value="4.484" calcext:value-type="float">
            <text:p>4.48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12" calcext:value-type="float">
            <text:p>4.412</text:p>
          </table:table-cell>
          <table:table-cell office:value-type="float" office:value="4.411" calcext:value-type="float">
            <text:p>4.411</text:p>
          </table:table-cell>
          <table:table-cell office:value-type="float" office:value="4.473" calcext:value-type="float">
            <text:p>4.473</text:p>
          </table:table-cell>
          <table:table-cell office:value-type="float" office:value="4.4" calcext:value-type="float">
            <text:p>4.4</text:p>
          </table:table-cell>
          <table:table-cell office:value-type="float" office:value="4.394" calcext:value-type="float">
            <text:p>4.394</text:p>
          </table:table-cell>
          <table:table-cell office:value-type="float" office:value="4.577" calcext:value-type="float">
            <text:p>4.57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597" calcext:value-type="float">
            <text:p>4.597</text:p>
          </table:table-cell>
          <table:table-cell office:value-type="float" office:value="4.655" calcext:value-type="float">
            <text:p>4.655</text:p>
          </table:table-cell>
          <table:table-cell office:value-type="float" office:value="4.639" calcext:value-type="float">
            <text:p>4.639</text:p>
          </table:table-cell>
          <table:table-cell office:value-type="float" office:value="4.568" calcext:value-type="float">
            <text:p>4.568</text:p>
          </table:table-cell>
          <table:table-cell office:value-type="float" office:value="4.636" calcext:value-type="float">
            <text:p>4.636</text:p>
          </table:table-cell>
          <table:table-cell office:value-type="float" office:value="4.651" calcext:value-type="float">
            <text:p>4.65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615" calcext:value-type="float">
            <text:p>4.615</text:p>
          </table:table-cell>
          <table:table-cell office:value-type="float" office:value="4.659" calcext:value-type="float">
            <text:p>4.659</text:p>
          </table:table-cell>
          <table:table-cell office:value-type="float" office:value="4.682" calcext:value-type="float">
            <text:p>4.682</text:p>
          </table:table-cell>
          <table:table-cell office:value-type="float" office:value="4.676" calcext:value-type="float">
            <text:p>4.676</text:p>
          </table:table-cell>
          <table:table-cell office:value-type="float" office:value="4.684" calcext:value-type="float">
            <text:p>4.684</text:p>
          </table:table-cell>
          <table:table-cell office:value-type="float" office:value="4.762" calcext:value-type="float">
            <text:p>4.76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691" calcext:value-type="float">
            <text:p>4.691</text:p>
          </table:table-cell>
          <table:table-cell office:value-type="float" office:value="4.693" calcext:value-type="float">
            <text:p>4.693</text:p>
          </table:table-cell>
          <table:table-cell office:value-type="float" office:value="4.752" calcext:value-type="float">
            <text:p>4.752</text:p>
          </table:table-cell>
          <table:table-cell office:value-type="float" office:value="4.676" calcext:value-type="float">
            <text:p>4.676</text:p>
          </table:table-cell>
          <table:table-cell office:value-type="float" office:value="4.783" calcext:value-type="float">
            <text:p>4.783</text:p>
          </table:table-cell>
          <table:table-cell office:value-type="float" office:value="4.782" calcext:value-type="float">
            <text:p>4.78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75" calcext:value-type="float">
            <text:p>4.575</text:p>
          </table:table-cell>
          <table:table-cell office:value-type="float" office:value="4.617" calcext:value-type="float">
            <text:p>4.617</text:p>
          </table:table-cell>
          <table:table-cell office:value-type="float" office:value="4.561" calcext:value-type="float">
            <text:p>4.561</text:p>
          </table:table-cell>
          <table:table-cell office:value-type="float" office:value="4.613" calcext:value-type="float">
            <text:p>4.613</text:p>
          </table:table-cell>
          <table:table-cell office:value-type="float" office:value="4.585" calcext:value-type="float">
            <text:p>4.585</text:p>
          </table:table-cell>
          <table:table-cell office:value-type="float" office:value="4.67" calcext:value-type="float">
            <text:p>4.6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582" calcext:value-type="float">
            <text:p>4.582</text:p>
          </table:table-cell>
          <table:table-cell office:value-type="float" office:value="4.641" calcext:value-type="float">
            <text:p>4.641</text:p>
          </table:table-cell>
          <table:table-cell office:value-type="float" office:value="4.649" calcext:value-type="float">
            <text:p>4.649</text:p>
          </table:table-cell>
          <table:table-cell office:value-type="float" office:value="4.642" calcext:value-type="float">
            <text:p>4.642</text:p>
          </table:table-cell>
          <table:table-cell office:value-type="float" office:value="4.621" calcext:value-type="float">
            <text:p>4.621</text:p>
          </table:table-cell>
          <table:table-cell office:value-type="float" office:value="4.615" calcext:value-type="float">
            <text:p>4.61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92" calcext:value-type="float">
            <text:p>4.492</text:p>
          </table:table-cell>
          <table:table-cell office:value-type="float" office:value="4.521" calcext:value-type="float">
            <text:p>4.521</text:p>
          </table:table-cell>
          <table:table-cell office:value-type="float" office:value="4.54" calcext:value-type="float">
            <text:p>4.54</text:p>
          </table:table-cell>
          <table:table-cell office:value-type="float" office:value="4.47" calcext:value-type="float">
            <text:p>4.47</text:p>
          </table:table-cell>
          <table:table-cell office:value-type="float" office:value="4.509" calcext:value-type="float">
            <text:p>4.509</text:p>
          </table:table-cell>
          <table:table-cell office:value-type="float" office:value="4.521" calcext:value-type="float">
            <text:p>4.52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521" calcext:value-type="float">
            <text:p>4.521</text:p>
          </table:table-cell>
          <table:table-cell office:value-type="float" office:value="4.569" calcext:value-type="float">
            <text:p>4.569</text:p>
          </table:table-cell>
          <table:table-cell office:value-type="float" office:value="4.506" calcext:value-type="float">
            <text:p>4.506</text:p>
          </table:table-cell>
          <table:table-cell office:value-type="float" office:value="4.47" calcext:value-type="float">
            <text:p>4.47</text:p>
          </table:table-cell>
          <table:table-cell office:value-type="float" office:value="4.554" calcext:value-type="float">
            <text:p>4.554</text:p>
          </table:table-cell>
          <table:table-cell office:value-type="float" office:value="4.671" calcext:value-type="float">
            <text:p>4.67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498" calcext:value-type="float">
            <text:p>4.498</text:p>
          </table:table-cell>
          <table:table-cell office:value-type="float" office:value="4.553" calcext:value-type="float">
            <text:p>4.553</text:p>
          </table:table-cell>
          <table:table-cell office:value-type="float" office:value="4.559" calcext:value-type="float">
            <text:p>4.559</text:p>
          </table:table-cell>
          <table:table-cell office:value-type="float" office:value="4.508" calcext:value-type="float">
            <text:p>4.508</text:p>
          </table:table-cell>
          <table:table-cell office:value-type="float" office:value="4.541" calcext:value-type="float">
            <text:p>4.541</text:p>
          </table:table-cell>
          <table:table-cell office:value-type="float" office:value="4.608" calcext:value-type="float">
            <text:p>4.60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482" calcext:value-type="float">
            <text:p>4.482</text:p>
          </table:table-cell>
          <table:table-cell office:value-type="float" office:value="4.495" calcext:value-type="float">
            <text:p>4.495</text:p>
          </table:table-cell>
          <table:table-cell office:value-type="float" office:value="4.511" calcext:value-type="float">
            <text:p>4.511</text:p>
          </table:table-cell>
          <table:table-cell office:value-type="float" office:value="4.513" calcext:value-type="float">
            <text:p>4.513</text:p>
          </table:table-cell>
          <table:table-cell office:value-type="float" office:value="4.529" calcext:value-type="float">
            <text:p>4.529</text:p>
          </table:table-cell>
          <table:table-cell office:value-type="float" office:value="4.519" calcext:value-type="float">
            <text:p>4.51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688" calcext:value-type="float">
            <text:p>4.688</text:p>
          </table:table-cell>
          <table:table-cell office:value-type="float" office:value="4.718" calcext:value-type="float">
            <text:p>4.718</text:p>
          </table:table-cell>
          <table:table-cell office:value-type="float" office:value="4.729" calcext:value-type="float">
            <text:p>4.729</text:p>
          </table:table-cell>
          <table:table-cell office:value-type="float" office:value="4.675" calcext:value-type="float">
            <text:p>4.675</text:p>
          </table:table-cell>
          <table:table-cell office:value-type="float" office:value="4.746" calcext:value-type="float">
            <text:p>4.746</text:p>
          </table:table-cell>
          <table:table-cell office:value-type="float" office:value="4.844" calcext:value-type="float">
            <text:p>4.84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579" calcext:value-type="float">
            <text:p>4.579</text:p>
          </table:table-cell>
          <table:table-cell office:value-type="float" office:value="4.605" calcext:value-type="float">
            <text:p>4.605</text:p>
          </table:table-cell>
          <table:table-cell office:value-type="float" office:value="4.636" calcext:value-type="float">
            <text:p>4.636</text:p>
          </table:table-cell>
          <table:table-cell office:value-type="float" office:value="4.554" calcext:value-type="float">
            <text:p>4.554</text:p>
          </table:table-cell>
          <table:table-cell office:value-type="float" office:value="4.653" calcext:value-type="float">
            <text:p>4.653</text:p>
          </table:table-cell>
          <table:table-cell office:value-type="float" office:value="4.714" calcext:value-type="float">
            <text:p>4.71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476" calcext:value-type="float">
            <text:p>4.476</text:p>
          </table:table-cell>
          <table:table-cell office:value-type="float" office:value="4.5" calcext:value-type="float">
            <text:p>4.5</text:p>
          </table:table-cell>
          <table:table-cell office:value-type="float" office:value="4.517" calcext:value-type="float">
            <text:p>4.517</text:p>
          </table:table-cell>
          <table:table-cell office:value-type="float" office:value="4.51" calcext:value-type="float">
            <text:p>4.51</text:p>
          </table:table-cell>
          <table:table-cell office:value-type="float" office:value="4.532" calcext:value-type="float">
            <text:p>4.532</text:p>
          </table:table-cell>
          <table:table-cell office:value-type="float" office:value="4.583" calcext:value-type="float">
            <text:p>4.583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477" calcext:value-type="float">
            <text:p>4.477</text:p>
          </table:table-cell>
          <table:table-cell office:value-type="float" office:value="4.525" calcext:value-type="float">
            <text:p>4.525</text:p>
          </table:table-cell>
          <table:table-cell office:value-type="float" office:value="4.553" calcext:value-type="float">
            <text:p>4.553</text:p>
          </table:table-cell>
          <table:table-cell office:value-type="float" office:value="4.5" calcext:value-type="float">
            <text:p>4.5</text:p>
          </table:table-cell>
          <table:table-cell office:value-type="float" office:value="4.588" calcext:value-type="float">
            <text:p>4.588</text:p>
          </table:table-cell>
          <table:table-cell office:value-type="float" office:value="4.57" calcext:value-type="float">
            <text:p>4.57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17" calcext:value-type="float">
            <text:p>4.717</text:p>
          </table:table-cell>
          <table:table-cell office:value-type="float" office:value="4.694" calcext:value-type="float">
            <text:p>4.694</text:p>
          </table:table-cell>
          <table:table-cell office:value-type="float" office:value="4.772" calcext:value-type="float">
            <text:p>4.772</text:p>
          </table:table-cell>
          <table:table-cell office:value-type="float" office:value="4.69" calcext:value-type="float">
            <text:p>4.69</text:p>
          </table:table-cell>
          <table:table-cell office:value-type="float" office:value="4.693" calcext:value-type="float">
            <text:p>4.693</text:p>
          </table:table-cell>
          <table:table-cell office:value-type="float" office:value="4.878" calcext:value-type="float">
            <text:p>4.87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578" calcext:value-type="float">
            <text:p>4.578</text:p>
          </table:table-cell>
          <table:table-cell office:value-type="float" office:value="4.568" calcext:value-type="float">
            <text:p>4.568</text:p>
          </table:table-cell>
          <table:table-cell office:value-type="float" office:value="4.611" calcext:value-type="float">
            <text:p>4.611</text:p>
          </table:table-cell>
          <table:table-cell office:value-type="float" office:value="4.541" calcext:value-type="float">
            <text:p>4.541</text:p>
          </table:table-cell>
          <table:table-cell office:value-type="float" office:value="4.572" calcext:value-type="float">
            <text:p>4.572</text:p>
          </table:table-cell>
          <table:table-cell office:value-type="float" office:value="4.69" calcext:value-type="float">
            <text:p>4.6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632" calcext:value-type="float">
            <text:p>4.632</text:p>
          </table:table-cell>
          <table:table-cell office:value-type="float" office:value="4.669" calcext:value-type="float">
            <text:p>4.669</text:p>
          </table:table-cell>
          <table:table-cell office:value-type="float" office:value="4.636" calcext:value-type="float">
            <text:p>4.636</text:p>
          </table:table-cell>
          <table:table-cell office:value-type="float" office:value="4.691" calcext:value-type="float">
            <text:p>4.691</text:p>
          </table:table-cell>
          <table:table-cell office:value-type="float" office:value="4.716" calcext:value-type="float">
            <text:p>4.716</text:p>
          </table:table-cell>
          <table:table-cell office:value-type="float" office:value="4.723" calcext:value-type="float">
            <text:p>4.72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555" calcext:value-type="float">
            <text:p>4.555</text:p>
          </table:table-cell>
          <table:table-cell office:value-type="float" office:value="4.508" calcext:value-type="float">
            <text:p>4.508</text:p>
          </table:table-cell>
          <table:table-cell office:value-type="float" office:value="4.561" calcext:value-type="float">
            <text:p>4.561</text:p>
          </table:table-cell>
          <table:table-cell office:value-type="float" office:value="4.554" calcext:value-type="float">
            <text:p>4.554</text:p>
          </table:table-cell>
          <table:table-cell office:value-type="float" office:value="4.539" calcext:value-type="float">
            <text:p>4.539</text:p>
          </table:table-cell>
          <table:table-cell office:value-type="float" office:value="4.566" calcext:value-type="float">
            <text:p>4.56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535" calcext:value-type="float">
            <text:p>4.535</text:p>
          </table:table-cell>
          <table:table-cell office:value-type="float" office:value="4.602" calcext:value-type="float">
            <text:p>4.602</text:p>
          </table:table-cell>
          <table:table-cell office:value-type="float" office:value="4.507" calcext:value-type="float">
            <text:p>4.507</text:p>
          </table:table-cell>
          <table:table-cell office:value-type="float" office:value="4.471" calcext:value-type="float">
            <text:p>4.471</text:p>
          </table:table-cell>
          <table:table-cell office:value-type="float" office:value="4.565" calcext:value-type="float">
            <text:p>4.565</text:p>
          </table:table-cell>
          <table:table-cell office:value-type="float" office:value="4.702" calcext:value-type="float">
            <text:p>4.70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445" calcext:value-type="float">
            <text:p>4.445</text:p>
          </table:table-cell>
          <table:table-cell office:value-type="float" office:value="4.468" calcext:value-type="float">
            <text:p>4.468</text:p>
          </table:table-cell>
          <table:table-cell office:value-type="float" office:value="4.45" calcext:value-type="float">
            <text:p>4.45</text:p>
          </table:table-cell>
          <table:table-cell office:value-type="float" office:value="4.419" calcext:value-type="float">
            <text:p>4.419</text:p>
          </table:table-cell>
          <table:table-cell office:value-type="float" office:value="4.514" calcext:value-type="float">
            <text:p>4.514</text:p>
          </table:table-cell>
          <table:table-cell office:value-type="float" office:value="4.636" calcext:value-type="float">
            <text:p>4.63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429" calcext:value-type="float">
            <text:p>4.429</text:p>
          </table:table-cell>
          <table:table-cell office:value-type="float" office:value="4.438" calcext:value-type="float">
            <text:p>4.438</text:p>
          </table:table-cell>
          <table:table-cell office:value-type="float" office:value="4.488" calcext:value-type="float">
            <text:p>4.488</text:p>
          </table:table-cell>
          <table:table-cell office:value-type="float" office:value="4.404" calcext:value-type="float">
            <text:p>4.404</text:p>
          </table:table-cell>
          <table:table-cell office:value-type="float" office:value="4.45" calcext:value-type="float">
            <text:p>4.45</text:p>
          </table:table-cell>
          <table:table-cell office:value-type="float" office:value="4.604" calcext:value-type="float">
            <text:p>4.604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48" calcext:value-type="float">
            <text:p>4.48</text:p>
          </table:table-cell>
          <table:table-cell office:value-type="float" office:value="4.445" calcext:value-type="float">
            <text:p>4.445</text:p>
          </table:table-cell>
          <table:table-cell office:value-type="float" office:value="4.442" calcext:value-type="float">
            <text:p>4.442</text:p>
          </table:table-cell>
          <table:table-cell office:value-type="float" office:value="4.441" calcext:value-type="float">
            <text:p>4.441</text:p>
          </table:table-cell>
          <table:table-cell office:value-type="float" office:value="4.509" calcext:value-type="float">
            <text:p>4.509</text:p>
          </table:table-cell>
          <table:table-cell office:value-type="float" office:value="4.646" calcext:value-type="float">
            <text:p>4.64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749" calcext:value-type="float">
            <text:p>4.749</text:p>
          </table:table-cell>
          <table:table-cell office:value-type="float" office:value="4.69" calcext:value-type="float">
            <text:p>4.69</text:p>
          </table:table-cell>
          <table:table-cell office:value-type="float" office:value="4.697" calcext:value-type="float">
            <text:p>4.697</text:p>
          </table:table-cell>
          <table:table-cell office:value-type="float" office:value="4.787" calcext:value-type="float">
            <text:p>4.787</text:p>
          </table:table-cell>
          <table:table-cell office:value-type="float" office:value="4.798" calcext:value-type="float">
            <text:p>4.798</text:p>
          </table:table-cell>
          <table:table-cell office:value-type="float" office:value="5.005" calcext:value-type="float">
            <text:p>5.00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06" calcext:value-type="float">
            <text:p>4.606</text:p>
          </table:table-cell>
          <table:table-cell office:value-type="float" office:value="4.629" calcext:value-type="float">
            <text:p>4.629</text:p>
          </table:table-cell>
          <table:table-cell office:value-type="float" office:value="4.563" calcext:value-type="float">
            <text:p>4.563</text:p>
          </table:table-cell>
          <table:table-cell office:value-type="float" office:value="4.591" calcext:value-type="float">
            <text:p>4.591</text:p>
          </table:table-cell>
          <table:table-cell office:value-type="float" office:value="4.625" calcext:value-type="float">
            <text:p>4.625</text:p>
          </table:table-cell>
          <table:table-cell office:value-type="float" office:value="4.684" calcext:value-type="float">
            <text:p>4.68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25" calcext:value-type="float">
            <text:p>4.625</text:p>
          </table:table-cell>
          <table:table-cell office:value-type="float" office:value="4.676" calcext:value-type="float">
            <text:p>4.676</text:p>
          </table:table-cell>
          <table:table-cell office:value-type="float" office:value="4.653" calcext:value-type="float">
            <text:p>4.653</text:p>
          </table:table-cell>
          <table:table-cell office:value-type="float" office:value="4.72" calcext:value-type="float">
            <text:p>4.72</text:p>
          </table:table-cell>
          <table:table-cell office:value-type="float" office:value="4.656" calcext:value-type="float">
            <text:p>4.656</text:p>
          </table:table-cell>
          <table:table-cell office:value-type="float" office:value="4.785" calcext:value-type="float">
            <text:p>4.78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637" calcext:value-type="float">
            <text:p>4.637</text:p>
          </table:table-cell>
          <table:table-cell office:value-type="float" office:value="4.722" calcext:value-type="float">
            <text:p>4.722</text:p>
          </table:table-cell>
          <table:table-cell office:value-type="float" office:value="4.654" calcext:value-type="float">
            <text:p>4.654</text:p>
          </table:table-cell>
          <table:table-cell office:value-type="float" office:value="4.751" calcext:value-type="float">
            <text:p>4.751</text:p>
          </table:table-cell>
          <table:table-cell office:value-type="float" office:value="4.717" calcext:value-type="float">
            <text:p>4.717</text:p>
          </table:table-cell>
          <table:table-cell office:value-type="float" office:value="4.754" calcext:value-type="float">
            <text:p>4.754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54" calcext:value-type="float">
            <text:p>4.554</text:p>
          </table:table-cell>
          <table:table-cell office:value-type="float" office:value="4.622" calcext:value-type="float">
            <text:p>4.622</text:p>
          </table:table-cell>
          <table:table-cell office:value-type="float" office:value="4.636" calcext:value-type="float">
            <text:p>4.636</text:p>
          </table:table-cell>
          <table:table-cell office:value-type="float" office:value="4.54" calcext:value-type="float">
            <text:p>4.54</text:p>
          </table:table-cell>
          <table:table-cell office:value-type="float" office:value="4.607" calcext:value-type="float">
            <text:p>4.607</text:p>
          </table:table-cell>
          <table:table-cell office:value-type="float" office:value="4.739" calcext:value-type="float">
            <text:p>4.73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91" calcext:value-type="float">
            <text:p>4.591</text:p>
          </table:table-cell>
          <table:table-cell office:value-type="float" office:value="4.65" calcext:value-type="float">
            <text:p>4.65</text:p>
          </table:table-cell>
          <table:table-cell office:value-type="float" office:value="4.652" calcext:value-type="float">
            <text:p>4.652</text:p>
          </table:table-cell>
          <table:table-cell office:value-type="float" office:value="4.58" calcext:value-type="float">
            <text:p>4.58</text:p>
          </table:table-cell>
          <table:table-cell office:value-type="float" office:value="4.627" calcext:value-type="float">
            <text:p>4.627</text:p>
          </table:table-cell>
          <table:table-cell office:value-type="float" office:value="4.754" calcext:value-type="float">
            <text:p>4.75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45" calcext:value-type="float">
            <text:p>4.545</text:p>
          </table:table-cell>
          <table:table-cell office:value-type="float" office:value="4.515" calcext:value-type="float">
            <text:p>4.515</text:p>
          </table:table-cell>
          <table:table-cell office:value-type="float" office:value="4.6" calcext:value-type="float">
            <text:p>4.6</text:p>
          </table:table-cell>
          <table:table-cell office:value-type="float" office:value="4.609" calcext:value-type="float">
            <text:p>4.609</text:p>
          </table:table-cell>
          <table:table-cell office:value-type="float" office:value="4.566" calcext:value-type="float">
            <text:p>4.566</text:p>
          </table:table-cell>
          <table:table-cell office:value-type="float" office:value="4.598" calcext:value-type="float">
            <text:p>4.598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682" calcext:value-type="float">
            <text:p>4.682</text:p>
          </table:table-cell>
          <table:table-cell office:value-type="float" office:value="4.633" calcext:value-type="float">
            <text:p>4.633</text:p>
          </table:table-cell>
          <table:table-cell office:value-type="float" office:value="4.704" calcext:value-type="float">
            <text:p>4.704</text:p>
          </table:table-cell>
          <table:table-cell office:value-type="float" office:value="4.567" calcext:value-type="float">
            <text:p>4.567</text:p>
          </table:table-cell>
          <table:table-cell office:value-type="float" office:value="4.709" calcext:value-type="float">
            <text:p>4.709</text:p>
          </table:table-cell>
          <table:table-cell office:value-type="float" office:value="4.758" calcext:value-type="float">
            <text:p>4.758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58" calcext:value-type="float">
            <text:p>4.558</text:p>
          </table:table-cell>
          <table:table-cell office:value-type="float" office:value="4.519" calcext:value-type="float">
            <text:p>4.519</text:p>
          </table:table-cell>
          <table:table-cell table:number-columns-repeated="2" office:value-type="float" office:value="4.579" calcext:value-type="float">
            <text:p>4.579</text:p>
          </table:table-cell>
          <table:table-cell office:value-type="float" office:value="4.552" calcext:value-type="float">
            <text:p>4.552</text:p>
          </table:table-cell>
          <table:table-cell office:value-type="float" office:value="4.716" calcext:value-type="float">
            <text:p>4.716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41" calcext:value-type="float">
            <text:p>4.541</text:p>
          </table:table-cell>
          <table:table-cell office:value-type="float" office:value="4.542" calcext:value-type="float">
            <text:p>4.542</text:p>
          </table:table-cell>
          <table:table-cell office:value-type="float" office:value="4.576" calcext:value-type="float">
            <text:p>4.576</text:p>
          </table:table-cell>
          <table:table-cell office:value-type="float" office:value="4.484" calcext:value-type="float">
            <text:p>4.484</text:p>
          </table:table-cell>
          <table:table-cell office:value-type="float" office:value="4.553" calcext:value-type="float">
            <text:p>4.553</text:p>
          </table:table-cell>
          <table:table-cell office:value-type="float" office:value="4.681" calcext:value-type="float">
            <text:p>4.68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35" calcext:value-type="float">
            <text:p>4.435</text:p>
          </table:table-cell>
          <table:table-cell office:value-type="float" office:value="4.516" calcext:value-type="float">
            <text:p>4.516</text:p>
          </table:table-cell>
          <table:table-cell office:value-type="float" office:value="4.543" calcext:value-type="float">
            <text:p>4.543</text:p>
          </table:table-cell>
          <table:table-cell office:value-type="float" office:value="4.457" calcext:value-type="float">
            <text:p>4.457</text:p>
          </table:table-cell>
          <table:table-cell office:value-type="float" office:value="4.495" calcext:value-type="float">
            <text:p>4.495</text:p>
          </table:table-cell>
          <table:table-cell office:value-type="float" office:value="4.548" calcext:value-type="float">
            <text:p>4.54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3" calcext:value-type="float">
            <text:p>4.473</text:p>
          </table:table-cell>
          <table:table-cell office:value-type="float" office:value="4.521" calcext:value-type="float">
            <text:p>4.521</text:p>
          </table:table-cell>
          <table:table-cell office:value-type="float" office:value="4.486" calcext:value-type="float">
            <text:p>4.486</text:p>
          </table:table-cell>
          <table:table-cell office:value-type="float" office:value="4.466" calcext:value-type="float">
            <text:p>4.466</text:p>
          </table:table-cell>
          <table:table-cell office:value-type="float" office:value="4.528" calcext:value-type="float">
            <text:p>4.528</text:p>
          </table:table-cell>
          <table:table-cell office:value-type="float" office:value="4.647" calcext:value-type="float">
            <text:p>4.64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64" calcext:value-type="float">
            <text:p>4.64</text:p>
          </table:table-cell>
          <table:table-cell office:value-type="float" office:value="4.644" calcext:value-type="float">
            <text:p>4.644</text:p>
          </table:table-cell>
          <table:table-cell office:value-type="float" office:value="4.698" calcext:value-type="float">
            <text:p>4.698</text:p>
          </table:table-cell>
          <table:table-cell office:value-type="float" office:value="4.686" calcext:value-type="float">
            <text:p>4.686</text:p>
          </table:table-cell>
          <table:table-cell office:value-type="float" office:value="4.673" calcext:value-type="float">
            <text:p>4.673</text:p>
          </table:table-cell>
          <table:table-cell office:value-type="float" office:value="4.7" calcext:value-type="float">
            <text:p>4.7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568" calcext:value-type="float">
            <text:p>4.568</text:p>
          </table:table-cell>
          <table:table-cell office:value-type="float" office:value="4.647" calcext:value-type="float">
            <text:p>4.647</text:p>
          </table:table-cell>
          <table:table-cell office:value-type="float" office:value="4.681" calcext:value-type="float">
            <text:p>4.681</text:p>
          </table:table-cell>
          <table:table-cell office:value-type="float" office:value="4.671" calcext:value-type="float">
            <text:p>4.671</text:p>
          </table:table-cell>
          <table:table-cell office:value-type="float" office:value="4.66" calcext:value-type="float">
            <text:p>4.66</text:p>
          </table:table-cell>
          <table:table-cell office:value-type="float" office:value="4.679" calcext:value-type="float">
            <text:p>4.67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99" calcext:value-type="float">
            <text:p>4.599</text:p>
          </table:table-cell>
          <table:table-cell office:value-type="float" office:value="4.619" calcext:value-type="float">
            <text:p>4.619</text:p>
          </table:table-cell>
          <table:table-cell office:value-type="float" office:value="4.555" calcext:value-type="float">
            <text:p>4.555</text:p>
          </table:table-cell>
          <table:table-cell office:value-type="float" office:value="4.589" calcext:value-type="float">
            <text:p>4.589</text:p>
          </table:table-cell>
          <table:table-cell office:value-type="float" office:value="4.616" calcext:value-type="float">
            <text:p>4.616</text:p>
          </table:table-cell>
          <table:table-cell office:value-type="float" office:value="4.634" calcext:value-type="float">
            <text:p>4.63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391" calcext:value-type="float">
            <text:p>4.391</text:p>
          </table:table-cell>
          <table:table-cell office:value-type="float" office:value="4.324" calcext:value-type="float">
            <text:p>4.324</text:p>
          </table:table-cell>
          <table:table-cell office:value-type="float" office:value="4.42" calcext:value-type="float">
            <text:p>4.42</text:p>
          </table:table-cell>
          <table:table-cell office:value-type="float" office:value="4.419" calcext:value-type="float">
            <text:p>4.419</text:p>
          </table:table-cell>
          <table:table-cell office:value-type="float" office:value="4.425" calcext:value-type="float">
            <text:p>4.425</text:p>
          </table:table-cell>
          <table:table-cell office:value-type="float" office:value="4.421" calcext:value-type="float">
            <text:p>4.42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office:value-type="float" office:value="4.42" calcext:value-type="float">
            <text:p>4.42</text:p>
          </table:table-cell>
          <table:table-cell office:value-type="float" office:value="4.435" calcext:value-type="float">
            <text:p>4.435</text:p>
          </table:table-cell>
          <table:table-cell office:value-type="float" office:value="4.361" calcext:value-type="float">
            <text:p>4.361</text:p>
          </table:table-cell>
          <table:table-cell office:value-type="float" office:value="4.433" calcext:value-type="float">
            <text:p>4.433</text:p>
          </table:table-cell>
          <table:table-cell office:value-type="float" office:value="4.461" calcext:value-type="float">
            <text:p>4.461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436" calcext:value-type="float">
            <text:p>4.436</text:p>
          </table:table-cell>
          <table:table-cell office:value-type="float" office:value="4.466" calcext:value-type="float">
            <text:p>4.466</text:p>
          </table:table-cell>
          <table:table-cell office:value-type="float" office:value="4.483" calcext:value-type="float">
            <text:p>4.483</text:p>
          </table:table-cell>
          <table:table-cell office:value-type="float" office:value="4.405" calcext:value-type="float">
            <text:p>4.405</text:p>
          </table:table-cell>
          <table:table-cell office:value-type="float" office:value="4.474" calcext:value-type="float">
            <text:p>4.474</text:p>
          </table:table-cell>
          <table:table-cell office:value-type="float" office:value="4.519" calcext:value-type="float">
            <text:p>4.51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516" calcext:value-type="float">
            <text:p>4.516</text:p>
          </table:table-cell>
          <table:table-cell office:value-type="float" office:value="4.564" calcext:value-type="float">
            <text:p>4.564</text:p>
          </table:table-cell>
          <table:table-cell office:value-type="float" office:value="4.484" calcext:value-type="float">
            <text:p>4.484</text:p>
          </table:table-cell>
          <table:table-cell office:value-type="float" office:value="4.492" calcext:value-type="float">
            <text:p>4.492</text:p>
          </table:table-cell>
          <table:table-cell office:value-type="float" office:value="4.553" calcext:value-type="float">
            <text:p>4.553</text:p>
          </table:table-cell>
          <table:table-cell office:value-type="float" office:value="4.576" calcext:value-type="float">
            <text:p>4.576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647" calcext:value-type="float">
            <text:p>4.647</text:p>
          </table:table-cell>
          <table:table-cell office:value-type="float" office:value="4.668" calcext:value-type="float">
            <text:p>4.668</text:p>
          </table:table-cell>
          <table:table-cell office:value-type="float" office:value="4.648" calcext:value-type="float">
            <text:p>4.648</text:p>
          </table:table-cell>
          <table:table-cell office:value-type="float" office:value="4.674" calcext:value-type="float">
            <text:p>4.674</text:p>
          </table:table-cell>
          <table:table-cell office:value-type="float" office:value="4.719" calcext:value-type="float">
            <text:p>4.719</text:p>
          </table:table-cell>
          <table:table-cell office:value-type="float" office:value="4.806" calcext:value-type="float">
            <text:p>4.80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684" calcext:value-type="float">
            <text:p>4.684</text:p>
          </table:table-cell>
          <table:table-cell office:value-type="float" office:value="4.72" calcext:value-type="float">
            <text:p>4.72</text:p>
          </table:table-cell>
          <table:table-cell office:value-type="float" office:value="4.682" calcext:value-type="float">
            <text:p>4.682</text:p>
          </table:table-cell>
          <table:table-cell office:value-type="float" office:value="4.629" calcext:value-type="float">
            <text:p>4.629</text:p>
          </table:table-cell>
          <table:table-cell office:value-type="float" office:value="4.691" calcext:value-type="float">
            <text:p>4.691</text:p>
          </table:table-cell>
          <table:table-cell office:value-type="float" office:value="4.835" calcext:value-type="float">
            <text:p>4.83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593" calcext:value-type="float">
            <text:p>4.593</text:p>
          </table:table-cell>
          <table:table-cell office:value-type="float" office:value="4.697" calcext:value-type="float">
            <text:p>4.697</text:p>
          </table:table-cell>
          <table:table-cell office:value-type="float" office:value="4.7" calcext:value-type="float">
            <text:p>4.7</text:p>
          </table:table-cell>
          <table:table-cell office:value-type="float" office:value="4.643" calcext:value-type="float">
            <text:p>4.643</text:p>
          </table:table-cell>
          <table:table-cell office:value-type="float" office:value="4.631" calcext:value-type="float">
            <text:p>4.631</text:p>
          </table:table-cell>
          <table:table-cell office:value-type="float" office:value="4.711" calcext:value-type="float">
            <text:p>4.71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574" calcext:value-type="float">
            <text:p>4.574</text:p>
          </table:table-cell>
          <table:table-cell office:value-type="float" office:value="4.627" calcext:value-type="float">
            <text:p>4.627</text:p>
          </table:table-cell>
          <table:table-cell office:value-type="float" office:value="4.639" calcext:value-type="float">
            <text:p>4.639</text:p>
          </table:table-cell>
          <table:table-cell office:value-type="float" office:value="4.666" calcext:value-type="float">
            <text:p>4.666</text:p>
          </table:table-cell>
          <table:table-cell office:value-type="float" office:value="4.627" calcext:value-type="float">
            <text:p>4.627</text:p>
          </table:table-cell>
          <table:table-cell office:value-type="float" office:value="4.695" calcext:value-type="float">
            <text:p>4.695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488" calcext:value-type="float">
            <text:p>4.488</text:p>
          </table:table-cell>
          <table:table-cell office:value-type="float" office:value="4.584" calcext:value-type="float">
            <text:p>4.584</text:p>
          </table:table-cell>
          <table:table-cell office:value-type="float" office:value="4.567" calcext:value-type="float">
            <text:p>4.567</text:p>
          </table:table-cell>
          <table:table-cell office:value-type="float" office:value="4.575" calcext:value-type="float">
            <text:p>4.575</text:p>
          </table:table-cell>
          <table:table-cell office:value-type="float" office:value="4.55" calcext:value-type="float">
            <text:p>4.55</text:p>
          </table:table-cell>
          <table:table-cell office:value-type="float" office:value="4.72" calcext:value-type="float">
            <text:p>4.7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608" calcext:value-type="float">
            <text:p>4.608</text:p>
          </table:table-cell>
          <table:table-cell office:value-type="float" office:value="4.731" calcext:value-type="float">
            <text:p>4.731</text:p>
          </table:table-cell>
          <table:table-cell office:value-type="float" office:value="4.704" calcext:value-type="float">
            <text:p>4.704</text:p>
          </table:table-cell>
          <table:table-cell office:value-type="float" office:value="4.712" calcext:value-type="float">
            <text:p>4.712</text:p>
          </table:table-cell>
          <table:table-cell office:value-type="float" office:value="4.756" calcext:value-type="float">
            <text:p>4.756</text:p>
          </table:table-cell>
          <table:table-cell office:value-type="float" office:value="4.907" calcext:value-type="float">
            <text:p>4.907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725" calcext:value-type="float">
            <text:p>4.725</text:p>
          </table:table-cell>
          <table:table-cell office:value-type="float" office:value="4.794" calcext:value-type="float">
            <text:p>4.794</text:p>
          </table:table-cell>
          <table:table-cell office:value-type="float" office:value="4.765" calcext:value-type="float">
            <text:p>4.765</text:p>
          </table:table-cell>
          <table:table-cell office:value-type="float" office:value="4.735" calcext:value-type="float">
            <text:p>4.735</text:p>
          </table:table-cell>
          <table:table-cell office:value-type="float" office:value="4.782" calcext:value-type="float">
            <text:p>4.782</text:p>
          </table:table-cell>
          <table:table-cell office:value-type="float" office:value="4.888" calcext:value-type="float">
            <text:p>4.88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682" calcext:value-type="float">
            <text:p>4.682</text:p>
          </table:table-cell>
          <table:table-cell office:value-type="float" office:value="4.626" calcext:value-type="float">
            <text:p>4.626</text:p>
          </table:table-cell>
          <table:table-cell office:value-type="float" office:value="4.698" calcext:value-type="float">
            <text:p>4.698</text:p>
          </table:table-cell>
          <table:table-cell office:value-type="float" office:value="4.633" calcext:value-type="float">
            <text:p>4.633</text:p>
          </table:table-cell>
          <table:table-cell office:value-type="float" office:value="4.704" calcext:value-type="float">
            <text:p>4.704</text:p>
          </table:table-cell>
          <table:table-cell office:value-type="float" office:value="4.717" calcext:value-type="float">
            <text:p>4.717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666" calcext:value-type="float">
            <text:p>4.666</text:p>
          </table:table-cell>
          <table:table-cell office:value-type="float" office:value="4.698" calcext:value-type="float">
            <text:p>4.698</text:p>
          </table:table-cell>
          <table:table-cell office:value-type="float" office:value="4.729" calcext:value-type="float">
            <text:p>4.729</text:p>
          </table:table-cell>
          <table:table-cell office:value-type="float" office:value="4.765" calcext:value-type="float">
            <text:p>4.765</text:p>
          </table:table-cell>
          <table:table-cell office:value-type="float" office:value="4.668" calcext:value-type="float">
            <text:p>4.668</text:p>
          </table:table-cell>
          <table:table-cell office:value-type="float" office:value="4.812" calcext:value-type="float">
            <text:p>4.81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786" calcext:value-type="float">
            <text:p>4.786</text:p>
          </table:table-cell>
          <table:table-cell office:value-type="float" office:value="4.797" calcext:value-type="float">
            <text:p>4.797</text:p>
          </table:table-cell>
          <table:table-cell office:value-type="float" office:value="4.821" calcext:value-type="float">
            <text:p>4.821</text:p>
          </table:table-cell>
          <table:table-cell office:value-type="float" office:value="4.837" calcext:value-type="float">
            <text:p>4.837</text:p>
          </table:table-cell>
          <table:table-cell office:value-type="float" office:value="4.774" calcext:value-type="float">
            <text:p>4.774</text:p>
          </table:table-cell>
          <table:table-cell office:value-type="float" office:value="4.88" calcext:value-type="float">
            <text:p>4.88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608" calcext:value-type="float">
            <text:p>4.608</text:p>
          </table:table-cell>
          <table:table-cell office:value-type="float" office:value="4.576" calcext:value-type="float">
            <text:p>4.576</text:p>
          </table:table-cell>
          <table:table-cell office:value-type="float" office:value="4.654" calcext:value-type="float">
            <text:p>4.654</text:p>
          </table:table-cell>
          <table:table-cell office:value-type="float" office:value="4.636" calcext:value-type="float">
            <text:p>4.636</text:p>
          </table:table-cell>
          <table:table-cell office:value-type="float" office:value="4.613" calcext:value-type="float">
            <text:p>4.613</text:p>
          </table:table-cell>
          <table:table-cell office:value-type="float" office:value="4.667" calcext:value-type="float">
            <text:p>4.667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519" calcext:value-type="float">
            <text:p>4.519</text:p>
          </table:table-cell>
          <table:table-cell office:value-type="float" office:value="4.581" calcext:value-type="float">
            <text:p>4.581</text:p>
          </table:table-cell>
          <table:table-cell office:value-type="float" office:value="4.594" calcext:value-type="float">
            <text:p>4.594</text:p>
          </table:table-cell>
          <table:table-cell office:value-type="float" office:value="4.628" calcext:value-type="float">
            <text:p>4.628</text:p>
          </table:table-cell>
          <table:table-cell office:value-type="float" office:value="4.568" calcext:value-type="float">
            <text:p>4.568</text:p>
          </table:table-cell>
          <table:table-cell office:value-type="float" office:value="4.598" calcext:value-type="float">
            <text:p>4.598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676" calcext:value-type="float">
            <text:p>4.676</text:p>
          </table:table-cell>
          <table:table-cell office:value-type="float" office:value="4.665" calcext:value-type="float">
            <text:p>4.665</text:p>
          </table:table-cell>
          <table:table-cell office:value-type="float" office:value="4.709" calcext:value-type="float">
            <text:p>4.709</text:p>
          </table:table-cell>
          <table:table-cell office:value-type="float" office:value="4.675" calcext:value-type="float">
            <text:p>4.675</text:p>
          </table:table-cell>
          <table:table-cell office:value-type="float" office:value="4.736" calcext:value-type="float">
            <text:p>4.736</text:p>
          </table:table-cell>
          <table:table-cell office:value-type="float" office:value="4.711" calcext:value-type="float">
            <text:p>4.71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79" calcext:value-type="float">
            <text:p>4.79</text:p>
          </table:table-cell>
          <table:table-cell office:value-type="float" office:value="4.85" calcext:value-type="float">
            <text:p>4.85</text:p>
          </table:table-cell>
          <table:table-cell office:value-type="float" office:value="4.855" calcext:value-type="float">
            <text:p>4.855</text:p>
          </table:table-cell>
          <table:table-cell office:value-type="float" office:value="4.776" calcext:value-type="float">
            <text:p>4.776</text:p>
          </table:table-cell>
          <table:table-cell office:value-type="float" office:value="4.844" calcext:value-type="float">
            <text:p>4.844</text:p>
          </table:table-cell>
          <table:table-cell office:value-type="float" office:value="4.954" calcext:value-type="float">
            <text:p>4.954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567" calcext:value-type="float">
            <text:p>4.567</text:p>
          </table:table-cell>
          <table:table-cell office:value-type="float" office:value="4.556" calcext:value-type="float">
            <text:p>4.556</text:p>
          </table:table-cell>
          <table:table-cell office:value-type="float" office:value="4.581" calcext:value-type="float">
            <text:p>4.581</text:p>
          </table:table-cell>
          <table:table-cell office:value-type="float" office:value="4.563" calcext:value-type="float">
            <text:p>4.563</text:p>
          </table:table-cell>
          <table:table-cell office:value-type="float" office:value="4.615" calcext:value-type="float">
            <text:p>4.615</text:p>
          </table:table-cell>
          <table:table-cell office:value-type="float" office:value="4.639" calcext:value-type="float">
            <text:p>4.639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63" calcext:value-type="float">
            <text:p>4.63</text:p>
          </table:table-cell>
          <table:table-cell office:value-type="float" office:value="4.576" calcext:value-type="float">
            <text:p>4.576</text:p>
          </table:table-cell>
          <table:table-cell office:value-type="float" office:value="4.661" calcext:value-type="float">
            <text:p>4.661</text:p>
          </table:table-cell>
          <table:table-cell office:value-type="float" office:value="4.602" calcext:value-type="float">
            <text:p>4.602</text:p>
          </table:table-cell>
          <table:table-cell office:value-type="float" office:value="4.616" calcext:value-type="float">
            <text:p>4.616</text:p>
          </table:table-cell>
          <table:table-cell office:value-type="float" office:value="4.755" calcext:value-type="float">
            <text:p>4.75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538" calcext:value-type="float">
            <text:p>4.538</text:p>
          </table:table-cell>
          <table:table-cell office:value-type="float" office:value="4.563" calcext:value-type="float">
            <text:p>4.563</text:p>
          </table:table-cell>
          <table:table-cell office:value-type="float" office:value="4.583" calcext:value-type="float">
            <text:p>4.583</text:p>
          </table:table-cell>
          <table:table-cell office:value-type="float" office:value="4.487" calcext:value-type="float">
            <text:p>4.487</text:p>
          </table:table-cell>
          <table:table-cell office:value-type="float" office:value="4.56" calcext:value-type="float">
            <text:p>4.56</text:p>
          </table:table-cell>
          <table:table-cell office:value-type="float" office:value="4.64" calcext:value-type="float">
            <text:p>4.6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616" calcext:value-type="float">
            <text:p>4.616</text:p>
          </table:table-cell>
          <table:table-cell office:value-type="float" office:value="4.58" calcext:value-type="float">
            <text:p>4.58</text:p>
          </table:table-cell>
          <table:table-cell office:value-type="float" office:value="4.542" calcext:value-type="float">
            <text:p>4.542</text:p>
          </table:table-cell>
          <table:table-cell office:value-type="float" office:value="4.525" calcext:value-type="float">
            <text:p>4.525</text:p>
          </table:table-cell>
          <table:table-cell office:value-type="float" office:value="4.597" calcext:value-type="float">
            <text:p>4.597</text:p>
          </table:table-cell>
          <table:table-cell office:value-type="float" office:value="4.571" calcext:value-type="float">
            <text:p>4.57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595" calcext:value-type="float">
            <text:p>4.595</text:p>
          </table:table-cell>
          <table:table-cell office:value-type="float" office:value="4.615" calcext:value-type="float">
            <text:p>4.615</text:p>
          </table:table-cell>
          <table:table-cell office:value-type="float" office:value="4.63" calcext:value-type="float">
            <text:p>4.63</text:p>
          </table:table-cell>
          <table:table-cell office:value-type="float" office:value="4.578" calcext:value-type="float">
            <text:p>4.578</text:p>
          </table:table-cell>
          <table:table-cell office:value-type="float" office:value="4.625" calcext:value-type="float">
            <text:p>4.625</text:p>
          </table:table-cell>
          <table:table-cell office:value-type="float" office:value="4.715" calcext:value-type="float">
            <text:p>4.71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723" calcext:value-type="float">
            <text:p>4.723</text:p>
          </table:table-cell>
          <table:table-cell office:value-type="float" office:value="4.647" calcext:value-type="float">
            <text:p>4.647</text:p>
          </table:table-cell>
          <table:table-cell office:value-type="float" office:value="4.68" calcext:value-type="float">
            <text:p>4.68</text:p>
          </table:table-cell>
          <table:table-cell office:value-type="float" office:value="4.666" calcext:value-type="float">
            <text:p>4.666</text:p>
          </table:table-cell>
          <table:table-cell office:value-type="float" office:value="4.73" calcext:value-type="float">
            <text:p>4.73</text:p>
          </table:table-cell>
          <table:table-cell office:value-type="float" office:value="4.728" calcext:value-type="float">
            <text:p>4.728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637" calcext:value-type="float">
            <text:p>4.637</text:p>
          </table:table-cell>
          <table:table-cell office:value-type="float" office:value="4.579" calcext:value-type="float">
            <text:p>4.579</text:p>
          </table:table-cell>
          <table:table-cell office:value-type="float" office:value="4.602" calcext:value-type="float">
            <text:p>4.602</text:p>
          </table:table-cell>
          <table:table-cell office:value-type="float" office:value="4.612" calcext:value-type="float">
            <text:p>4.612</text:p>
          </table:table-cell>
          <table:table-cell office:value-type="float" office:value="4.686" calcext:value-type="float">
            <text:p>4.686</text:p>
          </table:table-cell>
          <table:table-cell office:value-type="float" office:value="4.66" calcext:value-type="float">
            <text:p>4.66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497" calcext:value-type="float">
            <text:p>4.497</text:p>
          </table:table-cell>
          <table:table-cell office:value-type="float" office:value="4.499" calcext:value-type="float">
            <text:p>4.499</text:p>
          </table:table-cell>
          <table:table-cell office:value-type="float" office:value="4.547" calcext:value-type="float">
            <text:p>4.547</text:p>
          </table:table-cell>
          <table:table-cell office:value-type="float" office:value="4.542" calcext:value-type="float">
            <text:p>4.542</text:p>
          </table:table-cell>
          <table:table-cell office:value-type="float" office:value="4.545" calcext:value-type="float">
            <text:p>4.545</text:p>
          </table:table-cell>
          <table:table-cell office:value-type="float" office:value="4.548" calcext:value-type="float">
            <text:p>4.548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618" calcext:value-type="float">
            <text:p>4.618</text:p>
          </table:table-cell>
          <table:table-cell office:value-type="float" office:value="4.659" calcext:value-type="float">
            <text:p>4.659</text:p>
          </table:table-cell>
          <table:table-cell office:value-type="float" office:value="4.588" calcext:value-type="float">
            <text:p>4.588</text:p>
          </table:table-cell>
          <table:table-cell office:value-type="float" office:value="4.581" calcext:value-type="float">
            <text:p>4.581</text:p>
          </table:table-cell>
          <table:table-cell office:value-type="float" office:value="4.686" calcext:value-type="float">
            <text:p>4.686</text:p>
          </table:table-cell>
          <table:table-cell office:value-type="float" office:value="4.648" calcext:value-type="float">
            <text:p>4.64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485" calcext:value-type="float">
            <text:p>4.485</text:p>
          </table:table-cell>
          <table:table-cell office:value-type="float" office:value="4.46" calcext:value-type="float">
            <text:p>4.46</text:p>
          </table:table-cell>
          <table:table-cell office:value-type="float" office:value="4.407" calcext:value-type="float">
            <text:p>4.407</text:p>
          </table:table-cell>
          <table:table-cell office:value-type="float" office:value="4.397" calcext:value-type="float">
            <text:p>4.397</text:p>
          </table:table-cell>
          <table:table-cell office:value-type="float" office:value="4.475" calcext:value-type="float">
            <text:p>4.475</text:p>
          </table:table-cell>
          <table:table-cell office:value-type="float" office:value="4.493" calcext:value-type="float">
            <text:p>4.493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514" calcext:value-type="float">
            <text:p>4.514</text:p>
          </table:table-cell>
          <table:table-cell office:value-type="float" office:value="4.6" calcext:value-type="float">
            <text:p>4.6</text:p>
          </table:table-cell>
          <table:table-cell office:value-type="float" office:value="4.597" calcext:value-type="float">
            <text:p>4.597</text:p>
          </table:table-cell>
          <table:table-cell office:value-type="float" office:value="4.53" calcext:value-type="float">
            <text:p>4.53</text:p>
          </table:table-cell>
          <table:table-cell office:value-type="float" office:value="4.584" calcext:value-type="float">
            <text:p>4.584</text:p>
          </table:table-cell>
          <table:table-cell office:value-type="float" office:value="4.631" calcext:value-type="float">
            <text:p>4.63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688" calcext:value-type="float">
            <text:p>4.688</text:p>
          </table:table-cell>
          <table:table-cell office:value-type="float" office:value="4.806" calcext:value-type="float">
            <text:p>4.806</text:p>
          </table:table-cell>
          <table:table-cell office:value-type="float" office:value="4.717" calcext:value-type="float">
            <text:p>4.717</text:p>
          </table:table-cell>
          <table:table-cell office:value-type="float" office:value="4.728" calcext:value-type="float">
            <text:p>4.728</text:p>
          </table:table-cell>
          <table:table-cell office:value-type="float" office:value="4.76" calcext:value-type="float">
            <text:p>4.76</text:p>
          </table:table-cell>
          <table:table-cell office:value-type="float" office:value="4.798" calcext:value-type="float">
            <text:p>4.79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823" calcext:value-type="float">
            <text:p>4.823</text:p>
          </table:table-cell>
          <table:table-cell office:value-type="float" office:value="4.871" calcext:value-type="float">
            <text:p>4.871</text:p>
          </table:table-cell>
          <table:table-cell office:value-type="float" office:value="4.781" calcext:value-type="float">
            <text:p>4.781</text:p>
          </table:table-cell>
          <table:table-cell office:value-type="float" office:value="4.767" calcext:value-type="float">
            <text:p>4.767</text:p>
          </table:table-cell>
          <table:table-cell office:value-type="float" office:value="4.929" calcext:value-type="float">
            <text:p>4.929</text:p>
          </table:table-cell>
          <table:table-cell office:value-type="float" office:value="4.857" calcext:value-type="float">
            <text:p>4.857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4.665" calcext:value-type="float">
            <text:p>4.665</text:p>
          </table:table-cell>
          <table:table-cell office:value-type="float" office:value="4.728" calcext:value-type="float">
            <text:p>4.728</text:p>
          </table:table-cell>
          <table:table-cell office:value-type="float" office:value="4.645" calcext:value-type="float">
            <text:p>4.645</text:p>
          </table:table-cell>
          <table:table-cell office:value-type="float" office:value="4.685" calcext:value-type="float">
            <text:p>4.685</text:p>
          </table:table-cell>
          <table:table-cell office:value-type="float" office:value="4.716" calcext:value-type="float">
            <text:p>4.716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62" calcext:value-type="float">
            <text:p>4.62</text:p>
          </table:table-cell>
          <table:table-cell office:value-type="float" office:value="4.603" calcext:value-type="float">
            <text:p>4.603</text:p>
          </table:table-cell>
          <table:table-cell office:value-type="float" office:value="4.691" calcext:value-type="float">
            <text:p>4.691</text:p>
          </table:table-cell>
          <table:table-cell office:value-type="float" office:value="4.636" calcext:value-type="float">
            <text:p>4.636</text:p>
          </table:table-cell>
          <table:table-cell office:value-type="float" office:value="4.646" calcext:value-type="float">
            <text:p>4.646</text:p>
          </table:table-cell>
          <table:table-cell office:value-type="float" office:value="4.81" calcext:value-type="float">
            <text:p>4.8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567" calcext:value-type="float">
            <text:p>4.567</text:p>
          </table:table-cell>
          <table:table-cell office:value-type="float" office:value="4.597" calcext:value-type="float">
            <text:p>4.597</text:p>
          </table:table-cell>
          <table:table-cell office:value-type="float" office:value="4.636" calcext:value-type="float">
            <text:p>4.636</text:p>
          </table:table-cell>
          <table:table-cell office:value-type="float" office:value="4.554" calcext:value-type="float">
            <text:p>4.554</text:p>
          </table:table-cell>
          <table:table-cell office:value-type="float" office:value="4.632" calcext:value-type="float">
            <text:p>4.632</text:p>
          </table:table-cell>
          <table:table-cell office:value-type="float" office:value="4.73" calcext:value-type="float">
            <text:p>4.73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728" calcext:value-type="float">
            <text:p>4.728</text:p>
          </table:table-cell>
          <table:table-cell office:value-type="float" office:value="4.813" calcext:value-type="float">
            <text:p>4.813</text:p>
          </table:table-cell>
          <table:table-cell office:value-type="float" office:value="4.766" calcext:value-type="float">
            <text:p>4.766</text:p>
          </table:table-cell>
          <table:table-cell office:value-type="float" office:value="4.782" calcext:value-type="float">
            <text:p>4.782</text:p>
          </table:table-cell>
          <table:table-cell office:value-type="float" office:value="4.75" calcext:value-type="float">
            <text:p>4.75</text:p>
          </table:table-cell>
          <table:table-cell office:value-type="float" office:value="4.776" calcext:value-type="float">
            <text:p>4.776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696" calcext:value-type="float">
            <text:p>4.696</text:p>
          </table:table-cell>
          <table:table-cell office:value-type="float" office:value="4.727" calcext:value-type="float">
            <text:p>4.727</text:p>
          </table:table-cell>
          <table:table-cell office:value-type="float" office:value="4.739" calcext:value-type="float">
            <text:p>4.739</text:p>
          </table:table-cell>
          <table:table-cell office:value-type="float" office:value="4.688" calcext:value-type="float">
            <text:p>4.688</text:p>
          </table:table-cell>
          <table:table-cell office:value-type="float" office:value="4.732" calcext:value-type="float">
            <text:p>4.732</text:p>
          </table:table-cell>
          <table:table-cell office:value-type="float" office:value="4.727" calcext:value-type="float">
            <text:p>4.727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668" calcext:value-type="float">
            <text:p>4.668</text:p>
          </table:table-cell>
          <table:table-cell office:value-type="float" office:value="4.68" calcext:value-type="float">
            <text:p>4.68</text:p>
          </table:table-cell>
          <table:table-cell office:value-type="float" office:value="4.732" calcext:value-type="float">
            <text:p>4.732</text:p>
          </table:table-cell>
          <table:table-cell office:value-type="float" office:value="4.705" calcext:value-type="float">
            <text:p>4.705</text:p>
          </table:table-cell>
          <table:table-cell office:value-type="float" office:value="4.673" calcext:value-type="float">
            <text:p>4.673</text:p>
          </table:table-cell>
          <table:table-cell office:value-type="float" office:value="4.708" calcext:value-type="float">
            <text:p>4.708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86" calcext:value-type="float">
            <text:p>4.586</text:p>
          </table:table-cell>
          <table:table-cell office:value-type="float" office:value="4.606" calcext:value-type="float">
            <text:p>4.606</text:p>
          </table:table-cell>
          <table:table-cell office:value-type="float" office:value="4.661" calcext:value-type="float">
            <text:p>4.661</text:p>
          </table:table-cell>
          <table:table-cell office:value-type="float" office:value="4.585" calcext:value-type="float">
            <text:p>4.585</text:p>
          </table:table-cell>
          <table:table-cell office:value-type="float" office:value="4.615" calcext:value-type="float">
            <text:p>4.615</text:p>
          </table:table-cell>
          <table:table-cell office:value-type="float" office:value="4.648" calcext:value-type="float">
            <text:p>4.648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53" calcext:value-type="float">
            <text:p>4.53</text:p>
          </table:table-cell>
          <table:table-cell office:value-type="float" office:value="4.547" calcext:value-type="float">
            <text:p>4.547</text:p>
          </table:table-cell>
          <table:table-cell office:value-type="float" office:value="4.488" calcext:value-type="float">
            <text:p>4.488</text:p>
          </table:table-cell>
          <table:table-cell office:value-type="float" office:value="4.569" calcext:value-type="float">
            <text:p>4.569</text:p>
          </table:table-cell>
          <table:table-cell office:value-type="float" office:value="4.516" calcext:value-type="float">
            <text:p>4.516</text:p>
          </table:table-cell>
          <table:table-cell office:value-type="float" office:value="4.572" calcext:value-type="float">
            <text:p>4.57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628" calcext:value-type="float">
            <text:p>4.628</text:p>
          </table:table-cell>
          <table:table-cell office:value-type="float" office:value="4.639" calcext:value-type="float">
            <text:p>4.639</text:p>
          </table:table-cell>
          <table:table-cell office:value-type="float" office:value="4.591" calcext:value-type="float">
            <text:p>4.591</text:p>
          </table:table-cell>
          <table:table-cell office:value-type="float" office:value="4.559" calcext:value-type="float">
            <text:p>4.559</text:p>
          </table:table-cell>
          <table:table-cell office:value-type="float" office:value="4.658" calcext:value-type="float">
            <text:p>4.658</text:p>
          </table:table-cell>
          <table:table-cell office:value-type="float" office:value="4.719" calcext:value-type="float">
            <text:p>4.719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464" calcext:value-type="float">
            <text:p>4.464</text:p>
          </table:table-cell>
          <table:table-cell office:value-type="float" office:value="4.508" calcext:value-type="float">
            <text:p>4.508</text:p>
          </table:table-cell>
          <table:table-cell office:value-type="float" office:value="4.532" calcext:value-type="float">
            <text:p>4.532</text:p>
          </table:table-cell>
          <table:table-cell office:value-type="float" office:value="4.492" calcext:value-type="float">
            <text:p>4.492</text:p>
          </table:table-cell>
          <table:table-cell office:value-type="float" office:value="4.542" calcext:value-type="float">
            <text:p>4.542</text:p>
          </table:table-cell>
          <table:table-cell office:value-type="float" office:value="4.644" calcext:value-type="float">
            <text:p>4.64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36" calcext:value-type="float">
            <text:p>4.36</text:p>
          </table:table-cell>
          <table:table-cell office:value-type="float" office:value="4.31" calcext:value-type="float">
            <text:p>4.31</text:p>
          </table:table-cell>
          <table:table-cell office:value-type="float" office:value="4.387" calcext:value-type="float">
            <text:p>4.387</text:p>
          </table:table-cell>
          <table:table-cell office:value-type="float" office:value="4.398" calcext:value-type="float">
            <text:p>4.398</text:p>
          </table:table-cell>
          <table:table-cell office:value-type="float" office:value="4.428" calcext:value-type="float">
            <text:p>4.428</text:p>
          </table:table-cell>
          <table:table-cell office:value-type="float" office:value="4.523" calcext:value-type="float">
            <text:p>4.523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547" calcext:value-type="float">
            <text:p>4.547</text:p>
          </table:table-cell>
          <table:table-cell office:value-type="float" office:value="4.577" calcext:value-type="float">
            <text:p>4.577</text:p>
          </table:table-cell>
          <table:table-cell office:value-type="float" office:value="4.574" calcext:value-type="float">
            <text:p>4.574</text:p>
          </table:table-cell>
          <table:table-cell office:value-type="float" office:value="4.504" calcext:value-type="float">
            <text:p>4.504</text:p>
          </table:table-cell>
          <table:table-cell office:value-type="float" office:value="4.544" calcext:value-type="float">
            <text:p>4.544</text:p>
          </table:table-cell>
          <table:table-cell office:value-type="float" office:value="4.697" calcext:value-type="float">
            <text:p>4.69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49" calcext:value-type="float">
            <text:p>4.49</text:p>
          </table:table-cell>
          <table:table-cell office:value-type="float" office:value="4.555" calcext:value-type="float">
            <text:p>4.555</text:p>
          </table:table-cell>
          <table:table-cell office:value-type="float" office:value="4.516" calcext:value-type="float">
            <text:p>4.516</text:p>
          </table:table-cell>
          <table:table-cell office:value-type="float" office:value="4.471" calcext:value-type="float">
            <text:p>4.471</text:p>
          </table:table-cell>
          <table:table-cell office:value-type="float" office:value="4.529" calcext:value-type="float">
            <text:p>4.529</text:p>
          </table:table-cell>
          <table:table-cell office:value-type="float" office:value="4.568" calcext:value-type="float">
            <text:p>4.568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472" calcext:value-type="float">
            <text:p>4.472</text:p>
          </table:table-cell>
          <table:table-cell office:value-type="float" office:value="4.511" calcext:value-type="float">
            <text:p>4.511</text:p>
          </table:table-cell>
          <table:table-cell office:value-type="float" office:value="4.562" calcext:value-type="float">
            <text:p>4.562</text:p>
          </table:table-cell>
          <table:table-cell office:value-type="float" office:value="4.466" calcext:value-type="float">
            <text:p>4.466</text:p>
          </table:table-cell>
          <table:table-cell office:value-type="float" office:value="4.507" calcext:value-type="float">
            <text:p>4.507</text:p>
          </table:table-cell>
          <table:table-cell office:value-type="float" office:value="4.504" calcext:value-type="float">
            <text:p>4.504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564" calcext:value-type="float">
            <text:p>4.564</text:p>
          </table:table-cell>
          <table:table-cell office:value-type="float" office:value="4.549" calcext:value-type="float">
            <text:p>4.549</text:p>
          </table:table-cell>
          <table:table-cell office:value-type="float" office:value="4.544" calcext:value-type="float">
            <text:p>4.544</text:p>
          </table:table-cell>
          <table:table-cell office:value-type="float" office:value="4.54" calcext:value-type="float">
            <text:p>4.54</text:p>
          </table:table-cell>
          <table:table-cell office:value-type="float" office:value="4.614" calcext:value-type="float">
            <text:p>4.614</text:p>
          </table:table-cell>
          <table:table-cell office:value-type="float" office:value="4.711" calcext:value-type="float">
            <text:p>4.71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514" calcext:value-type="float">
            <text:p>4.514</text:p>
          </table:table-cell>
          <table:table-cell office:value-type="float" office:value="4.528" calcext:value-type="float">
            <text:p>4.528</text:p>
          </table:table-cell>
          <table:table-cell office:value-type="float" office:value="4.586" calcext:value-type="float">
            <text:p>4.586</text:p>
          </table:table-cell>
          <table:table-cell office:value-type="float" office:value="4.496" calcext:value-type="float">
            <text:p>4.496</text:p>
          </table:table-cell>
          <table:table-cell office:value-type="float" office:value="4.604" calcext:value-type="float">
            <text:p>4.604</text:p>
          </table:table-cell>
          <table:table-cell office:value-type="float" office:value="4.568" calcext:value-type="float">
            <text:p>4.568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412" calcext:value-type="float">
            <text:p>4.412</text:p>
          </table:table-cell>
          <table:table-cell office:value-type="float" office:value="4.523" calcext:value-type="float">
            <text:p>4.523</text:p>
          </table:table-cell>
          <table:table-cell office:value-type="float" office:value="4.544" calcext:value-type="float">
            <text:p>4.544</text:p>
          </table:table-cell>
          <table:table-cell office:value-type="float" office:value="4.455" calcext:value-type="float">
            <text:p>4.455</text:p>
          </table:table-cell>
          <table:table-cell office:value-type="float" office:value="4.538" calcext:value-type="float">
            <text:p>4.538</text:p>
          </table:table-cell>
          <table:table-cell office:value-type="float" office:value="4.66" calcext:value-type="float">
            <text:p>4.6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5" calcext:value-type="float">
            <text:p>4.425</text:p>
          </table:table-cell>
          <table:table-cell office:value-type="float" office:value="4.458" calcext:value-type="float">
            <text:p>4.458</text:p>
          </table:table-cell>
          <table:table-cell office:value-type="float" office:value="4.367" calcext:value-type="float">
            <text:p>4.367</text:p>
          </table:table-cell>
          <table:table-cell office:value-type="float" office:value="4.407" calcext:value-type="float">
            <text:p>4.407</text:p>
          </table:table-cell>
          <table:table-cell office:value-type="float" office:value="4.568" calcext:value-type="float">
            <text:p>4.568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464" calcext:value-type="float">
            <text:p>4.464</text:p>
          </table:table-cell>
          <table:table-cell office:value-type="float" office:value="4.374" calcext:value-type="float">
            <text:p>4.374</text:p>
          </table:table-cell>
          <table:table-cell office:value-type="float" office:value="4.5" calcext:value-type="float">
            <text:p>4.5</text:p>
          </table:table-cell>
          <table:table-cell office:value-type="float" office:value="4.431" calcext:value-type="float">
            <text:p>4.431</text:p>
          </table:table-cell>
          <table:table-cell office:value-type="float" office:value="4.475" calcext:value-type="float">
            <text:p>4.475</text:p>
          </table:table-cell>
          <table:table-cell office:value-type="float" office:value="4.46" calcext:value-type="float">
            <text:p>4.46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417" calcext:value-type="float">
            <text:p>4.417</text:p>
          </table:table-cell>
          <table:table-cell office:value-type="float" office:value="4.454" calcext:value-type="float">
            <text:p>4.454</text:p>
          </table:table-cell>
          <table:table-cell office:value-type="float" office:value="4.455" calcext:value-type="float">
            <text:p>4.455</text:p>
          </table:table-cell>
          <table:table-cell office:value-type="float" office:value="4.509" calcext:value-type="float">
            <text:p>4.509</text:p>
          </table:table-cell>
          <table:table-cell office:value-type="float" office:value="4.59" calcext:value-type="float">
            <text:p>4.59</text:p>
          </table:table-cell>
          <table:table-cell office:value-type="float" office:value="4.618" calcext:value-type="float">
            <text:p>4.618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579" calcext:value-type="float">
            <text:p>4.579</text:p>
          </table:table-cell>
          <table:table-cell office:value-type="float" office:value="4.536" calcext:value-type="float">
            <text:p>4.536</text:p>
          </table:table-cell>
          <table:table-cell office:value-type="float" office:value="4.542" calcext:value-type="float">
            <text:p>4.542</text:p>
          </table:table-cell>
          <table:table-cell office:value-type="float" office:value="4.523" calcext:value-type="float">
            <text:p>4.523</text:p>
          </table:table-cell>
          <table:table-cell office:value-type="float" office:value="4.605" calcext:value-type="float">
            <text:p>4.605</text:p>
          </table:table-cell>
          <table:table-cell office:value-type="float" office:value="4.576" calcext:value-type="float">
            <text:p>4.576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627" calcext:value-type="float">
            <text:p>4.627</text:p>
          </table:table-cell>
          <table:table-cell office:value-type="float" office:value="4.704" calcext:value-type="float">
            <text:p>4.704</text:p>
          </table:table-cell>
          <table:table-cell office:value-type="float" office:value="4.719" calcext:value-type="float">
            <text:p>4.719</text:p>
          </table:table-cell>
          <table:table-cell office:value-type="float" office:value="4.703" calcext:value-type="float">
            <text:p>4.703</text:p>
          </table:table-cell>
          <table:table-cell office:value-type="float" office:value="4.753" calcext:value-type="float">
            <text:p>4.753</text:p>
          </table:table-cell>
          <table:table-cell office:value-type="float" office:value="4.736" calcext:value-type="float">
            <text:p>4.736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604" calcext:value-type="float">
            <text:p>4.604</text:p>
          </table:table-cell>
          <table:table-cell office:value-type="float" office:value="4.67" calcext:value-type="float">
            <text:p>4.67</text:p>
          </table:table-cell>
          <table:table-cell office:value-type="float" office:value="4.635" calcext:value-type="float">
            <text:p>4.635</text:p>
          </table:table-cell>
          <table:table-cell office:value-type="float" office:value="4.598" calcext:value-type="float">
            <text:p>4.598</text:p>
          </table:table-cell>
          <table:table-cell office:value-type="float" office:value="4.661" calcext:value-type="float">
            <text:p>4.661</text:p>
          </table:table-cell>
          <table:table-cell office:value-type="float" office:value="4.655" calcext:value-type="float">
            <text:p>4.655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674" calcext:value-type="float">
            <text:p>4.674</text:p>
          </table:table-cell>
          <table:table-cell office:value-type="float" office:value="4.743" calcext:value-type="float">
            <text:p>4.743</text:p>
          </table:table-cell>
          <table:table-cell office:value-type="float" office:value="4.694" calcext:value-type="float">
            <text:p>4.694</text:p>
          </table:table-cell>
          <table:table-cell office:value-type="float" office:value="4.671" calcext:value-type="float">
            <text:p>4.671</text:p>
          </table:table-cell>
          <table:table-cell office:value-type="float" office:value="4.712" calcext:value-type="float">
            <text:p>4.712</text:p>
          </table:table-cell>
          <table:table-cell office:value-type="float" office:value="4.773" calcext:value-type="float">
            <text:p>4.77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4.732" calcext:value-type="float">
            <text:p>4.732</text:p>
          </table:table-cell>
          <table:table-cell office:value-type="float" office:value="4.808" calcext:value-type="float">
            <text:p>4.808</text:p>
          </table:table-cell>
          <table:table-cell office:value-type="float" office:value="4.692" calcext:value-type="float">
            <text:p>4.692</text:p>
          </table:table-cell>
          <table:table-cell office:value-type="float" office:value="4.789" calcext:value-type="float">
            <text:p>4.789</text:p>
          </table:table-cell>
          <table:table-cell office:value-type="float" office:value="4.787" calcext:value-type="float">
            <text:p>4.787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65" calcext:value-type="float">
            <text:p>4.65</text:p>
          </table:table-cell>
          <table:table-cell office:value-type="float" office:value="4.667" calcext:value-type="float">
            <text:p>4.667</text:p>
          </table:table-cell>
          <table:table-cell office:value-type="float" office:value="4.711" calcext:value-type="float">
            <text:p>4.711</text:p>
          </table:table-cell>
          <table:table-cell office:value-type="float" office:value="4.696" calcext:value-type="float">
            <text:p>4.696</text:p>
          </table:table-cell>
          <table:table-cell office:value-type="float" office:value="4.793" calcext:value-type="float">
            <text:p>4.793</text:p>
          </table:table-cell>
          <table:table-cell office:value-type="float" office:value="4.863" calcext:value-type="float">
            <text:p>4.86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63" calcext:value-type="float">
            <text:p>4.63</text:p>
          </table:table-cell>
          <table:table-cell office:value-type="float" office:value="4.664" calcext:value-type="float">
            <text:p>4.664</text:p>
          </table:table-cell>
          <table:table-cell office:value-type="float" office:value="4.673" calcext:value-type="float">
            <text:p>4.673</text:p>
          </table:table-cell>
          <table:table-cell office:value-type="float" office:value="4.654" calcext:value-type="float">
            <text:p>4.654</text:p>
          </table:table-cell>
          <table:table-cell office:value-type="float" office:value="4.604" calcext:value-type="float">
            <text:p>4.604</text:p>
          </table:table-cell>
          <table:table-cell office:value-type="float" office:value="4.765" calcext:value-type="float">
            <text:p>4.76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654" calcext:value-type="float">
            <text:p>4.654</text:p>
          </table:table-cell>
          <table:table-cell office:value-type="float" office:value="4.651" calcext:value-type="float">
            <text:p>4.651</text:p>
          </table:table-cell>
          <table:table-cell office:value-type="float" office:value="4.608" calcext:value-type="float">
            <text:p>4.608</text:p>
          </table:table-cell>
          <table:table-cell office:value-type="float" office:value="4.667" calcext:value-type="float">
            <text:p>4.667</text:p>
          </table:table-cell>
          <table:table-cell office:value-type="float" office:value="4.704" calcext:value-type="float">
            <text:p>4.704</text:p>
          </table:table-cell>
          <table:table-cell office:value-type="float" office:value="4.684" calcext:value-type="float">
            <text:p>4.684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657" calcext:value-type="float">
            <text:p>4.657</text:p>
          </table:table-cell>
          <table:table-cell office:value-type="float" office:value="4.701" calcext:value-type="float">
            <text:p>4.701</text:p>
          </table:table-cell>
          <table:table-cell office:value-type="float" office:value="4.727" calcext:value-type="float">
            <text:p>4.727</text:p>
          </table:table-cell>
          <table:table-cell office:value-type="float" office:value="4.658" calcext:value-type="float">
            <text:p>4.658</text:p>
          </table:table-cell>
          <table:table-cell office:value-type="float" office:value="4.692" calcext:value-type="float">
            <text:p>4.692</text:p>
          </table:table-cell>
          <table:table-cell office:value-type="float" office:value="4.731" calcext:value-type="float">
            <text:p>4.731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698" calcext:value-type="float">
            <text:p>4.698</text:p>
          </table:table-cell>
          <table:table-cell office:value-type="float" office:value="4.71" calcext:value-type="float">
            <text:p>4.71</text:p>
          </table:table-cell>
          <table:table-cell office:value-type="float" office:value="4.779" calcext:value-type="float">
            <text:p>4.779</text:p>
          </table:table-cell>
          <table:table-cell office:value-type="float" office:value="4.657" calcext:value-type="float">
            <text:p>4.657</text:p>
          </table:table-cell>
          <table:table-cell office:value-type="float" office:value="4.733" calcext:value-type="float">
            <text:p>4.733</text:p>
          </table:table-cell>
          <table:table-cell office:value-type="float" office:value="4.746" calcext:value-type="float">
            <text:p>4.746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63" calcext:value-type="float">
            <text:p>4.63</text:p>
          </table:table-cell>
          <table:table-cell office:value-type="float" office:value="4.584" calcext:value-type="float">
            <text:p>4.584</text:p>
          </table:table-cell>
          <table:table-cell office:value-type="float" office:value="4.68" calcext:value-type="float">
            <text:p>4.68</text:p>
          </table:table-cell>
          <table:table-cell office:value-type="float" office:value="4.568" calcext:value-type="float">
            <text:p>4.568</text:p>
          </table:table-cell>
          <table:table-cell office:value-type="float" office:value="4.61" calcext:value-type="float">
            <text:p>4.61</text:p>
          </table:table-cell>
          <table:table-cell office:value-type="float" office:value="4.78" calcext:value-type="float">
            <text:p>4.78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785" calcext:value-type="float">
            <text:p>4.785</text:p>
          </table:table-cell>
          <table:table-cell office:value-type="float" office:value="4.686" calcext:value-type="float">
            <text:p>4.686</text:p>
          </table:table-cell>
          <table:table-cell office:value-type="float" office:value="4.768" calcext:value-type="float">
            <text:p>4.768</text:p>
          </table:table-cell>
          <table:table-cell office:value-type="float" office:value="4.701" calcext:value-type="float">
            <text:p>4.701</text:p>
          </table:table-cell>
          <table:table-cell office:value-type="float" office:value="4.785" calcext:value-type="float">
            <text:p>4.785</text:p>
          </table:table-cell>
          <table:table-cell office:value-type="float" office:value="4.88" calcext:value-type="float">
            <text:p>4.8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635" calcext:value-type="float">
            <text:p>4.635</text:p>
          </table:table-cell>
          <table:table-cell office:value-type="float" office:value="4.63" calcext:value-type="float">
            <text:p>4.63</text:p>
          </table:table-cell>
          <table:table-cell office:value-type="float" office:value="4.656" calcext:value-type="float">
            <text:p>4.656</text:p>
          </table:table-cell>
          <table:table-cell office:value-type="float" office:value="4.617" calcext:value-type="float">
            <text:p>4.617</text:p>
          </table:table-cell>
          <table:table-cell office:value-type="float" office:value="4.679" calcext:value-type="float">
            <text:p>4.679</text:p>
          </table:table-cell>
          <table:table-cell office:value-type="float" office:value="4.739" calcext:value-type="float">
            <text:p>4.739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604" calcext:value-type="float">
            <text:p>4.604</text:p>
          </table:table-cell>
          <table:table-cell office:value-type="float" office:value="4.61" calcext:value-type="float">
            <text:p>4.61</text:p>
          </table:table-cell>
          <table:table-cell office:value-type="float" office:value="4.576" calcext:value-type="float">
            <text:p>4.576</text:p>
          </table:table-cell>
          <table:table-cell office:value-type="float" office:value="4.589" calcext:value-type="float">
            <text:p>4.589</text:p>
          </table:table-cell>
          <table:table-cell office:value-type="float" office:value="4.656" calcext:value-type="float">
            <text:p>4.656</text:p>
          </table:table-cell>
          <table:table-cell office:value-type="float" office:value="4.634" calcext:value-type="float">
            <text:p>4.63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577" calcext:value-type="float">
            <text:p>4.577</text:p>
          </table:table-cell>
          <table:table-cell office:value-type="float" office:value="4.529" calcext:value-type="float">
            <text:p>4.529</text:p>
          </table:table-cell>
          <table:table-cell office:value-type="float" office:value="4.648" calcext:value-type="float">
            <text:p>4.648</text:p>
          </table:table-cell>
          <table:table-cell office:value-type="float" office:value="4.616" calcext:value-type="float">
            <text:p>4.616</text:p>
          </table:table-cell>
          <table:table-cell office:value-type="float" office:value="4.673" calcext:value-type="float">
            <text:p>4.673</text:p>
          </table:table-cell>
          <table:table-cell office:value-type="float" office:value="4.591" calcext:value-type="float">
            <text:p>4.591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692" calcext:value-type="float">
            <text:p>4.692</text:p>
          </table:table-cell>
          <table:table-cell office:value-type="float" office:value="4.64" calcext:value-type="float">
            <text:p>4.64</text:p>
          </table:table-cell>
          <table:table-cell office:value-type="float" office:value="4.761" calcext:value-type="float">
            <text:p>4.761</text:p>
          </table:table-cell>
          <table:table-cell office:value-type="float" office:value="4.646" calcext:value-type="float">
            <text:p>4.646</text:p>
          </table:table-cell>
          <table:table-cell office:value-type="float" office:value="4.745" calcext:value-type="float">
            <text:p>4.745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627" calcext:value-type="float">
            <text:p>4.627</text:p>
          </table:table-cell>
          <table:table-cell office:value-type="float" office:value="4.683" calcext:value-type="float">
            <text:p>4.683</text:p>
          </table:table-cell>
          <table:table-cell office:value-type="float" office:value="4.648" calcext:value-type="float">
            <text:p>4.648</text:p>
          </table:table-cell>
          <table:table-cell office:value-type="float" office:value="4.623" calcext:value-type="float">
            <text:p>4.623</text:p>
          </table:table-cell>
          <table:table-cell office:value-type="float" office:value="4.702" calcext:value-type="float">
            <text:p>4.702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581" calcext:value-type="float">
            <text:p>4.581</text:p>
          </table:table-cell>
          <table:table-cell office:value-type="float" office:value="4.608" calcext:value-type="float">
            <text:p>4.608</text:p>
          </table:table-cell>
          <table:table-cell office:value-type="float" office:value="4.594" calcext:value-type="float">
            <text:p>4.594</text:p>
          </table:table-cell>
          <table:table-cell office:value-type="float" office:value="4.552" calcext:value-type="float">
            <text:p>4.552</text:p>
          </table:table-cell>
          <table:table-cell office:value-type="float" office:value="4.691" calcext:value-type="float">
            <text:p>4.691</text:p>
          </table:table-cell>
          <table:table-cell office:value-type="float" office:value="4.64" calcext:value-type="float">
            <text:p>4.6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564" calcext:value-type="float">
            <text:p>4.564</text:p>
          </table:table-cell>
          <table:table-cell office:value-type="float" office:value="4.512" calcext:value-type="float">
            <text:p>4.512</text:p>
          </table:table-cell>
          <table:table-cell office:value-type="float" office:value="4.557" calcext:value-type="float">
            <text:p>4.557</text:p>
          </table:table-cell>
          <table:table-cell office:value-type="float" office:value="4.518" calcext:value-type="float">
            <text:p>4.518</text:p>
          </table:table-cell>
          <table:table-cell office:value-type="float" office:value="4.596" calcext:value-type="float">
            <text:p>4.596</text:p>
          </table:table-cell>
          <table:table-cell office:value-type="float" office:value="4.595" calcext:value-type="float">
            <text:p>4.595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8" calcext:value-type="float">
            <text:p>4.618</text:p>
          </table:table-cell>
          <table:table-cell office:value-type="float" office:value="4.676" calcext:value-type="float">
            <text:p>4.676</text:p>
          </table:table-cell>
          <table:table-cell office:value-type="float" office:value="4.591" calcext:value-type="float">
            <text:p>4.591</text:p>
          </table:table-cell>
          <table:table-cell office:value-type="float" office:value="4.661" calcext:value-type="float">
            <text:p>4.661</text:p>
          </table:table-cell>
          <table:table-cell office:value-type="float" office:value="4.651" calcext:value-type="float">
            <text:p>4.65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09" calcext:value-type="float">
            <text:p>4.609</text:p>
          </table:table-cell>
          <table:table-cell office:value-type="float" office:value="4.66" calcext:value-type="float">
            <text:p>4.66</text:p>
          </table:table-cell>
          <table:table-cell office:value-type="float" office:value="4.664" calcext:value-type="float">
            <text:p>4.664</text:p>
          </table:table-cell>
          <table:table-cell office:value-type="float" office:value="4.581" calcext:value-type="float">
            <text:p>4.581</text:p>
          </table:table-cell>
          <table:table-cell office:value-type="float" office:value="4.658" calcext:value-type="float">
            <text:p>4.658</text:p>
          </table:table-cell>
          <table:table-cell office:value-type="float" office:value="4.679" calcext:value-type="float">
            <text:p>4.67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516" calcext:value-type="float">
            <text:p>4.516</text:p>
          </table:table-cell>
          <table:table-cell office:value-type="float" office:value="4.557" calcext:value-type="float">
            <text:p>4.557</text:p>
          </table:table-cell>
          <table:table-cell office:value-type="float" office:value="4.461" calcext:value-type="float">
            <text:p>4.461</text:p>
          </table:table-cell>
          <table:table-cell office:value-type="float" office:value="4.509" calcext:value-type="float">
            <text:p>4.509</text:p>
          </table:table-cell>
          <table:table-cell office:value-type="float" office:value="4.414" calcext:value-type="float">
            <text:p>4.414</text:p>
          </table:table-cell>
          <table:table-cell office:value-type="float" office:value="4.54" calcext:value-type="float">
            <text:p>4.54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705" calcext:value-type="float">
            <text:p>4.705</text:p>
          </table:table-cell>
          <table:table-cell office:value-type="float" office:value="4.661" calcext:value-type="float">
            <text:p>4.661</text:p>
          </table:table-cell>
          <table:table-cell office:value-type="float" office:value="4.678" calcext:value-type="float">
            <text:p>4.678</text:p>
          </table:table-cell>
          <table:table-cell office:value-type="float" office:value="4.637" calcext:value-type="float">
            <text:p>4.637</text:p>
          </table:table-cell>
          <table:table-cell office:value-type="float" office:value="4.738" calcext:value-type="float">
            <text:p>4.738</text:p>
          </table:table-cell>
          <table:table-cell office:value-type="float" office:value="4.837" calcext:value-type="float">
            <text:p>4.837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594" calcext:value-type="float">
            <text:p>4.594</text:p>
          </table:table-cell>
          <table:table-cell office:value-type="float" office:value="4.67" calcext:value-type="float">
            <text:p>4.67</text:p>
          </table:table-cell>
          <table:table-cell office:value-type="float" office:value="4.614" calcext:value-type="float">
            <text:p>4.614</text:p>
          </table:table-cell>
          <table:table-cell office:value-type="float" office:value="4.634" calcext:value-type="float">
            <text:p>4.634</text:p>
          </table:table-cell>
          <table:table-cell office:value-type="float" office:value="4.668" calcext:value-type="float">
            <text:p>4.668</text:p>
          </table:table-cell>
          <table:table-cell office:value-type="float" office:value="4.822" calcext:value-type="float">
            <text:p>4.82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623" calcext:value-type="float">
            <text:p>4.623</text:p>
          </table:table-cell>
          <table:table-cell office:value-type="float" office:value="4.693" calcext:value-type="float">
            <text:p>4.693</text:p>
          </table:table-cell>
          <table:table-cell office:value-type="float" office:value="4.674" calcext:value-type="float">
            <text:p>4.674</text:p>
          </table:table-cell>
          <table:table-cell office:value-type="float" office:value="4.65" calcext:value-type="float">
            <text:p>4.65</text:p>
          </table:table-cell>
          <table:table-cell office:value-type="float" office:value="4.672" calcext:value-type="float">
            <text:p>4.672</text:p>
          </table:table-cell>
          <table:table-cell office:value-type="float" office:value="4.719" calcext:value-type="float">
            <text:p>4.719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591" calcext:value-type="float">
            <text:p>4.591</text:p>
          </table:table-cell>
          <table:table-cell office:value-type="float" office:value="4.511" calcext:value-type="float">
            <text:p>4.511</text:p>
          </table:table-cell>
          <table:table-cell office:value-type="float" office:value="4.558" calcext:value-type="float">
            <text:p>4.558</text:p>
          </table:table-cell>
          <table:table-cell office:value-type="float" office:value="4.503" calcext:value-type="float">
            <text:p>4.503</text:p>
          </table:table-cell>
          <table:table-cell office:value-type="float" office:value="4.629" calcext:value-type="float">
            <text:p>4.629</text:p>
          </table:table-cell>
          <table:table-cell office:value-type="float" office:value="4.595" calcext:value-type="float">
            <text:p>4.59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946" calcext:value-type="float">
            <text:p>6.946</text:p>
          </table:table-cell>
          <table:table-cell office:value-type="float" office:value="7.017" calcext:value-type="float">
            <text:p>7.017</text:p>
          </table:table-cell>
          <table:table-cell office:value-type="float" office:value="6.981" calcext:value-type="float">
            <text:p>6.981</text:p>
          </table:table-cell>
          <table:table-cell office:value-type="float" office:value="7.012" calcext:value-type="float">
            <text:p>7.012</text:p>
          </table:table-cell>
          <table:table-cell office:value-type="float" office:value="6.989" calcext:value-type="float">
            <text:p>6.989</text:p>
          </table:table-cell>
          <table:table-cell office:value-type="float" office:value="7.077" calcext:value-type="float">
            <text:p>7.077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621" calcext:value-type="float">
            <text:p>4.621</text:p>
          </table:table-cell>
          <table:table-cell office:value-type="float" office:value="4.631" calcext:value-type="float">
            <text:p>4.631</text:p>
          </table:table-cell>
          <table:table-cell office:value-type="float" office:value="4.761" calcext:value-type="float">
            <text:p>4.761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4.679" calcext:value-type="float">
            <text:p>4.679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62" calcext:value-type="float">
            <text:p>4.62</text:p>
          </table:table-cell>
          <table:table-cell office:value-type="float" office:value="4.602" calcext:value-type="float">
            <text:p>4.602</text:p>
          </table:table-cell>
          <table:table-cell office:value-type="float" office:value="4.611" calcext:value-type="float">
            <text:p>4.611</text:p>
          </table:table-cell>
          <table:table-cell office:value-type="float" office:value="4.593" calcext:value-type="float">
            <text:p>4.593</text:p>
          </table:table-cell>
          <table:table-cell office:value-type="float" office:value="4.663" calcext:value-type="float">
            <text:p>4.663</text:p>
          </table:table-cell>
          <table:table-cell office:value-type="float" office:value="4.717" calcext:value-type="float">
            <text:p>4.717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681" calcext:value-type="float">
            <text:p>4.681</text:p>
          </table:table-cell>
          <table:table-cell office:value-type="float" office:value="4.738" calcext:value-type="float">
            <text:p>4.738</text:p>
          </table:table-cell>
          <table:table-cell office:value-type="float" office:value="4.71" calcext:value-type="float">
            <text:p>4.71</text:p>
          </table:table-cell>
          <table:table-cell office:value-type="float" office:value="4.665" calcext:value-type="float">
            <text:p>4.665</text:p>
          </table:table-cell>
          <table:table-cell office:value-type="float" office:value="4.706" calcext:value-type="float">
            <text:p>4.706</text:p>
          </table:table-cell>
          <table:table-cell office:value-type="float" office:value="4.763" calcext:value-type="float">
            <text:p>4.76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715" calcext:value-type="float">
            <text:p>4.715</text:p>
          </table:table-cell>
          <table:table-cell office:value-type="float" office:value="4.689" calcext:value-type="float">
            <text:p>4.689</text:p>
          </table:table-cell>
          <table:table-cell office:value-type="float" office:value="4.764" calcext:value-type="float">
            <text:p>4.764</text:p>
          </table:table-cell>
          <table:table-cell office:value-type="float" office:value="4.695" calcext:value-type="float">
            <text:p>4.695</text:p>
          </table:table-cell>
          <table:table-cell office:value-type="float" office:value="4.703" calcext:value-type="float">
            <text:p>4.703</text:p>
          </table:table-cell>
          <table:table-cell office:value-type="float" office:value="4.819" calcext:value-type="float">
            <text:p>4.819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618" calcext:value-type="float">
            <text:p>4.618</text:p>
          </table:table-cell>
          <table:table-cell office:value-type="float" office:value="4.61" calcext:value-type="float">
            <text:p>4.61</text:p>
          </table:table-cell>
          <table:table-cell office:value-type="float" office:value="4.628" calcext:value-type="float">
            <text:p>4.628</text:p>
          </table:table-cell>
          <table:table-cell office:value-type="float" office:value="4.639" calcext:value-type="float">
            <text:p>4.639</text:p>
          </table:table-cell>
          <table:table-cell office:value-type="float" office:value="4.664" calcext:value-type="float">
            <text:p>4.664</text:p>
          </table:table-cell>
          <table:table-cell office:value-type="float" office:value="4.787" calcext:value-type="float">
            <text:p>4.787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505" calcext:value-type="float">
            <text:p>4.505</text:p>
          </table:table-cell>
          <table:table-cell office:value-type="float" office:value="4.476" calcext:value-type="float">
            <text:p>4.476</text:p>
          </table:table-cell>
          <table:table-cell office:value-type="float" office:value="4.546" calcext:value-type="float">
            <text:p>4.546</text:p>
          </table:table-cell>
          <table:table-cell office:value-type="float" office:value="4.494" calcext:value-type="float">
            <text:p>4.494</text:p>
          </table:table-cell>
          <table:table-cell office:value-type="float" office:value="4.529" calcext:value-type="float">
            <text:p>4.529</text:p>
          </table:table-cell>
          <table:table-cell office:value-type="float" office:value="4.588" calcext:value-type="float">
            <text:p>4.588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429" calcext:value-type="float">
            <text:p>4.429</text:p>
          </table:table-cell>
          <table:table-cell office:value-type="float" office:value="4.506" calcext:value-type="float">
            <text:p>4.506</text:p>
          </table:table-cell>
          <table:table-cell office:value-type="float" office:value="4.566" calcext:value-type="float">
            <text:p>4.566</text:p>
          </table:table-cell>
          <table:table-cell office:value-type="float" office:value="4.45" calcext:value-type="float">
            <text:p>4.45</text:p>
          </table:table-cell>
          <table:table-cell office:value-type="float" office:value="4.503" calcext:value-type="float">
            <text:p>4.503</text:p>
          </table:table-cell>
          <table:table-cell office:value-type="float" office:value="4.528" calcext:value-type="float">
            <text:p>4.528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557" calcext:value-type="float">
            <text:p>4.557</text:p>
          </table:table-cell>
          <table:table-cell office:value-type="float" office:value="4.529" calcext:value-type="float">
            <text:p>4.529</text:p>
          </table:table-cell>
          <table:table-cell office:value-type="float" office:value="4.703" calcext:value-type="float">
            <text:p>4.703</text:p>
          </table:table-cell>
          <table:table-cell office:value-type="float" office:value="4.515" calcext:value-type="float">
            <text:p>4.515</text:p>
          </table:table-cell>
          <table:table-cell office:value-type="float" office:value="4.619" calcext:value-type="float">
            <text:p>4.619</text:p>
          </table:table-cell>
          <table:table-cell office:value-type="float" office:value="4.598" calcext:value-type="float">
            <text:p>4.598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527" calcext:value-type="float">
            <text:p>4.527</text:p>
          </table:table-cell>
          <table:table-cell office:value-type="float" office:value="4.519" calcext:value-type="float">
            <text:p>4.519</text:p>
          </table:table-cell>
          <table:table-cell office:value-type="float" office:value="4.594" calcext:value-type="float">
            <text:p>4.594</text:p>
          </table:table-cell>
          <table:table-cell office:value-type="float" office:value="4.597" calcext:value-type="float">
            <text:p>4.597</text:p>
          </table:table-cell>
          <table:table-cell office:value-type="float" office:value="4.581" calcext:value-type="float">
            <text:p>4.581</text:p>
          </table:table-cell>
          <table:table-cell office:value-type="float" office:value="4.588" calcext:value-type="float">
            <text:p>4.588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536" calcext:value-type="float">
            <text:p>4.536</text:p>
          </table:table-cell>
          <table:table-cell office:value-type="float" office:value="4.528" calcext:value-type="float">
            <text:p>4.528</text:p>
          </table:table-cell>
          <table:table-cell office:value-type="float" office:value="4.549" calcext:value-type="float">
            <text:p>4.549</text:p>
          </table:table-cell>
          <table:table-cell office:value-type="float" office:value="4.57" calcext:value-type="float">
            <text:p>4.57</text:p>
          </table:table-cell>
          <table:table-cell office:value-type="float" office:value="4.603" calcext:value-type="float">
            <text:p>4.603</text:p>
          </table:table-cell>
          <table:table-cell office:value-type="float" office:value="4.646" calcext:value-type="float">
            <text:p>4.64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611" calcext:value-type="float">
            <text:p>4.611</text:p>
          </table:table-cell>
          <table:table-cell office:value-type="float" office:value="4.567" calcext:value-type="float">
            <text:p>4.567</text:p>
          </table:table-cell>
          <table:table-cell office:value-type="float" office:value="4.596" calcext:value-type="float">
            <text:p>4.596</text:p>
          </table:table-cell>
          <table:table-cell office:value-type="float" office:value="4.581" calcext:value-type="float">
            <text:p>4.581</text:p>
          </table:table-cell>
          <table:table-cell office:value-type="float" office:value="4.612" calcext:value-type="float">
            <text:p>4.612</text:p>
          </table:table-cell>
          <table:table-cell office:value-type="float" office:value="4.64" calcext:value-type="float">
            <text:p>4.6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725" calcext:value-type="float">
            <text:p>4.725</text:p>
          </table:table-cell>
          <table:table-cell office:value-type="float" office:value="4.744" calcext:value-type="float">
            <text:p>4.744</text:p>
          </table:table-cell>
          <table:table-cell office:value-type="float" office:value="4.871" calcext:value-type="float">
            <text:p>4.871</text:p>
          </table:table-cell>
          <table:table-cell office:value-type="float" office:value="4.768" calcext:value-type="float">
            <text:p>4.768</text:p>
          </table:table-cell>
          <table:table-cell office:value-type="float" office:value="4.73" calcext:value-type="float">
            <text:p>4.73</text:p>
          </table:table-cell>
          <table:table-cell office:value-type="float" office:value="4.903" calcext:value-type="float">
            <text:p>4.90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725" calcext:value-type="float">
            <text:p>4.725</text:p>
          </table:table-cell>
          <table:table-cell office:value-type="float" office:value="4.738" calcext:value-type="float">
            <text:p>4.738</text:p>
          </table:table-cell>
          <table:table-cell office:value-type="float" office:value="4.801" calcext:value-type="float">
            <text:p>4.801</text:p>
          </table:table-cell>
          <table:table-cell office:value-type="float" office:value="4.711" calcext:value-type="float">
            <text:p>4.711</text:p>
          </table:table-cell>
          <table:table-cell office:value-type="float" office:value="4.742" calcext:value-type="float">
            <text:p>4.742</text:p>
          </table:table-cell>
          <table:table-cell office:value-type="float" office:value="4.899" calcext:value-type="float">
            <text:p>4.89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534" calcext:value-type="float">
            <text:p>4.534</text:p>
          </table:table-cell>
          <table:table-cell office:value-type="float" office:value="4.6" calcext:value-type="float">
            <text:p>4.6</text:p>
          </table:table-cell>
          <table:table-cell office:value-type="float" office:value="4.582" calcext:value-type="float">
            <text:p>4.582</text:p>
          </table:table-cell>
          <table:table-cell office:value-type="float" office:value="4.544" calcext:value-type="float">
            <text:p>4.544</text:p>
          </table:table-cell>
          <table:table-cell office:value-type="float" office:value="4.593" calcext:value-type="float">
            <text:p>4.593</text:p>
          </table:table-cell>
          <table:table-cell office:value-type="float" office:value="4.739" calcext:value-type="float">
            <text:p>4.73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402" calcext:value-type="float">
            <text:p>4.402</text:p>
          </table:table-cell>
          <table:table-cell office:value-type="float" office:value="4.371" calcext:value-type="float">
            <text:p>4.371</text:p>
          </table:table-cell>
          <table:table-cell office:value-type="float" office:value="4.336" calcext:value-type="float">
            <text:p>4.336</text:p>
          </table:table-cell>
          <table:table-cell office:value-type="float" office:value="4.384" calcext:value-type="float">
            <text:p>4.384</text:p>
          </table:table-cell>
          <table:table-cell office:value-type="float" office:value="4.408" calcext:value-type="float">
            <text:p>4.408</text:p>
          </table:table-cell>
          <table:table-cell office:value-type="float" office:value="4.546" calcext:value-type="float">
            <text:p>4.546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376" calcext:value-type="float">
            <text:p>4.376</text:p>
          </table:table-cell>
          <table:table-cell office:value-type="float" office:value="4.434" calcext:value-type="float">
            <text:p>4.434</text:p>
          </table:table-cell>
          <table:table-cell office:value-type="float" office:value="4.566" calcext:value-type="float">
            <text:p>4.566</text:p>
          </table:table-cell>
          <table:table-cell office:value-type="float" office:value="4.44" calcext:value-type="float">
            <text:p>4.44</text:p>
          </table:table-cell>
          <table:table-cell office:value-type="float" office:value="4.473" calcext:value-type="float">
            <text:p>4.473</text:p>
          </table:table-cell>
          <table:table-cell office:value-type="float" office:value="4.651" calcext:value-type="float">
            <text:p>4.65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566" calcext:value-type="float">
            <text:p>4.566</text:p>
          </table:table-cell>
          <table:table-cell office:value-type="float" office:value="4.546" calcext:value-type="float">
            <text:p>4.546</text:p>
          </table:table-cell>
          <table:table-cell office:value-type="float" office:value="4.504" calcext:value-type="float">
            <text:p>4.504</text:p>
          </table:table-cell>
          <table:table-cell office:value-type="float" office:value="4.517" calcext:value-type="float">
            <text:p>4.517</text:p>
          </table:table-cell>
          <table:table-cell office:value-type="float" office:value="4.574" calcext:value-type="float">
            <text:p>4.574</text:p>
          </table:table-cell>
          <table:table-cell office:value-type="float" office:value="4.7" calcext:value-type="float">
            <text:p>4.7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696" calcext:value-type="float">
            <text:p>4.696</text:p>
          </table:table-cell>
          <table:table-cell office:value-type="float" office:value="4.751" calcext:value-type="float">
            <text:p>4.751</text:p>
          </table:table-cell>
          <table:table-cell office:value-type="float" office:value="4.735" calcext:value-type="float">
            <text:p>4.735</text:p>
          </table:table-cell>
          <table:table-cell office:value-type="float" office:value="4.744" calcext:value-type="float">
            <text:p>4.744</text:p>
          </table:table-cell>
          <table:table-cell office:value-type="float" office:value="4.799" calcext:value-type="float">
            <text:p>4.799</text:p>
          </table:table-cell>
          <table:table-cell office:value-type="float" office:value="4.821" calcext:value-type="float">
            <text:p>4.82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671" calcext:value-type="float">
            <text:p>4.671</text:p>
          </table:table-cell>
          <table:table-cell office:value-type="float" office:value="4.708" calcext:value-type="float">
            <text:p>4.708</text:p>
          </table:table-cell>
          <table:table-cell office:value-type="float" office:value="4.779" calcext:value-type="float">
            <text:p>4.779</text:p>
          </table:table-cell>
          <table:table-cell office:value-type="float" office:value="4.778" calcext:value-type="float">
            <text:p>4.778</text:p>
          </table:table-cell>
          <table:table-cell office:value-type="float" office:value="4.693" calcext:value-type="float">
            <text:p>4.693</text:p>
          </table:table-cell>
          <table:table-cell office:value-type="float" office:value="4.786" calcext:value-type="float">
            <text:p>4.78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504" calcext:value-type="float">
            <text:p>4.504</text:p>
          </table:table-cell>
          <table:table-cell office:value-type="float" office:value="4.614" calcext:value-type="float">
            <text:p>4.614</text:p>
          </table:table-cell>
          <table:table-cell office:value-type="float" office:value="4.633" calcext:value-type="float">
            <text:p>4.633</text:p>
          </table:table-cell>
          <table:table-cell office:value-type="float" office:value="4.619" calcext:value-type="float">
            <text:p>4.619</text:p>
          </table:table-cell>
          <table:table-cell office:value-type="float" office:value="4.58" calcext:value-type="float">
            <text:p>4.58</text:p>
          </table:table-cell>
          <table:table-cell office:value-type="float" office:value="4.621" calcext:value-type="float">
            <text:p>4.621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434" calcext:value-type="float">
            <text:p>4.434</text:p>
          </table:table-cell>
          <table:table-cell office:value-type="float" office:value="4.368" calcext:value-type="float">
            <text:p>4.368</text:p>
          </table:table-cell>
          <table:table-cell office:value-type="float" office:value="4.411" calcext:value-type="float">
            <text:p>4.411</text:p>
          </table:table-cell>
          <table:table-cell office:value-type="float" office:value="4.407" calcext:value-type="float">
            <text:p>4.407</text:p>
          </table:table-cell>
          <table:table-cell office:value-type="float" office:value="4.433" calcext:value-type="float">
            <text:p>4.433</text:p>
          </table:table-cell>
          <table:table-cell office:value-type="float" office:value="4.472" calcext:value-type="float">
            <text:p>4.47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686" calcext:value-type="float">
            <text:p>4.686</text:p>
          </table:table-cell>
          <table:table-cell office:value-type="float" office:value="4.624" calcext:value-type="float">
            <text:p>4.624</text:p>
          </table:table-cell>
          <table:table-cell office:value-type="float" office:value="4.671" calcext:value-type="float">
            <text:p>4.671</text:p>
          </table:table-cell>
          <table:table-cell office:value-type="float" office:value="4.663" calcext:value-type="float">
            <text:p>4.663</text:p>
          </table:table-cell>
          <table:table-cell office:value-type="float" office:value="4.678" calcext:value-type="float">
            <text:p>4.678</text:p>
          </table:table-cell>
          <table:table-cell office:value-type="float" office:value="4.683" calcext:value-type="float">
            <text:p>4.68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592" calcext:value-type="float">
            <text:p>4.592</text:p>
          </table:table-cell>
          <table:table-cell office:value-type="float" office:value="4.672" calcext:value-type="float">
            <text:p>4.672</text:p>
          </table:table-cell>
          <table:table-cell office:value-type="float" office:value="4.579" calcext:value-type="float">
            <text:p>4.579</text:p>
          </table:table-cell>
          <table:table-cell office:value-type="float" office:value="4.658" calcext:value-type="float">
            <text:p>4.658</text:p>
          </table:table-cell>
          <table:table-cell office:value-type="float" office:value="4.548" calcext:value-type="float">
            <text:p>4.548</text:p>
          </table:table-cell>
          <table:table-cell office:value-type="float" office:value="4.655" calcext:value-type="float">
            <text:p>4.65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688" calcext:value-type="float">
            <text:p>4.688</text:p>
          </table:table-cell>
          <table:table-cell office:value-type="float" office:value="4.728" calcext:value-type="float">
            <text:p>4.728</text:p>
          </table:table-cell>
          <table:table-cell office:value-type="float" office:value="4.777" calcext:value-type="float">
            <text:p>4.777</text:p>
          </table:table-cell>
          <table:table-cell office:value-type="float" office:value="4.661" calcext:value-type="float">
            <text:p>4.661</text:p>
          </table:table-cell>
          <table:table-cell office:value-type="float" office:value="4.702" calcext:value-type="float">
            <text:p>4.702</text:p>
          </table:table-cell>
          <table:table-cell office:value-type="float" office:value="4.843" calcext:value-type="float">
            <text:p>4.84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581" calcext:value-type="float">
            <text:p>4.581</text:p>
          </table:table-cell>
          <table:table-cell office:value-type="float" office:value="4.652" calcext:value-type="float">
            <text:p>4.652</text:p>
          </table:table-cell>
          <table:table-cell office:value-type="float" office:value="4.644" calcext:value-type="float">
            <text:p>4.644</text:p>
          </table:table-cell>
          <table:table-cell office:value-type="float" office:value="4.621" calcext:value-type="float">
            <text:p>4.621</text:p>
          </table:table-cell>
          <table:table-cell office:value-type="float" office:value="4.606" calcext:value-type="float">
            <text:p>4.606</text:p>
          </table:table-cell>
          <table:table-cell office:value-type="float" office:value="4.673" calcext:value-type="float">
            <text:p>4.67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642" calcext:value-type="float">
            <text:p>4.642</text:p>
          </table:table-cell>
          <table:table-cell office:value-type="float" office:value="4.696" calcext:value-type="float">
            <text:p>4.696</text:p>
          </table:table-cell>
          <table:table-cell office:value-type="float" office:value="4.746" calcext:value-type="float">
            <text:p>4.746</text:p>
          </table:table-cell>
          <table:table-cell office:value-type="float" office:value="4.713" calcext:value-type="float">
            <text:p>4.713</text:p>
          </table:table-cell>
          <table:table-cell office:value-type="float" office:value="4.637" calcext:value-type="float">
            <text:p>4.637</text:p>
          </table:table-cell>
          <table:table-cell office:value-type="float" office:value="4.742" calcext:value-type="float">
            <text:p>4.74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634" calcext:value-type="float">
            <text:p>4.634</text:p>
          </table:table-cell>
          <table:table-cell office:value-type="float" office:value="4.625" calcext:value-type="float">
            <text:p>4.625</text:p>
          </table:table-cell>
          <table:table-cell office:value-type="float" office:value="4.692" calcext:value-type="float">
            <text:p>4.692</text:p>
          </table:table-cell>
          <table:table-cell office:value-type="float" office:value="4.645" calcext:value-type="float">
            <text:p>4.645</text:p>
          </table:table-cell>
          <table:table-cell office:value-type="float" office:value="4.689" calcext:value-type="float">
            <text:p>4.689</text:p>
          </table:table-cell>
          <table:table-cell office:value-type="float" office:value="4.716" calcext:value-type="float">
            <text:p>4.716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682" calcext:value-type="float">
            <text:p>4.682</text:p>
          </table:table-cell>
          <table:table-cell office:value-type="float" office:value="4.725" calcext:value-type="float">
            <text:p>4.725</text:p>
          </table:table-cell>
          <table:table-cell office:value-type="float" office:value="4.691" calcext:value-type="float">
            <text:p>4.691</text:p>
          </table:table-cell>
          <table:table-cell office:value-type="float" office:value="4.71" calcext:value-type="float">
            <text:p>4.71</text:p>
          </table:table-cell>
          <table:table-cell office:value-type="float" office:value="4.786" calcext:value-type="float">
            <text:p>4.786</text:p>
          </table:table-cell>
          <table:table-cell office:value-type="float" office:value="4.903" calcext:value-type="float">
            <text:p>4.903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645" calcext:value-type="float">
            <text:p>4.645</text:p>
          </table:table-cell>
          <table:table-cell office:value-type="float" office:value="4.684" calcext:value-type="float">
            <text:p>4.684</text:p>
          </table:table-cell>
          <table:table-cell office:value-type="float" office:value="4.609" calcext:value-type="float">
            <text:p>4.609</text:p>
          </table:table-cell>
          <table:table-cell office:value-type="float" office:value="4.639" calcext:value-type="float">
            <text:p>4.639</text:p>
          </table:table-cell>
          <table:table-cell office:value-type="float" office:value="4.686" calcext:value-type="float">
            <text:p>4.686</text:p>
          </table:table-cell>
          <table:table-cell office:value-type="float" office:value="4.721" calcext:value-type="float">
            <text:p>4.72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76" calcext:value-type="float">
            <text:p>4.576</text:p>
          </table:table-cell>
          <table:table-cell office:value-type="float" office:value="4.614" calcext:value-type="float">
            <text:p>4.614</text:p>
          </table:table-cell>
          <table:table-cell office:value-type="float" office:value="4.66" calcext:value-type="float">
            <text:p>4.66</text:p>
          </table:table-cell>
          <table:table-cell office:value-type="float" office:value="4.555" calcext:value-type="float">
            <text:p>4.555</text:p>
          </table:table-cell>
          <table:table-cell office:value-type="float" office:value="4.619" calcext:value-type="float">
            <text:p>4.619</text:p>
          </table:table-cell>
          <table:table-cell office:value-type="float" office:value="4.642" calcext:value-type="float">
            <text:p>4.642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487" calcext:value-type="float">
            <text:p>4.487</text:p>
          </table:table-cell>
          <table:table-cell office:value-type="float" office:value="4.521" calcext:value-type="float">
            <text:p>4.521</text:p>
          </table:table-cell>
          <table:table-cell office:value-type="float" office:value="4.514" calcext:value-type="float">
            <text:p>4.514</text:p>
          </table:table-cell>
          <table:table-cell office:value-type="float" office:value="4.463" calcext:value-type="float">
            <text:p>4.463</text:p>
          </table:table-cell>
          <table:table-cell office:value-type="float" office:value="4.533" calcext:value-type="float">
            <text:p>4.533</text:p>
          </table:table-cell>
          <table:table-cell office:value-type="float" office:value="4.553" calcext:value-type="float">
            <text:p>4.553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474" calcext:value-type="float">
            <text:p>4.474</text:p>
          </table:table-cell>
          <table:table-cell office:value-type="float" office:value="4.552" calcext:value-type="float">
            <text:p>4.552</text:p>
          </table:table-cell>
          <table:table-cell office:value-type="float" office:value="4.559" calcext:value-type="float">
            <text:p>4.559</text:p>
          </table:table-cell>
          <table:table-cell office:value-type="float" office:value="4.556" calcext:value-type="float">
            <text:p>4.556</text:p>
          </table:table-cell>
          <table:table-cell office:value-type="float" office:value="4.526" calcext:value-type="float">
            <text:p>4.526</text:p>
          </table:table-cell>
          <table:table-cell office:value-type="float" office:value="4.603" calcext:value-type="float">
            <text:p>4.603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553" calcext:value-type="float">
            <text:p>4.553</text:p>
          </table:table-cell>
          <table:table-cell office:value-type="float" office:value="4.604" calcext:value-type="float">
            <text:p>4.604</text:p>
          </table:table-cell>
          <table:table-cell office:value-type="float" office:value="4.496" calcext:value-type="float">
            <text:p>4.496</text:p>
          </table:table-cell>
          <table:table-cell office:value-type="float" office:value="4.539" calcext:value-type="float">
            <text:p>4.539</text:p>
          </table:table-cell>
          <table:table-cell office:value-type="float" office:value="4.525" calcext:value-type="float">
            <text:p>4.525</text:p>
          </table:table-cell>
          <table:table-cell office:value-type="float" office:value="4.655" calcext:value-type="float">
            <text:p>4.65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545" calcext:value-type="float">
            <text:p>4.545</text:p>
          </table:table-cell>
          <table:table-cell office:value-type="float" office:value="4.699" calcext:value-type="float">
            <text:p>4.699</text:p>
          </table:table-cell>
          <table:table-cell office:value-type="float" office:value="4.681" calcext:value-type="float">
            <text:p>4.681</text:p>
          </table:table-cell>
          <table:table-cell office:value-type="float" office:value="4.625" calcext:value-type="float">
            <text:p>4.625</text:p>
          </table:table-cell>
          <table:table-cell office:value-type="float" office:value="4.644" calcext:value-type="float">
            <text:p>4.644</text:p>
          </table:table-cell>
          <table:table-cell office:value-type="float" office:value="4.685" calcext:value-type="float">
            <text:p>4.685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619" calcext:value-type="float">
            <text:p>4.619</text:p>
          </table:table-cell>
          <table:table-cell office:value-type="float" office:value="4.688" calcext:value-type="float">
            <text:p>4.688</text:p>
          </table:table-cell>
          <table:table-cell office:value-type="float" office:value="4.645" calcext:value-type="float">
            <text:p>4.645</text:p>
          </table:table-cell>
          <table:table-cell office:value-type="float" office:value="4.631" calcext:value-type="float">
            <text:p>4.631</text:p>
          </table:table-cell>
          <table:table-cell office:value-type="float" office:value="4.691" calcext:value-type="float">
            <text:p>4.691</text:p>
          </table:table-cell>
          <table:table-cell office:value-type="float" office:value="4.703" calcext:value-type="float">
            <text:p>4.70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505" calcext:value-type="float">
            <text:p>4.505</text:p>
          </table:table-cell>
          <table:table-cell office:value-type="float" office:value="4.534" calcext:value-type="float">
            <text:p>4.534</text:p>
          </table:table-cell>
          <table:table-cell office:value-type="float" office:value="4.517" calcext:value-type="float">
            <text:p>4.517</text:p>
          </table:table-cell>
          <table:table-cell office:value-type="float" office:value="4.44" calcext:value-type="float">
            <text:p>4.44</text:p>
          </table:table-cell>
          <table:table-cell office:value-type="float" office:value="4.519" calcext:value-type="float">
            <text:p>4.519</text:p>
          </table:table-cell>
          <table:table-cell office:value-type="float" office:value="4.55" calcext:value-type="float">
            <text:p>4.5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67" calcext:value-type="float">
            <text:p>4.67</text:p>
          </table:table-cell>
          <table:table-cell office:value-type="float" office:value="4.726" calcext:value-type="float">
            <text:p>4.726</text:p>
          </table:table-cell>
          <table:table-cell office:value-type="float" office:value="4.739" calcext:value-type="float">
            <text:p>4.739</text:p>
          </table:table-cell>
          <table:table-cell office:value-type="float" office:value="4.692" calcext:value-type="float">
            <text:p>4.692</text:p>
          </table:table-cell>
          <table:table-cell office:value-type="float" office:value="4.732" calcext:value-type="float">
            <text:p>4.732</text:p>
          </table:table-cell>
          <table:table-cell office:value-type="float" office:value="4.871" calcext:value-type="float">
            <text:p>4.87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931" calcext:value-type="float">
            <text:p>4.931</text:p>
          </table:table-cell>
          <table:table-cell office:value-type="float" office:value="4.879" calcext:value-type="float">
            <text:p>4.879</text:p>
          </table:table-cell>
          <table:table-cell office:value-type="float" office:value="4.895" calcext:value-type="float">
            <text:p>4.895</text:p>
          </table:table-cell>
          <table:table-cell office:value-type="float" office:value="4.839" calcext:value-type="float">
            <text:p>4.839</text:p>
          </table:table-cell>
          <table:table-cell office:value-type="float" office:value="4.909" calcext:value-type="float">
            <text:p>4.909</text:p>
          </table:table-cell>
          <table:table-cell office:value-type="float" office:value="4.963" calcext:value-type="float">
            <text:p>4.96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892" calcext:value-type="float">
            <text:p>4.892</text:p>
          </table:table-cell>
          <table:table-cell office:value-type="float" office:value="4.894" calcext:value-type="float">
            <text:p>4.894</text:p>
          </table:table-cell>
          <table:table-cell office:value-type="float" office:value="4.899" calcext:value-type="float">
            <text:p>4.899</text:p>
          </table:table-cell>
          <table:table-cell office:value-type="float" office:value="4.826" calcext:value-type="float">
            <text:p>4.826</text:p>
          </table:table-cell>
          <table:table-cell office:value-type="float" office:value="4.897" calcext:value-type="float">
            <text:p>4.897</text:p>
          </table:table-cell>
          <table:table-cell office:value-type="float" office:value="4.934" calcext:value-type="float">
            <text:p>4.93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597" calcext:value-type="float">
            <text:p>4.597</text:p>
          </table:table-cell>
          <table:table-cell office:value-type="float" office:value="4.674" calcext:value-type="float">
            <text:p>4.674</text:p>
          </table:table-cell>
          <table:table-cell office:value-type="float" office:value="4.649" calcext:value-type="float">
            <text:p>4.649</text:p>
          </table:table-cell>
          <table:table-cell office:value-type="float" office:value="4.652" calcext:value-type="float">
            <text:p>4.652</text:p>
          </table:table-cell>
          <table:table-cell office:value-type="float" office:value="4.647" calcext:value-type="float">
            <text:p>4.647</text:p>
          </table:table-cell>
          <table:table-cell office:value-type="float" office:value="4.718" calcext:value-type="float">
            <text:p>4.718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646" calcext:value-type="float">
            <text:p>4.646</text:p>
          </table:table-cell>
          <table:table-cell office:value-type="float" office:value="4.609" calcext:value-type="float">
            <text:p>4.609</text:p>
          </table:table-cell>
          <table:table-cell office:value-type="float" office:value="4.599" calcext:value-type="float">
            <text:p>4.599</text:p>
          </table:table-cell>
          <table:table-cell office:value-type="float" office:value="4.552" calcext:value-type="float">
            <text:p>4.552</text:p>
          </table:table-cell>
          <table:table-cell office:value-type="float" office:value="4.701" calcext:value-type="float">
            <text:p>4.701</text:p>
          </table:table-cell>
          <table:table-cell office:value-type="float" office:value="4.627" calcext:value-type="float">
            <text:p>4.62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68" calcext:value-type="float">
            <text:p>4.868</text:p>
          </table:table-cell>
          <table:table-cell office:value-type="float" office:value="4.809" calcext:value-type="float">
            <text:p>4.809</text:p>
          </table:table-cell>
          <table:table-cell office:value-type="float" office:value="4.796" calcext:value-type="float">
            <text:p>4.796</text:p>
          </table:table-cell>
          <table:table-cell office:value-type="float" office:value="4.754" calcext:value-type="float">
            <text:p>4.754</text:p>
          </table:table-cell>
          <table:table-cell office:value-type="float" office:value="4.898" calcext:value-type="float">
            <text:p>4.898</text:p>
          </table:table-cell>
          <table:table-cell office:value-type="float" office:value="4.824" calcext:value-type="float">
            <text:p>4.82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721" calcext:value-type="float">
            <text:p>4.721</text:p>
          </table:table-cell>
          <table:table-cell office:value-type="float" office:value="4.757" calcext:value-type="float">
            <text:p>4.757</text:p>
          </table:table-cell>
          <table:table-cell office:value-type="float" office:value="4.799" calcext:value-type="float">
            <text:p>4.799</text:p>
          </table:table-cell>
          <table:table-cell office:value-type="float" office:value="4.722" calcext:value-type="float">
            <text:p>4.722</text:p>
          </table:table-cell>
          <table:table-cell office:value-type="float" office:value="4.802" calcext:value-type="float">
            <text:p>4.802</text:p>
          </table:table-cell>
          <table:table-cell office:value-type="float" office:value="4.907" calcext:value-type="float">
            <text:p>4.907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836" calcext:value-type="float">
            <text:p>4.836</text:p>
          </table:table-cell>
          <table:table-cell office:value-type="float" office:value="4.855" calcext:value-type="float">
            <text:p>4.855</text:p>
          </table:table-cell>
          <table:table-cell office:value-type="float" office:value="4.854" calcext:value-type="float">
            <text:p>4.854</text:p>
          </table:table-cell>
          <table:table-cell office:value-type="float" office:value="4.842" calcext:value-type="float">
            <text:p>4.842</text:p>
          </table:table-cell>
          <table:table-cell office:value-type="float" office:value="4.866" calcext:value-type="float">
            <text:p>4.866</text:p>
          </table:table-cell>
          <table:table-cell office:value-type="float" office:value="4.969" calcext:value-type="float">
            <text:p>4.969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65" calcext:value-type="float">
            <text:p>4.865</text:p>
          </table:table-cell>
          <table:table-cell office:value-type="float" office:value="4.955" calcext:value-type="float">
            <text:p>4.955</text:p>
          </table:table-cell>
          <table:table-cell office:value-type="float" office:value="4.971" calcext:value-type="float">
            <text:p>4.971</text:p>
          </table:table-cell>
          <table:table-cell office:value-type="float" office:value="4.944" calcext:value-type="float">
            <text:p>4.944</text:p>
          </table:table-cell>
          <table:table-cell office:value-type="float" office:value="4.927" calcext:value-type="float">
            <text:p>4.927</text:p>
          </table:table-cell>
          <table:table-cell office:value-type="float" office:value="4.975" calcext:value-type="float">
            <text:p>4.97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01" calcext:value-type="float">
            <text:p>5.001</text:p>
          </table:table-cell>
          <table:table-cell office:value-type="float" office:value="5.002" calcext:value-type="float">
            <text:p>5.002</text:p>
          </table:table-cell>
          <table:table-cell office:value-type="float" office:value="5.022" calcext:value-type="float">
            <text:p>5.022</text:p>
          </table:table-cell>
          <table:table-cell office:value-type="float" office:value="4.943" calcext:value-type="float">
            <text:p>4.943</text:p>
          </table:table-cell>
          <table:table-cell office:value-type="float" office:value="5.023" calcext:value-type="float">
            <text:p>5.023</text:p>
          </table:table-cell>
          <table:table-cell office:value-type="float" office:value="5.002" calcext:value-type="float">
            <text:p>5.00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713" calcext:value-type="float">
            <text:p>4.713</text:p>
          </table:table-cell>
          <table:table-cell office:value-type="float" office:value="4.779" calcext:value-type="float">
            <text:p>4.779</text:p>
          </table:table-cell>
          <table:table-cell office:value-type="float" office:value="4.782" calcext:value-type="float">
            <text:p>4.782</text:p>
          </table:table-cell>
          <table:table-cell office:value-type="float" office:value="4.751" calcext:value-type="float">
            <text:p>4.751</text:p>
          </table:table-cell>
          <table:table-cell office:value-type="float" office:value="4.768" calcext:value-type="float">
            <text:p>4.768</text:p>
          </table:table-cell>
          <table:table-cell office:value-type="float" office:value="4.898" calcext:value-type="float">
            <text:p>4.89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639" calcext:value-type="float">
            <text:p>4.639</text:p>
          </table:table-cell>
          <table:table-cell office:value-type="float" office:value="4.697" calcext:value-type="float">
            <text:p>4.697</text:p>
          </table:table-cell>
          <table:table-cell office:value-type="float" office:value="4.764" calcext:value-type="float">
            <text:p>4.764</text:p>
          </table:table-cell>
          <table:table-cell office:value-type="float" office:value="4.7" calcext:value-type="float">
            <text:p>4.7</text:p>
          </table:table-cell>
          <table:table-cell office:value-type="float" office:value="4.744" calcext:value-type="float">
            <text:p>4.744</text:p>
          </table:table-cell>
          <table:table-cell office:value-type="float" office:value="4.704" calcext:value-type="float">
            <text:p>4.70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667" calcext:value-type="float">
            <text:p>4.667</text:p>
          </table:table-cell>
          <table:table-cell office:value-type="float" office:value="4.723" calcext:value-type="float">
            <text:p>4.723</text:p>
          </table:table-cell>
          <table:table-cell office:value-type="float" office:value="4.713" calcext:value-type="float">
            <text:p>4.713</text:p>
          </table:table-cell>
          <table:table-cell office:value-type="float" office:value="4.772" calcext:value-type="float">
            <text:p>4.772</text:p>
          </table:table-cell>
          <table:table-cell office:value-type="float" office:value="4.766" calcext:value-type="float">
            <text:p>4.766</text:p>
          </table:table-cell>
          <table:table-cell office:value-type="float" office:value="4.739" calcext:value-type="float">
            <text:p>4.73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843" calcext:value-type="float">
            <text:p>4.843</text:p>
          </table:table-cell>
          <table:table-cell office:value-type="float" office:value="4.913" calcext:value-type="float">
            <text:p>4.913</text:p>
          </table:table-cell>
          <table:table-cell office:value-type="float" office:value="4.922" calcext:value-type="float">
            <text:p>4.9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902" calcext:value-type="float">
            <text:p>4.902</text:p>
          </table:table-cell>
          <table:table-cell office:value-type="float" office:value="5.072" calcext:value-type="float">
            <text:p>5.07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763" calcext:value-type="float">
            <text:p>4.763</text:p>
          </table:table-cell>
          <table:table-cell office:value-type="float" office:value="4.702" calcext:value-type="float">
            <text:p>4.702</text:p>
          </table:table-cell>
          <table:table-cell office:value-type="float" office:value="4.766" calcext:value-type="float">
            <text:p>4.766</text:p>
          </table:table-cell>
          <table:table-cell office:value-type="float" office:value="4.714" calcext:value-type="float">
            <text:p>4.714</text:p>
          </table:table-cell>
          <table:table-cell office:value-type="float" office:value="4.83" calcext:value-type="float">
            <text:p>4.83</text:p>
          </table:table-cell>
          <table:table-cell office:value-type="float" office:value="4.76" calcext:value-type="float">
            <text:p>4.76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849" calcext:value-type="float">
            <text:p>4.849</text:p>
          </table:table-cell>
          <table:table-cell office:value-type="float" office:value="4.787" calcext:value-type="float">
            <text:p>4.787</text:p>
          </table:table-cell>
          <table:table-cell office:value-type="float" office:value="4.789" calcext:value-type="float">
            <text:p>4.789</text:p>
          </table:table-cell>
          <table:table-cell office:value-type="float" office:value="4.803" calcext:value-type="float">
            <text:p>4.803</text:p>
          </table:table-cell>
          <table:table-cell office:value-type="float" office:value="4.829" calcext:value-type="float">
            <text:p>4.829</text:p>
          </table:table-cell>
          <table:table-cell office:value-type="float" office:value="4.87" calcext:value-type="float">
            <text:p>4.87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723" calcext:value-type="float">
            <text:p>4.723</text:p>
          </table:table-cell>
          <table:table-cell office:value-type="float" office:value="4.863" calcext:value-type="float">
            <text:p>4.863</text:p>
          </table:table-cell>
          <table:table-cell office:value-type="float" office:value="4.829" calcext:value-type="float">
            <text:p>4.829</text:p>
          </table:table-cell>
          <table:table-cell office:value-type="float" office:value="4.852" calcext:value-type="float">
            <text:p>4.852</text:p>
          </table:table-cell>
          <table:table-cell office:value-type="float" office:value="4.751" calcext:value-type="float">
            <text:p>4.751</text:p>
          </table:table-cell>
          <table:table-cell office:value-type="float" office:value="4.895" calcext:value-type="float">
            <text:p>4.895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445" calcext:value-type="float">
            <text:p>4.445</text:p>
          </table:table-cell>
          <table:table-cell office:value-type="float" office:value="4.663" calcext:value-type="float">
            <text:p>4.663</text:p>
          </table:table-cell>
          <table:table-cell office:value-type="float" office:value="4.585" calcext:value-type="float">
            <text:p>4.585</text:p>
          </table:table-cell>
          <table:table-cell office:value-type="float" office:value="4.644" calcext:value-type="float">
            <text:p>4.644</text:p>
          </table:table-cell>
          <table:table-cell office:value-type="float" office:value="4.493" calcext:value-type="float">
            <text:p>4.493</text:p>
          </table:table-cell>
          <table:table-cell office:value-type="float" office:value="4.622" calcext:value-type="float">
            <text:p>4.62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576" calcext:value-type="float">
            <text:p>4.576</text:p>
          </table:table-cell>
          <table:table-cell office:value-type="float" office:value="4.724" calcext:value-type="float">
            <text:p>4.724</text:p>
          </table:table-cell>
          <table:table-cell office:value-type="float" office:value="4.704" calcext:value-type="float">
            <text:p>4.704</text:p>
          </table:table-cell>
          <table:table-cell office:value-type="float" office:value="4.647" calcext:value-type="float">
            <text:p>4.647</text:p>
          </table:table-cell>
          <table:table-cell office:value-type="float" office:value="4.711" calcext:value-type="float">
            <text:p>4.711</text:p>
          </table:table-cell>
          <table:table-cell office:value-type="float" office:value="4.742" calcext:value-type="float">
            <text:p>4.74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572" calcext:value-type="float">
            <text:p>4.572</text:p>
          </table:table-cell>
          <table:table-cell office:value-type="float" office:value="4.615" calcext:value-type="float">
            <text:p>4.615</text:p>
          </table:table-cell>
          <table:table-cell office:value-type="float" office:value="4.588" calcext:value-type="float">
            <text:p>4.588</text:p>
          </table:table-cell>
          <table:table-cell office:value-type="float" office:value="4.627" calcext:value-type="float">
            <text:p>4.627</text:p>
          </table:table-cell>
          <table:table-cell office:value-type="float" office:value="4.698" calcext:value-type="float">
            <text:p>4.698</text:p>
          </table:table-cell>
          <table:table-cell office:value-type="float" office:value="4.692" calcext:value-type="float">
            <text:p>4.69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488" calcext:value-type="float">
            <text:p>4.488</text:p>
          </table:table-cell>
          <table:table-cell office:value-type="float" office:value="4.551" calcext:value-type="float">
            <text:p>4.551</text:p>
          </table:table-cell>
          <table:table-cell office:value-type="float" office:value="4.534" calcext:value-type="float">
            <text:p>4.534</text:p>
          </table:table-cell>
          <table:table-cell office:value-type="float" office:value="4.476" calcext:value-type="float">
            <text:p>4.476</text:p>
          </table:table-cell>
          <table:table-cell office:value-type="float" office:value="4.501" calcext:value-type="float">
            <text:p>4.501</text:p>
          </table:table-cell>
          <table:table-cell office:value-type="float" office:value="4.555" calcext:value-type="float">
            <text:p>4.55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44" calcext:value-type="float">
            <text:p>4.44</text:p>
          </table:table-cell>
          <table:table-cell office:value-type="float" office:value="4.442" calcext:value-type="float">
            <text:p>4.442</text:p>
          </table:table-cell>
          <table:table-cell office:value-type="float" office:value="4.516" calcext:value-type="float">
            <text:p>4.516</text:p>
          </table:table-cell>
          <table:table-cell office:value-type="float" office:value="4.445" calcext:value-type="float">
            <text:p>4.445</text:p>
          </table:table-cell>
          <table:table-cell office:value-type="float" office:value="4.475" calcext:value-type="float">
            <text:p>4.475</text:p>
          </table:table-cell>
          <table:table-cell office:value-type="float" office:value="4.505" calcext:value-type="float">
            <text:p>4.50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396" calcext:value-type="float">
            <text:p>4.396</text:p>
          </table:table-cell>
          <table:table-cell office:value-type="float" office:value="4.402" calcext:value-type="float">
            <text:p>4.402</text:p>
          </table:table-cell>
          <table:table-cell office:value-type="float" office:value="4.459" calcext:value-type="float">
            <text:p>4.459</text:p>
          </table:table-cell>
          <table:table-cell office:value-type="float" office:value="4.367" calcext:value-type="float">
            <text:p>4.367</text:p>
          </table:table-cell>
          <table:table-cell office:value-type="float" office:value="4.458" calcext:value-type="float">
            <text:p>4.458</text:p>
          </table:table-cell>
          <table:table-cell office:value-type="float" office:value="4.454" calcext:value-type="float">
            <text:p>4.454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529" calcext:value-type="float">
            <text:p>4.529</text:p>
          </table:table-cell>
          <table:table-cell office:value-type="float" office:value="4.492" calcext:value-type="float">
            <text:p>4.492</text:p>
          </table:table-cell>
          <table:table-cell office:value-type="float" office:value="4.566" calcext:value-type="float">
            <text:p>4.566</text:p>
          </table:table-cell>
          <table:table-cell office:value-type="float" office:value="4.492" calcext:value-type="float">
            <text:p>4.492</text:p>
          </table:table-cell>
          <table:table-cell office:value-type="float" office:value="4.597" calcext:value-type="float">
            <text:p>4.597</text:p>
          </table:table-cell>
          <table:table-cell office:value-type="float" office:value="4.551" calcext:value-type="float">
            <text:p>4.551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341" calcext:value-type="float">
            <text:p>4.341</text:p>
          </table:table-cell>
          <table:table-cell office:value-type="float" office:value="4.407" calcext:value-type="float">
            <text:p>4.407</text:p>
          </table:table-cell>
          <table:table-cell office:value-type="float" office:value="4.429" calcext:value-type="float">
            <text:p>4.429</text:p>
          </table:table-cell>
          <table:table-cell office:value-type="float" office:value="4.398" calcext:value-type="float">
            <text:p>4.398</text:p>
          </table:table-cell>
          <table:table-cell office:value-type="float" office:value="4.475" calcext:value-type="float">
            <text:p>4.475</text:p>
          </table:table-cell>
          <table:table-cell office:value-type="float" office:value="4.488" calcext:value-type="float">
            <text:p>4.48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463" calcext:value-type="float">
            <text:p>4.463</text:p>
          </table:table-cell>
          <table:table-cell office:value-type="float" office:value="4.499" calcext:value-type="float">
            <text:p>4.499</text:p>
          </table:table-cell>
          <table:table-cell office:value-type="float" office:value="4.514" calcext:value-type="float">
            <text:p>4.514</text:p>
          </table:table-cell>
          <table:table-cell office:value-type="float" office:value="4.431" calcext:value-type="float">
            <text:p>4.431</text:p>
          </table:table-cell>
          <table:table-cell office:value-type="float" office:value="4.467" calcext:value-type="float">
            <text:p>4.467</text:p>
          </table:table-cell>
          <table:table-cell office:value-type="float" office:value="4.499" calcext:value-type="float">
            <text:p>4.49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687" calcext:value-type="float">
            <text:p>4.687</text:p>
          </table:table-cell>
          <table:table-cell office:value-type="float" office:value="4.701" calcext:value-type="float">
            <text:p>4.701</text:p>
          </table:table-cell>
          <table:table-cell office:value-type="float" office:value="4.7" calcext:value-type="float">
            <text:p>4.7</text:p>
          </table:table-cell>
          <table:table-cell office:value-type="float" office:value="4.711" calcext:value-type="float">
            <text:p>4.711</text:p>
          </table:table-cell>
          <table:table-cell office:value-type="float" office:value="4.715" calcext:value-type="float">
            <text:p>4.715</text:p>
          </table:table-cell>
          <table:table-cell office:value-type="float" office:value="4.814" calcext:value-type="float">
            <text:p>4.81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763" calcext:value-type="float">
            <text:p>4.763</text:p>
          </table:table-cell>
          <table:table-cell office:value-type="float" office:value="4.862" calcext:value-type="float">
            <text:p>4.862</text:p>
          </table:table-cell>
          <table:table-cell office:value-type="float" office:value="4.797" calcext:value-type="float">
            <text:p>4.797</text:p>
          </table:table-cell>
          <table:table-cell office:value-type="float" office:value="4.857" calcext:value-type="float">
            <text:p>4.857</text:p>
          </table:table-cell>
          <table:table-cell office:value-type="float" office:value="4.902" calcext:value-type="float">
            <text:p>4.902</text:p>
          </table:table-cell>
          <table:table-cell office:value-type="float" office:value="4.889" calcext:value-type="float">
            <text:p>4.889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679" calcext:value-type="float">
            <text:p>4.679</text:p>
          </table:table-cell>
          <table:table-cell office:value-type="float" office:value="4.682" calcext:value-type="float">
            <text:p>4.682</text:p>
          </table:table-cell>
          <table:table-cell office:value-type="float" office:value="4.702" calcext:value-type="float">
            <text:p>4.702</text:p>
          </table:table-cell>
          <table:table-cell office:value-type="float" office:value="4.735" calcext:value-type="float">
            <text:p>4.735</text:p>
          </table:table-cell>
          <table:table-cell office:value-type="float" office:value="4.743" calcext:value-type="float">
            <text:p>4.743</text:p>
          </table:table-cell>
          <table:table-cell office:value-type="float" office:value="4.742" calcext:value-type="float">
            <text:p>4.74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563" calcext:value-type="float">
            <text:p>4.563</text:p>
          </table:table-cell>
          <table:table-cell office:value-type="float" office:value="4.459" calcext:value-type="float">
            <text:p>4.459</text:p>
          </table:table-cell>
          <table:table-cell office:value-type="float" office:value="4.567" calcext:value-type="float">
            <text:p>4.567</text:p>
          </table:table-cell>
          <table:table-cell office:value-type="float" office:value="4.478" calcext:value-type="float">
            <text:p>4.478</text:p>
          </table:table-cell>
          <table:table-cell office:value-type="float" office:value="4.497" calcext:value-type="float">
            <text:p>4.497</text:p>
          </table:table-cell>
          <table:table-cell office:value-type="float" office:value="4.665" calcext:value-type="float">
            <text:p>4.66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557" calcext:value-type="float">
            <text:p>4.557</text:p>
          </table:table-cell>
          <table:table-cell office:value-type="float" office:value="4.552" calcext:value-type="float">
            <text:p>4.552</text:p>
          </table:table-cell>
          <table:table-cell office:value-type="float" office:value="4.537" calcext:value-type="float">
            <text:p>4.537</text:p>
          </table:table-cell>
          <table:table-cell office:value-type="float" office:value="4.552" calcext:value-type="float">
            <text:p>4.552</text:p>
          </table:table-cell>
          <table:table-cell office:value-type="float" office:value="4.632" calcext:value-type="float">
            <text:p>4.632</text:p>
          </table:table-cell>
          <table:table-cell office:value-type="float" office:value="4.687" calcext:value-type="float">
            <text:p>4.687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73" calcext:value-type="float">
            <text:p>4.73</text:p>
          </table:table-cell>
          <table:table-cell office:value-type="float" office:value="4.644" calcext:value-type="float">
            <text:p>4.644</text:p>
          </table:table-cell>
          <table:table-cell office:value-type="float" office:value="4.65" calcext:value-type="float">
            <text:p>4.65</text:p>
          </table:table-cell>
          <table:table-cell office:value-type="float" office:value="4.741" calcext:value-type="float">
            <text:p>4.741</text:p>
          </table:table-cell>
          <table:table-cell office:value-type="float" office:value="4.726" calcext:value-type="float">
            <text:p>4.726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567" calcext:value-type="float">
            <text:p>4.567</text:p>
          </table:table-cell>
          <table:table-cell office:value-type="float" office:value="4.559" calcext:value-type="float">
            <text:p>4.559</text:p>
          </table:table-cell>
          <table:table-cell office:value-type="float" office:value="4.526" calcext:value-type="float">
            <text:p>4.526</text:p>
          </table:table-cell>
          <table:table-cell office:value-type="float" office:value="4.564" calcext:value-type="float">
            <text:p>4.564</text:p>
          </table:table-cell>
          <table:table-cell office:value-type="float" office:value="4.524" calcext:value-type="float">
            <text:p>4.524</text:p>
          </table:table-cell>
          <table:table-cell office:value-type="float" office:value="4.608" calcext:value-type="float">
            <text:p>4.608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52" calcext:value-type="float">
            <text:p>4.52</text:p>
          </table:table-cell>
          <table:table-cell office:value-type="float" office:value="4.64" calcext:value-type="float">
            <text:p>4.64</text:p>
          </table:table-cell>
          <table:table-cell office:value-type="float" office:value="4.541" calcext:value-type="float">
            <text:p>4.541</text:p>
          </table:table-cell>
          <table:table-cell office:value-type="float" office:value="4.576" calcext:value-type="float">
            <text:p>4.576</text:p>
          </table:table-cell>
          <table:table-cell office:value-type="float" office:value="4.6" calcext:value-type="float">
            <text:p>4.6</text:p>
          </table:table-cell>
          <table:table-cell office:value-type="float" office:value="4.652" calcext:value-type="float">
            <text:p>4.65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648" calcext:value-type="float">
            <text:p>4.648</text:p>
          </table:table-cell>
          <table:table-cell office:value-type="float" office:value="4.686" calcext:value-type="float">
            <text:p>4.686</text:p>
          </table:table-cell>
          <table:table-cell office:value-type="float" office:value="4.722" calcext:value-type="float">
            <text:p>4.722</text:p>
          </table:table-cell>
          <table:table-cell office:value-type="float" office:value="4.74" calcext:value-type="float">
            <text:p>4.74</text:p>
          </table:table-cell>
          <table:table-cell office:value-type="float" office:value="4.683" calcext:value-type="float">
            <text:p>4.683</text:p>
          </table:table-cell>
          <table:table-cell office:value-type="float" office:value="4.742" calcext:value-type="float">
            <text:p>4.74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599" calcext:value-type="float">
            <text:p>4.599</text:p>
          </table:table-cell>
          <table:table-cell office:value-type="float" office:value="4.636" calcext:value-type="float">
            <text:p>4.636</text:p>
          </table:table-cell>
          <table:table-cell office:value-type="float" office:value="4.696" calcext:value-type="float">
            <text:p>4.696</text:p>
          </table:table-cell>
          <table:table-cell office:value-type="float" office:value="4.578" calcext:value-type="float">
            <text:p>4.578</text:p>
          </table:table-cell>
          <table:table-cell office:value-type="float" office:value="4.637" calcext:value-type="float">
            <text:p>4.637</text:p>
          </table:table-cell>
          <table:table-cell office:value-type="float" office:value="4.68" calcext:value-type="float">
            <text:p>4.6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507" calcext:value-type="float">
            <text:p>4.507</text:p>
          </table:table-cell>
          <table:table-cell office:value-type="float" office:value="4.568" calcext:value-type="float">
            <text:p>4.568</text:p>
          </table:table-cell>
          <table:table-cell office:value-type="float" office:value="4.539" calcext:value-type="float">
            <text:p>4.539</text:p>
          </table:table-cell>
          <table:table-cell table:number-columns-repeated="2" office:value-type="float" office:value="4.584" calcext:value-type="float">
            <text:p>4.584</text:p>
          </table:table-cell>
          <table:table-cell office:value-type="float" office:value="4.697" calcext:value-type="float">
            <text:p>4.697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51" calcext:value-type="float">
            <text:p>4.51</text:p>
          </table:table-cell>
          <table:table-cell office:value-type="float" office:value="4.525" calcext:value-type="float">
            <text:p>4.525</text:p>
          </table:table-cell>
          <table:table-cell office:value-type="float" office:value="4.508" calcext:value-type="float">
            <text:p>4.508</text:p>
          </table:table-cell>
          <table:table-cell office:value-type="float" office:value="4.498" calcext:value-type="float">
            <text:p>4.498</text:p>
          </table:table-cell>
          <table:table-cell office:value-type="float" office:value="4.53" calcext:value-type="float">
            <text:p>4.53</text:p>
          </table:table-cell>
          <table:table-cell office:value-type="float" office:value="4.542" calcext:value-type="float">
            <text:p>4.54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595" calcext:value-type="float">
            <text:p>4.595</text:p>
          </table:table-cell>
          <table:table-cell office:value-type="float" office:value="4.665" calcext:value-type="float">
            <text:p>4.665</text:p>
          </table:table-cell>
          <table:table-cell office:value-type="float" office:value="4.645" calcext:value-type="float">
            <text:p>4.645</text:p>
          </table:table-cell>
          <table:table-cell office:value-type="float" office:value="4.672" calcext:value-type="float">
            <text:p>4.672</text:p>
          </table:table-cell>
          <table:table-cell office:value-type="float" office:value="4.686" calcext:value-type="float">
            <text:p>4.686</text:p>
          </table:table-cell>
          <table:table-cell office:value-type="float" office:value="4.821" calcext:value-type="float">
            <text:p>4.82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666" calcext:value-type="float">
            <text:p>4.666</text:p>
          </table:table-cell>
          <table:table-cell office:value-type="float" office:value="4.645" calcext:value-type="float">
            <text:p>4.645</text:p>
          </table:table-cell>
          <table:table-cell office:value-type="float" office:value="4.769" calcext:value-type="float">
            <text:p>4.769</text:p>
          </table:table-cell>
          <table:table-cell office:value-type="float" office:value="4.69" calcext:value-type="float">
            <text:p>4.69</text:p>
          </table:table-cell>
          <table:table-cell office:value-type="float" office:value="4.728" calcext:value-type="float">
            <text:p>4.728</text:p>
          </table:table-cell>
          <table:table-cell office:value-type="float" office:value="4.76" calcext:value-type="float">
            <text:p>4.76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601" calcext:value-type="float">
            <text:p>4.601</text:p>
          </table:table-cell>
          <table:table-cell office:value-type="float" office:value="4.539" calcext:value-type="float">
            <text:p>4.539</text:p>
          </table:table-cell>
          <table:table-cell office:value-type="float" office:value="4.515" calcext:value-type="float">
            <text:p>4.515</text:p>
          </table:table-cell>
          <table:table-cell office:value-type="float" office:value="4.562" calcext:value-type="float">
            <text:p>4.562</text:p>
          </table:table-cell>
          <table:table-cell office:value-type="float" office:value="4.56" calcext:value-type="float">
            <text:p>4.56</text:p>
          </table:table-cell>
          <table:table-cell office:value-type="float" office:value="4.61" calcext:value-type="float">
            <text:p>4.61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539" calcext:value-type="float">
            <text:p>4.539</text:p>
          </table:table-cell>
          <table:table-cell office:value-type="float" office:value="4.585" calcext:value-type="float">
            <text:p>4.585</text:p>
          </table:table-cell>
          <table:table-cell office:value-type="float" office:value="4.464" calcext:value-type="float">
            <text:p>4.464</text:p>
          </table:table-cell>
          <table:table-cell office:value-type="float" office:value="4.515" calcext:value-type="float">
            <text:p>4.515</text:p>
          </table:table-cell>
          <table:table-cell office:value-type="float" office:value="4.525" calcext:value-type="float">
            <text:p>4.525</text:p>
          </table:table-cell>
          <table:table-cell office:value-type="float" office:value="4.603" calcext:value-type="float">
            <text:p>4.603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454" calcext:value-type="float">
            <text:p>4.454</text:p>
          </table:table-cell>
          <table:table-cell office:value-type="float" office:value="4.539" calcext:value-type="float">
            <text:p>4.539</text:p>
          </table:table-cell>
          <table:table-cell office:value-type="float" office:value="4.52" calcext:value-type="float">
            <text:p>4.52</text:p>
          </table:table-cell>
          <table:table-cell office:value-type="float" office:value="4.51" calcext:value-type="float">
            <text:p>4.51</text:p>
          </table:table-cell>
          <table:table-cell office:value-type="float" office:value="4.517" calcext:value-type="float">
            <text:p>4.517</text:p>
          </table:table-cell>
          <table:table-cell office:value-type="float" office:value="4.598" calcext:value-type="float">
            <text:p>4.598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525" calcext:value-type="float">
            <text:p>4.525</text:p>
          </table:table-cell>
          <table:table-cell office:value-type="float" office:value="4.588" calcext:value-type="float">
            <text:p>4.588</text:p>
          </table:table-cell>
          <table:table-cell office:value-type="float" office:value="4.471" calcext:value-type="float">
            <text:p>4.471</text:p>
          </table:table-cell>
          <table:table-cell office:value-type="float" office:value="4.533" calcext:value-type="float">
            <text:p>4.533</text:p>
          </table:table-cell>
          <table:table-cell office:value-type="float" office:value="4.573" calcext:value-type="float">
            <text:p>4.573</text:p>
          </table:table-cell>
          <table:table-cell office:value-type="float" office:value="4.631" calcext:value-type="float">
            <text:p>4.631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512" calcext:value-type="float">
            <text:p>4.512</text:p>
          </table:table-cell>
          <table:table-cell office:value-type="float" office:value="4.561" calcext:value-type="float">
            <text:p>4.561</text:p>
          </table:table-cell>
          <table:table-cell office:value-type="float" office:value="4.594" calcext:value-type="float">
            <text:p>4.594</text:p>
          </table:table-cell>
          <table:table-cell office:value-type="float" office:value="4.498" calcext:value-type="float">
            <text:p>4.498</text:p>
          </table:table-cell>
          <table:table-cell office:value-type="float" office:value="4.59" calcext:value-type="float">
            <text:p>4.59</text:p>
          </table:table-cell>
          <table:table-cell office:value-type="float" office:value="4.582" calcext:value-type="float">
            <text:p>4.582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8" calcext:value-type="float">
            <text:p>4.618</text:p>
          </table:table-cell>
          <table:table-cell office:value-type="float" office:value="4.633" calcext:value-type="float">
            <text:p>4.633</text:p>
          </table:table-cell>
          <table:table-cell office:value-type="float" office:value="4.655" calcext:value-type="float">
            <text:p>4.655</text:p>
          </table:table-cell>
          <table:table-cell office:value-type="float" office:value="4.623" calcext:value-type="float">
            <text:p>4.623</text:p>
          </table:table-cell>
          <table:table-cell office:value-type="float" office:value="4.719" calcext:value-type="float">
            <text:p>4.719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635" calcext:value-type="float">
            <text:p>4.635</text:p>
          </table:table-cell>
          <table:table-cell office:value-type="float" office:value="4.724" calcext:value-type="float">
            <text:p>4.724</text:p>
          </table:table-cell>
          <table:table-cell office:value-type="float" office:value="4.71" calcext:value-type="float">
            <text:p>4.71</text:p>
          </table:table-cell>
          <table:table-cell office:value-type="float" office:value="4.679" calcext:value-type="float">
            <text:p>4.679</text:p>
          </table:table-cell>
          <table:table-cell office:value-type="float" office:value="4.666" calcext:value-type="float">
            <text:p>4.666</text:p>
          </table:table-cell>
          <table:table-cell office:value-type="float" office:value="4.751" calcext:value-type="float">
            <text:p>4.751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7" calcext:value-type="float">
            <text:p>4.7</text:p>
          </table:table-cell>
          <table:table-cell office:value-type="float" office:value="4.717" calcext:value-type="float">
            <text:p>4.717</text:p>
          </table:table-cell>
          <table:table-cell office:value-type="float" office:value="4.697" calcext:value-type="float">
            <text:p>4.697</text:p>
          </table:table-cell>
          <table:table-cell office:value-type="float" office:value="4.679" calcext:value-type="float">
            <text:p>4.679</text:p>
          </table:table-cell>
          <table:table-cell office:value-type="float" office:value="4.705" calcext:value-type="float">
            <text:p>4.705</text:p>
          </table:table-cell>
          <table:table-cell office:value-type="float" office:value="4.84" calcext:value-type="float">
            <text:p>4.84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17" calcext:value-type="float">
            <text:p>4.617</text:p>
          </table:table-cell>
          <table:table-cell office:value-type="float" office:value="4.705" calcext:value-type="float">
            <text:p>4.705</text:p>
          </table:table-cell>
          <table:table-cell office:value-type="float" office:value="4.738" calcext:value-type="float">
            <text:p>4.738</text:p>
          </table:table-cell>
          <table:table-cell office:value-type="float" office:value="4.609" calcext:value-type="float">
            <text:p>4.609</text:p>
          </table:table-cell>
          <table:table-cell office:value-type="float" office:value="4.687" calcext:value-type="float">
            <text:p>4.687</text:p>
          </table:table-cell>
          <table:table-cell office:value-type="float" office:value="4.74" calcext:value-type="float">
            <text:p>4.7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523" calcext:value-type="float">
            <text:p>4.523</text:p>
          </table:table-cell>
          <table:table-cell office:value-type="float" office:value="4.606" calcext:value-type="float">
            <text:p>4.606</text:p>
          </table:table-cell>
          <table:table-cell office:value-type="float" office:value="4.539" calcext:value-type="float">
            <text:p>4.539</text:p>
          </table:table-cell>
          <table:table-cell office:value-type="float" office:value="4.556" calcext:value-type="float">
            <text:p>4.556</text:p>
          </table:table-cell>
          <table:table-cell office:value-type="float" office:value="4.548" calcext:value-type="float">
            <text:p>4.548</text:p>
          </table:table-cell>
          <table:table-cell office:value-type="float" office:value="4.629" calcext:value-type="float">
            <text:p>4.629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62" calcext:value-type="float">
            <text:p>4.62</text:p>
          </table:table-cell>
          <table:table-cell office:value-type="float" office:value="4.64" calcext:value-type="float">
            <text:p>4.64</text:p>
          </table:table-cell>
          <table:table-cell office:value-type="float" office:value="4.731" calcext:value-type="float">
            <text:p>4.731</text:p>
          </table:table-cell>
          <table:table-cell office:value-type="float" office:value="4.59" calcext:value-type="float">
            <text:p>4.59</text:p>
          </table:table-cell>
          <table:table-cell office:value-type="float" office:value="4.682" calcext:value-type="float">
            <text:p>4.682</text:p>
          </table:table-cell>
          <table:table-cell office:value-type="float" office:value="4.676" calcext:value-type="float">
            <text:p>4.676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12" calcext:value-type="float">
            <text:p>4.612</text:p>
          </table:table-cell>
          <table:table-cell office:value-type="float" office:value="4.559" calcext:value-type="float">
            <text:p>4.559</text:p>
          </table:table-cell>
          <table:table-cell office:value-type="float" office:value="4.551" calcext:value-type="float">
            <text:p>4.551</text:p>
          </table:table-cell>
          <table:table-cell office:value-type="float" office:value="4.52" calcext:value-type="float">
            <text:p>4.52</text:p>
          </table:table-cell>
          <table:table-cell office:value-type="float" office:value="4.614" calcext:value-type="float">
            <text:p>4.614</text:p>
          </table:table-cell>
          <table:table-cell office:value-type="float" office:value="4.699" calcext:value-type="float">
            <text:p>4.699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723" calcext:value-type="float">
            <text:p>4.723</text:p>
          </table:table-cell>
          <table:table-cell office:value-type="float" office:value="4.634" calcext:value-type="float">
            <text:p>4.634</text:p>
          </table:table-cell>
          <table:table-cell office:value-type="float" office:value="4.666" calcext:value-type="float">
            <text:p>4.666</text:p>
          </table:table-cell>
          <table:table-cell office:value-type="float" office:value="4.671" calcext:value-type="float">
            <text:p>4.671</text:p>
          </table:table-cell>
          <table:table-cell office:value-type="float" office:value="4.747" calcext:value-type="float">
            <text:p>4.747</text:p>
          </table:table-cell>
          <table:table-cell office:value-type="float" office:value="4.724" calcext:value-type="float">
            <text:p>4.724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66" calcext:value-type="float">
            <text:p>4.66</text:p>
          </table:table-cell>
          <table:table-cell office:value-type="float" office:value="4.576" calcext:value-type="float">
            <text:p>4.576</text:p>
          </table:table-cell>
          <table:table-cell office:value-type="float" office:value="4.671" calcext:value-type="float">
            <text:p>4.671</text:p>
          </table:table-cell>
          <table:table-cell office:value-type="float" office:value="4.582" calcext:value-type="float">
            <text:p>4.582</text:p>
          </table:table-cell>
          <table:table-cell office:value-type="float" office:value="4.781" calcext:value-type="float">
            <text:p>4.781</text:p>
          </table:table-cell>
          <table:table-cell office:value-type="float" office:value="4.663" calcext:value-type="float">
            <text:p>4.663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703" calcext:value-type="float">
            <text:p>4.703</text:p>
          </table:table-cell>
          <table:table-cell office:value-type="float" office:value="4.732" calcext:value-type="float">
            <text:p>4.732</text:p>
          </table:table-cell>
          <table:table-cell office:value-type="float" office:value="4.804" calcext:value-type="float">
            <text:p>4.804</text:p>
          </table:table-cell>
          <table:table-cell office:value-type="float" office:value="4.665" calcext:value-type="float">
            <text:p>4.665</text:p>
          </table:table-cell>
          <table:table-cell office:value-type="float" office:value="4.883" calcext:value-type="float">
            <text:p>4.883</text:p>
          </table:table-cell>
          <table:table-cell office:value-type="float" office:value="4.745" calcext:value-type="float">
            <text:p>4.745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659" calcext:value-type="float">
            <text:p>4.659</text:p>
          </table:table-cell>
          <table:table-cell office:value-type="float" office:value="4.615" calcext:value-type="float">
            <text:p>4.615</text:p>
          </table:table-cell>
          <table:table-cell office:value-type="float" office:value="4.699" calcext:value-type="float">
            <text:p>4.699</text:p>
          </table:table-cell>
          <table:table-cell office:value-type="float" office:value="4.612" calcext:value-type="float">
            <text:p>4.612</text:p>
          </table:table-cell>
          <table:table-cell office:value-type="float" office:value="4.662" calcext:value-type="float">
            <text:p>4.662</text:p>
          </table:table-cell>
          <table:table-cell office:value-type="float" office:value="4.699" calcext:value-type="float">
            <text:p>4.699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516" calcext:value-type="float">
            <text:p>4.516</text:p>
          </table:table-cell>
          <table:table-cell office:value-type="float" office:value="4.537" calcext:value-type="float">
            <text:p>4.537</text:p>
          </table:table-cell>
          <table:table-cell office:value-type="float" office:value="4.53" calcext:value-type="float">
            <text:p>4.53</text:p>
          </table:table-cell>
          <table:table-cell office:value-type="float" office:value="4.533" calcext:value-type="float">
            <text:p>4.533</text:p>
          </table:table-cell>
          <table:table-cell office:value-type="float" office:value="4.563" calcext:value-type="float">
            <text:p>4.563</text:p>
          </table:table-cell>
          <table:table-cell office:value-type="float" office:value="4.652" calcext:value-type="float">
            <text:p>4.65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data.B1:data.G1048576" table:orientation="column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9-21T20:50:19.760458302</dc:date>
    <meta:editing-duration>PT13M8S</meta:editing-duration>
    <meta:editing-cycles>2</meta:editing-cycles>
    <meta:generator>LibreOffice/7.0.1.2$Linux_X86_64 LibreOffice_project/00$Build-2</meta:generator>
    <meta:document-statistic meta:table-count="1" meta:cell-count="21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7.781cm" xlink:href=".." xlink:type="simple" chart:class="chart:line" chart:column-mapping="4 0 1 5 2 3" chart:style-name="ch1">
        <chart:title svg:x="10.64cm" svg:y="0.49cm" chart:style-name="ch2">
          <text:p>Electric Network Configurations</text:p>
        </chart:title>
        <chart:subtitle svg:x="11.719cm" svg:y="1.198cm" chart:style-name="ch3">
          <text:p>ms per tick (lower is better)</text:p>
        </chart:subtitle>
        <chart:legend chart:legend-position="end" svg:x="21.34cm" svg:y="0.557cm" style:legend-expansion="custom" svg:width="5.489cm" svg:height="4.262cm" style:legend-expansion-aspect-ratio="1.28789300797748" chart:style-name="ch4"/>
        <chart:plot-area chart:style-name="ch5" table:cell-range-address="data.B1:data.G301" chart:data-source-has-labels="row" svg:x="0.449cm" svg:y="0.21cm" svg:width="28.937cm" svg:height="17.521cm">
          <chart:coordinate-region svg:x="0.938cm" svg:y="0.449cm" svg:width="28.448cm" svg:height="16.191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data.F2:data.F301" chart:label-cell-address="data.F1:data.F1" chart:class="chart:line">
            <chart:data-point chart:repeated="300"/>
          </chart:series>
          <chart:series chart:style-name="ch10" chart:values-cell-range-address="data.B2:data.B301" chart:label-cell-address="data.B1:data.B1" chart:class="chart:line">
            <chart:data-point chart:repeated="300"/>
          </chart:series>
          <chart:series chart:style-name="ch11" chart:values-cell-range-address="data.C2:data.C301" chart:label-cell-address="data.C1:data.C1" chart:class="chart:line">
            <chart:data-point chart:repeated="300"/>
          </chart:series>
          <chart:series chart:style-name="ch12" chart:values-cell-range-address="data.G2:data.G301" chart:label-cell-address="data.G1:data.G1" chart:class="chart:line">
            <chart:data-point chart:repeated="300"/>
          </chart:series>
          <chart:series chart:style-name="ch13" chart:values-cell-range-address="data.D2:data.D301" chart:label-cell-address="data.D1:data.D1" chart:class="chart:line">
            <chart:data-point chart:repeated="300"/>
          </chart:series>
          <chart:series chart:style-name="ch14" chart:values-cell-range-address="data.E2:data.E301" chart:label-cell-address="data.E1:data.E1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_network</text:p>
                <draw:g>
                  <svg:desc>data.F1:data.F1</svg:desc>
                </draw:g>
              </table:table-cell>
              <table:table-cell office:value-type="string">
                <text:p> 1_network</text:p>
                <draw:g>
                  <svg:desc>data.B1:data.B1</svg:desc>
                </draw:g>
              </table:table-cell>
              <table:table-cell office:value-type="string">
                <text:p>2_network</text:p>
                <draw:g>
                  <svg:desc>data.C1:data.C1</svg:desc>
                </draw:g>
              </table:table-cell>
              <table:table-cell office:value-type="string">
                <text:p>32_network</text:p>
                <draw:g>
                  <svg:desc>data.G1:data.G1</svg:desc>
                </draw:g>
              </table:table-cell>
              <table:table-cell office:value-type="string">
                <text:p>4_network</text:p>
                <draw:g>
                  <svg:desc>data.D1:data.D1</svg:desc>
                </draw:g>
              </table:table-cell>
              <table:table-cell office:value-type="string">
                <text:p>8_network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7">
                <text:p>7.57</text:p>
                <draw:g>
                  <svg:desc>data.F2:data.F301</svg:desc>
                </draw:g>
              </table:table-cell>
              <table:table-cell office:value-type="float" office:value="7.445">
                <text:p>7.445</text:p>
                <draw:g>
                  <svg:desc>data.B2:data.B301</svg:desc>
                </draw:g>
              </table:table-cell>
              <table:table-cell office:value-type="float" office:value="7.519">
                <text:p>7.519</text:p>
                <draw:g>
                  <svg:desc>data.C2:data.C301</svg:desc>
                </draw:g>
              </table:table-cell>
              <table:table-cell office:value-type="float" office:value="7.717">
                <text:p>7.717</text:p>
                <draw:g>
                  <svg:desc>data.G2:data.G301</svg:desc>
                </draw:g>
              </table:table-cell>
              <table:table-cell office:value-type="float" office:value="7.496">
                <text:p>7.496</text:p>
                <draw:g>
                  <svg:desc>data.D2:data.D301</svg:desc>
                </draw:g>
              </table:table-cell>
              <table:table-cell office:value-type="float" office:value="7.508">
                <text:p>7.508</text:p>
                <draw:g>
                  <svg:desc>data.E2:data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29">
                <text:p>4.629</text:p>
              </table:table-cell>
              <table:table-cell office:value-type="float" office:value="4.569">
                <text:p>4.569</text:p>
              </table:table-cell>
              <table:table-cell office:value-type="float" office:value="4.563">
                <text:p>4.563</text:p>
              </table:table-cell>
              <table:table-cell office:value-type="float" office:value="4.721">
                <text:p>4.721</text:p>
              </table:table-cell>
              <table:table-cell office:value-type="float" office:value="4.609">
                <text:p>4.60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9">
                <text:p>4.59</text:p>
              </table:table-cell>
              <table:table-cell office:value-type="float" office:value="4.551">
                <text:p>4.551</text:p>
              </table:table-cell>
              <table:table-cell office:value-type="float" office:value="4.578">
                <text:p>4.578</text:p>
              </table:table-cell>
              <table:table-cell office:value-type="float" office:value="4.654">
                <text:p>4.654</text:p>
              </table:table-cell>
              <table:table-cell office:value-type="float" office:value="4.577">
                <text:p>4.577</text:p>
              </table:table-cell>
              <table:table-cell office:value-type="float" office:value="4.578">
                <text:p>4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64">
                <text:p>4.664</text:p>
              </table:table-cell>
              <table:table-cell office:value-type="float" office:value="4.576">
                <text:p>4.576</text:p>
              </table:table-cell>
              <table:table-cell office:value-type="float" office:value="4.599">
                <text:p>4.599</text:p>
              </table:table-cell>
              <table:table-cell office:value-type="float" office:value="4.657">
                <text:p>4.657</text:p>
              </table:table-cell>
              <table:table-cell office:value-type="float" office:value="4.662">
                <text:p>4.662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7">
                <text:p>4.667</text:p>
              </table:table-cell>
              <table:table-cell office:value-type="float" office:value="4.599">
                <text:p>4.599</text:p>
              </table:table-cell>
              <table:table-cell office:value-type="float" office:value="4.604">
                <text:p>4.604</text:p>
              </table:table-cell>
              <table:table-cell office:value-type="float" office:value="4.735">
                <text:p>4.735</text:p>
              </table:table-cell>
              <table:table-cell office:value-type="float" office:value="4.647">
                <text:p>4.647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1">
                <text:p>4.451</text:p>
              </table:table-cell>
              <table:table-cell office:value-type="float" office:value="4.378">
                <text:p>4.378</text:p>
              </table:table-cell>
              <table:table-cell office:value-type="float" office:value="4.402">
                <text:p>4.402</text:p>
              </table:table-cell>
              <table:table-cell office:value-type="float" office:value="4.395">
                <text:p>4.395</text:p>
              </table:table-cell>
              <table:table-cell office:value-type="float" office:value="4.396">
                <text:p>4.396</text:p>
              </table:table-cell>
              <table:table-cell office:value-type="float" office:value="4.386">
                <text:p>4.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24">
                <text:p>4.524</text:p>
              </table:table-cell>
              <table:table-cell office:value-type="float" office:value="4.403">
                <text:p>4.403</text:p>
              </table:table-cell>
              <table:table-cell office:value-type="float" office:value="4.399">
                <text:p>4.399</text:p>
              </table:table-cell>
              <table:table-cell office:value-type="float" office:value="4.667">
                <text:p>4.667</text:p>
              </table:table-cell>
              <table:table-cell office:value-type="float" office:value="4.435">
                <text:p>4.435</text:p>
              </table:table-cell>
              <table:table-cell office:value-type="float" office:value="4.446">
                <text:p>4.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37">
                <text:p>4.437</text:p>
              </table:table-cell>
              <table:table-cell office:value-type="float" office:value="4.384">
                <text:p>4.384</text:p>
              </table:table-cell>
              <table:table-cell office:value-type="float" office:value="4.4">
                <text:p>4.4</text:p>
              </table:table-cell>
              <table:table-cell office:value-type="float" office:value="4.41">
                <text:p>4.41</text:p>
              </table:table-cell>
              <table:table-cell office:value-type="float" office:value="4.427">
                <text:p>4.427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27">
                <text:p>4.527</text:p>
              </table:table-cell>
              <table:table-cell office:value-type="float" office:value="4.455">
                <text:p>4.455</text:p>
              </table:table-cell>
              <table:table-cell office:value-type="float" office:value="4.489">
                <text:p>4.489</text:p>
              </table:table-cell>
              <table:table-cell office:value-type="float" office:value="4.585">
                <text:p>4.585</text:p>
              </table:table-cell>
              <table:table-cell office:value-type="float" office:value="4.492">
                <text:p>4.492</text:p>
              </table:table-cell>
              <table:table-cell office:value-type="float" office:value="4.513">
                <text:p>4.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">
                <text:p>4.51</text:p>
              </table:table-cell>
              <table:table-cell office:value-type="float" office:value="4.433">
                <text:p>4.433</text:p>
              </table:table-cell>
              <table:table-cell office:value-type="float" office:value="4.466">
                <text:p>4.466</text:p>
              </table:table-cell>
              <table:table-cell office:value-type="float" office:value="4.606">
                <text:p>4.606</text:p>
              </table:table-cell>
              <table:table-cell office:value-type="float" office:value="4.409">
                <text:p>4.409</text:p>
              </table:table-cell>
              <table:table-cell office:value-type="float" office:value="4.487">
                <text:p>4.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16">
                <text:p>4.616</text:p>
              </table:table-cell>
              <table:table-cell office:value-type="float" office:value="4.508">
                <text:p>4.508</text:p>
              </table:table-cell>
              <table:table-cell office:value-type="float" office:value="4.539">
                <text:p>4.539</text:p>
              </table:table-cell>
              <table:table-cell office:value-type="float" office:value="4.696">
                <text:p>4.696</text:p>
              </table:table-cell>
              <table:table-cell office:value-type="float" office:value="4.573">
                <text:p>4.573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3">
                <text:p>4.553</text:p>
              </table:table-cell>
              <table:table-cell office:value-type="float" office:value="4.496">
                <text:p>4.496</text:p>
              </table:table-cell>
              <table:table-cell office:value-type="float" office:value="4.513">
                <text:p>4.513</text:p>
              </table:table-cell>
              <table:table-cell office:value-type="float" office:value="4.526">
                <text:p>4.526</text:p>
              </table:table-cell>
              <table:table-cell office:value-type="float" office:value="4.543">
                <text:p>4.543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5">
                <text:p>4.645</text:p>
              </table:table-cell>
              <table:table-cell office:value-type="float" office:value="4.6">
                <text:p>4.6</text:p>
              </table:table-cell>
              <table:table-cell office:value-type="float" office:value="4.588">
                <text:p>4.588</text:p>
              </table:table-cell>
              <table:table-cell office:value-type="float" office:value="4.738">
                <text:p>4.738</text:p>
              </table:table-cell>
              <table:table-cell office:value-type="float" office:value="4.646">
                <text:p>4.646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">
                <text:p>4.42</text:p>
              </table:table-cell>
              <table:table-cell office:value-type="float" office:value="4.365">
                <text:p>4.365</text:p>
              </table:table-cell>
              <table:table-cell office:value-type="float" office:value="4.387">
                <text:p>4.387</text:p>
              </table:table-cell>
              <table:table-cell office:value-type="float" office:value="4.401">
                <text:p>4.401</text:p>
              </table:table-cell>
              <table:table-cell office:value-type="float" office:value="4.378">
                <text:p>4.378</text:p>
              </table:table-cell>
              <table:table-cell office:value-type="float" office:value="4.388">
                <text:p>4.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57">
                <text:p>4.457</text:p>
              </table:table-cell>
              <table:table-cell office:value-type="float" office:value="4.392">
                <text:p>4.392</text:p>
              </table:table-cell>
              <table:table-cell office:value-type="float" office:value="4.395">
                <text:p>4.395</text:p>
              </table:table-cell>
              <table:table-cell office:value-type="float" office:value="4.529">
                <text:p>4.529</text:p>
              </table:table-cell>
              <table:table-cell office:value-type="float" office:value="4.421">
                <text:p>4.421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09">
                <text:p>4.509</text:p>
              </table:table-cell>
              <table:table-cell office:value-type="float" office:value="4.47">
                <text:p>4.47</text:p>
              </table:table-cell>
              <table:table-cell office:value-type="float" office:value="4.456">
                <text:p>4.456</text:p>
              </table:table-cell>
              <table:table-cell office:value-type="float" office:value="4.57">
                <text:p>4.57</text:p>
              </table:table-cell>
              <table:table-cell office:value-type="float" office:value="4.482">
                <text:p>4.482</text:p>
              </table:table-cell>
              <table:table-cell office:value-type="float" office:value="4.488">
                <text:p>4.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7">
                <text:p>4.57</text:p>
              </table:table-cell>
              <table:table-cell office:value-type="float" office:value="4.512">
                <text:p>4.512</text:p>
              </table:table-cell>
              <table:table-cell office:value-type="float" office:value="4.508">
                <text:p>4.508</text:p>
              </table:table-cell>
              <table:table-cell office:value-type="float" office:value="4.523">
                <text:p>4.523</text:p>
              </table:table-cell>
              <table:table-cell office:value-type="float" office:value="4.571">
                <text:p>4.571</text:p>
              </table:table-cell>
              <table:table-cell office:value-type="float" office:value="4.519">
                <text:p>4.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36">
                <text:p>4.536</text:p>
              </table:table-cell>
              <table:table-cell office:value-type="float" office:value="4.449">
                <text:p>4.449</text:p>
              </table:table-cell>
              <table:table-cell office:value-type="float" office:value="4.472">
                <text:p>4.472</text:p>
              </table:table-cell>
              <table:table-cell office:value-type="float" office:value="4.613">
                <text:p>4.613</text:p>
              </table:table-cell>
              <table:table-cell office:value-type="float" office:value="4.492">
                <text:p>4.492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94">
                <text:p>4.494</text:p>
              </table:table-cell>
              <table:table-cell office:value-type="float" office:value="4.406">
                <text:p>4.406</text:p>
              </table:table-cell>
              <table:table-cell office:value-type="float" office:value="4.425">
                <text:p>4.425</text:p>
              </table:table-cell>
              <table:table-cell office:value-type="float" office:value="4.57">
                <text:p>4.57</text:p>
              </table:table-cell>
              <table:table-cell office:value-type="float" office:value="4.464">
                <text:p>4.46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">
                <text:p>4.4</text:p>
              </table:table-cell>
              <table:table-cell office:value-type="float" office:value="4.327">
                <text:p>4.327</text:p>
              </table:table-cell>
              <table:table-cell office:value-type="float" office:value="4.321">
                <text:p>4.321</text:p>
              </table:table-cell>
              <table:table-cell office:value-type="float" office:value="4.463">
                <text:p>4.463</text:p>
              </table:table-cell>
              <table:table-cell office:value-type="float" office:value="4.34">
                <text:p>4.34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52">
                <text:p>4.452</text:p>
              </table:table-cell>
              <table:table-cell office:value-type="float" office:value="4.431">
                <text:p>4.431</text:p>
              </table:table-cell>
              <table:table-cell office:value-type="float" office:value="4.425">
                <text:p>4.425</text:p>
              </table:table-cell>
              <table:table-cell office:value-type="float" office:value="4.552">
                <text:p>4.552</text:p>
              </table:table-cell>
              <table:table-cell office:value-type="float" office:value="4.412">
                <text:p>4.412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69">
                <text:p>4.469</text:p>
              </table:table-cell>
              <table:table-cell office:value-type="float" office:value="4.424">
                <text:p>4.424</text:p>
              </table:table-cell>
              <table:table-cell office:value-type="float" office:value="4.403">
                <text:p>4.403</text:p>
              </table:table-cell>
              <table:table-cell office:value-type="float" office:value="4.546">
                <text:p>4.546</text:p>
              </table:table-cell>
              <table:table-cell office:value-type="float" office:value="4.433">
                <text:p>4.43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3">
                <text:p>4.53</text:p>
              </table:table-cell>
              <table:table-cell office:value-type="float" office:value="4.502">
                <text:p>4.502</text:p>
              </table:table-cell>
              <table:table-cell office:value-type="float" office:value="4.506">
                <text:p>4.506</text:p>
              </table:table-cell>
              <table:table-cell office:value-type="float" office:value="4.649">
                <text:p>4.649</text:p>
              </table:table-cell>
              <table:table-cell office:value-type="float" office:value="4.511">
                <text:p>4.511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71">
                <text:p>4.571</text:p>
              </table:table-cell>
              <table:table-cell office:value-type="float" office:value="4.522">
                <text:p>4.522</text:p>
              </table:table-cell>
              <table:table-cell office:value-type="float" office:value="4.523">
                <text:p>4.523</text:p>
              </table:table-cell>
              <table:table-cell office:value-type="float" office:value="4.663">
                <text:p>4.663</text:p>
              </table:table-cell>
              <table:table-cell office:value-type="float" office:value="4.533">
                <text:p>4.533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3">
                <text:p>4.53</text:p>
              </table:table-cell>
              <table:table-cell office:value-type="float" office:value="4.465">
                <text:p>4.465</text:p>
              </table:table-cell>
              <table:table-cell office:value-type="float" office:value="4.493">
                <text:p>4.493</text:p>
              </table:table-cell>
              <table:table-cell office:value-type="float" office:value="4.628">
                <text:p>4.628</text:p>
              </table:table-cell>
              <table:table-cell office:value-type="float" office:value="4.499">
                <text:p>4.499</text:p>
              </table:table-cell>
              <table:table-cell office:value-type="float" office:value="4.512">
                <text:p>4.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62">
                <text:p>4.562</text:p>
              </table:table-cell>
              <table:table-cell office:value-type="float" office:value="4.482">
                <text:p>4.482</text:p>
              </table:table-cell>
              <table:table-cell office:value-type="float" office:value="4.535">
                <text:p>4.535</text:p>
              </table:table-cell>
              <table:table-cell office:value-type="float" office:value="4.641">
                <text:p>4.641</text:p>
              </table:table-cell>
              <table:table-cell office:value-type="float" office:value="4.483">
                <text:p>4.483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39">
                <text:p>4.439</text:p>
              </table:table-cell>
              <table:table-cell office:value-type="float" office:value="4.367">
                <text:p>4.367</text:p>
              </table:table-cell>
              <table:table-cell office:value-type="float" office:value="4.373">
                <text:p>4.373</text:p>
              </table:table-cell>
              <table:table-cell office:value-type="float" office:value="4.508">
                <text:p>4.508</text:p>
              </table:table-cell>
              <table:table-cell office:value-type="float" office:value="4.409">
                <text:p>4.409</text:p>
              </table:table-cell>
              <table:table-cell office:value-type="float" office:value="4.403">
                <text:p>4.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08">
                <text:p>4.508</text:p>
              </table:table-cell>
              <table:table-cell office:value-type="float" office:value="4.452">
                <text:p>4.452</text:p>
              </table:table-cell>
              <table:table-cell office:value-type="float" office:value="4.437">
                <text:p>4.437</text:p>
              </table:table-cell>
              <table:table-cell office:value-type="float" office:value="4.525">
                <text:p>4.525</text:p>
              </table:table-cell>
              <table:table-cell office:value-type="float" office:value="4.472">
                <text:p>4.472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66">
                <text:p>4.566</text:p>
              </table:table-cell>
              <table:table-cell office:value-type="float" office:value="4.503">
                <text:p>4.503</text:p>
              </table:table-cell>
              <table:table-cell office:value-type="float" office:value="4.535">
                <text:p>4.535</text:p>
              </table:table-cell>
              <table:table-cell office:value-type="float" office:value="4.592">
                <text:p>4.592</text:p>
              </table:table-cell>
              <table:table-cell office:value-type="float" office:value="4.546">
                <text:p>4.546</text:p>
              </table:table-cell>
              <table:table-cell office:value-type="float" office:value="4.479">
                <text:p>4.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33">
                <text:p>4.433</text:p>
              </table:table-cell>
              <table:table-cell office:value-type="float" office:value="4.393">
                <text:p>4.393</text:p>
              </table:table-cell>
              <table:table-cell office:value-type="float" office:value="4.435">
                <text:p>4.435</text:p>
              </table:table-cell>
              <table:table-cell office:value-type="float" office:value="4.562">
                <text:p>4.562</text:p>
              </table:table-cell>
              <table:table-cell office:value-type="float" office:value="4.447">
                <text:p>4.447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09">
                <text:p>4.509</text:p>
              </table:table-cell>
              <table:table-cell office:value-type="float" office:value="4.501">
                <text:p>4.501</text:p>
              </table:table-cell>
              <table:table-cell office:value-type="float" office:value="4.53">
                <text:p>4.53</text:p>
              </table:table-cell>
              <table:table-cell office:value-type="float" office:value="4.669">
                <text:p>4.669</text:p>
              </table:table-cell>
              <table:table-cell office:value-type="float" office:value="4.549">
                <text:p>4.549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06">
                <text:p>4.506</text:p>
              </table:table-cell>
              <table:table-cell office:value-type="float" office:value="4.472">
                <text:p>4.472</text:p>
              </table:table-cell>
              <table:table-cell office:value-type="float" office:value="4.497">
                <text:p>4.497</text:p>
              </table:table-cell>
              <table:table-cell office:value-type="float" office:value="4.631">
                <text:p>4.631</text:p>
              </table:table-cell>
              <table:table-cell office:value-type="float" office:value="4.502">
                <text:p>4.502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09">
                <text:p>4.409</text:p>
              </table:table-cell>
              <table:table-cell office:value-type="float" office:value="4.349">
                <text:p>4.349</text:p>
              </table:table-cell>
              <table:table-cell office:value-type="float" office:value="4.397">
                <text:p>4.397</text:p>
              </table:table-cell>
              <table:table-cell office:value-type="float" office:value="4.535">
                <text:p>4.535</text:p>
              </table:table-cell>
              <table:table-cell office:value-type="float" office:value="4.413">
                <text:p>4.413</text:p>
              </table:table-cell>
              <table:table-cell office:value-type="float" office:value="4.421">
                <text:p>4.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46">
                <text:p>4.446</text:p>
              </table:table-cell>
              <table:table-cell office:value-type="float" office:value="4.422">
                <text:p>4.422</text:p>
              </table:table-cell>
              <table:table-cell office:value-type="float" office:value="4.438">
                <text:p>4.438</text:p>
              </table:table-cell>
              <table:table-cell office:value-type="float" office:value="4.577">
                <text:p>4.577</text:p>
              </table:table-cell>
              <table:table-cell office:value-type="float" office:value="4.443">
                <text:p>4.443</text:p>
              </table:table-cell>
              <table:table-cell office:value-type="float" office:value="4.417">
                <text:p>4.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7">
                <text:p>4.37</text:p>
              </table:table-cell>
              <table:table-cell office:value-type="float" office:value="4.329">
                <text:p>4.329</text:p>
              </table:table-cell>
              <table:table-cell office:value-type="float" office:value="4.294">
                <text:p>4.294</text:p>
              </table:table-cell>
              <table:table-cell office:value-type="float" office:value="4.456">
                <text:p>4.456</text:p>
              </table:table-cell>
              <table:table-cell office:value-type="float" office:value="4.339">
                <text:p>4.339</text:p>
              </table:table-cell>
              <table:table-cell office:value-type="float" office:value="4.319">
                <text:p>4.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93">
                <text:p>4.393</text:p>
              </table:table-cell>
              <table:table-cell office:value-type="float" office:value="4.25">
                <text:p>4.25</text:p>
              </table:table-cell>
              <table:table-cell office:value-type="float" office:value="4.378">
                <text:p>4.378</text:p>
              </table:table-cell>
              <table:table-cell office:value-type="float" office:value="4.492">
                <text:p>4.492</text:p>
              </table:table-cell>
              <table:table-cell office:value-type="float" office:value="4.363">
                <text:p>4.363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06">
                <text:p>4.606</text:p>
              </table:table-cell>
              <table:table-cell office:value-type="float" office:value="4.509">
                <text:p>4.509</text:p>
              </table:table-cell>
              <table:table-cell office:value-type="float" office:value="4.528">
                <text:p>4.528</text:p>
              </table:table-cell>
              <table:table-cell office:value-type="float" office:value="4.637">
                <text:p>4.637</text:p>
              </table:table-cell>
              <table:table-cell office:value-type="float" office:value="4.563">
                <text:p>4.56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35">
                <text:p>4.535</text:p>
              </table:table-cell>
              <table:table-cell office:value-type="float" office:value="4.496">
                <text:p>4.496</text:p>
              </table:table-cell>
              <table:table-cell office:value-type="float" office:value="4.487">
                <text:p>4.487</text:p>
              </table:table-cell>
              <table:table-cell office:value-type="float" office:value="4.505">
                <text:p>4.505</text:p>
              </table:table-cell>
              <table:table-cell office:value-type="float" office:value="4.504">
                <text:p>4.504</text:p>
              </table:table-cell>
              <table:table-cell office:value-type="float" office:value="4.439">
                <text:p>4.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87">
                <text:p>4.587</text:p>
              </table:table-cell>
              <table:table-cell office:value-type="float" office:value="4.529">
                <text:p>4.529</text:p>
              </table:table-cell>
              <table:table-cell office:value-type="float" office:value="4.555">
                <text:p>4.555</text:p>
              </table:table-cell>
              <table:table-cell office:value-type="float" office:value="4.579">
                <text:p>4.579</text:p>
              </table:table-cell>
              <table:table-cell office:value-type="float" office:value="4.572">
                <text:p>4.572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58">
                <text:p>4.458</text:p>
              </table:table-cell>
              <table:table-cell office:value-type="float" office:value="4.445">
                <text:p>4.445</text:p>
              </table:table-cell>
              <table:table-cell office:value-type="float" office:value="4.416">
                <text:p>4.416</text:p>
              </table:table-cell>
              <table:table-cell office:value-type="float" office:value="4.471">
                <text:p>4.471</text:p>
              </table:table-cell>
              <table:table-cell office:value-type="float" office:value="4.391">
                <text:p>4.391</text:p>
              </table:table-cell>
              <table:table-cell office:value-type="float" office:value="4.453">
                <text:p>4.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82">
                <text:p>4.382</text:p>
              </table:table-cell>
              <table:table-cell office:value-type="float" office:value="4.339">
                <text:p>4.339</text:p>
              </table:table-cell>
              <table:table-cell office:value-type="float" office:value="4.367">
                <text:p>4.367</text:p>
              </table:table-cell>
              <table:table-cell office:value-type="float" office:value="4.494">
                <text:p>4.494</text:p>
              </table:table-cell>
              <table:table-cell office:value-type="float" office:value="4.405">
                <text:p>4.405</text:p>
              </table:table-cell>
              <table:table-cell office:value-type="float" office:value="4.387">
                <text:p>4.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85">
                <text:p>4.685</text:p>
              </table:table-cell>
              <table:table-cell office:value-type="float" office:value="4.62">
                <text:p>4.62</text:p>
              </table:table-cell>
              <table:table-cell office:value-type="float" office:value="4.631">
                <text:p>4.631</text:p>
              </table:table-cell>
              <table:table-cell office:value-type="float" office:value="4.782">
                <text:p>4.782</text:p>
              </table:table-cell>
              <table:table-cell office:value-type="float" office:value="4.667">
                <text:p>4.667</text:p>
              </table:table-cell>
              <table:table-cell office:value-type="float" office:value="4.636">
                <text:p>4.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54">
                <text:p>4.654</text:p>
              </table:table-cell>
              <table:table-cell office:value-type="float" office:value="4.611">
                <text:p>4.611</text:p>
              </table:table-cell>
              <table:table-cell office:value-type="float" office:value="4.627">
                <text:p>4.627</text:p>
              </table:table-cell>
              <table:table-cell office:value-type="float" office:value="4.785">
                <text:p>4.785</text:p>
              </table:table-cell>
              <table:table-cell office:value-type="float" office:value="4.643">
                <text:p>4.643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28">
                <text:p>4.628</text:p>
              </table:table-cell>
              <table:table-cell office:value-type="float" office:value="4.585">
                <text:p>4.585</text:p>
              </table:table-cell>
              <table:table-cell office:value-type="float" office:value="4.536">
                <text:p>4.536</text:p>
              </table:table-cell>
              <table:table-cell office:value-type="float" office:value="4.722">
                <text:p>4.722</text:p>
              </table:table-cell>
              <table:table-cell office:value-type="float" office:value="4.594">
                <text:p>4.594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6">
                <text:p>4.56</text:p>
              </table:table-cell>
              <table:table-cell office:value-type="float" office:value="4.521">
                <text:p>4.521</text:p>
              </table:table-cell>
              <table:table-cell office:value-type="float" office:value="4.546">
                <text:p>4.546</text:p>
              </table:table-cell>
              <table:table-cell office:value-type="float" office:value="4.684">
                <text:p>4.684</text:p>
              </table:table-cell>
              <table:table-cell office:value-type="float" office:value="4.564">
                <text:p>4.564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45">
                <text:p>4.645</text:p>
              </table:table-cell>
              <table:table-cell office:value-type="float" office:value="4.581">
                <text:p>4.581</text:p>
              </table:table-cell>
              <table:table-cell office:value-type="float" office:value="4.619">
                <text:p>4.619</text:p>
              </table:table-cell>
              <table:table-cell office:value-type="float" office:value="4.739">
                <text:p>4.739</text:p>
              </table:table-cell>
              <table:table-cell office:value-type="float" office:value="4.633">
                <text:p>4.633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07">
                <text:p>4.607</text:p>
              </table:table-cell>
              <table:table-cell office:value-type="float" office:value="4.549">
                <text:p>4.549</text:p>
              </table:table-cell>
              <table:table-cell office:value-type="float" office:value="4.572">
                <text:p>4.572</text:p>
              </table:table-cell>
              <table:table-cell office:value-type="float" office:value="4.723">
                <text:p>4.723</text:p>
              </table:table-cell>
              <table:table-cell office:value-type="float" office:value="4.594">
                <text:p>4.594</text:p>
              </table:table-cell>
              <table:table-cell office:value-type="float" office:value="4.621">
                <text:p>4.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96">
                <text:p>4.796</text:p>
              </table:table-cell>
              <table:table-cell office:value-type="float" office:value="4.67">
                <text:p>4.67</text:p>
              </table:table-cell>
              <table:table-cell office:value-type="float" office:value="4.738">
                <text:p>4.738</text:p>
              </table:table-cell>
              <table:table-cell office:value-type="float" office:value="4.789">
                <text:p>4.789</text:p>
              </table:table-cell>
              <table:table-cell office:value-type="float" office:value="4.718">
                <text:p>4.718</text:p>
              </table:table-cell>
              <table:table-cell office:value-type="float" office:value="4.804">
                <text:p>4.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03">
                <text:p>4.703</text:p>
              </table:table-cell>
              <table:table-cell office:value-type="float" office:value="4.642">
                <text:p>4.642</text:p>
              </table:table-cell>
              <table:table-cell office:value-type="float" office:value="4.713">
                <text:p>4.713</text:p>
              </table:table-cell>
              <table:table-cell office:value-type="float" office:value="4.85">
                <text:p>4.85</text:p>
              </table:table-cell>
              <table:table-cell office:value-type="float" office:value="4.715">
                <text:p>4.715</text:p>
              </table:table-cell>
              <table:table-cell office:value-type="float" office:value="4.642">
                <text:p>4.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9">
                <text:p>4.629</text:p>
              </table:table-cell>
              <table:table-cell office:value-type="float" office:value="4.546">
                <text:p>4.546</text:p>
              </table:table-cell>
              <table:table-cell office:value-type="float" office:value="4.599">
                <text:p>4.599</text:p>
              </table:table-cell>
              <table:table-cell office:value-type="float" office:value="4.725">
                <text:p>4.725</text:p>
              </table:table-cell>
              <table:table-cell office:value-type="float" office:value="4.622">
                <text:p>4.622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43">
                <text:p>4.643</text:p>
              </table:table-cell>
              <table:table-cell office:value-type="float" office:value="4.515">
                <text:p>4.515</text:p>
              </table:table-cell>
              <table:table-cell office:value-type="float" office:value="4.584">
                <text:p>4.584</text:p>
              </table:table-cell>
              <table:table-cell office:value-type="float" office:value="4.74">
                <text:p>4.74</text:p>
              </table:table-cell>
              <table:table-cell office:value-type="float" office:value="4.605">
                <text:p>4.605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09">
                <text:p>4.609</text:p>
              </table:table-cell>
              <table:table-cell office:value-type="float" office:value="4.624">
                <text:p>4.624</text:p>
              </table:table-cell>
              <table:table-cell office:value-type="float" office:value="4.635">
                <text:p>4.635</text:p>
              </table:table-cell>
              <table:table-cell office:value-type="float" office:value="4.777">
                <text:p>4.777</text:p>
              </table:table-cell>
              <table:table-cell office:value-type="float" office:value="4.576">
                <text:p>4.576</text:p>
              </table:table-cell>
              <table:table-cell office:value-type="float" office:value="4.561">
                <text:p>4.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61">
                <text:p>4.561</text:p>
              </table:table-cell>
              <table:table-cell office:value-type="float" office:value="4.545">
                <text:p>4.545</text:p>
              </table:table-cell>
              <table:table-cell office:value-type="float" office:value="4.561">
                <text:p>4.561</text:p>
              </table:table-cell>
              <table:table-cell office:value-type="float" office:value="4.669">
                <text:p>4.669</text:p>
              </table:table-cell>
              <table:table-cell office:value-type="float" office:value="4.557">
                <text:p>4.557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68">
                <text:p>4.768</text:p>
              </table:table-cell>
              <table:table-cell office:value-type="float" office:value="4.693">
                <text:p>4.693</text:p>
              </table:table-cell>
              <table:table-cell office:value-type="float" office:value="4.688">
                <text:p>4.688</text:p>
              </table:table-cell>
              <table:table-cell office:value-type="float" office:value="4.88">
                <text:p>4.88</text:p>
              </table:table-cell>
              <table:table-cell office:value-type="float" office:value="4.71">
                <text:p>4.7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58">
                <text:p>4.658</text:p>
              </table:table-cell>
              <table:table-cell office:value-type="float" office:value="4.628">
                <text:p>4.628</text:p>
              </table:table-cell>
              <table:table-cell office:value-type="float" office:value="4.64">
                <text:p>4.64</text:p>
              </table:table-cell>
              <table:table-cell office:value-type="float" office:value="4.805">
                <text:p>4.805</text:p>
              </table:table-cell>
              <table:table-cell office:value-type="float" office:value="4.619">
                <text:p>4.619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95">
                <text:p>4.495</text:p>
              </table:table-cell>
              <table:table-cell office:value-type="float" office:value="4.499">
                <text:p>4.499</text:p>
              </table:table-cell>
              <table:table-cell office:value-type="float" office:value="4.491">
                <text:p>4.491</text:p>
              </table:table-cell>
              <table:table-cell office:value-type="float" office:value="4.646">
                <text:p>4.646</text:p>
              </table:table-cell>
              <table:table-cell office:value-type="float" office:value="4.556">
                <text:p>4.556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84">
                <text:p>4.584</text:p>
              </table:table-cell>
              <table:table-cell office:value-type="float" office:value="4.511">
                <text:p>4.511</text:p>
              </table:table-cell>
              <table:table-cell office:value-type="float" office:value="4.535">
                <text:p>4.535</text:p>
              </table:table-cell>
              <table:table-cell office:value-type="float" office:value="4.669">
                <text:p>4.669</text:p>
              </table:table-cell>
              <table:table-cell office:value-type="float" office:value="4.561">
                <text:p>4.561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01">
                <text:p>4.501</text:p>
              </table:table-cell>
              <table:table-cell office:value-type="float" office:value="4.372">
                <text:p>4.372</text:p>
              </table:table-cell>
              <table:table-cell office:value-type="float" office:value="4.444">
                <text:p>4.444</text:p>
              </table:table-cell>
              <table:table-cell office:value-type="float" office:value="4.459">
                <text:p>4.459</text:p>
              </table:table-cell>
              <table:table-cell office:value-type="float" office:value="4.474">
                <text:p>4.47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62">
                <text:p>4.362</text:p>
              </table:table-cell>
              <table:table-cell office:value-type="float" office:value="4.349">
                <text:p>4.349</text:p>
              </table:table-cell>
              <table:table-cell office:value-type="float" office:value="4.347">
                <text:p>4.347</text:p>
              </table:table-cell>
              <table:table-cell office:value-type="float" office:value="4.4">
                <text:p>4.4</text:p>
              </table:table-cell>
              <table:table-cell office:value-type="float" office:value="4.297">
                <text:p>4.297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48">
                <text:p>4.448</text:p>
              </table:table-cell>
              <table:table-cell office:value-type="float" office:value="4.396">
                <text:p>4.396</text:p>
              </table:table-cell>
              <table:table-cell office:value-type="float" office:value="4.395">
                <text:p>4.395</text:p>
              </table:table-cell>
              <table:table-cell office:value-type="float" office:value="4.433">
                <text:p>4.433</text:p>
              </table:table-cell>
              <table:table-cell office:value-type="float" office:value="4.44">
                <text:p>4.44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19">
                <text:p>4.319</text:p>
              </table:table-cell>
              <table:table-cell office:value-type="float" office:value="4.268">
                <text:p>4.268</text:p>
              </table:table-cell>
              <table:table-cell office:value-type="float" office:value="4.287">
                <text:p>4.287</text:p>
              </table:table-cell>
              <table:table-cell office:value-type="float" office:value="4.411">
                <text:p>4.411</text:p>
              </table:table-cell>
              <table:table-cell office:value-type="float" office:value="4.336">
                <text:p>4.336</text:p>
              </table:table-cell>
              <table:table-cell office:value-type="float" office:value="4.318">
                <text:p>4.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12">
                <text:p>4.612</text:p>
              </table:table-cell>
              <table:table-cell office:value-type="float" office:value="4.55">
                <text:p>4.55</text:p>
              </table:table-cell>
              <table:table-cell office:value-type="float" office:value="4.584">
                <text:p>4.584</text:p>
              </table:table-cell>
              <table:table-cell office:value-type="float" office:value="4.708">
                <text:p>4.708</text:p>
              </table:table-cell>
              <table:table-cell office:value-type="float" office:value="4.597">
                <text:p>4.597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99">
                <text:p>4.599</text:p>
              </table:table-cell>
              <table:table-cell office:value-type="float" office:value="4.543">
                <text:p>4.543</text:p>
              </table:table-cell>
              <table:table-cell office:value-type="float" office:value="4.527">
                <text:p>4.527</text:p>
              </table:table-cell>
              <table:table-cell office:value-type="float" office:value="4.725">
                <text:p>4.725</text:p>
              </table:table-cell>
              <table:table-cell office:value-type="float" office:value="4.627">
                <text:p>4.627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89">
                <text:p>4.489</text:p>
              </table:table-cell>
              <table:table-cell office:value-type="float" office:value="4.468">
                <text:p>4.468</text:p>
              </table:table-cell>
              <table:table-cell office:value-type="float" office:value="4.48">
                <text:p>4.48</text:p>
              </table:table-cell>
              <table:table-cell office:value-type="float" office:value="4.644">
                <text:p>4.644</text:p>
              </table:table-cell>
              <table:table-cell office:value-type="float" office:value="4.522">
                <text:p>4.522</text:p>
              </table:table-cell>
              <table:table-cell office:value-type="float" office:value="4.502">
                <text:p>4.5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33">
                <text:p>4.533</text:p>
              </table:table-cell>
              <table:table-cell office:value-type="float" office:value="4.443">
                <text:p>4.443</text:p>
              </table:table-cell>
              <table:table-cell office:value-type="float" office:value="4.523">
                <text:p>4.523</text:p>
              </table:table-cell>
              <table:table-cell office:value-type="float" office:value="4.629">
                <text:p>4.629</text:p>
              </table:table-cell>
              <table:table-cell office:value-type="float" office:value="4.527">
                <text:p>4.527</text:p>
              </table:table-cell>
              <table:table-cell office:value-type="float" office:value="4.491">
                <text:p>4.4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73">
                <text:p>4.473</text:p>
              </table:table-cell>
              <table:table-cell office:value-type="float" office:value="4.432">
                <text:p>4.432</text:p>
              </table:table-cell>
              <table:table-cell office:value-type="float" office:value="4.461">
                <text:p>4.461</text:p>
              </table:table-cell>
              <table:table-cell office:value-type="float" office:value="4.567">
                <text:p>4.567</text:p>
              </table:table-cell>
              <table:table-cell office:value-type="float" office:value="4.497">
                <text:p>4.497</text:p>
              </table:table-cell>
              <table:table-cell office:value-type="float" office:value="4.438">
                <text:p>4.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96">
                <text:p>4.396</text:p>
              </table:table-cell>
              <table:table-cell office:value-type="float" office:value="4.315">
                <text:p>4.315</text:p>
              </table:table-cell>
              <table:table-cell office:value-type="float" office:value="4.354">
                <text:p>4.354</text:p>
              </table:table-cell>
              <table:table-cell office:value-type="float" office:value="4.436">
                <text:p>4.436</text:p>
              </table:table-cell>
              <table:table-cell office:value-type="float" office:value="4.361">
                <text:p>4.361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26">
                <text:p>4.326</text:p>
              </table:table-cell>
              <table:table-cell office:value-type="float" office:value="4.249">
                <text:p>4.249</text:p>
              </table:table-cell>
              <table:table-cell office:value-type="float" office:value="4.286">
                <text:p>4.286</text:p>
              </table:table-cell>
              <table:table-cell office:value-type="float" office:value="4.409">
                <text:p>4.409</text:p>
              </table:table-cell>
              <table:table-cell office:value-type="float" office:value="4.3">
                <text:p>4.3</text:p>
              </table:table-cell>
              <table:table-cell office:value-type="float" office:value="4.249">
                <text:p>4.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97">
                <text:p>4.297</text:p>
              </table:table-cell>
              <table:table-cell office:value-type="float" office:value="4.269">
                <text:p>4.269</text:p>
              </table:table-cell>
              <table:table-cell office:value-type="float" office:value="4.239">
                <text:p>4.239</text:p>
              </table:table-cell>
              <table:table-cell office:value-type="float" office:value="4.432">
                <text:p>4.432</text:p>
              </table:table-cell>
              <table:table-cell office:value-type="float" office:value="4.311">
                <text:p>4.311</text:p>
              </table:table-cell>
              <table:table-cell office:value-type="float" office:value="4.319">
                <text:p>4.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92">
                <text:p>4.392</text:p>
              </table:table-cell>
              <table:table-cell office:value-type="float" office:value="4.286">
                <text:p>4.286</text:p>
              </table:table-cell>
              <table:table-cell office:value-type="float" office:value="4.328">
                <text:p>4.328</text:p>
              </table:table-cell>
              <table:table-cell office:value-type="float" office:value="4.499">
                <text:p>4.499</text:p>
              </table:table-cell>
              <table:table-cell office:value-type="float" office:value="4.32">
                <text:p>4.32</text:p>
              </table:table-cell>
              <table:table-cell office:value-type="float" office:value="4.387">
                <text:p>4.3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61">
                <text:p>4.461</text:p>
              </table:table-cell>
              <table:table-cell office:value-type="float" office:value="4.471">
                <text:p>4.471</text:p>
              </table:table-cell>
              <table:table-cell office:value-type="float" office:value="4.479">
                <text:p>4.479</text:p>
              </table:table-cell>
              <table:table-cell office:value-type="float" office:value="4.567">
                <text:p>4.567</text:p>
              </table:table-cell>
              <table:table-cell office:value-type="float" office:value="4.502">
                <text:p>4.502</text:p>
              </table:table-cell>
              <table:table-cell office:value-type="float" office:value="4.461">
                <text:p>4.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44">
                <text:p>4.444</text:p>
              </table:table-cell>
              <table:table-cell office:value-type="float" office:value="4.448">
                <text:p>4.448</text:p>
              </table:table-cell>
              <table:table-cell office:value-type="float" office:value="4.433">
                <text:p>4.433</text:p>
              </table:table-cell>
              <table:table-cell office:value-type="float" office:value="4.463">
                <text:p>4.463</text:p>
              </table:table-cell>
              <table:table-cell office:value-type="float" office:value="4.465">
                <text:p>4.465</text:p>
              </table:table-cell>
              <table:table-cell office:value-type="float" office:value="4.493">
                <text:p>4.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88">
                <text:p>4.588</text:p>
              </table:table-cell>
              <table:table-cell office:value-type="float" office:value="4.472">
                <text:p>4.472</text:p>
              </table:table-cell>
              <table:table-cell office:value-type="float" office:value="4.567">
                <text:p>4.567</text:p>
              </table:table-cell>
              <table:table-cell office:value-type="float" office:value="4.704">
                <text:p>4.704</text:p>
              </table:table-cell>
              <table:table-cell office:value-type="float" office:value="4.578">
                <text:p>4.578</text:p>
              </table:table-cell>
              <table:table-cell office:value-type="float" office:value="4.603">
                <text:p>4.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2">
                <text:p>4.62</text:p>
              </table:table-cell>
              <table:table-cell office:value-type="float" office:value="4.582">
                <text:p>4.582</text:p>
              </table:table-cell>
              <table:table-cell office:value-type="float" office:value="4.612">
                <text:p>4.612</text:p>
              </table:table-cell>
              <table:table-cell office:value-type="float" office:value="4.772">
                <text:p>4.772</text:p>
              </table:table-cell>
              <table:table-cell office:value-type="float" office:value="4.644">
                <text:p>4.644</text:p>
              </table:table-cell>
              <table:table-cell office:value-type="float" office:value="4.659">
                <text:p>4.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19">
                <text:p>4.819</text:p>
              </table:table-cell>
              <table:table-cell office:value-type="float" office:value="4.749">
                <text:p>4.749</text:p>
              </table:table-cell>
              <table:table-cell office:value-type="float" office:value="4.793">
                <text:p>4.793</text:p>
              </table:table-cell>
              <table:table-cell office:value-type="float" office:value="4.936">
                <text:p>4.936</text:p>
              </table:table-cell>
              <table:table-cell office:value-type="float" office:value="4.818">
                <text:p>4.818</text:p>
              </table:table-cell>
              <table:table-cell office:value-type="float" office:value="4.806">
                <text:p>4.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57">
                <text:p>4.757</text:p>
              </table:table-cell>
              <table:table-cell office:value-type="float" office:value="4.741">
                <text:p>4.741</text:p>
              </table:table-cell>
              <table:table-cell office:value-type="float" office:value="4.771">
                <text:p>4.771</text:p>
              </table:table-cell>
              <table:table-cell office:value-type="float" office:value="4.873">
                <text:p>4.873</text:p>
              </table:table-cell>
              <table:table-cell office:value-type="float" office:value="4.702">
                <text:p>4.702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91">
                <text:p>4.491</text:p>
              </table:table-cell>
              <table:table-cell office:value-type="float" office:value="4.407">
                <text:p>4.407</text:p>
              </table:table-cell>
              <table:table-cell office:value-type="float" office:value="4.448">
                <text:p>4.448</text:p>
              </table:table-cell>
              <table:table-cell office:value-type="float" office:value="4.569">
                <text:p>4.569</text:p>
              </table:table-cell>
              <table:table-cell office:value-type="float" office:value="4.386">
                <text:p>4.386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57">
                <text:p>4.457</text:p>
              </table:table-cell>
              <table:table-cell office:value-type="float" office:value="4.484">
                <text:p>4.484</text:p>
              </table:table-cell>
              <table:table-cell office:value-type="float" office:value="4.493">
                <text:p>4.493</text:p>
              </table:table-cell>
              <table:table-cell office:value-type="float" office:value="4.532">
                <text:p>4.532</text:p>
              </table:table-cell>
              <table:table-cell office:value-type="float" office:value="4.527">
                <text:p>4.527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06">
                <text:p>4.506</text:p>
              </table:table-cell>
              <table:table-cell office:value-type="float" office:value="4.458">
                <text:p>4.458</text:p>
              </table:table-cell>
              <table:table-cell office:value-type="float" office:value="4.471">
                <text:p>4.471</text:p>
              </table:table-cell>
              <table:table-cell office:value-type="float" office:value="4.511">
                <text:p>4.511</text:p>
              </table:table-cell>
              <table:table-cell office:value-type="float" office:value="4.527">
                <text:p>4.527</text:p>
              </table:table-cell>
              <table:table-cell office:value-type="float" office:value="4.533">
                <text:p>4.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81">
                <text:p>4.281</text:p>
              </table:table-cell>
              <table:table-cell office:value-type="float" office:value="4.312">
                <text:p>4.312</text:p>
              </table:table-cell>
              <table:table-cell office:value-type="float" office:value="4.365">
                <text:p>4.365</text:p>
              </table:table-cell>
              <table:table-cell office:value-type="float" office:value="4.433">
                <text:p>4.433</text:p>
              </table:table-cell>
              <table:table-cell office:value-type="float" office:value="4.294">
                <text:p>4.294</text:p>
              </table:table-cell>
              <table:table-cell office:value-type="float" office:value="4.283">
                <text:p>4.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65">
                <text:p>4.265</text:p>
              </table:table-cell>
              <table:table-cell office:value-type="float" office:value="4.251">
                <text:p>4.251</text:p>
              </table:table-cell>
              <table:table-cell office:value-type="float" office:value="4.236">
                <text:p>4.236</text:p>
              </table:table-cell>
              <table:table-cell office:value-type="float" office:value="4.472">
                <text:p>4.472</text:p>
              </table:table-cell>
              <table:table-cell office:value-type="float" office:value="4.331">
                <text:p>4.331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91">
                <text:p>4.491</text:p>
              </table:table-cell>
              <table:table-cell office:value-type="float" office:value="4.33">
                <text:p>4.33</text:p>
              </table:table-cell>
              <table:table-cell office:value-type="float" office:value="4.434">
                <text:p>4.434</text:p>
              </table:table-cell>
              <table:table-cell office:value-type="float" office:value="4.567">
                <text:p>4.567</text:p>
              </table:table-cell>
              <table:table-cell office:value-type="float" office:value="4.455">
                <text:p>4.455</text:p>
              </table:table-cell>
              <table:table-cell office:value-type="float" office:value="4.377">
                <text:p>4.3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7">
                <text:p>4.667</text:p>
              </table:table-cell>
              <table:table-cell office:value-type="float" office:value="4.604">
                <text:p>4.604</text:p>
              </table:table-cell>
              <table:table-cell office:value-type="float" office:value="4.635">
                <text:p>4.635</text:p>
              </table:table-cell>
              <table:table-cell office:value-type="float" office:value="4.68">
                <text:p>4.68</text:p>
              </table:table-cell>
              <table:table-cell office:value-type="float" office:value="4.588">
                <text:p>4.588</text:p>
              </table:table-cell>
              <table:table-cell office:value-type="float" office:value="4.688">
                <text:p>4.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46">
                <text:p>4.646</text:p>
              </table:table-cell>
              <table:table-cell office:value-type="float" office:value="4.686">
                <text:p>4.686</text:p>
              </table:table-cell>
              <table:table-cell office:value-type="float" office:value="4.649">
                <text:p>4.649</text:p>
              </table:table-cell>
              <table:table-cell office:value-type="float" office:value="4.856">
                <text:p>4.856</text:p>
              </table:table-cell>
              <table:table-cell office:value-type="float" office:value="4.734">
                <text:p>4.734</text:p>
              </table:table-cell>
              <table:table-cell office:value-type="float" office:value="4.666">
                <text:p>4.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81">
                <text:p>4.581</text:p>
              </table:table-cell>
              <table:table-cell office:value-type="float" office:value="4.55">
                <text:p>4.55</text:p>
              </table:table-cell>
              <table:table-cell office:value-type="float" office:value="4.608">
                <text:p>4.608</text:p>
              </table:table-cell>
              <table:table-cell office:value-type="float" office:value="4.704">
                <text:p>4.704</text:p>
              </table:table-cell>
              <table:table-cell office:value-type="float" office:value="4.514">
                <text:p>4.514</text:p>
              </table:table-cell>
              <table:table-cell office:value-type="float" office:value="4.533">
                <text:p>4.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79">
                <text:p>4.379</text:p>
              </table:table-cell>
              <table:table-cell office:value-type="float" office:value="4.318">
                <text:p>4.318</text:p>
              </table:table-cell>
              <table:table-cell office:value-type="float" office:value="4.304">
                <text:p>4.304</text:p>
              </table:table-cell>
              <table:table-cell office:value-type="float" office:value="4.46">
                <text:p>4.46</text:p>
              </table:table-cell>
              <table:table-cell office:value-type="float" office:value="4.335">
                <text:p>4.335</text:p>
              </table:table-cell>
              <table:table-cell office:value-type="float" office:value="4.264">
                <text:p>4.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42">
                <text:p>6.942</text:p>
              </table:table-cell>
              <table:table-cell office:value-type="float" office:value="6.899">
                <text:p>6.899</text:p>
              </table:table-cell>
              <table:table-cell office:value-type="float" office:value="6.943">
                <text:p>6.943</text:p>
              </table:table-cell>
              <table:table-cell office:value-type="float" office:value="7.042">
                <text:p>7.042</text:p>
              </table:table-cell>
              <table:table-cell office:value-type="float" office:value="6.943">
                <text:p>6.943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92">
                <text:p>4.592</text:p>
              </table:table-cell>
              <table:table-cell office:value-type="float" office:value="4.571">
                <text:p>4.571</text:p>
              </table:table-cell>
              <table:table-cell office:value-type="float" office:value="4.518">
                <text:p>4.518</text:p>
              </table:table-cell>
              <table:table-cell office:value-type="float" office:value="4.692">
                <text:p>4.692</text:p>
              </table:table-cell>
              <table:table-cell office:value-type="float" office:value="4.583">
                <text:p>4.583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62">
                <text:p>4.662</text:p>
              </table:table-cell>
              <table:table-cell office:value-type="float" office:value="4.594">
                <text:p>4.594</text:p>
              </table:table-cell>
              <table:table-cell office:value-type="float" office:value="4.592">
                <text:p>4.592</text:p>
              </table:table-cell>
              <table:table-cell office:value-type="float" office:value="4.781">
                <text:p>4.781</text:p>
              </table:table-cell>
              <table:table-cell office:value-type="float" office:value="4.665">
                <text:p>4.665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55">
                <text:p>4.555</text:p>
              </table:table-cell>
              <table:table-cell office:value-type="float" office:value="4.467">
                <text:p>4.467</text:p>
              </table:table-cell>
              <table:table-cell office:value-type="float" office:value="4.454">
                <text:p>4.454</text:p>
              </table:table-cell>
              <table:table-cell office:value-type="float" office:value="4.52">
                <text:p>4.52</text:p>
              </table:table-cell>
              <table:table-cell office:value-type="float" office:value="4.434">
                <text:p>4.434</text:p>
              </table:table-cell>
              <table:table-cell office:value-type="float" office:value="4.402">
                <text:p>4.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7">
                <text:p>4.47</text:p>
              </table:table-cell>
              <table:table-cell office:value-type="float" office:value="4.503">
                <text:p>4.503</text:p>
              </table:table-cell>
              <table:table-cell office:value-type="float" office:value="4.568">
                <text:p>4.568</text:p>
              </table:table-cell>
              <table:table-cell office:value-type="float" office:value="4.659">
                <text:p>4.659</text:p>
              </table:table-cell>
              <table:table-cell office:value-type="float" office:value="4.563">
                <text:p>4.56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38">
                <text:p>4.438</text:p>
              </table:table-cell>
              <table:table-cell office:value-type="float" office:value="4.432">
                <text:p>4.432</text:p>
              </table:table-cell>
              <table:table-cell office:value-type="float" office:value="4.437">
                <text:p>4.437</text:p>
              </table:table-cell>
              <table:table-cell office:value-type="float" office:value="4.484">
                <text:p>4.484</text:p>
              </table:table-cell>
              <table:table-cell office:value-type="float" office:value="4.461">
                <text:p>4.461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94">
                <text:p>4.394</text:p>
              </table:table-cell>
              <table:table-cell office:value-type="float" office:value="4.412">
                <text:p>4.412</text:p>
              </table:table-cell>
              <table:table-cell office:value-type="float" office:value="4.411">
                <text:p>4.411</text:p>
              </table:table-cell>
              <table:table-cell office:value-type="float" office:value="4.577">
                <text:p>4.577</text:p>
              </table:table-cell>
              <table:table-cell office:value-type="float" office:value="4.473">
                <text:p>4.47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36">
                <text:p>4.636</text:p>
              </table:table-cell>
              <table:table-cell office:value-type="float" office:value="4.597">
                <text:p>4.597</text:p>
              </table:table-cell>
              <table:table-cell office:value-type="float" office:value="4.655">
                <text:p>4.655</text:p>
              </table:table-cell>
              <table:table-cell office:value-type="float" office:value="4.651">
                <text:p>4.651</text:p>
              </table:table-cell>
              <table:table-cell office:value-type="float" office:value="4.639">
                <text:p>4.639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84">
                <text:p>4.684</text:p>
              </table:table-cell>
              <table:table-cell office:value-type="float" office:value="4.615">
                <text:p>4.615</text:p>
              </table:table-cell>
              <table:table-cell office:value-type="float" office:value="4.659">
                <text:p>4.659</text:p>
              </table:table-cell>
              <table:table-cell office:value-type="float" office:value="4.762">
                <text:p>4.762</text:p>
              </table:table-cell>
              <table:table-cell office:value-type="float" office:value="4.682">
                <text:p>4.682</text:p>
              </table:table-cell>
              <table:table-cell office:value-type="float" office:value="4.676">
                <text:p>4.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83">
                <text:p>4.783</text:p>
              </table:table-cell>
              <table:table-cell office:value-type="float" office:value="4.691">
                <text:p>4.691</text:p>
              </table:table-cell>
              <table:table-cell office:value-type="float" office:value="4.693">
                <text:p>4.693</text:p>
              </table:table-cell>
              <table:table-cell office:value-type="float" office:value="4.782">
                <text:p>4.782</text:p>
              </table:table-cell>
              <table:table-cell office:value-type="float" office:value="4.752">
                <text:p>4.752</text:p>
              </table:table-cell>
              <table:table-cell office:value-type="float" office:value="4.676">
                <text:p>4.6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85">
                <text:p>4.585</text:p>
              </table:table-cell>
              <table:table-cell office:value-type="float" office:value="4.575">
                <text:p>4.575</text:p>
              </table:table-cell>
              <table:table-cell office:value-type="float" office:value="4.617">
                <text:p>4.617</text:p>
              </table:table-cell>
              <table:table-cell office:value-type="float" office:value="4.67">
                <text:p>4.67</text:p>
              </table:table-cell>
              <table:table-cell office:value-type="float" office:value="4.561">
                <text:p>4.561</text:p>
              </table:table-cell>
              <table:table-cell office:value-type="float" office:value="4.613">
                <text:p>4.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21">
                <text:p>4.621</text:p>
              </table:table-cell>
              <table:table-cell office:value-type="float" office:value="4.582">
                <text:p>4.582</text:p>
              </table:table-cell>
              <table:table-cell office:value-type="float" office:value="4.641">
                <text:p>4.641</text:p>
              </table:table-cell>
              <table:table-cell office:value-type="float" office:value="4.615">
                <text:p>4.615</text:p>
              </table:table-cell>
              <table:table-cell office:value-type="float" office:value="4.649">
                <text:p>4.649</text:p>
              </table:table-cell>
              <table:table-cell office:value-type="float" office:value="4.642">
                <text:p>4.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09">
                <text:p>4.509</text:p>
              </table:table-cell>
              <table:table-cell office:value-type="float" office:value="4.492">
                <text:p>4.492</text:p>
              </table:table-cell>
              <table:table-cell office:value-type="float" office:value="4.521">
                <text:p>4.521</text:p>
              </table:table-cell>
              <table:table-cell office:value-type="float" office:value="4.521">
                <text:p>4.521</text:p>
              </table:table-cell>
              <table:table-cell office:value-type="float" office:value="4.54">
                <text:p>4.54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54">
                <text:p>4.554</text:p>
              </table:table-cell>
              <table:table-cell office:value-type="float" office:value="4.521">
                <text:p>4.521</text:p>
              </table:table-cell>
              <table:table-cell office:value-type="float" office:value="4.569">
                <text:p>4.569</text:p>
              </table:table-cell>
              <table:table-cell office:value-type="float" office:value="4.671">
                <text:p>4.671</text:p>
              </table:table-cell>
              <table:table-cell office:value-type="float" office:value="4.506">
                <text:p>4.506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41">
                <text:p>4.541</text:p>
              </table:table-cell>
              <table:table-cell office:value-type="float" office:value="4.498">
                <text:p>4.498</text:p>
              </table:table-cell>
              <table:table-cell office:value-type="float" office:value="4.553">
                <text:p>4.553</text:p>
              </table:table-cell>
              <table:table-cell office:value-type="float" office:value="4.608">
                <text:p>4.608</text:p>
              </table:table-cell>
              <table:table-cell office:value-type="float" office:value="4.559">
                <text:p>4.559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29">
                <text:p>4.529</text:p>
              </table:table-cell>
              <table:table-cell office:value-type="float" office:value="4.482">
                <text:p>4.482</text:p>
              </table:table-cell>
              <table:table-cell office:value-type="float" office:value="4.495">
                <text:p>4.495</text:p>
              </table:table-cell>
              <table:table-cell office:value-type="float" office:value="4.519">
                <text:p>4.519</text:p>
              </table:table-cell>
              <table:table-cell office:value-type="float" office:value="4.511">
                <text:p>4.511</text:p>
              </table:table-cell>
              <table:table-cell office:value-type="float" office:value="4.513">
                <text:p>4.5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6">
                <text:p>4.746</text:p>
              </table:table-cell>
              <table:table-cell office:value-type="float" office:value="4.688">
                <text:p>4.688</text:p>
              </table:table-cell>
              <table:table-cell office:value-type="float" office:value="4.718">
                <text:p>4.718</text:p>
              </table:table-cell>
              <table:table-cell office:value-type="float" office:value="4.844">
                <text:p>4.844</text:p>
              </table:table-cell>
              <table:table-cell office:value-type="float" office:value="4.729">
                <text:p>4.729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53">
                <text:p>4.653</text:p>
              </table:table-cell>
              <table:table-cell office:value-type="float" office:value="4.579">
                <text:p>4.579</text:p>
              </table:table-cell>
              <table:table-cell office:value-type="float" office:value="4.605">
                <text:p>4.605</text:p>
              </table:table-cell>
              <table:table-cell office:value-type="float" office:value="4.714">
                <text:p>4.714</text:p>
              </table:table-cell>
              <table:table-cell office:value-type="float" office:value="4.636">
                <text:p>4.636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532">
                <text:p>4.532</text:p>
              </table:table-cell>
              <table:table-cell office:value-type="float" office:value="4.476">
                <text:p>4.476</text:p>
              </table:table-cell>
              <table:table-cell office:value-type="float" office:value="4.5">
                <text:p>4.5</text:p>
              </table:table-cell>
              <table:table-cell office:value-type="float" office:value="4.583">
                <text:p>4.583</text:p>
              </table:table-cell>
              <table:table-cell office:value-type="float" office:value="4.517">
                <text:p>4.517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588">
                <text:p>4.588</text:p>
              </table:table-cell>
              <table:table-cell office:value-type="float" office:value="4.477">
                <text:p>4.477</text:p>
              </table:table-cell>
              <table:table-cell office:value-type="float" office:value="4.525">
                <text:p>4.525</text:p>
              </table:table-cell>
              <table:table-cell office:value-type="float" office:value="4.57">
                <text:p>4.57</text:p>
              </table:table-cell>
              <table:table-cell office:value-type="float" office:value="4.553">
                <text:p>4.55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693">
                <text:p>4.693</text:p>
              </table:table-cell>
              <table:table-cell office:value-type="float" office:value="4.717">
                <text:p>4.717</text:p>
              </table:table-cell>
              <table:table-cell office:value-type="float" office:value="4.694">
                <text:p>4.694</text:p>
              </table:table-cell>
              <table:table-cell office:value-type="float" office:value="4.878">
                <text:p>4.878</text:p>
              </table:table-cell>
              <table:table-cell office:value-type="float" office:value="4.772">
                <text:p>4.772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72">
                <text:p>4.572</text:p>
              </table:table-cell>
              <table:table-cell office:value-type="float" office:value="4.578">
                <text:p>4.578</text:p>
              </table:table-cell>
              <table:table-cell office:value-type="float" office:value="4.568">
                <text:p>4.568</text:p>
              </table:table-cell>
              <table:table-cell office:value-type="float" office:value="4.69">
                <text:p>4.69</text:p>
              </table:table-cell>
              <table:table-cell office:value-type="float" office:value="4.611">
                <text:p>4.611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716">
                <text:p>4.716</text:p>
              </table:table-cell>
              <table:table-cell office:value-type="float" office:value="4.632">
                <text:p>4.632</text:p>
              </table:table-cell>
              <table:table-cell office:value-type="float" office:value="4.669">
                <text:p>4.669</text:p>
              </table:table-cell>
              <table:table-cell office:value-type="float" office:value="4.723">
                <text:p>4.723</text:p>
              </table:table-cell>
              <table:table-cell office:value-type="float" office:value="4.636">
                <text:p>4.636</text:p>
              </table:table-cell>
              <table:table-cell office:value-type="float" office:value="4.691">
                <text:p>4.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39">
                <text:p>4.539</text:p>
              </table:table-cell>
              <table:table-cell office:value-type="float" office:value="4.555">
                <text:p>4.555</text:p>
              </table:table-cell>
              <table:table-cell office:value-type="float" office:value="4.508">
                <text:p>4.508</text:p>
              </table:table-cell>
              <table:table-cell office:value-type="float" office:value="4.566">
                <text:p>4.566</text:p>
              </table:table-cell>
              <table:table-cell office:value-type="float" office:value="4.561">
                <text:p>4.561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65">
                <text:p>4.565</text:p>
              </table:table-cell>
              <table:table-cell office:value-type="float" office:value="4.535">
                <text:p>4.535</text:p>
              </table:table-cell>
              <table:table-cell office:value-type="float" office:value="4.602">
                <text:p>4.602</text:p>
              </table:table-cell>
              <table:table-cell office:value-type="float" office:value="4.702">
                <text:p>4.702</text:p>
              </table:table-cell>
              <table:table-cell office:value-type="float" office:value="4.507">
                <text:p>4.507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14">
                <text:p>4.514</text:p>
              </table:table-cell>
              <table:table-cell office:value-type="float" office:value="4.445">
                <text:p>4.445</text:p>
              </table:table-cell>
              <table:table-cell office:value-type="float" office:value="4.468">
                <text:p>4.468</text:p>
              </table:table-cell>
              <table:table-cell office:value-type="float" office:value="4.636">
                <text:p>4.636</text:p>
              </table:table-cell>
              <table:table-cell office:value-type="float" office:value="4.45">
                <text:p>4.45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5">
                <text:p>4.45</text:p>
              </table:table-cell>
              <table:table-cell office:value-type="float" office:value="4.429">
                <text:p>4.429</text:p>
              </table:table-cell>
              <table:table-cell office:value-type="float" office:value="4.438">
                <text:p>4.438</text:p>
              </table:table-cell>
              <table:table-cell office:value-type="float" office:value="4.604">
                <text:p>4.604</text:p>
              </table:table-cell>
              <table:table-cell office:value-type="float" office:value="4.488">
                <text:p>4.488</text:p>
              </table:table-cell>
              <table:table-cell office:value-type="float" office:value="4.404">
                <text:p>4.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09">
                <text:p>4.509</text:p>
              </table:table-cell>
              <table:table-cell office:value-type="float" office:value="4.48">
                <text:p>4.48</text:p>
              </table:table-cell>
              <table:table-cell office:value-type="float" office:value="4.445">
                <text:p>4.445</text:p>
              </table:table-cell>
              <table:table-cell office:value-type="float" office:value="4.646">
                <text:p>4.646</text:p>
              </table:table-cell>
              <table:table-cell office:value-type="float" office:value="4.442">
                <text:p>4.442</text:p>
              </table:table-cell>
              <table:table-cell office:value-type="float" office:value="4.441">
                <text:p>4.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98">
                <text:p>4.798</text:p>
              </table:table-cell>
              <table:table-cell office:value-type="float" office:value="4.749">
                <text:p>4.749</text:p>
              </table:table-cell>
              <table:table-cell office:value-type="float" office:value="4.69">
                <text:p>4.69</text:p>
              </table:table-cell>
              <table:table-cell office:value-type="float" office:value="5.005">
                <text:p>5.005</text:p>
              </table:table-cell>
              <table:table-cell office:value-type="float" office:value="4.697">
                <text:p>4.697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25">
                <text:p>4.625</text:p>
              </table:table-cell>
              <table:table-cell office:value-type="float" office:value="4.606">
                <text:p>4.606</text:p>
              </table:table-cell>
              <table:table-cell office:value-type="float" office:value="4.629">
                <text:p>4.629</text:p>
              </table:table-cell>
              <table:table-cell office:value-type="float" office:value="4.684">
                <text:p>4.684</text:p>
              </table:table-cell>
              <table:table-cell office:value-type="float" office:value="4.563">
                <text:p>4.563</text:p>
              </table:table-cell>
              <table:table-cell office:value-type="float" office:value="4.591">
                <text:p>4.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56">
                <text:p>4.656</text:p>
              </table:table-cell>
              <table:table-cell office:value-type="float" office:value="4.625">
                <text:p>4.625</text:p>
              </table:table-cell>
              <table:table-cell office:value-type="float" office:value="4.676">
                <text:p>4.676</text:p>
              </table:table-cell>
              <table:table-cell office:value-type="float" office:value="4.785">
                <text:p>4.785</text:p>
              </table:table-cell>
              <table:table-cell office:value-type="float" office:value="4.653">
                <text:p>4.653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17">
                <text:p>4.717</text:p>
              </table:table-cell>
              <table:table-cell office:value-type="float" office:value="4.637">
                <text:p>4.637</text:p>
              </table:table-cell>
              <table:table-cell office:value-type="float" office:value="4.722">
                <text:p>4.722</text:p>
              </table:table-cell>
              <table:table-cell office:value-type="float" office:value="4.754">
                <text:p>4.754</text:p>
              </table:table-cell>
              <table:table-cell office:value-type="float" office:value="4.654">
                <text:p>4.654</text:p>
              </table:table-cell>
              <table:table-cell office:value-type="float" office:value="4.751">
                <text:p>4.7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607">
                <text:p>4.607</text:p>
              </table:table-cell>
              <table:table-cell office:value-type="float" office:value="4.554">
                <text:p>4.554</text:p>
              </table:table-cell>
              <table:table-cell office:value-type="float" office:value="4.622">
                <text:p>4.622</text:p>
              </table:table-cell>
              <table:table-cell office:value-type="float" office:value="4.739">
                <text:p>4.739</text:p>
              </table:table-cell>
              <table:table-cell office:value-type="float" office:value="4.636">
                <text:p>4.636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27">
                <text:p>4.627</text:p>
              </table:table-cell>
              <table:table-cell office:value-type="float" office:value="4.591">
                <text:p>4.591</text:p>
              </table:table-cell>
              <table:table-cell office:value-type="float" office:value="4.65">
                <text:p>4.65</text:p>
              </table:table-cell>
              <table:table-cell office:value-type="float" office:value="4.754">
                <text:p>4.754</text:p>
              </table:table-cell>
              <table:table-cell office:value-type="float" office:value="4.652">
                <text:p>4.65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66">
                <text:p>4.566</text:p>
              </table:table-cell>
              <table:table-cell office:value-type="float" office:value="4.545">
                <text:p>4.545</text:p>
              </table:table-cell>
              <table:table-cell office:value-type="float" office:value="4.515">
                <text:p>4.515</text:p>
              </table:table-cell>
              <table:table-cell office:value-type="float" office:value="4.598">
                <text:p>4.598</text:p>
              </table:table-cell>
              <table:table-cell office:value-type="float" office:value="4.6">
                <text:p>4.6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09">
                <text:p>4.709</text:p>
              </table:table-cell>
              <table:table-cell office:value-type="float" office:value="4.682">
                <text:p>4.682</text:p>
              </table:table-cell>
              <table:table-cell office:value-type="float" office:value="4.633">
                <text:p>4.633</text:p>
              </table:table-cell>
              <table:table-cell office:value-type="float" office:value="4.758">
                <text:p>4.758</text:p>
              </table:table-cell>
              <table:table-cell office:value-type="float" office:value="4.704">
                <text:p>4.704</text:p>
              </table:table-cell>
              <table:table-cell office:value-type="float" office:value="4.567">
                <text:p>4.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52">
                <text:p>4.552</text:p>
              </table:table-cell>
              <table:table-cell office:value-type="float" office:value="4.558">
                <text:p>4.558</text:p>
              </table:table-cell>
              <table:table-cell office:value-type="float" office:value="4.519">
                <text:p>4.519</text:p>
              </table:table-cell>
              <table:table-cell office:value-type="float" office:value="4.716">
                <text:p>4.716</text:p>
              </table:table-cell>
              <table:table-cell office:value-type="float" office:value="4.579">
                <text:p>4.579</text:p>
              </table:table-cell>
              <table:table-cell office:value-type="float" office:value="4.579">
                <text:p>4.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53">
                <text:p>4.553</text:p>
              </table:table-cell>
              <table:table-cell office:value-type="float" office:value="4.541">
                <text:p>4.541</text:p>
              </table:table-cell>
              <table:table-cell office:value-type="float" office:value="4.542">
                <text:p>4.542</text:p>
              </table:table-cell>
              <table:table-cell office:value-type="float" office:value="4.681">
                <text:p>4.681</text:p>
              </table:table-cell>
              <table:table-cell office:value-type="float" office:value="4.576">
                <text:p>4.576</text:p>
              </table:table-cell>
              <table:table-cell office:value-type="float" office:value="4.484">
                <text:p>4.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95">
                <text:p>4.495</text:p>
              </table:table-cell>
              <table:table-cell office:value-type="float" office:value="4.435">
                <text:p>4.435</text:p>
              </table:table-cell>
              <table:table-cell office:value-type="float" office:value="4.516">
                <text:p>4.516</text:p>
              </table:table-cell>
              <table:table-cell office:value-type="float" office:value="4.548">
                <text:p>4.548</text:p>
              </table:table-cell>
              <table:table-cell office:value-type="float" office:value="4.543">
                <text:p>4.543</text:p>
              </table:table-cell>
              <table:table-cell office:value-type="float" office:value="4.457">
                <text:p>4.4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28">
                <text:p>4.528</text:p>
              </table:table-cell>
              <table:table-cell office:value-type="float" office:value="4.473">
                <text:p>4.473</text:p>
              </table:table-cell>
              <table:table-cell office:value-type="float" office:value="4.521">
                <text:p>4.521</text:p>
              </table:table-cell>
              <table:table-cell office:value-type="float" office:value="4.647">
                <text:p>4.647</text:p>
              </table:table-cell>
              <table:table-cell office:value-type="float" office:value="4.486">
                <text:p>4.486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73">
                <text:p>4.673</text:p>
              </table:table-cell>
              <table:table-cell office:value-type="float" office:value="4.64">
                <text:p>4.64</text:p>
              </table:table-cell>
              <table:table-cell office:value-type="float" office:value="4.644">
                <text:p>4.644</text:p>
              </table:table-cell>
              <table:table-cell office:value-type="float" office:value="4.7">
                <text:p>4.7</text:p>
              </table:table-cell>
              <table:table-cell office:value-type="float" office:value="4.698">
                <text:p>4.698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">
                <text:p>4.66</text:p>
              </table:table-cell>
              <table:table-cell office:value-type="float" office:value="4.568">
                <text:p>4.568</text:p>
              </table:table-cell>
              <table:table-cell office:value-type="float" office:value="4.647">
                <text:p>4.647</text:p>
              </table:table-cell>
              <table:table-cell office:value-type="float" office:value="4.679">
                <text:p>4.679</text:p>
              </table:table-cell>
              <table:table-cell office:value-type="float" office:value="4.681">
                <text:p>4.681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616">
                <text:p>4.616</text:p>
              </table:table-cell>
              <table:table-cell office:value-type="float" office:value="4.599">
                <text:p>4.599</text:p>
              </table:table-cell>
              <table:table-cell office:value-type="float" office:value="4.619">
                <text:p>4.619</text:p>
              </table:table-cell>
              <table:table-cell office:value-type="float" office:value="4.634">
                <text:p>4.634</text:p>
              </table:table-cell>
              <table:table-cell office:value-type="float" office:value="4.555">
                <text:p>4.555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25">
                <text:p>4.425</text:p>
              </table:table-cell>
              <table:table-cell office:value-type="float" office:value="4.391">
                <text:p>4.391</text:p>
              </table:table-cell>
              <table:table-cell office:value-type="float" office:value="4.324">
                <text:p>4.324</text:p>
              </table:table-cell>
              <table:table-cell office:value-type="float" office:value="4.421">
                <text:p>4.421</text:p>
              </table:table-cell>
              <table:table-cell office:value-type="float" office:value="4.42">
                <text:p>4.42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33">
                <text:p>4.433</text:p>
              </table:table-cell>
              <table:table-cell office:value-type="float" office:value="4.39">
                <text:p>4.39</text:p>
              </table:table-cell>
              <table:table-cell office:value-type="float" office:value="4.42">
                <text:p>4.42</text:p>
              </table:table-cell>
              <table:table-cell office:value-type="float" office:value="4.461">
                <text:p>4.461</text:p>
              </table:table-cell>
              <table:table-cell office:value-type="float" office:value="4.435">
                <text:p>4.435</text:p>
              </table:table-cell>
              <table:table-cell office:value-type="float" office:value="4.361">
                <text:p>4.3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74">
                <text:p>4.474</text:p>
              </table:table-cell>
              <table:table-cell office:value-type="float" office:value="4.436">
                <text:p>4.436</text:p>
              </table:table-cell>
              <table:table-cell office:value-type="float" office:value="4.466">
                <text:p>4.466</text:p>
              </table:table-cell>
              <table:table-cell office:value-type="float" office:value="4.519">
                <text:p>4.519</text:p>
              </table:table-cell>
              <table:table-cell office:value-type="float" office:value="4.483">
                <text:p>4.483</text:p>
              </table:table-cell>
              <table:table-cell office:value-type="float" office:value="4.405">
                <text:p>4.4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53">
                <text:p>4.553</text:p>
              </table:table-cell>
              <table:table-cell office:value-type="float" office:value="4.516">
                <text:p>4.516</text:p>
              </table:table-cell>
              <table:table-cell office:value-type="float" office:value="4.564">
                <text:p>4.564</text:p>
              </table:table-cell>
              <table:table-cell office:value-type="float" office:value="4.576">
                <text:p>4.576</text:p>
              </table:table-cell>
              <table:table-cell office:value-type="float" office:value="4.484">
                <text:p>4.484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19">
                <text:p>4.719</text:p>
              </table:table-cell>
              <table:table-cell office:value-type="float" office:value="4.647">
                <text:p>4.647</text:p>
              </table:table-cell>
              <table:table-cell office:value-type="float" office:value="4.668">
                <text:p>4.668</text:p>
              </table:table-cell>
              <table:table-cell office:value-type="float" office:value="4.806">
                <text:p>4.806</text:p>
              </table:table-cell>
              <table:table-cell office:value-type="float" office:value="4.648">
                <text:p>4.648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91">
                <text:p>4.691</text:p>
              </table:table-cell>
              <table:table-cell office:value-type="float" office:value="4.684">
                <text:p>4.684</text:p>
              </table:table-cell>
              <table:table-cell office:value-type="float" office:value="4.72">
                <text:p>4.72</text:p>
              </table:table-cell>
              <table:table-cell office:value-type="float" office:value="4.835">
                <text:p>4.835</text:p>
              </table:table-cell>
              <table:table-cell office:value-type="float" office:value="4.682">
                <text:p>4.682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31">
                <text:p>4.631</text:p>
              </table:table-cell>
              <table:table-cell office:value-type="float" office:value="4.593">
                <text:p>4.593</text:p>
              </table:table-cell>
              <table:table-cell office:value-type="float" office:value="4.697">
                <text:p>4.697</text:p>
              </table:table-cell>
              <table:table-cell office:value-type="float" office:value="4.711">
                <text:p>4.711</text:p>
              </table:table-cell>
              <table:table-cell office:value-type="float" office:value="4.7">
                <text:p>4.7</text:p>
              </table:table-cell>
              <table:table-cell office:value-type="float" office:value="4.643">
                <text:p>4.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27">
                <text:p>4.627</text:p>
              </table:table-cell>
              <table:table-cell office:value-type="float" office:value="4.574">
                <text:p>4.574</text:p>
              </table:table-cell>
              <table:table-cell office:value-type="float" office:value="4.627">
                <text:p>4.627</text:p>
              </table:table-cell>
              <table:table-cell office:value-type="float" office:value="4.695">
                <text:p>4.695</text:p>
              </table:table-cell>
              <table:table-cell office:value-type="float" office:value="4.639">
                <text:p>4.639</text:p>
              </table:table-cell>
              <table:table-cell office:value-type="float" office:value="4.666">
                <text:p>4.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5">
                <text:p>4.55</text:p>
              </table:table-cell>
              <table:table-cell office:value-type="float" office:value="4.488">
                <text:p>4.488</text:p>
              </table:table-cell>
              <table:table-cell office:value-type="float" office:value="4.584">
                <text:p>4.584</text:p>
              </table:table-cell>
              <table:table-cell office:value-type="float" office:value="4.72">
                <text:p>4.72</text:p>
              </table:table-cell>
              <table:table-cell office:value-type="float" office:value="4.567">
                <text:p>4.567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56">
                <text:p>4.756</text:p>
              </table:table-cell>
              <table:table-cell office:value-type="float" office:value="4.608">
                <text:p>4.608</text:p>
              </table:table-cell>
              <table:table-cell office:value-type="float" office:value="4.731">
                <text:p>4.731</text:p>
              </table:table-cell>
              <table:table-cell office:value-type="float" office:value="4.907">
                <text:p>4.907</text:p>
              </table:table-cell>
              <table:table-cell office:value-type="float" office:value="4.704">
                <text:p>4.704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782">
                <text:p>4.782</text:p>
              </table:table-cell>
              <table:table-cell office:value-type="float" office:value="4.725">
                <text:p>4.725</text:p>
              </table:table-cell>
              <table:table-cell office:value-type="float" office:value="4.794">
                <text:p>4.794</text:p>
              </table:table-cell>
              <table:table-cell office:value-type="float" office:value="4.888">
                <text:p>4.888</text:p>
              </table:table-cell>
              <table:table-cell office:value-type="float" office:value="4.765">
                <text:p>4.76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04">
                <text:p>4.704</text:p>
              </table:table-cell>
              <table:table-cell office:value-type="float" office:value="4.682">
                <text:p>4.682</text:p>
              </table:table-cell>
              <table:table-cell office:value-type="float" office:value="4.626">
                <text:p>4.626</text:p>
              </table:table-cell>
              <table:table-cell office:value-type="float" office:value="4.717">
                <text:p>4.717</text:p>
              </table:table-cell>
              <table:table-cell office:value-type="float" office:value="4.698">
                <text:p>4.698</text:p>
              </table:table-cell>
              <table:table-cell office:value-type="float" office:value="4.633">
                <text:p>4.6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68">
                <text:p>4.668</text:p>
              </table:table-cell>
              <table:table-cell office:value-type="float" office:value="4.666">
                <text:p>4.666</text:p>
              </table:table-cell>
              <table:table-cell office:value-type="float" office:value="4.698">
                <text:p>4.698</text:p>
              </table:table-cell>
              <table:table-cell office:value-type="float" office:value="4.812">
                <text:p>4.812</text:p>
              </table:table-cell>
              <table:table-cell office:value-type="float" office:value="4.729">
                <text:p>4.729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74">
                <text:p>4.774</text:p>
              </table:table-cell>
              <table:table-cell office:value-type="float" office:value="4.786">
                <text:p>4.786</text:p>
              </table:table-cell>
              <table:table-cell office:value-type="float" office:value="4.797">
                <text:p>4.797</text:p>
              </table:table-cell>
              <table:table-cell office:value-type="float" office:value="4.88">
                <text:p>4.88</text:p>
              </table:table-cell>
              <table:table-cell office:value-type="float" office:value="4.821">
                <text:p>4.821</text:p>
              </table:table-cell>
              <table:table-cell office:value-type="float" office:value="4.837">
                <text:p>4.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13">
                <text:p>4.613</text:p>
              </table:table-cell>
              <table:table-cell office:value-type="float" office:value="4.608">
                <text:p>4.608</text:p>
              </table:table-cell>
              <table:table-cell office:value-type="float" office:value="4.576">
                <text:p>4.576</text:p>
              </table:table-cell>
              <table:table-cell office:value-type="float" office:value="4.667">
                <text:p>4.667</text:p>
              </table:table-cell>
              <table:table-cell office:value-type="float" office:value="4.654">
                <text:p>4.654</text:p>
              </table:table-cell>
              <table:table-cell office:value-type="float" office:value="4.636">
                <text:p>4.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68">
                <text:p>4.568</text:p>
              </table:table-cell>
              <table:table-cell office:value-type="float" office:value="4.519">
                <text:p>4.519</text:p>
              </table:table-cell>
              <table:table-cell office:value-type="float" office:value="4.581">
                <text:p>4.581</text:p>
              </table:table-cell>
              <table:table-cell office:value-type="float" office:value="4.598">
                <text:p>4.598</text:p>
              </table:table-cell>
              <table:table-cell office:value-type="float" office:value="4.594">
                <text:p>4.594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736">
                <text:p>4.736</text:p>
              </table:table-cell>
              <table:table-cell office:value-type="float" office:value="4.676">
                <text:p>4.676</text:p>
              </table:table-cell>
              <table:table-cell office:value-type="float" office:value="4.665">
                <text:p>4.665</text:p>
              </table:table-cell>
              <table:table-cell office:value-type="float" office:value="4.711">
                <text:p>4.711</text:p>
              </table:table-cell>
              <table:table-cell office:value-type="float" office:value="4.709">
                <text:p>4.709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44">
                <text:p>4.844</text:p>
              </table:table-cell>
              <table:table-cell office:value-type="float" office:value="4.79">
                <text:p>4.79</text:p>
              </table:table-cell>
              <table:table-cell office:value-type="float" office:value="4.85">
                <text:p>4.85</text:p>
              </table:table-cell>
              <table:table-cell office:value-type="float" office:value="4.954">
                <text:p>4.954</text:p>
              </table:table-cell>
              <table:table-cell office:value-type="float" office:value="4.855">
                <text:p>4.855</text:p>
              </table:table-cell>
              <table:table-cell office:value-type="float" office:value="4.776">
                <text:p>4.7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15">
                <text:p>4.615</text:p>
              </table:table-cell>
              <table:table-cell office:value-type="float" office:value="4.567">
                <text:p>4.567</text:p>
              </table:table-cell>
              <table:table-cell office:value-type="float" office:value="4.556">
                <text:p>4.556</text:p>
              </table:table-cell>
              <table:table-cell office:value-type="float" office:value="4.639">
                <text:p>4.639</text:p>
              </table:table-cell>
              <table:table-cell office:value-type="float" office:value="4.581">
                <text:p>4.581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16">
                <text:p>4.616</text:p>
              </table:table-cell>
              <table:table-cell office:value-type="float" office:value="4.63">
                <text:p>4.63</text:p>
              </table:table-cell>
              <table:table-cell office:value-type="float" office:value="4.576">
                <text:p>4.576</text:p>
              </table:table-cell>
              <table:table-cell office:value-type="float" office:value="4.755">
                <text:p>4.755</text:p>
              </table:table-cell>
              <table:table-cell office:value-type="float" office:value="4.661">
                <text:p>4.661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6">
                <text:p>4.56</text:p>
              </table:table-cell>
              <table:table-cell office:value-type="float" office:value="4.538">
                <text:p>4.538</text:p>
              </table:table-cell>
              <table:table-cell office:value-type="float" office:value="4.563">
                <text:p>4.563</text:p>
              </table:table-cell>
              <table:table-cell office:value-type="float" office:value="4.64">
                <text:p>4.64</text:p>
              </table:table-cell>
              <table:table-cell office:value-type="float" office:value="4.583">
                <text:p>4.583</text:p>
              </table:table-cell>
              <table:table-cell office:value-type="float" office:value="4.487">
                <text:p>4.4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97">
                <text:p>4.597</text:p>
              </table:table-cell>
              <table:table-cell office:value-type="float" office:value="4.616">
                <text:p>4.616</text:p>
              </table:table-cell>
              <table:table-cell office:value-type="float" office:value="4.58">
                <text:p>4.58</text:p>
              </table:table-cell>
              <table:table-cell office:value-type="float" office:value="4.571">
                <text:p>4.571</text:p>
              </table:table-cell>
              <table:table-cell office:value-type="float" office:value="4.542">
                <text:p>4.542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25">
                <text:p>4.625</text:p>
              </table:table-cell>
              <table:table-cell office:value-type="float" office:value="4.595">
                <text:p>4.595</text:p>
              </table:table-cell>
              <table:table-cell office:value-type="float" office:value="4.615">
                <text:p>4.615</text:p>
              </table:table-cell>
              <table:table-cell office:value-type="float" office:value="4.715">
                <text:p>4.715</text:p>
              </table:table-cell>
              <table:table-cell office:value-type="float" office:value="4.63">
                <text:p>4.63</text:p>
              </table:table-cell>
              <table:table-cell office:value-type="float" office:value="4.578">
                <text:p>4.5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3">
                <text:p>4.73</text:p>
              </table:table-cell>
              <table:table-cell office:value-type="float" office:value="4.723">
                <text:p>4.723</text:p>
              </table:table-cell>
              <table:table-cell office:value-type="float" office:value="4.647">
                <text:p>4.647</text:p>
              </table:table-cell>
              <table:table-cell office:value-type="float" office:value="4.728">
                <text:p>4.728</text:p>
              </table:table-cell>
              <table:table-cell office:value-type="float" office:value="4.68">
                <text:p>4.68</text:p>
              </table:table-cell>
              <table:table-cell office:value-type="float" office:value="4.666">
                <text:p>4.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86">
                <text:p>4.686</text:p>
              </table:table-cell>
              <table:table-cell office:value-type="float" office:value="4.637">
                <text:p>4.637</text:p>
              </table:table-cell>
              <table:table-cell office:value-type="float" office:value="4.579">
                <text:p>4.579</text:p>
              </table:table-cell>
              <table:table-cell office:value-type="float" office:value="4.66">
                <text:p>4.66</text:p>
              </table:table-cell>
              <table:table-cell office:value-type="float" office:value="4.602">
                <text:p>4.602</text:p>
              </table:table-cell>
              <table:table-cell office:value-type="float" office:value="4.612">
                <text:p>4.6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45">
                <text:p>4.545</text:p>
              </table:table-cell>
              <table:table-cell office:value-type="float" office:value="4.497">
                <text:p>4.497</text:p>
              </table:table-cell>
              <table:table-cell office:value-type="float" office:value="4.499">
                <text:p>4.499</text:p>
              </table:table-cell>
              <table:table-cell office:value-type="float" office:value="4.548">
                <text:p>4.548</text:p>
              </table:table-cell>
              <table:table-cell office:value-type="float" office:value="4.547">
                <text:p>4.547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86">
                <text:p>4.686</text:p>
              </table:table-cell>
              <table:table-cell office:value-type="float" office:value="4.618">
                <text:p>4.618</text:p>
              </table:table-cell>
              <table:table-cell office:value-type="float" office:value="4.659">
                <text:p>4.659</text:p>
              </table:table-cell>
              <table:table-cell office:value-type="float" office:value="4.648">
                <text:p>4.648</text:p>
              </table:table-cell>
              <table:table-cell office:value-type="float" office:value="4.588">
                <text:p>4.588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475">
                <text:p>4.475</text:p>
              </table:table-cell>
              <table:table-cell office:value-type="float" office:value="4.485">
                <text:p>4.485</text:p>
              </table:table-cell>
              <table:table-cell office:value-type="float" office:value="4.46">
                <text:p>4.46</text:p>
              </table:table-cell>
              <table:table-cell office:value-type="float" office:value="4.493">
                <text:p>4.493</text:p>
              </table:table-cell>
              <table:table-cell office:value-type="float" office:value="4.407">
                <text:p>4.407</text:p>
              </table:table-cell>
              <table:table-cell office:value-type="float" office:value="4.397">
                <text:p>4.3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84">
                <text:p>4.584</text:p>
              </table:table-cell>
              <table:table-cell office:value-type="float" office:value="4.514">
                <text:p>4.514</text:p>
              </table:table-cell>
              <table:table-cell office:value-type="float" office:value="4.6">
                <text:p>4.6</text:p>
              </table:table-cell>
              <table:table-cell office:value-type="float" office:value="4.631">
                <text:p>4.631</text:p>
              </table:table-cell>
              <table:table-cell office:value-type="float" office:value="4.597">
                <text:p>4.59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6">
                <text:p>4.76</text:p>
              </table:table-cell>
              <table:table-cell office:value-type="float" office:value="4.688">
                <text:p>4.688</text:p>
              </table:table-cell>
              <table:table-cell office:value-type="float" office:value="4.806">
                <text:p>4.806</text:p>
              </table:table-cell>
              <table:table-cell office:value-type="float" office:value="4.798">
                <text:p>4.798</text:p>
              </table:table-cell>
              <table:table-cell office:value-type="float" office:value="4.717">
                <text:p>4.717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929">
                <text:p>4.929</text:p>
              </table:table-cell>
              <table:table-cell office:value-type="float" office:value="4.823">
                <text:p>4.823</text:p>
              </table:table-cell>
              <table:table-cell office:value-type="float" office:value="4.871">
                <text:p>4.871</text:p>
              </table:table-cell>
              <table:table-cell office:value-type="float" office:value="4.857">
                <text:p>4.857</text:p>
              </table:table-cell>
              <table:table-cell office:value-type="float" office:value="4.781">
                <text:p>4.781</text:p>
              </table:table-cell>
              <table:table-cell office:value-type="float" office:value="4.767">
                <text:p>4.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85">
                <text:p>4.685</text:p>
              </table:table-cell>
              <table:table-cell office:value-type="float" office:value="4.665">
                <text:p>4.665</text:p>
              </table:table-cell>
              <table:table-cell office:value-type="float" office:value="4.665">
                <text:p>4.665</text:p>
              </table:table-cell>
              <table:table-cell office:value-type="float" office:value="4.716">
                <text:p>4.716</text:p>
              </table:table-cell>
              <table:table-cell office:value-type="float" office:value="4.728">
                <text:p>4.728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46">
                <text:p>4.646</text:p>
              </table:table-cell>
              <table:table-cell office:value-type="float" office:value="4.62">
                <text:p>4.62</text:p>
              </table:table-cell>
              <table:table-cell office:value-type="float" office:value="4.603">
                <text:p>4.603</text:p>
              </table:table-cell>
              <table:table-cell office:value-type="float" office:value="4.81">
                <text:p>4.81</text:p>
              </table:table-cell>
              <table:table-cell office:value-type="float" office:value="4.691">
                <text:p>4.691</text:p>
              </table:table-cell>
              <table:table-cell office:value-type="float" office:value="4.636">
                <text:p>4.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32">
                <text:p>4.632</text:p>
              </table:table-cell>
              <table:table-cell office:value-type="float" office:value="4.567">
                <text:p>4.567</text:p>
              </table:table-cell>
              <table:table-cell office:value-type="float" office:value="4.597">
                <text:p>4.597</text:p>
              </table:table-cell>
              <table:table-cell office:value-type="float" office:value="4.73">
                <text:p>4.73</text:p>
              </table:table-cell>
              <table:table-cell office:value-type="float" office:value="4.636">
                <text:p>4.636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5">
                <text:p>4.75</text:p>
              </table:table-cell>
              <table:table-cell office:value-type="float" office:value="4.728">
                <text:p>4.728</text:p>
              </table:table-cell>
              <table:table-cell office:value-type="float" office:value="4.813">
                <text:p>4.813</text:p>
              </table:table-cell>
              <table:table-cell office:value-type="float" office:value="4.776">
                <text:p>4.776</text:p>
              </table:table-cell>
              <table:table-cell office:value-type="float" office:value="4.766">
                <text:p>4.766</text:p>
              </table:table-cell>
              <table:table-cell office:value-type="float" office:value="4.782">
                <text:p>4.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32">
                <text:p>4.732</text:p>
              </table:table-cell>
              <table:table-cell office:value-type="float" office:value="4.696">
                <text:p>4.696</text:p>
              </table:table-cell>
              <table:table-cell office:value-type="float" office:value="4.727">
                <text:p>4.727</text:p>
              </table:table-cell>
              <table:table-cell office:value-type="float" office:value="4.727">
                <text:p>4.727</text:p>
              </table:table-cell>
              <table:table-cell office:value-type="float" office:value="4.739">
                <text:p>4.739</text:p>
              </table:table-cell>
              <table:table-cell office:value-type="float" office:value="4.688">
                <text:p>4.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73">
                <text:p>4.673</text:p>
              </table:table-cell>
              <table:table-cell office:value-type="float" office:value="4.668">
                <text:p>4.668</text:p>
              </table:table-cell>
              <table:table-cell office:value-type="float" office:value="4.68">
                <text:p>4.68</text:p>
              </table:table-cell>
              <table:table-cell office:value-type="float" office:value="4.708">
                <text:p>4.708</text:p>
              </table:table-cell>
              <table:table-cell office:value-type="float" office:value="4.732">
                <text:p>4.732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15">
                <text:p>4.615</text:p>
              </table:table-cell>
              <table:table-cell office:value-type="float" office:value="4.586">
                <text:p>4.586</text:p>
              </table:table-cell>
              <table:table-cell office:value-type="float" office:value="4.606">
                <text:p>4.606</text:p>
              </table:table-cell>
              <table:table-cell office:value-type="float" office:value="4.648">
                <text:p>4.648</text:p>
              </table:table-cell>
              <table:table-cell office:value-type="float" office:value="4.661">
                <text:p>4.661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516">
                <text:p>4.516</text:p>
              </table:table-cell>
              <table:table-cell office:value-type="float" office:value="4.53">
                <text:p>4.53</text:p>
              </table:table-cell>
              <table:table-cell office:value-type="float" office:value="4.547">
                <text:p>4.547</text:p>
              </table:table-cell>
              <table:table-cell office:value-type="float" office:value="4.572">
                <text:p>4.572</text:p>
              </table:table-cell>
              <table:table-cell office:value-type="float" office:value="4.488">
                <text:p>4.488</text:p>
              </table:table-cell>
              <table:table-cell office:value-type="float" office:value="4.569">
                <text:p>4.5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58">
                <text:p>4.658</text:p>
              </table:table-cell>
              <table:table-cell office:value-type="float" office:value="4.628">
                <text:p>4.628</text:p>
              </table:table-cell>
              <table:table-cell office:value-type="float" office:value="4.639">
                <text:p>4.639</text:p>
              </table:table-cell>
              <table:table-cell office:value-type="float" office:value="4.719">
                <text:p>4.719</text:p>
              </table:table-cell>
              <table:table-cell office:value-type="float" office:value="4.591">
                <text:p>4.591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42">
                <text:p>4.542</text:p>
              </table:table-cell>
              <table:table-cell office:value-type="float" office:value="4.464">
                <text:p>4.464</text:p>
              </table:table-cell>
              <table:table-cell office:value-type="float" office:value="4.508">
                <text:p>4.508</text:p>
              </table:table-cell>
              <table:table-cell office:value-type="float" office:value="4.644">
                <text:p>4.644</text:p>
              </table:table-cell>
              <table:table-cell office:value-type="float" office:value="4.532">
                <text:p>4.532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28">
                <text:p>4.428</text:p>
              </table:table-cell>
              <table:table-cell office:value-type="float" office:value="4.36">
                <text:p>4.36</text:p>
              </table:table-cell>
              <table:table-cell office:value-type="float" office:value="4.31">
                <text:p>4.31</text:p>
              </table:table-cell>
              <table:table-cell office:value-type="float" office:value="4.523">
                <text:p>4.523</text:p>
              </table:table-cell>
              <table:table-cell office:value-type="float" office:value="4.387">
                <text:p>4.387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544">
                <text:p>4.544</text:p>
              </table:table-cell>
              <table:table-cell office:value-type="float" office:value="4.547">
                <text:p>4.547</text:p>
              </table:table-cell>
              <table:table-cell office:value-type="float" office:value="4.577">
                <text:p>4.577</text:p>
              </table:table-cell>
              <table:table-cell office:value-type="float" office:value="4.697">
                <text:p>4.697</text:p>
              </table:table-cell>
              <table:table-cell office:value-type="float" office:value="4.574">
                <text:p>4.574</text:p>
              </table:table-cell>
              <table:table-cell office:value-type="float" office:value="4.504">
                <text:p>4.5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29">
                <text:p>4.529</text:p>
              </table:table-cell>
              <table:table-cell office:value-type="float" office:value="4.49">
                <text:p>4.49</text:p>
              </table:table-cell>
              <table:table-cell office:value-type="float" office:value="4.555">
                <text:p>4.555</text:p>
              </table:table-cell>
              <table:table-cell office:value-type="float" office:value="4.568">
                <text:p>4.568</text:p>
              </table:table-cell>
              <table:table-cell office:value-type="float" office:value="4.516">
                <text:p>4.516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507">
                <text:p>4.507</text:p>
              </table:table-cell>
              <table:table-cell office:value-type="float" office:value="4.472">
                <text:p>4.472</text:p>
              </table:table-cell>
              <table:table-cell office:value-type="float" office:value="4.511">
                <text:p>4.511</text:p>
              </table:table-cell>
              <table:table-cell office:value-type="float" office:value="4.504">
                <text:p>4.504</text:p>
              </table:table-cell>
              <table:table-cell office:value-type="float" office:value="4.562">
                <text:p>4.562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14">
                <text:p>4.614</text:p>
              </table:table-cell>
              <table:table-cell office:value-type="float" office:value="4.564">
                <text:p>4.564</text:p>
              </table:table-cell>
              <table:table-cell office:value-type="float" office:value="4.549">
                <text:p>4.549</text:p>
              </table:table-cell>
              <table:table-cell office:value-type="float" office:value="4.711">
                <text:p>4.711</text:p>
              </table:table-cell>
              <table:table-cell office:value-type="float" office:value="4.544">
                <text:p>4.544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604">
                <text:p>4.604</text:p>
              </table:table-cell>
              <table:table-cell office:value-type="float" office:value="4.514">
                <text:p>4.514</text:p>
              </table:table-cell>
              <table:table-cell office:value-type="float" office:value="4.528">
                <text:p>4.528</text:p>
              </table:table-cell>
              <table:table-cell office:value-type="float" office:value="4.568">
                <text:p>4.568</text:p>
              </table:table-cell>
              <table:table-cell office:value-type="float" office:value="4.586">
                <text:p>4.586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38">
                <text:p>4.538</text:p>
              </table:table-cell>
              <table:table-cell office:value-type="float" office:value="4.412">
                <text:p>4.412</text:p>
              </table:table-cell>
              <table:table-cell office:value-type="float" office:value="4.523">
                <text:p>4.523</text:p>
              </table:table-cell>
              <table:table-cell office:value-type="float" office:value="4.66">
                <text:p>4.66</text:p>
              </table:table-cell>
              <table:table-cell office:value-type="float" office:value="4.544">
                <text:p>4.544</text:p>
              </table:table-cell>
              <table:table-cell office:value-type="float" office:value="4.455">
                <text:p>4.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07">
                <text:p>4.407</text:p>
              </table:table-cell>
              <table:table-cell office:value-type="float" office:value="4.369">
                <text:p>4.369</text:p>
              </table:table-cell>
              <table:table-cell office:value-type="float" office:value="4.425">
                <text:p>4.425</text:p>
              </table:table-cell>
              <table:table-cell office:value-type="float" office:value="4.568">
                <text:p>4.568</text:p>
              </table:table-cell>
              <table:table-cell office:value-type="float" office:value="4.458">
                <text:p>4.458</text:p>
              </table:table-cell>
              <table:table-cell office:value-type="float" office:value="4.367">
                <text:p>4.3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75">
                <text:p>4.475</text:p>
              </table:table-cell>
              <table:table-cell office:value-type="float" office:value="4.464">
                <text:p>4.464</text:p>
              </table:table-cell>
              <table:table-cell office:value-type="float" office:value="4.374">
                <text:p>4.374</text:p>
              </table:table-cell>
              <table:table-cell office:value-type="float" office:value="4.46">
                <text:p>4.46</text:p>
              </table:table-cell>
              <table:table-cell office:value-type="float" office:value="4.5">
                <text:p>4.5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59">
                <text:p>4.59</text:p>
              </table:table-cell>
              <table:table-cell office:value-type="float" office:value="4.417">
                <text:p>4.417</text:p>
              </table:table-cell>
              <table:table-cell office:value-type="float" office:value="4.454">
                <text:p>4.454</text:p>
              </table:table-cell>
              <table:table-cell office:value-type="float" office:value="4.618">
                <text:p>4.618</text:p>
              </table:table-cell>
              <table:table-cell office:value-type="float" office:value="4.455">
                <text:p>4.455</text:p>
              </table:table-cell>
              <table:table-cell office:value-type="float" office:value="4.509">
                <text:p>4.5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05">
                <text:p>4.605</text:p>
              </table:table-cell>
              <table:table-cell office:value-type="float" office:value="4.579">
                <text:p>4.579</text:p>
              </table:table-cell>
              <table:table-cell office:value-type="float" office:value="4.536">
                <text:p>4.536</text:p>
              </table:table-cell>
              <table:table-cell office:value-type="float" office:value="4.576">
                <text:p>4.576</text:p>
              </table:table-cell>
              <table:table-cell office:value-type="float" office:value="4.542">
                <text:p>4.542</text:p>
              </table:table-cell>
              <table:table-cell office:value-type="float" office:value="4.523">
                <text:p>4.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53">
                <text:p>4.753</text:p>
              </table:table-cell>
              <table:table-cell office:value-type="float" office:value="4.627">
                <text:p>4.627</text:p>
              </table:table-cell>
              <table:table-cell office:value-type="float" office:value="4.704">
                <text:p>4.704</text:p>
              </table:table-cell>
              <table:table-cell office:value-type="float" office:value="4.736">
                <text:p>4.736</text:p>
              </table:table-cell>
              <table:table-cell office:value-type="float" office:value="4.719">
                <text:p>4.719</text:p>
              </table:table-cell>
              <table:table-cell office:value-type="float" office:value="4.703">
                <text:p>4.7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661">
                <text:p>4.661</text:p>
              </table:table-cell>
              <table:table-cell office:value-type="float" office:value="4.604">
                <text:p>4.604</text:p>
              </table:table-cell>
              <table:table-cell office:value-type="float" office:value="4.67">
                <text:p>4.67</text:p>
              </table:table-cell>
              <table:table-cell office:value-type="float" office:value="4.655">
                <text:p>4.655</text:p>
              </table:table-cell>
              <table:table-cell office:value-type="float" office:value="4.635">
                <text:p>4.635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12">
                <text:p>4.712</text:p>
              </table:table-cell>
              <table:table-cell office:value-type="float" office:value="4.674">
                <text:p>4.674</text:p>
              </table:table-cell>
              <table:table-cell office:value-type="float" office:value="4.743">
                <text:p>4.743</text:p>
              </table:table-cell>
              <table:table-cell office:value-type="float" office:value="4.773">
                <text:p>4.773</text:p>
              </table:table-cell>
              <table:table-cell office:value-type="float" office:value="4.694">
                <text:p>4.694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89">
                <text:p>4.789</text:p>
              </table:table-cell>
              <table:table-cell office:value-type="float" office:value="4.732">
                <text:p>4.732</text:p>
              </table:table-cell>
              <table:table-cell office:value-type="float" office:value="4.732">
                <text:p>4.732</text:p>
              </table:table-cell>
              <table:table-cell office:value-type="float" office:value="4.787">
                <text:p>4.787</text:p>
              </table:table-cell>
              <table:table-cell office:value-type="float" office:value="4.808">
                <text:p>4.808</text:p>
              </table:table-cell>
              <table:table-cell office:value-type="float" office:value="4.692">
                <text:p>4.6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93">
                <text:p>4.793</text:p>
              </table:table-cell>
              <table:table-cell office:value-type="float" office:value="4.65">
                <text:p>4.65</text:p>
              </table:table-cell>
              <table:table-cell office:value-type="float" office:value="4.667">
                <text:p>4.667</text:p>
              </table:table-cell>
              <table:table-cell office:value-type="float" office:value="4.863">
                <text:p>4.863</text:p>
              </table:table-cell>
              <table:table-cell office:value-type="float" office:value="4.711">
                <text:p>4.711</text:p>
              </table:table-cell>
              <table:table-cell office:value-type="float" office:value="4.696">
                <text:p>4.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04">
                <text:p>4.604</text:p>
              </table:table-cell>
              <table:table-cell office:value-type="float" office:value="4.63">
                <text:p>4.63</text:p>
              </table:table-cell>
              <table:table-cell office:value-type="float" office:value="4.664">
                <text:p>4.664</text:p>
              </table:table-cell>
              <table:table-cell office:value-type="float" office:value="4.765">
                <text:p>4.765</text:p>
              </table:table-cell>
              <table:table-cell office:value-type="float" office:value="4.673">
                <text:p>4.673</text:p>
              </table:table-cell>
              <table:table-cell office:value-type="float" office:value="4.654">
                <text:p>4.6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04">
                <text:p>4.704</text:p>
              </table:table-cell>
              <table:table-cell office:value-type="float" office:value="4.654">
                <text:p>4.654</text:p>
              </table:table-cell>
              <table:table-cell office:value-type="float" office:value="4.651">
                <text:p>4.651</text:p>
              </table:table-cell>
              <table:table-cell office:value-type="float" office:value="4.684">
                <text:p>4.684</text:p>
              </table:table-cell>
              <table:table-cell office:value-type="float" office:value="4.608">
                <text:p>4.608</text:p>
              </table:table-cell>
              <table:table-cell office:value-type="float" office:value="4.667">
                <text:p>4.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92">
                <text:p>4.692</text:p>
              </table:table-cell>
              <table:table-cell office:value-type="float" office:value="4.657">
                <text:p>4.657</text:p>
              </table:table-cell>
              <table:table-cell office:value-type="float" office:value="4.701">
                <text:p>4.701</text:p>
              </table:table-cell>
              <table:table-cell office:value-type="float" office:value="4.731">
                <text:p>4.731</text:p>
              </table:table-cell>
              <table:table-cell office:value-type="float" office:value="4.727">
                <text:p>4.727</text:p>
              </table:table-cell>
              <table:table-cell office:value-type="float" office:value="4.658">
                <text:p>4.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33">
                <text:p>4.733</text:p>
              </table:table-cell>
              <table:table-cell office:value-type="float" office:value="4.698">
                <text:p>4.698</text:p>
              </table:table-cell>
              <table:table-cell office:value-type="float" office:value="4.71">
                <text:p>4.71</text:p>
              </table:table-cell>
              <table:table-cell office:value-type="float" office:value="4.746">
                <text:p>4.746</text:p>
              </table:table-cell>
              <table:table-cell office:value-type="float" office:value="4.779">
                <text:p>4.779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1">
                <text:p>4.61</text:p>
              </table:table-cell>
              <table:table-cell office:value-type="float" office:value="4.63">
                <text:p>4.63</text:p>
              </table:table-cell>
              <table:table-cell office:value-type="float" office:value="4.584">
                <text:p>4.584</text:p>
              </table:table-cell>
              <table:table-cell office:value-type="float" office:value="4.78">
                <text:p>4.78</text:p>
              </table:table-cell>
              <table:table-cell office:value-type="float" office:value="4.68">
                <text:p>4.68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85">
                <text:p>4.785</text:p>
              </table:table-cell>
              <table:table-cell office:value-type="float" office:value="4.785">
                <text:p>4.785</text:p>
              </table:table-cell>
              <table:table-cell office:value-type="float" office:value="4.686">
                <text:p>4.686</text:p>
              </table:table-cell>
              <table:table-cell office:value-type="float" office:value="4.88">
                <text:p>4.88</text:p>
              </table:table-cell>
              <table:table-cell office:value-type="float" office:value="4.768">
                <text:p>4.768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679">
                <text:p>4.679</text:p>
              </table:table-cell>
              <table:table-cell office:value-type="float" office:value="4.635">
                <text:p>4.635</text:p>
              </table:table-cell>
              <table:table-cell office:value-type="float" office:value="4.63">
                <text:p>4.63</text:p>
              </table:table-cell>
              <table:table-cell office:value-type="float" office:value="4.739">
                <text:p>4.739</text:p>
              </table:table-cell>
              <table:table-cell office:value-type="float" office:value="4.656">
                <text:p>4.656</text:p>
              </table:table-cell>
              <table:table-cell office:value-type="float" office:value="4.617">
                <text:p>4.6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56">
                <text:p>4.656</text:p>
              </table:table-cell>
              <table:table-cell office:value-type="float" office:value="4.604">
                <text:p>4.604</text:p>
              </table:table-cell>
              <table:table-cell office:value-type="float" office:value="4.61">
                <text:p>4.61</text:p>
              </table:table-cell>
              <table:table-cell office:value-type="float" office:value="4.634">
                <text:p>4.634</text:p>
              </table:table-cell>
              <table:table-cell office:value-type="float" office:value="4.576">
                <text:p>4.576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73">
                <text:p>4.673</text:p>
              </table:table-cell>
              <table:table-cell office:value-type="float" office:value="4.577">
                <text:p>4.577</text:p>
              </table:table-cell>
              <table:table-cell office:value-type="float" office:value="4.529">
                <text:p>4.529</text:p>
              </table:table-cell>
              <table:table-cell office:value-type="float" office:value="4.591">
                <text:p>4.591</text:p>
              </table:table-cell>
              <table:table-cell office:value-type="float" office:value="4.648">
                <text:p>4.648</text:p>
              </table:table-cell>
              <table:table-cell office:value-type="float" office:value="4.616">
                <text:p>4.6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45">
                <text:p>4.745</text:p>
              </table:table-cell>
              <table:table-cell office:value-type="float" office:value="4.692">
                <text:p>4.692</text:p>
              </table:table-cell>
              <table:table-cell office:value-type="float" office:value="4.64">
                <text:p>4.64</text:p>
              </table:table-cell>
              <table:table-cell office:value-type="float" office:value="4.725">
                <text:p>4.725</text:p>
              </table:table-cell>
              <table:table-cell office:value-type="float" office:value="4.761">
                <text:p>4.761</text:p>
              </table:table-cell>
              <table:table-cell office:value-type="float" office:value="4.646">
                <text:p>4.6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02">
                <text:p>4.702</text:p>
              </table:table-cell>
              <table:table-cell office:value-type="float" office:value="4.627">
                <text:p>4.627</text:p>
              </table:table-cell>
              <table:table-cell office:value-type="float" office:value="4.683">
                <text:p>4.683</text:p>
              </table:table-cell>
              <table:table-cell office:value-type="float" office:value="4.725">
                <text:p>4.725</text:p>
              </table:table-cell>
              <table:table-cell office:value-type="float" office:value="4.648">
                <text:p>4.648</text:p>
              </table:table-cell>
              <table:table-cell office:value-type="float" office:value="4.623">
                <text:p>4.6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91">
                <text:p>4.691</text:p>
              </table:table-cell>
              <table:table-cell office:value-type="float" office:value="4.581">
                <text:p>4.581</text:p>
              </table:table-cell>
              <table:table-cell office:value-type="float" office:value="4.608">
                <text:p>4.608</text:p>
              </table:table-cell>
              <table:table-cell office:value-type="float" office:value="4.64">
                <text:p>4.64</text:p>
              </table:table-cell>
              <table:table-cell office:value-type="float" office:value="4.594">
                <text:p>4.594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96">
                <text:p>4.596</text:p>
              </table:table-cell>
              <table:table-cell office:value-type="float" office:value="4.564">
                <text:p>4.564</text:p>
              </table:table-cell>
              <table:table-cell office:value-type="float" office:value="4.512">
                <text:p>4.512</text:p>
              </table:table-cell>
              <table:table-cell office:value-type="float" office:value="4.595">
                <text:p>4.595</text:p>
              </table:table-cell>
              <table:table-cell office:value-type="float" office:value="4.557">
                <text:p>4.557</text:p>
              </table:table-cell>
              <table:table-cell office:value-type="float" office:value="4.518">
                <text:p>4.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661">
                <text:p>4.661</text:p>
              </table:table-cell>
              <table:table-cell office:value-type="float" office:value="4.598">
                <text:p>4.598</text:p>
              </table:table-cell>
              <table:table-cell office:value-type="float" office:value="4.618">
                <text:p>4.618</text:p>
              </table:table-cell>
              <table:table-cell office:value-type="float" office:value="4.651">
                <text:p>4.651</text:p>
              </table:table-cell>
              <table:table-cell office:value-type="float" office:value="4.676">
                <text:p>4.676</text:p>
              </table:table-cell>
              <table:table-cell office:value-type="float" office:value="4.591">
                <text:p>4.5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58">
                <text:p>4.658</text:p>
              </table:table-cell>
              <table:table-cell office:value-type="float" office:value="4.609">
                <text:p>4.609</text:p>
              </table:table-cell>
              <table:table-cell office:value-type="float" office:value="4.66">
                <text:p>4.66</text:p>
              </table:table-cell>
              <table:table-cell office:value-type="float" office:value="4.679">
                <text:p>4.679</text:p>
              </table:table-cell>
              <table:table-cell office:value-type="float" office:value="4.664">
                <text:p>4.664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414">
                <text:p>4.414</text:p>
              </table:table-cell>
              <table:table-cell office:value-type="float" office:value="4.516">
                <text:p>4.516</text:p>
              </table:table-cell>
              <table:table-cell office:value-type="float" office:value="4.557">
                <text:p>4.557</text:p>
              </table:table-cell>
              <table:table-cell office:value-type="float" office:value="4.54">
                <text:p>4.54</text:p>
              </table:table-cell>
              <table:table-cell office:value-type="float" office:value="4.461">
                <text:p>4.461</text:p>
              </table:table-cell>
              <table:table-cell office:value-type="float" office:value="4.509">
                <text:p>4.5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738">
                <text:p>4.738</text:p>
              </table:table-cell>
              <table:table-cell office:value-type="float" office:value="4.705">
                <text:p>4.705</text:p>
              </table:table-cell>
              <table:table-cell office:value-type="float" office:value="4.661">
                <text:p>4.661</text:p>
              </table:table-cell>
              <table:table-cell office:value-type="float" office:value="4.837">
                <text:p>4.837</text:p>
              </table:table-cell>
              <table:table-cell office:value-type="float" office:value="4.678">
                <text:p>4.678</text:p>
              </table:table-cell>
              <table:table-cell office:value-type="float" office:value="4.637">
                <text:p>4.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68">
                <text:p>4.668</text:p>
              </table:table-cell>
              <table:table-cell office:value-type="float" office:value="4.594">
                <text:p>4.594</text:p>
              </table:table-cell>
              <table:table-cell office:value-type="float" office:value="4.67">
                <text:p>4.67</text:p>
              </table:table-cell>
              <table:table-cell office:value-type="float" office:value="4.822">
                <text:p>4.822</text:p>
              </table:table-cell>
              <table:table-cell office:value-type="float" office:value="4.614">
                <text:p>4.614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72">
                <text:p>4.672</text:p>
              </table:table-cell>
              <table:table-cell office:value-type="float" office:value="4.623">
                <text:p>4.623</text:p>
              </table:table-cell>
              <table:table-cell office:value-type="float" office:value="4.693">
                <text:p>4.693</text:p>
              </table:table-cell>
              <table:table-cell office:value-type="float" office:value="4.719">
                <text:p>4.719</text:p>
              </table:table-cell>
              <table:table-cell office:value-type="float" office:value="4.674">
                <text:p>4.67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29">
                <text:p>4.629</text:p>
              </table:table-cell>
              <table:table-cell office:value-type="float" office:value="4.591">
                <text:p>4.591</text:p>
              </table:table-cell>
              <table:table-cell office:value-type="float" office:value="4.511">
                <text:p>4.511</text:p>
              </table:table-cell>
              <table:table-cell office:value-type="float" office:value="4.595">
                <text:p>4.595</text:p>
              </table:table-cell>
              <table:table-cell office:value-type="float" office:value="4.558">
                <text:p>4.558</text:p>
              </table:table-cell>
              <table:table-cell office:value-type="float" office:value="4.503">
                <text:p>4.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89">
                <text:p>6.989</text:p>
              </table:table-cell>
              <table:table-cell office:value-type="float" office:value="6.946">
                <text:p>6.946</text:p>
              </table:table-cell>
              <table:table-cell office:value-type="float" office:value="7.017">
                <text:p>7.017</text:p>
              </table:table-cell>
              <table:table-cell office:value-type="float" office:value="7.077">
                <text:p>7.077</text:p>
              </table:table-cell>
              <table:table-cell office:value-type="float" office:value="6.981">
                <text:p>6.981</text:p>
              </table:table-cell>
              <table:table-cell office:value-type="float" office:value="7.012">
                <text:p>7.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79">
                <text:p>4.679</text:p>
              </table:table-cell>
              <table:table-cell office:value-type="float" office:value="4.621">
                <text:p>4.621</text:p>
              </table:table-cell>
              <table:table-cell office:value-type="float" office:value="4.631">
                <text:p>4.631</text:p>
              </table:table-cell>
              <table:table-cell office:value-type="float" office:value="4.679">
                <text:p>4.679</text:p>
              </table:table-cell>
              <table:table-cell office:value-type="float" office:value="4.761">
                <text:p>4.761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663">
                <text:p>4.663</text:p>
              </table:table-cell>
              <table:table-cell office:value-type="float" office:value="4.62">
                <text:p>4.62</text:p>
              </table:table-cell>
              <table:table-cell office:value-type="float" office:value="4.602">
                <text:p>4.602</text:p>
              </table:table-cell>
              <table:table-cell office:value-type="float" office:value="4.717">
                <text:p>4.717</text:p>
              </table:table-cell>
              <table:table-cell office:value-type="float" office:value="4.611">
                <text:p>4.611</text:p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06">
                <text:p>4.706</text:p>
              </table:table-cell>
              <table:table-cell office:value-type="float" office:value="4.681">
                <text:p>4.681</text:p>
              </table:table-cell>
              <table:table-cell office:value-type="float" office:value="4.738">
                <text:p>4.738</text:p>
              </table:table-cell>
              <table:table-cell office:value-type="float" office:value="4.763">
                <text:p>4.763</text:p>
              </table:table-cell>
              <table:table-cell office:value-type="float" office:value="4.71">
                <text:p>4.71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03">
                <text:p>4.703</text:p>
              </table:table-cell>
              <table:table-cell office:value-type="float" office:value="4.715">
                <text:p>4.715</text:p>
              </table:table-cell>
              <table:table-cell office:value-type="float" office:value="4.689">
                <text:p>4.689</text:p>
              </table:table-cell>
              <table:table-cell office:value-type="float" office:value="4.819">
                <text:p>4.819</text:p>
              </table:table-cell>
              <table:table-cell office:value-type="float" office:value="4.764">
                <text:p>4.764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664">
                <text:p>4.664</text:p>
              </table:table-cell>
              <table:table-cell office:value-type="float" office:value="4.618">
                <text:p>4.618</text:p>
              </table:table-cell>
              <table:table-cell office:value-type="float" office:value="4.61">
                <text:p>4.61</text:p>
              </table:table-cell>
              <table:table-cell office:value-type="float" office:value="4.787">
                <text:p>4.787</text:p>
              </table:table-cell>
              <table:table-cell office:value-type="float" office:value="4.628">
                <text:p>4.628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529">
                <text:p>4.529</text:p>
              </table:table-cell>
              <table:table-cell office:value-type="float" office:value="4.505">
                <text:p>4.505</text:p>
              </table:table-cell>
              <table:table-cell office:value-type="float" office:value="4.476">
                <text:p>4.476</text:p>
              </table:table-cell>
              <table:table-cell office:value-type="float" office:value="4.588">
                <text:p>4.588</text:p>
              </table:table-cell>
              <table:table-cell office:value-type="float" office:value="4.546">
                <text:p>4.546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503">
                <text:p>4.503</text:p>
              </table:table-cell>
              <table:table-cell office:value-type="float" office:value="4.429">
                <text:p>4.429</text:p>
              </table:table-cell>
              <table:table-cell office:value-type="float" office:value="4.506">
                <text:p>4.506</text:p>
              </table:table-cell>
              <table:table-cell office:value-type="float" office:value="4.528">
                <text:p>4.528</text:p>
              </table:table-cell>
              <table:table-cell office:value-type="float" office:value="4.566">
                <text:p>4.566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19">
                <text:p>4.619</text:p>
              </table:table-cell>
              <table:table-cell office:value-type="float" office:value="4.557">
                <text:p>4.557</text:p>
              </table:table-cell>
              <table:table-cell office:value-type="float" office:value="4.529">
                <text:p>4.529</text:p>
              </table:table-cell>
              <table:table-cell office:value-type="float" office:value="4.598">
                <text:p>4.598</text:p>
              </table:table-cell>
              <table:table-cell office:value-type="float" office:value="4.703">
                <text:p>4.703</text:p>
              </table:table-cell>
              <table:table-cell office:value-type="float" office:value="4.515">
                <text:p>4.5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581">
                <text:p>4.581</text:p>
              </table:table-cell>
              <table:table-cell office:value-type="float" office:value="4.527">
                <text:p>4.527</text:p>
              </table:table-cell>
              <table:table-cell office:value-type="float" office:value="4.519">
                <text:p>4.519</text:p>
              </table:table-cell>
              <table:table-cell office:value-type="float" office:value="4.588">
                <text:p>4.588</text:p>
              </table:table-cell>
              <table:table-cell office:value-type="float" office:value="4.594">
                <text:p>4.594</text:p>
              </table:table-cell>
              <table:table-cell office:value-type="float" office:value="4.597">
                <text:p>4.5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3">
                <text:p>4.603</text:p>
              </table:table-cell>
              <table:table-cell office:value-type="float" office:value="4.536">
                <text:p>4.536</text:p>
              </table:table-cell>
              <table:table-cell office:value-type="float" office:value="4.528">
                <text:p>4.528</text:p>
              </table:table-cell>
              <table:table-cell office:value-type="float" office:value="4.646">
                <text:p>4.646</text:p>
              </table:table-cell>
              <table:table-cell office:value-type="float" office:value="4.549">
                <text:p>4.549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12">
                <text:p>4.612</text:p>
              </table:table-cell>
              <table:table-cell office:value-type="float" office:value="4.611">
                <text:p>4.611</text:p>
              </table:table-cell>
              <table:table-cell office:value-type="float" office:value="4.567">
                <text:p>4.567</text:p>
              </table:table-cell>
              <table:table-cell office:value-type="float" office:value="4.64">
                <text:p>4.64</text:p>
              </table:table-cell>
              <table:table-cell office:value-type="float" office:value="4.596">
                <text:p>4.596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73">
                <text:p>4.73</text:p>
              </table:table-cell>
              <table:table-cell office:value-type="float" office:value="4.725">
                <text:p>4.725</text:p>
              </table:table-cell>
              <table:table-cell office:value-type="float" office:value="4.744">
                <text:p>4.744</text:p>
              </table:table-cell>
              <table:table-cell office:value-type="float" office:value="4.903">
                <text:p>4.903</text:p>
              </table:table-cell>
              <table:table-cell office:value-type="float" office:value="4.871">
                <text:p>4.871</text:p>
              </table:table-cell>
              <table:table-cell office:value-type="float" office:value="4.768">
                <text:p>4.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42">
                <text:p>4.742</text:p>
              </table:table-cell>
              <table:table-cell office:value-type="float" office:value="4.725">
                <text:p>4.725</text:p>
              </table:table-cell>
              <table:table-cell office:value-type="float" office:value="4.738">
                <text:p>4.738</text:p>
              </table:table-cell>
              <table:table-cell office:value-type="float" office:value="4.899">
                <text:p>4.899</text:p>
              </table:table-cell>
              <table:table-cell office:value-type="float" office:value="4.801">
                <text:p>4.801</text:p>
              </table:table-cell>
              <table:table-cell office:value-type="float" office:value="4.711">
                <text:p>4.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93">
                <text:p>4.593</text:p>
              </table:table-cell>
              <table:table-cell office:value-type="float" office:value="4.534">
                <text:p>4.534</text:p>
              </table:table-cell>
              <table:table-cell office:value-type="float" office:value="4.6">
                <text:p>4.6</text:p>
              </table:table-cell>
              <table:table-cell office:value-type="float" office:value="4.739">
                <text:p>4.739</text:p>
              </table:table-cell>
              <table:table-cell office:value-type="float" office:value="4.582">
                <text:p>4.582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08">
                <text:p>4.408</text:p>
              </table:table-cell>
              <table:table-cell office:value-type="float" office:value="4.402">
                <text:p>4.402</text:p>
              </table:table-cell>
              <table:table-cell office:value-type="float" office:value="4.371">
                <text:p>4.371</text:p>
              </table:table-cell>
              <table:table-cell office:value-type="float" office:value="4.546">
                <text:p>4.546</text:p>
              </table:table-cell>
              <table:table-cell office:value-type="float" office:value="4.336">
                <text:p>4.336</text:p>
              </table:table-cell>
              <table:table-cell office:value-type="float" office:value="4.384">
                <text:p>4.3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73">
                <text:p>4.473</text:p>
              </table:table-cell>
              <table:table-cell office:value-type="float" office:value="4.376">
                <text:p>4.376</text:p>
              </table:table-cell>
              <table:table-cell office:value-type="float" office:value="4.434">
                <text:p>4.434</text:p>
              </table:table-cell>
              <table:table-cell office:value-type="float" office:value="4.651">
                <text:p>4.651</text:p>
              </table:table-cell>
              <table:table-cell office:value-type="float" office:value="4.566">
                <text:p>4.56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574">
                <text:p>4.574</text:p>
              </table:table-cell>
              <table:table-cell office:value-type="float" office:value="4.566">
                <text:p>4.566</text:p>
              </table:table-cell>
              <table:table-cell office:value-type="float" office:value="4.546">
                <text:p>4.546</text:p>
              </table:table-cell>
              <table:table-cell office:value-type="float" office:value="4.7">
                <text:p>4.7</text:p>
              </table:table-cell>
              <table:table-cell office:value-type="float" office:value="4.504">
                <text:p>4.504</text:p>
              </table:table-cell>
              <table:table-cell office:value-type="float" office:value="4.517">
                <text:p>4.5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799">
                <text:p>4.799</text:p>
              </table:table-cell>
              <table:table-cell office:value-type="float" office:value="4.696">
                <text:p>4.696</text:p>
              </table:table-cell>
              <table:table-cell office:value-type="float" office:value="4.751">
                <text:p>4.751</text:p>
              </table:table-cell>
              <table:table-cell office:value-type="float" office:value="4.821">
                <text:p>4.821</text:p>
              </table:table-cell>
              <table:table-cell office:value-type="float" office:value="4.735">
                <text:p>4.735</text:p>
              </table:table-cell>
              <table:table-cell office:value-type="float" office:value="4.744">
                <text:p>4.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693">
                <text:p>4.693</text:p>
              </table:table-cell>
              <table:table-cell office:value-type="float" office:value="4.671">
                <text:p>4.671</text:p>
              </table:table-cell>
              <table:table-cell office:value-type="float" office:value="4.708">
                <text:p>4.708</text:p>
              </table:table-cell>
              <table:table-cell office:value-type="float" office:value="4.786">
                <text:p>4.786</text:p>
              </table:table-cell>
              <table:table-cell office:value-type="float" office:value="4.779">
                <text:p>4.779</text:p>
              </table:table-cell>
              <table:table-cell office:value-type="float" office:value="4.778">
                <text:p>4.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8">
                <text:p>4.58</text:p>
              </table:table-cell>
              <table:table-cell office:value-type="float" office:value="4.504">
                <text:p>4.504</text:p>
              </table:table-cell>
              <table:table-cell office:value-type="float" office:value="4.614">
                <text:p>4.614</text:p>
              </table:table-cell>
              <table:table-cell office:value-type="float" office:value="4.621">
                <text:p>4.621</text:p>
              </table:table-cell>
              <table:table-cell office:value-type="float" office:value="4.633">
                <text:p>4.633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433">
                <text:p>4.433</text:p>
              </table:table-cell>
              <table:table-cell office:value-type="float" office:value="4.434">
                <text:p>4.434</text:p>
              </table:table-cell>
              <table:table-cell office:value-type="float" office:value="4.368">
                <text:p>4.368</text:p>
              </table:table-cell>
              <table:table-cell office:value-type="float" office:value="4.472">
                <text:p>4.472</text:p>
              </table:table-cell>
              <table:table-cell office:value-type="float" office:value="4.411">
                <text:p>4.411</text:p>
              </table:table-cell>
              <table:table-cell office:value-type="float" office:value="4.407">
                <text:p>4.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678">
                <text:p>4.678</text:p>
              </table:table-cell>
              <table:table-cell office:value-type="float" office:value="4.686">
                <text:p>4.686</text:p>
              </table:table-cell>
              <table:table-cell office:value-type="float" office:value="4.624">
                <text:p>4.624</text:p>
              </table:table-cell>
              <table:table-cell office:value-type="float" office:value="4.683">
                <text:p>4.683</text:p>
              </table:table-cell>
              <table:table-cell office:value-type="float" office:value="4.671">
                <text:p>4.671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48">
                <text:p>4.548</text:p>
              </table:table-cell>
              <table:table-cell office:value-type="float" office:value="4.592">
                <text:p>4.592</text:p>
              </table:table-cell>
              <table:table-cell office:value-type="float" office:value="4.672">
                <text:p>4.672</text:p>
              </table:table-cell>
              <table:table-cell office:value-type="float" office:value="4.655">
                <text:p>4.655</text:p>
              </table:table-cell>
              <table:table-cell office:value-type="float" office:value="4.579">
                <text:p>4.579</text:p>
              </table:table-cell>
              <table:table-cell office:value-type="float" office:value="4.658">
                <text:p>4.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02">
                <text:p>4.702</text:p>
              </table:table-cell>
              <table:table-cell office:value-type="float" office:value="4.688">
                <text:p>4.688</text:p>
              </table:table-cell>
              <table:table-cell office:value-type="float" office:value="4.728">
                <text:p>4.728</text:p>
              </table:table-cell>
              <table:table-cell office:value-type="float" office:value="4.843">
                <text:p>4.843</text:p>
              </table:table-cell>
              <table:table-cell office:value-type="float" office:value="4.777">
                <text:p>4.777</text:p>
              </table:table-cell>
              <table:table-cell office:value-type="float" office:value="4.661">
                <text:p>4.6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06">
                <text:p>4.606</text:p>
              </table:table-cell>
              <table:table-cell office:value-type="float" office:value="4.581">
                <text:p>4.581</text:p>
              </table:table-cell>
              <table:table-cell office:value-type="float" office:value="4.652">
                <text:p>4.652</text:p>
              </table:table-cell>
              <table:table-cell office:value-type="float" office:value="4.673">
                <text:p>4.673</text:p>
              </table:table-cell>
              <table:table-cell office:value-type="float" office:value="4.644">
                <text:p>4.644</text:p>
              </table:table-cell>
              <table:table-cell office:value-type="float" office:value="4.621">
                <text:p>4.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37">
                <text:p>4.637</text:p>
              </table:table-cell>
              <table:table-cell office:value-type="float" office:value="4.642">
                <text:p>4.642</text:p>
              </table:table-cell>
              <table:table-cell office:value-type="float" office:value="4.696">
                <text:p>4.696</text:p>
              </table:table-cell>
              <table:table-cell office:value-type="float" office:value="4.742">
                <text:p>4.742</text:p>
              </table:table-cell>
              <table:table-cell office:value-type="float" office:value="4.746">
                <text:p>4.746</text:p>
              </table:table-cell>
              <table:table-cell office:value-type="float" office:value="4.713">
                <text:p>4.7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89">
                <text:p>4.689</text:p>
              </table:table-cell>
              <table:table-cell office:value-type="float" office:value="4.634">
                <text:p>4.634</text:p>
              </table:table-cell>
              <table:table-cell office:value-type="float" office:value="4.625">
                <text:p>4.625</text:p>
              </table:table-cell>
              <table:table-cell office:value-type="float" office:value="4.716">
                <text:p>4.716</text:p>
              </table:table-cell>
              <table:table-cell office:value-type="float" office:value="4.692">
                <text:p>4.692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86">
                <text:p>4.786</text:p>
              </table:table-cell>
              <table:table-cell office:value-type="float" office:value="4.682">
                <text:p>4.682</text:p>
              </table:table-cell>
              <table:table-cell office:value-type="float" office:value="4.725">
                <text:p>4.725</text:p>
              </table:table-cell>
              <table:table-cell office:value-type="float" office:value="4.903">
                <text:p>4.903</text:p>
              </table:table-cell>
              <table:table-cell office:value-type="float" office:value="4.691">
                <text:p>4.69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86">
                <text:p>4.686</text:p>
              </table:table-cell>
              <table:table-cell office:value-type="float" office:value="4.645">
                <text:p>4.645</text:p>
              </table:table-cell>
              <table:table-cell office:value-type="float" office:value="4.684">
                <text:p>4.684</text:p>
              </table:table-cell>
              <table:table-cell office:value-type="float" office:value="4.721">
                <text:p>4.721</text:p>
              </table:table-cell>
              <table:table-cell office:value-type="float" office:value="4.609">
                <text:p>4.609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619">
                <text:p>4.619</text:p>
              </table:table-cell>
              <table:table-cell office:value-type="float" office:value="4.576">
                <text:p>4.576</text:p>
              </table:table-cell>
              <table:table-cell office:value-type="float" office:value="4.614">
                <text:p>4.614</text:p>
              </table:table-cell>
              <table:table-cell office:value-type="float" office:value="4.642">
                <text:p>4.642</text:p>
              </table:table-cell>
              <table:table-cell office:value-type="float" office:value="4.66">
                <text:p>4.66</text:p>
              </table:table-cell>
              <table:table-cell office:value-type="float" office:value="4.555">
                <text:p>4.5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33">
                <text:p>4.533</text:p>
              </table:table-cell>
              <table:table-cell office:value-type="float" office:value="4.487">
                <text:p>4.487</text:p>
              </table:table-cell>
              <table:table-cell office:value-type="float" office:value="4.521">
                <text:p>4.521</text:p>
              </table:table-cell>
              <table:table-cell office:value-type="float" office:value="4.553">
                <text:p>4.553</text:p>
              </table:table-cell>
              <table:table-cell office:value-type="float" office:value="4.514">
                <text:p>4.514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526">
                <text:p>4.526</text:p>
              </table:table-cell>
              <table:table-cell office:value-type="float" office:value="4.474">
                <text:p>4.474</text:p>
              </table:table-cell>
              <table:table-cell office:value-type="float" office:value="4.552">
                <text:p>4.552</text:p>
              </table:table-cell>
              <table:table-cell office:value-type="float" office:value="4.603">
                <text:p>4.603</text:p>
              </table:table-cell>
              <table:table-cell office:value-type="float" office:value="4.559">
                <text:p>4.559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525">
                <text:p>4.525</text:p>
              </table:table-cell>
              <table:table-cell office:value-type="float" office:value="4.553">
                <text:p>4.553</text:p>
              </table:table-cell>
              <table:table-cell office:value-type="float" office:value="4.604">
                <text:p>4.604</text:p>
              </table:table-cell>
              <table:table-cell office:value-type="float" office:value="4.655">
                <text:p>4.655</text:p>
              </table:table-cell>
              <table:table-cell office:value-type="float" office:value="4.496">
                <text:p>4.496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644">
                <text:p>4.644</text:p>
              </table:table-cell>
              <table:table-cell office:value-type="float" office:value="4.545">
                <text:p>4.545</text:p>
              </table:table-cell>
              <table:table-cell office:value-type="float" office:value="4.699">
                <text:p>4.699</text:p>
              </table:table-cell>
              <table:table-cell office:value-type="float" office:value="4.685">
                <text:p>4.685</text:p>
              </table:table-cell>
              <table:table-cell office:value-type="float" office:value="4.681">
                <text:p>4.681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691">
                <text:p>4.691</text:p>
              </table:table-cell>
              <table:table-cell office:value-type="float" office:value="4.619">
                <text:p>4.619</text:p>
              </table:table-cell>
              <table:table-cell office:value-type="float" office:value="4.688">
                <text:p>4.688</text:p>
              </table:table-cell>
              <table:table-cell office:value-type="float" office:value="4.703">
                <text:p>4.703</text:p>
              </table:table-cell>
              <table:table-cell office:value-type="float" office:value="4.645">
                <text:p>4.645</text:p>
              </table:table-cell>
              <table:table-cell office:value-type="float" office:value="4.631">
                <text:p>4.6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519">
                <text:p>4.519</text:p>
              </table:table-cell>
              <table:table-cell office:value-type="float" office:value="4.505">
                <text:p>4.505</text:p>
              </table:table-cell>
              <table:table-cell office:value-type="float" office:value="4.534">
                <text:p>4.534</text:p>
              </table:table-cell>
              <table:table-cell office:value-type="float" office:value="4.55">
                <text:p>4.55</text:p>
              </table:table-cell>
              <table:table-cell office:value-type="float" office:value="4.517">
                <text:p>4.51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32">
                <text:p>4.732</text:p>
              </table:table-cell>
              <table:table-cell office:value-type="float" office:value="4.67">
                <text:p>4.67</text:p>
              </table:table-cell>
              <table:table-cell office:value-type="float" office:value="4.726">
                <text:p>4.726</text:p>
              </table:table-cell>
              <table:table-cell office:value-type="float" office:value="4.871">
                <text:p>4.871</text:p>
              </table:table-cell>
              <table:table-cell office:value-type="float" office:value="4.739">
                <text:p>4.739</text:p>
              </table:table-cell>
              <table:table-cell office:value-type="float" office:value="4.692">
                <text:p>4.6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909">
                <text:p>4.909</text:p>
              </table:table-cell>
              <table:table-cell office:value-type="float" office:value="4.931">
                <text:p>4.931</text:p>
              </table:table-cell>
              <table:table-cell office:value-type="float" office:value="4.879">
                <text:p>4.879</text:p>
              </table:table-cell>
              <table:table-cell office:value-type="float" office:value="4.963">
                <text:p>4.963</text:p>
              </table:table-cell>
              <table:table-cell office:value-type="float" office:value="4.895">
                <text:p>4.895</text:p>
              </table:table-cell>
              <table:table-cell office:value-type="float" office:value="4.839">
                <text:p>4.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97">
                <text:p>4.897</text:p>
              </table:table-cell>
              <table:table-cell office:value-type="float" office:value="4.892">
                <text:p>4.892</text:p>
              </table:table-cell>
              <table:table-cell office:value-type="float" office:value="4.894">
                <text:p>4.894</text:p>
              </table:table-cell>
              <table:table-cell office:value-type="float" office:value="4.934">
                <text:p>4.934</text:p>
              </table:table-cell>
              <table:table-cell office:value-type="float" office:value="4.899">
                <text:p>4.899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47">
                <text:p>4.647</text:p>
              </table:table-cell>
              <table:table-cell office:value-type="float" office:value="4.597">
                <text:p>4.597</text:p>
              </table:table-cell>
              <table:table-cell office:value-type="float" office:value="4.674">
                <text:p>4.674</text:p>
              </table:table-cell>
              <table:table-cell office:value-type="float" office:value="4.718">
                <text:p>4.718</text:p>
              </table:table-cell>
              <table:table-cell office:value-type="float" office:value="4.649">
                <text:p>4.649</text:p>
              </table:table-cell>
              <table:table-cell office:value-type="float" office:value="4.652">
                <text:p>4.6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01">
                <text:p>4.701</text:p>
              </table:table-cell>
              <table:table-cell office:value-type="float" office:value="4.646">
                <text:p>4.646</text:p>
              </table:table-cell>
              <table:table-cell office:value-type="float" office:value="4.609">
                <text:p>4.609</text:p>
              </table:table-cell>
              <table:table-cell office:value-type="float" office:value="4.627">
                <text:p>4.627</text:p>
              </table:table-cell>
              <table:table-cell office:value-type="float" office:value="4.599">
                <text:p>4.599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98">
                <text:p>4.898</text:p>
              </table:table-cell>
              <table:table-cell office:value-type="float" office:value="4.868">
                <text:p>4.868</text:p>
              </table:table-cell>
              <table:table-cell office:value-type="float" office:value="4.809">
                <text:p>4.809</text:p>
              </table:table-cell>
              <table:table-cell office:value-type="float" office:value="4.824">
                <text:p>4.824</text:p>
              </table:table-cell>
              <table:table-cell office:value-type="float" office:value="4.796">
                <text:p>4.796</text:p>
              </table:table-cell>
              <table:table-cell office:value-type="float" office:value="4.754">
                <text:p>4.7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802">
                <text:p>4.802</text:p>
              </table:table-cell>
              <table:table-cell office:value-type="float" office:value="4.721">
                <text:p>4.721</text:p>
              </table:table-cell>
              <table:table-cell office:value-type="float" office:value="4.757">
                <text:p>4.757</text:p>
              </table:table-cell>
              <table:table-cell office:value-type="float" office:value="4.907">
                <text:p>4.907</text:p>
              </table:table-cell>
              <table:table-cell office:value-type="float" office:value="4.799">
                <text:p>4.799</text:p>
              </table:table-cell>
              <table:table-cell office:value-type="float" office:value="4.722">
                <text:p>4.7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866">
                <text:p>4.866</text:p>
              </table:table-cell>
              <table:table-cell office:value-type="float" office:value="4.836">
                <text:p>4.836</text:p>
              </table:table-cell>
              <table:table-cell office:value-type="float" office:value="4.855">
                <text:p>4.855</text:p>
              </table:table-cell>
              <table:table-cell office:value-type="float" office:value="4.969">
                <text:p>4.969</text:p>
              </table:table-cell>
              <table:table-cell office:value-type="float" office:value="4.854">
                <text:p>4.854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927">
                <text:p>4.927</text:p>
              </table:table-cell>
              <table:table-cell office:value-type="float" office:value="4.865">
                <text:p>4.865</text:p>
              </table:table-cell>
              <table:table-cell office:value-type="float" office:value="4.955">
                <text:p>4.955</text:p>
              </table:table-cell>
              <table:table-cell office:value-type="float" office:value="4.975">
                <text:p>4.975</text:p>
              </table:table-cell>
              <table:table-cell office:value-type="float" office:value="4.971">
                <text:p>4.971</text:p>
              </table:table-cell>
              <table:table-cell office:value-type="float" office:value="4.944">
                <text:p>4.9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23">
                <text:p>5.023</text:p>
              </table:table-cell>
              <table:table-cell office:value-type="float" office:value="5.001">
                <text:p>5.001</text:p>
              </table:table-cell>
              <table:table-cell office:value-type="float" office:value="5.002">
                <text:p>5.002</text:p>
              </table:table-cell>
              <table:table-cell office:value-type="float" office:value="5.002">
                <text:p>5.002</text:p>
              </table:table-cell>
              <table:table-cell office:value-type="float" office:value="5.022">
                <text:p>5.022</text:p>
              </table:table-cell>
              <table:table-cell office:value-type="float" office:value="4.943">
                <text:p>4.9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768">
                <text:p>4.768</text:p>
              </table:table-cell>
              <table:table-cell office:value-type="float" office:value="4.713">
                <text:p>4.713</text:p>
              </table:table-cell>
              <table:table-cell office:value-type="float" office:value="4.779">
                <text:p>4.779</text:p>
              </table:table-cell>
              <table:table-cell office:value-type="float" office:value="4.898">
                <text:p>4.898</text:p>
              </table:table-cell>
              <table:table-cell office:value-type="float" office:value="4.782">
                <text:p>4.782</text:p>
              </table:table-cell>
              <table:table-cell office:value-type="float" office:value="4.751">
                <text:p>4.7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744">
                <text:p>4.744</text:p>
              </table:table-cell>
              <table:table-cell office:value-type="float" office:value="4.639">
                <text:p>4.639</text:p>
              </table:table-cell>
              <table:table-cell office:value-type="float" office:value="4.697">
                <text:p>4.697</text:p>
              </table:table-cell>
              <table:table-cell office:value-type="float" office:value="4.704">
                <text:p>4.704</text:p>
              </table:table-cell>
              <table:table-cell office:value-type="float" office:value="4.764">
                <text:p>4.76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766">
                <text:p>4.766</text:p>
              </table:table-cell>
              <table:table-cell office:value-type="float" office:value="4.667">
                <text:p>4.667</text:p>
              </table:table-cell>
              <table:table-cell office:value-type="float" office:value="4.723">
                <text:p>4.723</text:p>
              </table:table-cell>
              <table:table-cell office:value-type="float" office:value="4.739">
                <text:p>4.739</text:p>
              </table:table-cell>
              <table:table-cell office:value-type="float" office:value="4.713">
                <text:p>4.713</text:p>
              </table:table-cell>
              <table:table-cell office:value-type="float" office:value="4.772">
                <text:p>4.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902">
                <text:p>4.902</text:p>
              </table:table-cell>
              <table:table-cell office:value-type="float" office:value="4.843">
                <text:p>4.843</text:p>
              </table:table-cell>
              <table:table-cell office:value-type="float" office:value="4.913">
                <text:p>4.913</text:p>
              </table:table-cell>
              <table:table-cell office:value-type="float" office:value="5.072">
                <text:p>5.072</text:p>
              </table:table-cell>
              <table:table-cell office:value-type="float" office:value="4.922">
                <text:p>4.922</text:p>
              </table:table-cell>
              <table:table-cell office:value-type="float" office:value="4.958">
                <text:p>4.9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83">
                <text:p>4.83</text:p>
              </table:table-cell>
              <table:table-cell office:value-type="float" office:value="4.763">
                <text:p>4.763</text:p>
              </table:table-cell>
              <table:table-cell office:value-type="float" office:value="4.702">
                <text:p>4.702</text:p>
              </table:table-cell>
              <table:table-cell office:value-type="float" office:value="4.76">
                <text:p>4.76</text:p>
              </table:table-cell>
              <table:table-cell office:value-type="float" office:value="4.766">
                <text:p>4.766</text:p>
              </table:table-cell>
              <table:table-cell office:value-type="float" office:value="4.714">
                <text:p>4.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829">
                <text:p>4.829</text:p>
              </table:table-cell>
              <table:table-cell office:value-type="float" office:value="4.849">
                <text:p>4.849</text:p>
              </table:table-cell>
              <table:table-cell office:value-type="float" office:value="4.787">
                <text:p>4.787</text:p>
              </table:table-cell>
              <table:table-cell office:value-type="float" office:value="4.87">
                <text:p>4.87</text:p>
              </table:table-cell>
              <table:table-cell office:value-type="float" office:value="4.789">
                <text:p>4.789</text:p>
              </table:table-cell>
              <table:table-cell office:value-type="float" office:value="4.803">
                <text:p>4.8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751">
                <text:p>4.751</text:p>
              </table:table-cell>
              <table:table-cell office:value-type="float" office:value="4.723">
                <text:p>4.723</text:p>
              </table:table-cell>
              <table:table-cell office:value-type="float" office:value="4.863">
                <text:p>4.863</text:p>
              </table:table-cell>
              <table:table-cell office:value-type="float" office:value="4.895">
                <text:p>4.895</text:p>
              </table:table-cell>
              <table:table-cell office:value-type="float" office:value="4.829">
                <text:p>4.829</text:p>
              </table:table-cell>
              <table:table-cell office:value-type="float" office:value="4.852">
                <text:p>4.8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93">
                <text:p>4.493</text:p>
              </table:table-cell>
              <table:table-cell office:value-type="float" office:value="4.445">
                <text:p>4.445</text:p>
              </table:table-cell>
              <table:table-cell office:value-type="float" office:value="4.663">
                <text:p>4.663</text:p>
              </table:table-cell>
              <table:table-cell office:value-type="float" office:value="4.622">
                <text:p>4.622</text:p>
              </table:table-cell>
              <table:table-cell office:value-type="float" office:value="4.585">
                <text:p>4.585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711">
                <text:p>4.711</text:p>
              </table:table-cell>
              <table:table-cell office:value-type="float" office:value="4.576">
                <text:p>4.576</text:p>
              </table:table-cell>
              <table:table-cell office:value-type="float" office:value="4.724">
                <text:p>4.724</text:p>
              </table:table-cell>
              <table:table-cell office:value-type="float" office:value="4.742">
                <text:p>4.742</text:p>
              </table:table-cell>
              <table:table-cell office:value-type="float" office:value="4.704">
                <text:p>4.704</text:p>
              </table:table-cell>
              <table:table-cell office:value-type="float" office:value="4.647">
                <text:p>4.6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698">
                <text:p>4.698</text:p>
              </table:table-cell>
              <table:table-cell office:value-type="float" office:value="4.572">
                <text:p>4.572</text:p>
              </table:table-cell>
              <table:table-cell office:value-type="float" office:value="4.615">
                <text:p>4.615</text:p>
              </table:table-cell>
              <table:table-cell office:value-type="float" office:value="4.692">
                <text:p>4.692</text:p>
              </table:table-cell>
              <table:table-cell office:value-type="float" office:value="4.588">
                <text:p>4.588</text:p>
              </table:table-cell>
              <table:table-cell office:value-type="float" office:value="4.627">
                <text:p>4.6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501">
                <text:p>4.501</text:p>
              </table:table-cell>
              <table:table-cell office:value-type="float" office:value="4.488">
                <text:p>4.488</text:p>
              </table:table-cell>
              <table:table-cell office:value-type="float" office:value="4.551">
                <text:p>4.551</text:p>
              </table:table-cell>
              <table:table-cell office:value-type="float" office:value="4.555">
                <text:p>4.555</text:p>
              </table:table-cell>
              <table:table-cell office:value-type="float" office:value="4.534">
                <text:p>4.534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475">
                <text:p>4.475</text:p>
              </table:table-cell>
              <table:table-cell office:value-type="float" office:value="4.44">
                <text:p>4.44</text:p>
              </table:table-cell>
              <table:table-cell office:value-type="float" office:value="4.442">
                <text:p>4.442</text:p>
              </table:table-cell>
              <table:table-cell office:value-type="float" office:value="4.505">
                <text:p>4.505</text:p>
              </table:table-cell>
              <table:table-cell office:value-type="float" office:value="4.516">
                <text:p>4.516</text:p>
              </table:table-cell>
              <table:table-cell office:value-type="float" office:value="4.445">
                <text:p>4.4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58">
                <text:p>4.458</text:p>
              </table:table-cell>
              <table:table-cell office:value-type="float" office:value="4.396">
                <text:p>4.396</text:p>
              </table:table-cell>
              <table:table-cell office:value-type="float" office:value="4.402">
                <text:p>4.402</text:p>
              </table:table-cell>
              <table:table-cell office:value-type="float" office:value="4.454">
                <text:p>4.454</text:p>
              </table:table-cell>
              <table:table-cell office:value-type="float" office:value="4.459">
                <text:p>4.459</text:p>
              </table:table-cell>
              <table:table-cell office:value-type="float" office:value="4.367">
                <text:p>4.3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597">
                <text:p>4.597</text:p>
              </table:table-cell>
              <table:table-cell office:value-type="float" office:value="4.529">
                <text:p>4.529</text:p>
              </table:table-cell>
              <table:table-cell office:value-type="float" office:value="4.492">
                <text:p>4.492</text:p>
              </table:table-cell>
              <table:table-cell office:value-type="float" office:value="4.551">
                <text:p>4.551</text:p>
              </table:table-cell>
              <table:table-cell office:value-type="float" office:value="4.566">
                <text:p>4.566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475">
                <text:p>4.475</text:p>
              </table:table-cell>
              <table:table-cell office:value-type="float" office:value="4.341">
                <text:p>4.341</text:p>
              </table:table-cell>
              <table:table-cell office:value-type="float" office:value="4.407">
                <text:p>4.407</text:p>
              </table:table-cell>
              <table:table-cell office:value-type="float" office:value="4.488">
                <text:p>4.488</text:p>
              </table:table-cell>
              <table:table-cell office:value-type="float" office:value="4.429">
                <text:p>4.429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467">
                <text:p>4.467</text:p>
              </table:table-cell>
              <table:table-cell office:value-type="float" office:value="4.463">
                <text:p>4.463</text:p>
              </table:table-cell>
              <table:table-cell office:value-type="float" office:value="4.499">
                <text:p>4.499</text:p>
              </table:table-cell>
              <table:table-cell office:value-type="float" office:value="4.499">
                <text:p>4.499</text:p>
              </table:table-cell>
              <table:table-cell office:value-type="float" office:value="4.514">
                <text:p>4.514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715">
                <text:p>4.715</text:p>
              </table:table-cell>
              <table:table-cell office:value-type="float" office:value="4.687">
                <text:p>4.687</text:p>
              </table:table-cell>
              <table:table-cell office:value-type="float" office:value="4.701">
                <text:p>4.701</text:p>
              </table:table-cell>
              <table:table-cell office:value-type="float" office:value="4.814">
                <text:p>4.814</text:p>
              </table:table-cell>
              <table:table-cell office:value-type="float" office:value="4.7">
                <text:p>4.7</text:p>
              </table:table-cell>
              <table:table-cell office:value-type="float" office:value="4.711">
                <text:p>4.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902">
                <text:p>4.902</text:p>
              </table:table-cell>
              <table:table-cell office:value-type="float" office:value="4.763">
                <text:p>4.763</text:p>
              </table:table-cell>
              <table:table-cell office:value-type="float" office:value="4.862">
                <text:p>4.862</text:p>
              </table:table-cell>
              <table:table-cell office:value-type="float" office:value="4.889">
                <text:p>4.889</text:p>
              </table:table-cell>
              <table:table-cell office:value-type="float" office:value="4.797">
                <text:p>4.797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43">
                <text:p>4.743</text:p>
              </table:table-cell>
              <table:table-cell office:value-type="float" office:value="4.679">
                <text:p>4.679</text:p>
              </table:table-cell>
              <table:table-cell office:value-type="float" office:value="4.682">
                <text:p>4.682</text:p>
              </table:table-cell>
              <table:table-cell office:value-type="float" office:value="4.742">
                <text:p>4.742</text:p>
              </table:table-cell>
              <table:table-cell office:value-type="float" office:value="4.702">
                <text:p>4.702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497">
                <text:p>4.497</text:p>
              </table:table-cell>
              <table:table-cell office:value-type="float" office:value="4.563">
                <text:p>4.563</text:p>
              </table:table-cell>
              <table:table-cell office:value-type="float" office:value="4.459">
                <text:p>4.459</text:p>
              </table:table-cell>
              <table:table-cell office:value-type="float" office:value="4.665">
                <text:p>4.665</text:p>
              </table:table-cell>
              <table:table-cell office:value-type="float" office:value="4.567">
                <text:p>4.567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632">
                <text:p>4.632</text:p>
              </table:table-cell>
              <table:table-cell office:value-type="float" office:value="4.557">
                <text:p>4.557</text:p>
              </table:table-cell>
              <table:table-cell office:value-type="float" office:value="4.552">
                <text:p>4.552</text:p>
              </table:table-cell>
              <table:table-cell office:value-type="float" office:value="4.687">
                <text:p>4.687</text:p>
              </table:table-cell>
              <table:table-cell office:value-type="float" office:value="4.537">
                <text:p>4.537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26">
                <text:p>4.726</text:p>
              </table:table-cell>
              <table:table-cell office:value-type="float" office:value="4.73">
                <text:p>4.73</text:p>
              </table:table-cell>
              <table:table-cell office:value-type="float" office:value="4.644">
                <text:p>4.644</text:p>
              </table:table-cell>
              <table:table-cell office:value-type="float" office:value="4.725">
                <text:p>4.725</text:p>
              </table:table-cell>
              <table:table-cell office:value-type="float" office:value="4.65">
                <text:p>4.65</text:p>
              </table:table-cell>
              <table:table-cell office:value-type="float" office:value="4.741">
                <text:p>4.7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524">
                <text:p>4.524</text:p>
              </table:table-cell>
              <table:table-cell office:value-type="float" office:value="4.567">
                <text:p>4.567</text:p>
              </table:table-cell>
              <table:table-cell office:value-type="float" office:value="4.559">
                <text:p>4.559</text:p>
              </table:table-cell>
              <table:table-cell office:value-type="float" office:value="4.608">
                <text:p>4.608</text:p>
              </table:table-cell>
              <table:table-cell office:value-type="float" office:value="4.526">
                <text:p>4.526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6">
                <text:p>4.6</text:p>
              </table:table-cell>
              <table:table-cell office:value-type="float" office:value="4.52">
                <text:p>4.52</text:p>
              </table:table-cell>
              <table:table-cell office:value-type="float" office:value="4.64">
                <text:p>4.64</text:p>
              </table:table-cell>
              <table:table-cell office:value-type="float" office:value="4.652">
                <text:p>4.652</text:p>
              </table:table-cell>
              <table:table-cell office:value-type="float" office:value="4.541">
                <text:p>4.541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683">
                <text:p>4.683</text:p>
              </table:table-cell>
              <table:table-cell office:value-type="float" office:value="4.648">
                <text:p>4.648</text:p>
              </table:table-cell>
              <table:table-cell office:value-type="float" office:value="4.686">
                <text:p>4.686</text:p>
              </table:table-cell>
              <table:table-cell office:value-type="float" office:value="4.742">
                <text:p>4.742</text:p>
              </table:table-cell>
              <table:table-cell office:value-type="float" office:value="4.722">
                <text:p>4.722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637">
                <text:p>4.637</text:p>
              </table:table-cell>
              <table:table-cell office:value-type="float" office:value="4.599">
                <text:p>4.599</text:p>
              </table:table-cell>
              <table:table-cell office:value-type="float" office:value="4.636">
                <text:p>4.636</text:p>
              </table:table-cell>
              <table:table-cell office:value-type="float" office:value="4.68">
                <text:p>4.68</text:p>
              </table:table-cell>
              <table:table-cell office:value-type="float" office:value="4.696">
                <text:p>4.696</text:p>
              </table:table-cell>
              <table:table-cell office:value-type="float" office:value="4.578">
                <text:p>4.5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584">
                <text:p>4.584</text:p>
              </table:table-cell>
              <table:table-cell office:value-type="float" office:value="4.507">
                <text:p>4.507</text:p>
              </table:table-cell>
              <table:table-cell office:value-type="float" office:value="4.568">
                <text:p>4.568</text:p>
              </table:table-cell>
              <table:table-cell office:value-type="float" office:value="4.697">
                <text:p>4.697</text:p>
              </table:table-cell>
              <table:table-cell office:value-type="float" office:value="4.539">
                <text:p>4.539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53">
                <text:p>4.53</text:p>
              </table:table-cell>
              <table:table-cell office:value-type="float" office:value="4.51">
                <text:p>4.51</text:p>
              </table:table-cell>
              <table:table-cell office:value-type="float" office:value="4.525">
                <text:p>4.525</text:p>
              </table:table-cell>
              <table:table-cell office:value-type="float" office:value="4.542">
                <text:p>4.542</text:p>
              </table:table-cell>
              <table:table-cell office:value-type="float" office:value="4.508">
                <text:p>4.508</text:p>
              </table:table-cell>
              <table:table-cell office:value-type="float" office:value="4.498">
                <text:p>4.4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686">
                <text:p>4.686</text:p>
              </table:table-cell>
              <table:table-cell office:value-type="float" office:value="4.595">
                <text:p>4.595</text:p>
              </table:table-cell>
              <table:table-cell office:value-type="float" office:value="4.665">
                <text:p>4.665</text:p>
              </table:table-cell>
              <table:table-cell office:value-type="float" office:value="4.821">
                <text:p>4.821</text:p>
              </table:table-cell>
              <table:table-cell office:value-type="float" office:value="4.645">
                <text:p>4.645</text:p>
              </table:table-cell>
              <table:table-cell office:value-type="float" office:value="4.672">
                <text:p>4.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728">
                <text:p>4.728</text:p>
              </table:table-cell>
              <table:table-cell office:value-type="float" office:value="4.666">
                <text:p>4.666</text:p>
              </table:table-cell>
              <table:table-cell office:value-type="float" office:value="4.645">
                <text:p>4.645</text:p>
              </table:table-cell>
              <table:table-cell office:value-type="float" office:value="4.76">
                <text:p>4.76</text:p>
              </table:table-cell>
              <table:table-cell office:value-type="float" office:value="4.769">
                <text:p>4.76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56">
                <text:p>4.56</text:p>
              </table:table-cell>
              <table:table-cell office:value-type="float" office:value="4.601">
                <text:p>4.601</text:p>
              </table:table-cell>
              <table:table-cell office:value-type="float" office:value="4.539">
                <text:p>4.539</text:p>
              </table:table-cell>
              <table:table-cell office:value-type="float" office:value="4.61">
                <text:p>4.61</text:p>
              </table:table-cell>
              <table:table-cell office:value-type="float" office:value="4.515">
                <text:p>4.515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25">
                <text:p>4.525</text:p>
              </table:table-cell>
              <table:table-cell office:value-type="float" office:value="4.539">
                <text:p>4.539</text:p>
              </table:table-cell>
              <table:table-cell office:value-type="float" office:value="4.585">
                <text:p>4.585</text:p>
              </table:table-cell>
              <table:table-cell office:value-type="float" office:value="4.603">
                <text:p>4.603</text:p>
              </table:table-cell>
              <table:table-cell office:value-type="float" office:value="4.464">
                <text:p>4.464</text:p>
              </table:table-cell>
              <table:table-cell office:value-type="float" office:value="4.515">
                <text:p>4.5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517">
                <text:p>4.517</text:p>
              </table:table-cell>
              <table:table-cell office:value-type="float" office:value="4.454">
                <text:p>4.454</text:p>
              </table:table-cell>
              <table:table-cell office:value-type="float" office:value="4.539">
                <text:p>4.539</text:p>
              </table:table-cell>
              <table:table-cell office:value-type="float" office:value="4.598">
                <text:p>4.598</text:p>
              </table:table-cell>
              <table:table-cell office:value-type="float" office:value="4.52">
                <text:p>4.5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573">
                <text:p>4.573</text:p>
              </table:table-cell>
              <table:table-cell office:value-type="float" office:value="4.525">
                <text:p>4.525</text:p>
              </table:table-cell>
              <table:table-cell office:value-type="float" office:value="4.588">
                <text:p>4.588</text:p>
              </table:table-cell>
              <table:table-cell office:value-type="float" office:value="4.631">
                <text:p>4.631</text:p>
              </table:table-cell>
              <table:table-cell office:value-type="float" office:value="4.471">
                <text:p>4.471</text:p>
              </table:table-cell>
              <table:table-cell office:value-type="float" office:value="4.533">
                <text:p>4.5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9">
                <text:p>4.59</text:p>
              </table:table-cell>
              <table:table-cell office:value-type="float" office:value="4.512">
                <text:p>4.512</text:p>
              </table:table-cell>
              <table:table-cell office:value-type="float" office:value="4.561">
                <text:p>4.561</text:p>
              </table:table-cell>
              <table:table-cell office:value-type="float" office:value="4.582">
                <text:p>4.582</text:p>
              </table:table-cell>
              <table:table-cell office:value-type="float" office:value="4.594">
                <text:p>4.594</text:p>
              </table:table-cell>
              <table:table-cell office:value-type="float" office:value="4.498">
                <text:p>4.4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23">
                <text:p>4.623</text:p>
              </table:table-cell>
              <table:table-cell office:value-type="float" office:value="4.598">
                <text:p>4.598</text:p>
              </table:table-cell>
              <table:table-cell office:value-type="float" office:value="4.618">
                <text:p>4.618</text:p>
              </table:table-cell>
              <table:table-cell office:value-type="float" office:value="4.719">
                <text:p>4.719</text:p>
              </table:table-cell>
              <table:table-cell office:value-type="float" office:value="4.633">
                <text:p>4.633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666">
                <text:p>4.666</text:p>
              </table:table-cell>
              <table:table-cell office:value-type="float" office:value="4.635">
                <text:p>4.635</text:p>
              </table:table-cell>
              <table:table-cell office:value-type="float" office:value="4.724">
                <text:p>4.724</text:p>
              </table:table-cell>
              <table:table-cell office:value-type="float" office:value="4.751">
                <text:p>4.751</text:p>
              </table:table-cell>
              <table:table-cell office:value-type="float" office:value="4.71">
                <text:p>4.71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705">
                <text:p>4.705</text:p>
              </table:table-cell>
              <table:table-cell office:value-type="float" office:value="4.7">
                <text:p>4.7</text:p>
              </table:table-cell>
              <table:table-cell office:value-type="float" office:value="4.717">
                <text:p>4.717</text:p>
              </table:table-cell>
              <table:table-cell office:value-type="float" office:value="4.84">
                <text:p>4.84</text:p>
              </table:table-cell>
              <table:table-cell office:value-type="float" office:value="4.697">
                <text:p>4.697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687">
                <text:p>4.687</text:p>
              </table:table-cell>
              <table:table-cell office:value-type="float" office:value="4.617">
                <text:p>4.617</text:p>
              </table:table-cell>
              <table:table-cell office:value-type="float" office:value="4.705">
                <text:p>4.705</text:p>
              </table:table-cell>
              <table:table-cell office:value-type="float" office:value="4.74">
                <text:p>4.74</text:p>
              </table:table-cell>
              <table:table-cell office:value-type="float" office:value="4.738">
                <text:p>4.73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48">
                <text:p>4.548</text:p>
              </table:table-cell>
              <table:table-cell office:value-type="float" office:value="4.523">
                <text:p>4.523</text:p>
              </table:table-cell>
              <table:table-cell office:value-type="float" office:value="4.606">
                <text:p>4.606</text:p>
              </table:table-cell>
              <table:table-cell office:value-type="float" office:value="4.629">
                <text:p>4.629</text:p>
              </table:table-cell>
              <table:table-cell office:value-type="float" office:value="4.539">
                <text:p>4.539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82">
                <text:p>4.682</text:p>
              </table:table-cell>
              <table:table-cell office:value-type="float" office:value="4.62">
                <text:p>4.62</text:p>
              </table:table-cell>
              <table:table-cell office:value-type="float" office:value="4.64">
                <text:p>4.64</text:p>
              </table:table-cell>
              <table:table-cell office:value-type="float" office:value="4.676">
                <text:p>4.676</text:p>
              </table:table-cell>
              <table:table-cell office:value-type="float" office:value="4.731">
                <text:p>4.73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14">
                <text:p>4.614</text:p>
              </table:table-cell>
              <table:table-cell office:value-type="float" office:value="4.612">
                <text:p>4.612</text:p>
              </table:table-cell>
              <table:table-cell office:value-type="float" office:value="4.559">
                <text:p>4.559</text:p>
              </table:table-cell>
              <table:table-cell office:value-type="float" office:value="4.699">
                <text:p>4.699</text:p>
              </table:table-cell>
              <table:table-cell office:value-type="float" office:value="4.551">
                <text:p>4.55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747">
                <text:p>4.747</text:p>
              </table:table-cell>
              <table:table-cell office:value-type="float" office:value="4.723">
                <text:p>4.723</text:p>
              </table:table-cell>
              <table:table-cell office:value-type="float" office:value="4.634">
                <text:p>4.634</text:p>
              </table:table-cell>
              <table:table-cell office:value-type="float" office:value="4.724">
                <text:p>4.724</text:p>
              </table:table-cell>
              <table:table-cell office:value-type="float" office:value="4.666">
                <text:p>4.666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781">
                <text:p>4.781</text:p>
              </table:table-cell>
              <table:table-cell office:value-type="float" office:value="4.66">
                <text:p>4.66</text:p>
              </table:table-cell>
              <table:table-cell office:value-type="float" office:value="4.576">
                <text:p>4.576</text:p>
              </table:table-cell>
              <table:table-cell office:value-type="float" office:value="4.663">
                <text:p>4.663</text:p>
              </table:table-cell>
              <table:table-cell office:value-type="float" office:value="4.671">
                <text:p>4.671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883">
                <text:p>4.883</text:p>
              </table:table-cell>
              <table:table-cell office:value-type="float" office:value="4.703">
                <text:p>4.703</text:p>
              </table:table-cell>
              <table:table-cell office:value-type="float" office:value="4.732">
                <text:p>4.732</text:p>
              </table:table-cell>
              <table:table-cell office:value-type="float" office:value="4.745">
                <text:p>4.745</text:p>
              </table:table-cell>
              <table:table-cell office:value-type="float" office:value="4.804">
                <text:p>4.804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62">
                <text:p>4.662</text:p>
              </table:table-cell>
              <table:table-cell office:value-type="float" office:value="4.659">
                <text:p>4.659</text:p>
              </table:table-cell>
              <table:table-cell office:value-type="float" office:value="4.615">
                <text:p>4.615</text:p>
              </table:table-cell>
              <table:table-cell office:value-type="float" office:value="4.699">
                <text:p>4.699</text:p>
              </table:table-cell>
              <table:table-cell office:value-type="float" office:value="4.699">
                <text:p>4.699</text:p>
              </table:table-cell>
              <table:table-cell office:value-type="float" office:value="4.612">
                <text:p>4.6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63">
                <text:p>4.563</text:p>
              </table:table-cell>
              <table:table-cell office:value-type="float" office:value="4.516">
                <text:p>4.516</text:p>
              </table:table-cell>
              <table:table-cell office:value-type="float" office:value="4.537">
                <text:p>4.537</text:p>
              </table:table-cell>
              <table:table-cell office:value-type="float" office:value="4.652">
                <text:p>4.652</text:p>
              </table:table-cell>
              <table:table-cell office:value-type="float" office:value="4.53">
                <text:p>4.53</text:p>
              </table:table-cell>
              <table:table-cell office:value-type="float" office:value="4.533">
                <text:p>4.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 Mono'" style:font-style-name="Roman" style:font-family-generic="modern" style:font-pitch="fixed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ffd320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579d1c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7e0021" dr3d:edge-rounding="5%"/>
      <style:text-properties fo:color="#ffffff" fo:font-family="'Bitstream Vera Sans Mono'" style:font-style-name="Roman" style:font-family-generic="modern" style:font-pitch="fixed"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83caff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743cm" svg:height="17.93cm" xlink:href=".." xlink:type="simple" chart:class="chart:bar" chart:style-name="ch1">
        <chart:title svg:x="12.226cm" svg:y="0.493cm" chart:style-name="ch2">
          <text:p>Average of best ticks</text:p>
        </chart:title>
        <chart:subtitle svg:x="12.65cm" svg:y="1.502cm" chart:style-name="ch3">
          <text:p>ms (lower is better)</text:p>
        </chart:subtitle>
        <chart:legend chart:legend-position="end" svg:x="27.297cm" svg:y="3.692cm" style:legend-expansion="custom" svg:width="2.987cm" svg:height="10.517cm" style:legend-expansion-aspect-ratio="0.284016354473709" chart:style-name="ch4"/>
        <chart:plot-area chart:style-name="ch5" table:cell-range-address="data.I1:data.N2" chart:data-source-has-labels="row" svg:x="0.614cm" svg:y="2.846cm" svg:width="26.334cm" svg:height="14.726cm">
          <chart:coordinate-region svg:x="1.091cm" svg:y="2.846cm" svg:width="25.379cm" svg:height="1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data.I2:data.I2" chart:label-cell-address="data.I1:data.I1" chart:class="chart:bar">
            <chart:data-point/>
          </chart:series>
          <chart:series chart:style-name="ch10" chart:values-cell-range-address="data.J2:data.J2" chart:label-cell-address="data.J1:data.J1" chart:class="chart:bar">
            <chart:data-point chart:style-name="ch11"/>
          </chart:series>
          <chart:series chart:style-name="ch12" chart:values-cell-range-address="data.K2:data.K2" chart:label-cell-address="data.K1:data.K1" chart:class="chart:bar">
            <chart:data-point/>
          </chart:series>
          <chart:series chart:style-name="ch13" chart:values-cell-range-address="data.L2:data.L2" chart:label-cell-address="data.L1:data.L1" chart:class="chart:bar">
            <chart:data-point/>
          </chart:series>
          <chart:series chart:style-name="ch14" chart:values-cell-range-address="data.M2:data.M2" chart:label-cell-address="data.M1:data.M1" chart:class="chart:bar">
            <chart:data-point/>
          </chart:series>
          <chart:series chart:style-name="ch15" chart:values-cell-range-address="data.N2:data.N2" chart:label-cell-address="data.N1:data.N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1_network</text:p>
                <draw:g>
                  <svg:desc>data.I1:data.I1</svg:desc>
                </draw:g>
              </table:table-cell>
              <table:table-cell office:value-type="string">
                <text:p>2_network</text:p>
                <draw:g>
                  <svg:desc>data.J1:data.J1</svg:desc>
                </draw:g>
              </table:table-cell>
              <table:table-cell office:value-type="string">
                <text:p>4_network</text:p>
                <draw:g>
                  <svg:desc>data.K1:data.K1</svg:desc>
                </draw:g>
              </table:table-cell>
              <table:table-cell office:value-type="string">
                <text:p>8_network</text:p>
                <draw:g>
                  <svg:desc>data.L1:data.L1</svg:desc>
                </draw:g>
              </table:table-cell>
              <table:table-cell office:value-type="string">
                <text:p>16_network</text:p>
                <draw:g>
                  <svg:desc>data.M1:data.M1</svg:desc>
                </draw:g>
              </table:table-cell>
              <table:table-cell office:value-type="string">
                <text:p>32_network</text:p>
                <draw:g>
                  <svg:desc>data.N1:data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58681666666667">
                <text:p>4.58681666666667</text:p>
                <draw:g>
                  <svg:desc>data.I2:data.I2</svg:desc>
                </draw:g>
              </table:table-cell>
              <table:table-cell office:value-type="float" office:value="4.60832">
                <text:p>4.60832</text:p>
                <draw:g>
                  <svg:desc>data.J2:data.J2</svg:desc>
                </draw:g>
              </table:table-cell>
              <table:table-cell office:value-type="float" office:value="4.62205666666667">
                <text:p>4.62205666666667</text:p>
                <draw:g>
                  <svg:desc>data.K2:data.K2</svg:desc>
                </draw:g>
              </table:table-cell>
              <table:table-cell office:value-type="float" office:value="4.59930333333334">
                <text:p>4.59930333333334</text:p>
                <draw:g>
                  <svg:desc>data.L2:data.L2</svg:desc>
                </draw:g>
              </table:table-cell>
              <table:table-cell office:value-type="float" office:value="4.63306">
                <text:p>4.63306</text:p>
                <draw:g>
                  <svg:desc>data.M2:data.M2</svg:desc>
                </draw:g>
              </table:table-cell>
              <table:table-cell office:value-type="float" office:value="4.69729333333333">
                <text:p>4.69729333333333</text:p>
                <draw:g>
                  <svg:desc>data.N2:data.N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